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Tahom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5in" fo:margin-top="0in" fo:margin-bottom="0in" fo:break-before="page" table:align="margins"/>
    </style:style>
    <style:style style:name="Dictionary.A" style:family="table-column">
      <style:table-column-properties style:column-width="3.4625in" style:rel-column-width="32767*"/>
    </style:style>
    <style:style style:name="Dictionary.B" style:family="table-column">
      <style:table-column-properties style:column-width="3.4625in" style:rel-column-width="32768*"/>
    </style:style>
    <style:style style:name="Dictionary.A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="0.25pt solid #000000"/>
    </style:style>
    <style:style style:name="Dictionary.A2" style:family="table-cell">
      <style:table-cell-properties fo:padding="0.0201in" fo:border-left="0.25pt solid #000000" fo:border-right="none" fo:border-top="none" fo:border-bottom="0.25pt solid #000000"/>
    </style:style>
    <style:style style:name="Dictionary.B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italic" style:font-size-complex="14pt" style:font-style-complex="italic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Times New Roman" fo:font-size="14pt"/>
    </style:style>
    <style:style style:name="P12" style:family="paragraph" style:parent-style-name="Text_20_body">
      <style:paragraph-properties fo:line-height="150%" fo:text-align="start" style:justify-single-word="false"/>
    </style:style>
    <style:style style:name="P13" style:family="paragraph" style:parent-style-name="Text_20_body">
      <style:paragraph-properties fo:line-height="150%" fo:text-align="start" style:justify-single-word="false"/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1" style:family="text">
      <style:text-properties fo:text-transform="uppercase"/>
    </style:style>
    <style:style style:name="T2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3" style:family="text">
      <style:text-properties fo:text-transform="uppercase" fo:font-weight="bold" style:font-weight-asian="bold"/>
    </style:style>
    <style:style style:name="T4" style:family="text">
      <style:text-properties fo:text-transform="uppercase" fo:font-weight="bold" style:font-weight-asian="bold" style:font-style-complex="italic" style:font-weight-complex="bold"/>
    </style:style>
    <style:style style:name="T5" style:family="text">
      <style:text-properties fo:text-transform="uppercase" fo:font-weight="bold" style:font-weight-asian="bold" style:font-weight-complex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normal" style:font-style-complex="italic"/>
    </style:style>
    <style:style style:name="T16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17" style:family="text">
      <style:text-properties fo:font-variant="normal" fo:text-transform="none" fo:letter-spacing="normal" fo:font-style="normal" fo:font-weight="normal" style:font-style-asian="italic"/>
    </style:style>
    <style:style style:name="T18" style:family="text">
      <style:text-properties fo:font-variant="normal" fo:text-transform="none" fo:letter-spacing="normal" fo:font-style="normal" fo:font-weight="normal" style:font-style-asian="italic" style:font-style-complex="italic" style:text-overline-style="none" style:text-overline-color="font-color"/>
    </style:style>
    <style:style style:name="T19" style:family="text">
      <style:text-properties fo:font-variant="normal" fo:text-transform="none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letter-spacing="normal" fo:font-style="normal" fo:font-weight="normal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letter-spacing="normal" fo:font-style="normal" style:font-style-asian="normal" style:font-style-complex="normal"/>
    </style:style>
    <style:style style:name="T22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letter-spacing="normal" fo:font-style="normal" style:font-weight-asian="bold" style:font-weight-complex="bold"/>
    </style:style>
    <style:style style:name="T24" style:family="text">
      <style:text-properties fo:font-variant="normal" fo:text-transform="none" fo:letter-spacing="normal" fo:font-style="italic"/>
    </style:style>
    <style:style style:name="T25" style:family="text">
      <style:text-properties fo:font-variant="normal" fo:text-transform="none" fo:letter-spacing="normal" fo:font-style="italic" fo:font-weight="normal"/>
    </style:style>
    <style:style style:name="T26" style:family="text">
      <style:text-properties fo:font-variant="normal" fo:text-transform="none" fo:letter-spacing="normal" fo:font-style="italic" fo:font-weight="normal" style:font-style-asian="italic" style:font-style-complex="italic" style:text-overline-style="none" style:text-overline-color="font-color"/>
    </style:style>
    <style:style style:name="T27" style:family="text">
      <style:text-properties fo:font-variant="normal" fo:text-transform="none" fo:letter-spacing="normal" fo:font-style="italic" fo:font-weight="normal" style:font-size-asian="14pt" style:font-size-complex="14pt"/>
    </style:style>
    <style:style style:name="T28" style:family="text">
      <style:text-properties fo:font-variant="normal" fo:text-transform="none" fo:letter-spacing="normal" style:font-weight-asian="bold" style:font-weight-complex="bold"/>
    </style:style>
    <style:style style:name="T29" style:family="text">
      <style:text-properties fo:font-variant="normal" fo:text-transform="none" style:use-window-font-color="true" fo:letter-spacing="normal" fo:font-style="normal" fo:font-weight="bold"/>
    </style:style>
    <style:style style:name="T30" style:family="text">
      <style:text-properties fo:font-variant="normal" fo:text-transform="none" style:use-window-font-color="true" fo:letter-spacing="normal" fo:font-style="normal" fo:font-weight="normal"/>
    </style:style>
    <style:style style:name="T31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33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35" style:family="text">
      <style:text-properties fo:font-variant="normal" fo:text-transform="none" style:use-window-font-color="true" fo:letter-spacing="normal" fo:font-style="italic" fo:font-weight="normal"/>
    </style:style>
    <style:style style:name="T36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style:use-window-font-color="true" fo:letter-spacing="normal" fo:font-style="italic" fo:font-weight="bold"/>
    </style:style>
    <style:style style:name="T38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39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40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42" style:family="text">
      <style:text-properties fo:font-weight="bold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style-complex="italic" style:font-weight-complex="bold"/>
    </style:style>
    <style:style style:name="T46" style:family="text">
      <style:text-properties fo:font-weight="bold" style:font-weight-asian="normal" style:font-weight-complex="normal"/>
    </style:style>
    <style:style style:name="T47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font-weight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style:font-weight-asian="normal" style:font-style-complex="italic" style:font-weight-complex="normal"/>
    </style:style>
    <style:style style:name="T51" style:family="text">
      <style:text-properties fo:font-weight="normal" style:font-style-asian="normal" style:font-style-complex="normal"/>
    </style:style>
    <style:style style:name="T52" style:family="text">
      <style:text-properties fo:font-weight="normal" style:font-style-asian="normal" style:font-weight-asian="bold" style:font-style-complex="normal" style:font-weight-complex="bold"/>
    </style:style>
    <style:style style:name="T53" style:family="text">
      <style:text-properties fo:font-weight="normal" style:font-style-complex="italic"/>
    </style:style>
    <style:style style:name="T54" style:family="text">
      <style:text-properties fo:font-weight="normal" style:font-weight-complex="normal"/>
    </style:style>
    <style:style style:name="T55" style:family="text">
      <style:text-properties fo:font-style="italic"/>
    </style:style>
    <style:style style:name="T56" style:family="text">
      <style:text-properties fo:font-style="italic" style:font-style-asian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fo:font-weight="normal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style:font-style-asian="italic" style:font-weight-asian="normal" style:font-weight-complex="normal"/>
    </style:style>
    <style:style style:name="T61" style:family="text">
      <style:text-properties fo:font-style="italic" fo:font-weight="bold" style:font-style-asian="italic" style:font-weight-asian="bold"/>
    </style:style>
    <style:style style:name="T62" style:family="text">
      <style:text-properties fo:font-style="italic" fo:font-weight="bold" style:font-style-asian="italic" style:font-weight-asian="bold" style:font-style-complex="italic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style:font-style-asian="italic" style:font-weight-asian="bold" style:font-weight-complex="bold"/>
    </style:style>
    <style:style style:name="T65" style:family="text">
      <style:text-properties style:font-weight-asian="bold" style:font-weight-complex="bold"/>
    </style:style>
    <style:style style:name="T66" style:family="text">
      <style:text-properties style:font-weight-asian="normal" style:font-weight-complex="normal"/>
    </style:style>
    <style:style style:name="T67" style:family="text">
      <style:text-properties fo:font-style="normal"/>
    </style:style>
    <style:style style:name="T68" style:family="text">
      <style:text-properties fo:font-style="normal" fo:font-weight="normal"/>
    </style:style>
    <style:style style:name="T69" style:family="text">
      <style:text-properties fo:font-style="normal" fo:font-weight="normal" style:font-style-asian="italic"/>
    </style:style>
    <style:style style:name="T70" style:family="text">
      <style:text-properties fo:font-style="normal" fo:font-weight="normal" style:font-style-asian="italic" style:font-style-complex="italic"/>
    </style:style>
    <style:style style:name="T71" style:family="text">
      <style:text-properties fo:font-style="normal" fo:font-weight="normal" style:font-style-complex="italic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75" style:family="text">
      <style:text-properties fo:font-style="normal" style:font-style-asian="italic"/>
    </style:style>
    <style:style style:name="T76" style:family="text">
      <style:text-properties fo:font-style="normal" style:font-style-asian="italic" style:font-style-complex="italic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style:font-style-asian="normal" style:font-weight-asian="bold" style:font-style-complex="italic" style:font-weight-complex="bold"/>
    </style:style>
    <style:style style:name="T79" style:family="text">
      <style:text-properties style:use-window-font-color="true" style:font-name="Times New Roman" fo:font-size="14pt" style:font-size-asian="14pt" style:font-size-complex="14pt"/>
    </style:style>
    <style:style style:name="T80" style:family="text">
      <style:text-properties style:font-style-asian="normal" style:font-style-complex="normal"/>
    </style:style>
    <style:style style:name="T81" style:family="text">
      <style:text-properties style:font-style-asian="normal" style:font-weight-asian="bold" style:font-style-complex="normal" style:font-weight-complex="bold"/>
    </style:style>
    <style:style style:name="T82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83" style:family="text">
      <style:text-properties style:font-weight-complex="normal"/>
    </style:style>
    <style:style style:name="T84" style:family="text">
      <style:text-properties style:font-style-asian="italic"/>
    </style:style>
    <style:style style:name="T85" style:family="text">
      <style:text-properties style:font-style-asian="italic" style:font-style-complex="italic" style:text-overline-style="none" style:text-overline-color="font-color"/>
    </style:style>
    <style:style style:name="T86" style:family="text">
      <style:text-properties style:font-style-complex="italic"/>
    </style:style>
    <style:style style:name="T87" style:family="text">
      <style:text-properties style:font-weight-complex="bold"/>
    </style:style>
    <style:style style:name="T88" style:family="text">
      <style:text-properties fo:language="uk" fo:country="UA"/>
    </style:style>
    <style:style style:name="T89" style:family="text">
      <style:text-properties fo:language="uk" fo:country="UA" fo:font-style="italic" style:font-style-asian="italic" style:font-style-complex="italic"/>
    </style:style>
    <style:style style:name="T90" style:family="text">
      <style:text-properties fo:language="uk" fo:country="UA" fo:font-style="italic" fo:font-weight="bold" style:font-style-asian="italic" style:font-weight-asian="bold" style:font-style-complex="italic"/>
    </style:style>
    <style:style style:name="T91" style:family="text">
      <style:text-properties fo:language="uk" fo:country="UA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row>
          <table:table-cell table:style-name="Dictionary.A1" office:value-type="string">
            <text:p text:style-name="P7">БАСАМА́НИТИ</text:p>
            <text:p text:style-name="P6"><text:span text:style-name="T73">-ню, -ниш,</text:span> <text:span text:style-name="T57">інд.-авт.,</text:span></text:p>
            <text:p text:style-name="P6"><text:span text:style-name="T68">утворене суфіксальним способом, похідне від слова </text:span><text:span text:style-name="T42">басама́н.</text:span></text:p>
            <text:p text:style-name="P9">Гойдається вечора зламана віть,</text:p>
            <text:p text:style-name="P9">і синню тяжкою в осінній пожежі</text:p>
            <text:p text:style-name="P6"><text:span text:style-name="T57">мій дух </text:span><text:span text:style-name="T63">басаманить</text:span><text:span text:style-name="T57">.</text:span> <text:span text:style-name="T73">(П, І, 27)</text:span></text:p>
          </table:table-cell>
          <table:table-cell table:style-name="Dictionary.B1" office:value-type="string">
            <text:p text:style-name="P13">басама́н</text:p>
            <text:p text:style-name="P6"><text:span text:style-name="T11">-у, </text:span><text:span text:style-name="T25">ч.</text:span><text:span text:style-name="T11">, </text:span><text:span text:style-name="T25">розм.</text:span></text:p>
            <text:p text:style-name="P6">Смуга на тілі від удару. || Смуга на тканині і т. ін. <text:span text:style-name="T81">(С, 63)</text:span></text:p>
          </table:table-cell>
        </table:table-row>
        <table:table-row>
          <table:table-cell table:style-name="Dictionary.A2" table:number-rows-spanned="2" office:value-type="string">
            <text:p text:style-name="P7">БІ́ЛЬ-ЖАДА́</text:p>
            <text:p text:style-name="P6"><text:span text:style-name="T67">-и́,</text:span><text:span text:style-name="T56"> ім., ж., інд.-авт.,</text:span></text:p>
            <text:p text:style-name="P6"><text:span text:style-name="T67">утворене способом словоскладання, похідне від слів:</text:span><text:span text:style-name="T86"> </text:span><text:span text:style-name="T45">бі́</text:span><text:span text:style-name="T45">ль</text:span><text:span text:style-name="T86"> і </text:span><text:span text:style-name="T45">жада́</text:span><text:span text:style-name="T4">.</text:span></text:p>
            <text:p text:style-name="P9"><text:span text:style-name="T6">Рі́</text:span>чки тепла ковбаня,</text:p>
            <text:p text:style-name="P9">літеплена вода.</text:p>
            <text:p text:style-name="P9">Ось тобі, сну — смеркання,</text:p>
            <text:p text:style-name="P6"><text:span text:style-name="T57">спогад твій — </text:span><text:span text:style-name="T62">біль-жада</text:span><text:span text:style-name="T57">.</text:span> (П, ІІ, 28)</text:p>
          </table:table-cell>
          <table:table-cell table:style-name="Dictionary.B2" office:value-type="string">
            <text:p text:style-name="P7">біль</text:p>
            <text:p text:style-name="P6"><text:span text:style-name="T29">I </text:span><text:span text:style-name="T30">бо́лю, </text:span><text:span text:style-name="T35">ч.</text:span></text:p>
            <text:p text:style-name="P6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65">(С, 81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жага́</text:span><text:span text:style-name="T8"> (жада́</text:span><text:span text:style-name="T8">)</text:span></text:p>
            <text:p text:style-name="P6"><text:span text:style-name="T30">-и, </text:span><text:span text:style-name="T35">ч.</text:span></text:p>
            <text:p text:style-name="P6">1) Велике бажання пити; спрага.</text:p>
            <text:p text:style-name="P6"><text:span text:style-name="T48">2) </text:span><text:span text:style-name="T58">перен.</text:span><text:span text:style-name="T48"> Велике, нестримне бажання чого-небудь. || </text:span><text:span text:style-name="T58">до чого</text:span><text:span text:style-name="T48">, </text:span><text:span text:style-name="T58">чого</text:span><text:span text:style-name="T48">. Прагнення до чого-небудь, до володіння чим-небудь, до досягнення якоїсь мети.</text:span><text:span text:style-name="T51"> </text:span><text:span text:style-name="T52">(С, 363)</text:span></text:p>
          </table:table-cell>
        </table:table-row>
        <table:table-row>
          <table:table-cell table:style-name="Dictionary.A2" table:number-rows-spanned="2" office:value-type="string">
            <text:p text:style-name="P7">БІ́ЛЬ-САМОТА́</text:p>
            <text:p text:style-name="P6"><text:soft-page-break/>-и́, <text:span text:style-name="T56">ім., ж., інд.-авт.,</text:span></text:p>
            <text:p text:style-name="P6">утворене способом словоскладання, похідне від слів: <text:span text:style-name="T44">бі́</text:span><text:span text:style-name="T44">ль</text:span> і <text:span text:style-name="T44">самота́</text:span><text:span text:style-name="T5">.</text:span></text:p>
            <text:p text:style-name="P9">…і вже ти, як цятка, і вже над пітьмою</text:p>
            <text:p text:style-name="P6"><text:span text:style-name="T57">спалахуєш зойками </text:span><text:span text:style-name="T62">біль-самоти</text:span><text:span text:style-name="T57">.</text:span> (П, ІІ, 18).</text:p>
          </table:table-cell>
          <table:table-cell table:style-name="Dictionary.B2" office:value-type="string">
            <text:p text:style-name="P6"><text:span text:style-name="T44">бі́</text:span><text:span text:style-name="T44">ль </text:span><text:span text:style-name="T49">(див. </text:span><text:span text:style-name="T44">БІ́ЛЬ-ЖАДА́</text:span><text:span text:style-name="T49">)</text:span></text:p>
          </table:table-cell>
        </table:table-row>
        <table:table-row>
          <table:covered-table-cell/>
          <table:table-cell table:style-name="Dictionary.B2" office:value-type="string">
            <text:p text:style-name="P8">самота́</text:p>
            <text:p text:style-name="P6"><text:span text:style-name="T30">-и, </text:span><text:span text:style-name="T35">ж.</text:span></text:p>
            <text:p text:style-name="P6">1) Стан за знач. самітний, самотній; самотність. || Гостре відчуття відокремленості, ізольованості від кого-, чого-небудь.</text:p>
            <text:p text:style-name="P6"><text:span text:style-name="T11">2) </text:span><text:span text:style-name="T25">у знач.</text:span><text:span text:style-name="T11"> </text:span><text:span text:style-name="T25">присл.</text:span><text:span text:style-name="T11"> самотою. Без нікого; наодинці. || Без сім’ї, рідних, близьких, друзів; сам. || Окремо від інших; осібно.</text:span><text:span text:style-name="T12"> </text:span><text:span text:style-name="T13">(С, 1291)</text:span></text:p>
          </table:table-cell>
        </table:table-row>
        <table:table-row>
          <table:table-cell table:style-name="Dictionary.A2" office:value-type="string">
            <text:p text:style-name="P7">ВИ́ЧАМРІЛИЙ</text:p>
            <text:p text:style-name="P6">-а, -е, <text:span text:style-name="T57">дієпр. пас. мин. ч., інд.-авт.,</text:span></text:p>
            <text:p text:style-name="P6"><text:span text:style-name="T69">утворене суфіксальним способом, похідне від слова </text:span><text:span text:style-name="T44">ви́</text:span><text:span text:style-name="T44">чамріти.</text:span></text:p>
            <text:p text:style-name="P9">…оце Дніпро, це жайвірна — Софія,</text:p>
            <text:p text:style-name="P6"><text:span text:style-name="T57">а це Ярила </text:span><text:span text:style-name="T62">вичамрілий</text:span><text:span text:style-name="T57"> яр.</text:span> (П, ІІ, 195)</text:p>
          </table:table-cell>
          <table:table-cell table:style-name="Dictionary.B2" office:value-type="string">
            <text:p text:style-name="P6"><text:span text:style-name="T44">ви́</text:span><text:span text:style-name="T44">чамріти </text:span><text:span text:style-name="T49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ІДТОНКОГОЛÓСИТИ</text:p>
            <text:p text:style-name="P6"><text:span text:style-name="T73">-шу, -сиш,</text:span><text:span text:style-name="T56"> дієсл., </text:span><text:span text:style-name="T57">недок., перех., інд.-авт.,</text:span></text:p>
            <text:p text:style-name="P6"><text:span text:style-name="T76">утворене способом зрощення і префіксальним, похідне від слів:</text:span> <text:span text:style-name="T44">тóнко</text:span> і <text:span text:style-name="T44">голóсити.</text:span></text:p>
            <text:p text:style-name="P9">Нехай-но і помру - </text:p>
            <text:p text:style-name="P9">та він за мене <text:span text:style-name="T43">відтонкоголосить</text:span></text:p>
            <text:p text:style-name="P6"><text:soft-page-break/><text:span text:style-name="T57">три тисячі пропащих вечорів… </text:span><text:span text:style-name="T67">(П, І, 47)</text:span></text:p>
          </table:table-cell>
          <table:table-cell table:style-name="Dictionary.B2" office:value-type="string">
            <text:p text:style-name="P6"><text:span text:style-name="T42">то́</text:span><text:span text:style-name="T42">нко</text:span></text:p>
            <text:p text:style-name="P6"><text:span text:style-name="T57">Присл.</text:span> до тонкий. <text:span text:style-name="T65">(С, 146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олоси́</text:span><text:span text:style-name="T42">ти</text:span></text:p>
            <text:p text:style-name="P6"><text:span text:style-name="T29">I </text:span><text:span text:style-name="T30">-ошу, -осиш, </text:span><text:span text:style-name="T35">недок.</text:span></text:p>
            <text:p text:style-name="P6">1) Голосно плакати.</text:p>
            <text:p text:style-name="P6"><text:span text:style-name="T11">3) Кричати, вигукувати що-небудь. </text:span><text:span text:style-name="T25">Ґвалтом голосити</text:span><text:span text:style-name="T11">.</text:span><text:span text:style-name="T12"> </text:span><text:span text:style-name="T13">(С, 251)</text:span></text:p>
          </table:table-cell>
        </table:table-row>
        <table:table-row>
          <table:table-cell table:style-name="Dictionary.A2" table:number-rows-spanned="2" office:value-type="string">
            <text:p text:style-name="P3">ВСЕБЕЗО́ДНЯ</text:p>
            <text:p text:style-name="P6">-і, <text:span text:style-name="T56">ім., ж., інд.-авт.,</text:span></text:p>
            <text:p text:style-name="P6"><text:span text:style-name="T69">утворене способом основословоскладання, похідне від слів:</text:span> <text:span text:style-name="T44">все</text:span><text:span text:style-name="T49"> і</text:span><text:span text:style-name="T44"> безо́</text:span><text:span text:style-name="T44">дня.</text:span></text:p>
            <text:p text:style-name="P9">Земля посовгнулась. Пливе</text:p>
            <text:p text:style-name="P6"><text:span text:style-name="T57">розщілиною </text:span><text:span text:style-name="T62">всебезодні</text:span><text:span text:style-name="T57">.</text:span> (П, І, 185)</text:p>
          </table:table-cell>
          <table:table-cell table:style-name="Dictionary.B2" office:value-type="string">
            <text:p text:style-name="P7">весь (все)</text:p>
            <text:p text:style-name="P6"><text:span text:style-name="T29">I </text:span><text:span text:style-name="T30">(ввесь, увесь), всього (усього), </text:span><text:span text:style-name="T35">ч.</text:span><text:span text:style-name="T30">, вся </text:span><text:span text:style-name="T30">(уся), всієї (усієї), </text:span><text:span text:style-name="T35">ж.</text:span><text:span text:style-name="T30">, все (усе), всього (усього), </text:span><text:span text:style-name="T35">с.</text:span><text:span text:style-name="T30">, </text:span><text:span text:style-name="T35">займ.</text:span><text:span text:style-name="T30"> </text:span><text:span text:style-name="T35">означ.</text:span><text:span text:style-name="T30">,</text:span></text:p>
            <text:p text:style-name="P6">1) Означає щось як ціле, неподільне, взяте повністю. || Означає цілковите охоплення чим-небудь якоїсь особи, предмета, явища. || всі, всіх, <text:span text:style-name="T55">мн.</text:span> Означає цілковите охоплення окремих однорідних осіб, предметів, явищ — кожного у нерозривному зв’язку з іншим. || <text:span text:style-name="T55">у сполуч.</text:span> <text:span text:style-name="T55">з абстр.</text:span> <text:span text:style-name="T55">ім.</text:span> Означає вищий ступінь виявлення якості, стану і т. ін.</text:p>
            <text:p text:style-name="P6">2) <text:span text:style-name="T55">у знач.</text:span> <text:span text:style-name="T55">ім.</text:span> все, всього, <text:span text:style-name="T55">с.</text:span> Вичерпне охоплення, сукупність предметів, явищ, дій, понять; те, що є, без винятку. || всі, всіх, <text:span text:style-name="T55">мн.</text:span> У повному складі, без винятку. || все, <text:span text:style-name="T55">мн.</text:span> всі. Уживається як узагальнююче слово в переліку.</text:p>
            <text:p text:style-name="P6">3) <text:span text:style-name="T55">при ім.</text:span> <text:span text:style-name="T55">з прийм.</text:span> з (зо), на. Утворює сполуки способу дії, що означають повноту, посилений перебіг дії. <text:span text:style-name="T65">(С, 12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езо́</text:span><text:span text:style-name="T42">дня</text:span></text:p>
            <text:p text:style-name="P6"><text:soft-page-break/><text:span text:style-name="T30">-і, </text:span><text:span text:style-name="T35">ж.</text:span></text:p>
            <text:p text:style-name="P6">1) Глибоке провалля; прірва.</text:p>
            <text:p text:style-name="P6">2) <text:span text:style-name="T55">чого</text:span>, <text:span text:style-name="T55">перен.</text:span> Про дуже велику кількість, найвищий ступінь вияву чого-небудь.<text:span text:style-name="T80"> </text:span><text:span text:style-name="T81">(С, 70)</text:span></text:p>
          </table:table-cell>
        </table:table-row>
        <table:table-row>
          <table:table-cell table:style-name="Dictionary.A2" table:number-rows-spanned="3" office:value-type="string">
            <text:p text:style-name="P3">ВСЕБЕ́ЗРУХ</text:p>
            <text:p text:style-name="P6">-у, <text:span text:style-name="T56">ім., ч., інд.-авт.,</text:span></text:p>
            <text:p text:style-name="P6"><text:span text:style-name="T69">утворене способом основоскладання, </text:span><text:span text:style-name="T69">похідне від слів:</text:span> <text:span text:style-name="T44">все</text:span><text:span text:style-name="T49">,</text:span><text:span text:style-name="T44"> без </text:span><text:span text:style-name="T49">і</text:span><text:span text:style-name="T44"> рух.</text:span></text:p>
            <text:p text:style-name="P9">У штольнях ночей вертикальних</text:p>
            <text:p text:style-name="P9">іде схарапуджене дляння</text:p>
            <text:p text:style-name="P6"><text:span text:style-name="T62">всебезруху</text:span><text:span text:style-name="T57">…</text:span> (П, І, 87)</text:p>
          </table:table-cell>
          <table:table-cell table:style-name="Dictionary.B2" office:value-type="string">
            <text:p text:style-name="P6"><text:span text:style-name="T44">все</text:span> <text:span text:style-name="T48">(див. </text:span><text:span text:style-name="T44">ВСЕБЕЗО́ДНЯ</text:span>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без</text:p>
            <text:p text:style-name="P6"><text:span text:style-name="T29">I </text:span><text:span text:style-name="T35">прийм.</text:span><text:span text:style-name="T30">, </text:span><text:span text:style-name="T35">з род. в.</text:span></text:p>
            <text:p text:style-name="P6"><text:span text:style-name="T7">1) Вказує на відсутність кого-, чого-небудь. || </text:span><text:span text:style-name="T24">у сполуч.</text:span><text:span text:style-name="T7"> </text:span><text:span text:style-name="T24">з ім.</text:span><text:span text:style-name="T7"> </text:span><text:span text:style-name="T24">у род. в.</text:span><text:span text:style-name="T7">Уживається як означення (предмета або особи). || </text:span><text:span text:style-name="T24">у сполуч.</text:span><text:span text:style-name="T7"> </text:span><text:span text:style-name="T24">з деякимиім.</text:span><text:span text:style-name="T7"> Уживається у значенні прислівника від відповідного іменника з префіксом без або не. || </text:span><text:span text:style-name="T24">у сполуч.</text:span><text:span text:style-name="T7"> </text:span><text:span text:style-name="T24">з абстр.</text:span><text:span text:style-name="T7"> </text:span><text:span text:style-name="T24">ім.</text:span><text:span text:style-name="T7"> </text:span><text:span text:style-name="T24">перев.</text:span><text:span text:style-name="T7"> </text:span><text:span text:style-name="T24">із знач.</text:span><text:span text:style-name="T7"> </text:span><text:span text:style-name="T24">дії або стану</text:span><text:span text:style-name="T7">. Передає заперечення дії. </text:span><text:span text:style-name="T23">(С, 65)</text:span></text:p>
          </table:table-cell>
        </table:table-row>
        <table:table-row>
          <table:covered-table-cell/>
          <table:table-cell table:style-name="Dictionary.B2" office:value-type="string">
            <text:p text:style-name="P7">рух</text:p>
            <text:p text:style-name="P6"><text:span text:style-name="T30">-у, </text:span><text:span text:style-name="T35">ч.</text:span></text:p>
            <text:p text:style-name="P6">1) <text:span text:style-name="T55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6">6) Зміна в душевному стані, викликана <text:soft-page-break/>яким-небудь почуттям, переживанням і т. ін. || Розвиток процесу мислення в людини.<text:span text:style-name="T80"> </text:span><text:span text:style-name="T81">(С, 1280)</text:span></text:p>
          </table:table-cell>
        </table:table-row>
        <table:table-row>
          <table:table-cell table:style-name="Dictionary.A1" table:number-rows-spanned="2" office:value-type="string">
            <text:p text:style-name="P3">ВСЕБІ́ДИЙ</text:p>
            <text:p text:style-name="P6">-а, -е, <text:span text:style-name="T57">прикм., інд.-авт.,</text:span></text:p>
            <text:p text:style-name="P6">утворене складнофлективним способом, похідне від слів: <text:span text:style-name="T44">все </text:span><text:span text:style-name="T49">і</text:span><text:span text:style-name="T44"> бі́</text:span><text:span text:style-name="T44">дний.</text:span></text:p>
            <text:p text:style-name="P9">Тож — в неба провалля в бездоння, бездолий</text:p>
            <text:p text:style-name="P9">нагірний, невірний, западистий рай,</text:p>
            <text:p text:style-name="P9"><text:span text:style-name="T43">всебідий</text:span>, всегнівний, всещедрий, всекволий.</text:p>
            <text:p text:style-name="P6"><text:span text:style-name="T57">А що під крилом твоїм? Кара — карай.</text:span> (П, І, 98)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і́</text:span><text:span text:style-name="T42">дний</text:span></text:p>
            <text:p text:style-name="P6">-а, -е.</text:p>
            <text:p text:style-name="P6">1) Який живе в нужді, нестатках; убогий; <text:span text:style-name="T55">прот.</text:span> багатий. || Недостатньо забезпечений матеріально; небагатий, незаможний. || <text:span text:style-name="T55">у знач.</text:span> <text:span text:style-name="T55">ім.</text:span> бідний, -ного, <text:span text:style-name="T55">ч.</text:span> Убога людина, бідняк.</text:p>
            <text:p text:style-name="P6">2) Такий, як у бідняка, <text:span text:style-name="T55">власт.</text:span> біднякові; недорогий, непишний.</text:p>
            <text:p text:style-name="P6">3) Невеликий кількістю, недостатній.</text:p>
            <text:p text:style-name="P6">4) Який має в незначній кількості потрібні риси, ознаки.</text:p>
            <text:p text:style-name="P6">5) <text:span text:style-name="T55">на що</text:span>, <text:span text:style-name="T55">чим</text:span>. Який має, містить мало, недостатньо чого-небудь.</text:p>
            <text:p text:style-name="P6">6) Який викликає співчуття; нещасний, бідолашний.<text:span text:style-name="T80"> </text:span><text:span text:style-name="T81">(С, 79)</text:span></text:p>
          </table:table-cell>
        </table:table-row>
        <table:table-row>
          <table:table-cell table:style-name="Dictionary.A2" table:number-rows-spanned="2" office:value-type="string">
            <text:p text:style-name="P7">ВСЕВЕЛЬМО́ЖНИЙ (УСЕВЕЛЬМО́ЖНИЙ)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основоскладання, </text:span><text:soft-page-break/><text:span text:style-name="T69">похідне від слів:</text:span> <text:span text:style-name="T44">все</text:span> і <text:span text:style-name="T44">вельмо́</text:span><text:span text:style-name="T44">жний.</text:span></text:p>
            <text:p text:style-name="P9">Розкоше світу, йми мене в полон,</text:p>
            <text:p text:style-name="P9">адже і ти така, як я, порожня.</text:p>
            <text:p text:style-name="P9">Тож полони мене, <text:span text:style-name="T43">усевельможна</text:span>,</text:p>
            <text:p text:style-name="P6"><text:span text:style-name="T57">дай перейти з тобою Рубікон.</text:span> (П, І, 88)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ельмо́</text:span><text:span text:style-name="T42">жний</text:span></text:p>
            <text:p text:style-name="P6"><text:span text:style-name="T30">-а, -е, </text:span><text:span text:style-name="T35">заст.</text:span></text:p>
            <text:p text:style-name="P6">1) Родовитий, знатний, багатий, який має <text:soft-page-break/>значну владу. || <text:span text:style-name="T55">у знач.</text:span> <text:span text:style-name="T55">ім. </text:span>вельможний, -ного, <text:span text:style-name="T55">ч.</text:span>; вельможна, -ної, <text:span text:style-name="T55">ж.</text:span></text:p>
            <text:p text:style-name="P6"><text:span text:style-name="T11">2) </text:span><text:span text:style-name="T25">у сполуч.</text:span><text:span text:style-name="T11"> </text:span><text:span text:style-name="T25">зі сл.</text:span><text:span text:style-name="T11"> пан, пані. Вживалось у звертанні до особи (або в розмові про неї), яка посідала високе суспільне становище, мала значну владу.</text:span><text:span text:style-name="T12"> </text:span><text:span text:style-name="T13">(С, 120)</text:span></text:p>
          </table:table-cell>
        </table:table-row>
        <table:table-row>
          <table:table-cell table:style-name="Dictionary.A2" table:number-rows-spanned="2" office:value-type="string">
            <text:p text:style-name="P7">ВСЕВІДРА́ДА</text:p>
            <text:p text:style-name="P6">-и, <text:span text:style-name="T56">ім., інд.-авт.,</text:span></text:p>
            <text:p text:style-name="P6"><text:span text:style-name="T67">утворене способом основословоскладання, похідне від слів:</text:span> <text:span text:style-name="T44">все</text:span> і <text:span text:style-name="T44">відра́</text:span><text:span text:style-name="T44">да.</text:span></text:p>
            <text:p text:style-name="P9">Треба щедро — серцем одним, устами</text:p>
            <text:p text:style-name="P9">ледь розпуклими — розпелюстити втіхи гін,</text:p>
            <text:p text:style-name="P9"><text:span text:style-name="T43">всевідради</text:span>! Сонце бо йде — за нами. <text:span text:style-name="T73">(П, І, 106);</text:span></text:p>
            <text:p text:style-name="P9">Снують думок рої,</text:p>
            <text:p text:style-name="P9">котрим немає ради</text:p>
            <text:p text:style-name="P9">(смертельні перепади!),</text:p>
            <text:p text:style-name="P9">а сонце <text:span text:style-name="T43">всевідради</text:span></text:p>
            <text:p text:style-name="P6"><text:span text:style-name="T57">всеглядно постає.</text:span> (П, І, 179)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ідра́</text:span><text:span text:style-name="T42">да</text:span></text:p>
            <text:p text:style-name="P6"><text:span text:style-name="T30">-и, </text:span><text:span text:style-name="T35">ж.</text:span></text:p>
            <text:p text:style-name="P6">Те, що заспокоює, сповнює радістю; втіха, задоволення.<text:span text:style-name="T80"> </text:span><text:span text:style-name="T81">(С, 178)</text:span></text:p>
          </table:table-cell>
        </table:table-row>
        <table:table-row>
          <table:table-cell table:style-name="Dictionary.A2" table:number-rows-spanned="2" office:value-type="string">
            <text:p text:style-name="P7">ВСЕВІКИ́ (ВСЕВІ́К)</text:p>
            <text:p text:style-name="P9">присл., інд.-авт.</text:p>
            <text:p text:style-name="P6"><text:soft-page-break/><text:span text:style-name="T67">утворене способом основоскладання, похідне від слів:</text:span> <text:span text:style-name="T44">все</text:span> і <text:span text:style-name="T44">віки́</text:span><text:span text:style-name="T4">.</text:span></text:p>
            <text:p text:style-name="P9">Задосить. Приостань. Упився гроз?</text:p>
            <text:p text:style-name="P9">Від правіків на <text:span text:style-name="T43">всевіки</text:span> упився? (П, І, 165);</text:p>
            <text:p text:style-name="P9">Забарні слова,</text:p>
            <text:p text:style-name="P9">що з тіла мертвого летіли</text:p>
            <text:p text:style-name="P9">і споминами душу гріли,</text:p>
            <text:p text:style-name="P9">що, наче дошка гробова,</text:p>
            <text:p text:style-name="P6"><text:span text:style-name="T57">позаклякала на </text:span><text:span text:style-name="T62">всевік</text:span><text:span text:style-name="T57">.</text:span> (П, ІІ, 19)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вік</text:p>
            <text:p text:style-name="P6"><text:soft-page-break/><text:span text:style-name="T30">-у, </text:span><text:span text:style-name="T35">ч.</text:span></text:p>
            <text:p text:style-name="P6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6">2) Те саме, що сторіччя.</text:p>
            <text:p text:style-name="P6">3) <text:span text:style-name="T55">з означ.</text:span> Період часу, виокремлений за певними ознаками; епоха.<text:span text:style-name="T55">Середні віки</text:span>. || Відрізок часу, який відповідає геологічному ярусові Землі.</text:p>
            <text:p text:style-name="P6">4) <text:span text:style-name="T55">розм.</text:span> Надзвичайно довгий час; вічність.</text:p>
            <text:p text:style-name="P7"><text:span text:style-name="T11">5) </text:span><text:span text:style-name="T25">у знач.</text:span><text:span text:style-name="T11"> </text:span><text:span text:style-name="T25">присл.</text:span><text:span text:style-name="T11"> Надзвичайно довго; завжди.</text:span><text:span text:style-name="T12"> (С, 187)</text:span></text:p>
          </table:table-cell>
        </table:table-row>
        <table:table-row>
          <table:table-cell table:style-name="Dictionary.A2" table:number-rows-spanned="2" office:value-type="string">
            <text:p text:style-name="P7">ВСЕВІ́КНА</text:p>
            <text:p text:style-name="P6">всеві́кон, <text:span text:style-name="T56">ім., мн., інд.-авт.,</text:span></text:p>
            <text:p text:style-name="P6"><text:span text:style-name="T67">утворене способом основоскладання, похідне від слів:</text:span> <text:span text:style-name="T44">все</text:span> і <text:span text:style-name="T44">вікно́</text:span><text:span text:style-name="T4">.</text:span></text:p>
            <text:p text:style-name="P9">Заплакані вікна. <text:span text:style-name="T43">Всевікна</text:span> твої.</text:p>
            <text:p text:style-name="P6"><text:span text:style-name="T57">Готуйся до злету. Кінець животінню.</text:span><text:span text:style-name="T56"> </text:span><text:span text:style-name="T67">(П, І, 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вікно́</text:p>
            <text:p text:style-name="P6"><text:span text:style-name="T30">-а, </text:span><text:span text:style-name="T35">с.</text:span></text:p>
            <text:p text:style-name="P6">1) Отвір для світла й повітря в стіні приміщення (будинку, вагона тощо), куди вставлено раму з шибками. || Шибки. || Підвіконня.<text:span text:style-name="T80"> </text:span><text:span text:style-name="T81">(С, 187)</text:span></text:p>
          </table:table-cell>
        </table:table-row>
        <table:table-row>
          <table:table-cell table:style-name="Dictionary.A2" table:number-rows-spanned="2" office:value-type="string">
            <text:p text:style-name="P7">ВСЕГÍН</text:p>
            <text:p text:style-name="P6">-гóну, <text:span text:style-name="T56">ім., ч., інд.-авт.,</text:span></text:p>
            <text:p text:style-name="P6"><text:span text:style-name="T69">утворене способом основоскладання, </text:span><text:soft-page-break/><text:span text:style-name="T69">похідне від слів:</text:span> <text:span text:style-name="T44">все</text:span> і <text:span text:style-name="T44">гін.</text:span></text:p>
            <text:p text:style-name="P9">Ця дорога вседороги</text:p>
            <text:p text:style-name="P9">всенезустрічі — <text:span text:style-name="T43">всегону</text:span>.</text:p>
            <text:p text:style-name="P9">Позирай із заквагону</text:p>
            <text:p text:style-name="P6"><text:span text:style-name="T57">за сузір’ям Козерога.</text:span><text:span text:style-name="T56"> </text:span><text:span text:style-name="T67">(П, І, 67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гін</text:p>
            <text:p text:style-name="P6"><text:span text:style-name="T30">го́</text:span><text:span text:style-name="T30">ну, </text:span><text:span text:style-name="T35">ч.</text:span></text:p>
            <text:p text:style-name="P6"><text:soft-page-break/>1) Дія за знач. гнати і гнатися. <text:span text:style-name="T65">(С, 239)</text:span></text:p>
          </table:table-cell>
        </table:table-row>
        <table:table-row>
          <table:table-cell table:style-name="Dictionary.A2" office:value-type="string">
            <text:p text:style-name="P7">ВСЕГЛЯ́ДНО</text:p>
            <text:p text:style-name="P9">присл., інд.-авт.,</text:p>
            <text:p text:style-name="P6"><text:span text:style-name="T68">утворене суфіксальним способом, похідне від слова</text:span><text:span text:style-name="T71"> </text:span><text:span text:style-name="T45">всегля́</text:span><text:span text:style-name="T45">дний.</text:span></text:p>
            <text:p text:style-name="P9">Снують думок рої,</text:p>
            <text:p text:style-name="P9">котрим немає ради</text:p>
            <text:p text:style-name="P9">(смертельні перепади!),</text:p>
            <text:p text:style-name="P9">а сонце всевідради</text:p>
            <text:p text:style-name="P6"><text:span text:style-name="T62">всеглядно</text:span><text:span text:style-name="T57"> постає.</text:span><text:span text:style-name="T56"> </text:span><text:span text:style-name="T67">(П, І, 179)</text:span></text:p>
          </table:table-cell>
          <table:table-cell table:style-name="Dictionary.B2" office:value-type="string">
            <text:p text:style-name="P6"><text:span text:style-name="T45">всегля́</text:span><text:span text:style-name="T45">дний </text:span><text:span text:style-name="T50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СЕГНІ́ВНИЙ</text:p>
            <text:p text:style-name="P6">-а, -е, <text:span text:style-name="T57">прикм., </text:span><text:span text:style-name="T56">інд.-авт.,</text:span></text:p>
            <text:p text:style-name="P6"><text:span text:style-name="T68">утворене складносуфіксальним способом або способом основословоскладання, похідне від слів:</text:span> <text:span text:style-name="T44">все</text:span> і <text:span text:style-name="T44">гні́</text:span><text:span text:style-name="T44">вний.</text:span></text:p>
            <text:p text:style-name="P5">Тож — в неба провалля в бездоння, бездолий</text:p>
            <text:p text:style-name="P5">нагірний, невірний, западистий рай,</text:p>
            <text:p text:style-name="P4"><text:soft-page-break/><text:span text:style-name="T89">всебідий, </text:span><text:span text:style-name="T90">всегнівний</text:span><text:span text:style-name="T89">, всещедрий, </text:span><text:span text:style-name="T89">всекволий.</text:span></text:p>
            <text:p text:style-name="P4"><text:span text:style-name="T89">А що під крилом твоїм? Кара — карай.</text:span><text:span text:style-name="T88"> </text:span><text:span text:style-name="T91">(П, І, 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ні́</text:span><text:span text:style-name="T42">вний</text:span></text:p>
            <text:p text:style-name="P6">-а, -е.</text:p>
            <text:p text:style-name="P6">Який перебуває в стані нервового збудження, гніву. || Який виражає гнів, перейнятий гнівом.<text:span text:style-name="T80"> </text:span><text:span text:style-name="T81">(С, 248)</text:span></text:p>
          </table:table-cell>
        </table:table-row>
        <table:table-row>
          <table:table-cell table:style-name="Dictionary.A2" table:number-rows-spanned="2" office:value-type="string">
            <text:p text:style-name="P7">ВСЕГОЛО́ДНИЙ</text:p>
            <text:p text:style-name="P6">-а, -е, <text:span text:style-name="T57">прикм., </text:span><text:span text:style-name="T56">інд.-авт.,</text:span></text:p>
            <text:p text:style-name="P6"><text:span text:style-name="T68">утворене складносуфіксальним способом або способом основословоскладання, похідне від слів:</text:span> <text:span text:style-name="T44">все </text:span>і <text:span text:style-name="T44">голо́</text:span><text:span text:style-name="T44">дний</text:span></text:p>
            <text:p text:style-name="P9">Народжені мої бажання,</text:p>
            <text:p text:style-name="P9">усенестерпні, <text:span text:style-name="T43">всеголодні</text:span>,</text:p>
            <text:p text:style-name="P9">такі вітри зняли довкола,</text:p>
            <text:p text:style-name="P6"><text:span text:style-name="T57">що все несеться шкереберть.</text:span><text:span text:style-name="T56"> </text:span><text:span text:style-name="T67">(П, ІІ, 195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оло́</text:span><text:span text:style-name="T42">дний</text:span></text:p>
            <text:p text:style-name="P6">-а, -е.</text:p>
            <text:p text:style-name="P6">1) Який відчуває голод (у 1 <text:span text:style-name="T55">знач.</text:span>). || Який виражає голод. || <text:span text:style-name="T55">у знач.ім.</text:span> голодний, -ного, <text:span text:style-name="T55">ч.</text:span> Той, хто відчуває голод, постійно голодує.</text:p>
            <text:p text:style-name="P6">2) Який настає від голоду; викликаний голодом.<text:span text:style-name="T80"> </text:span><text:span text:style-name="T81">(С, 251)</text:span></text:p>
          </table:table-cell>
        </table:table-row>
        <table:table-row>
          <table:table-cell table:style-name="Dictionary.A2" table:number-rows-spanned="2" office:value-type="string">
            <text:p text:style-name="P7">ВСЕДОБРО́</text:p>
            <text:p text:style-name="P6">-а́, <text:span text:style-name="T56">ім., с., інд.-авт.,</text:span></text:p>
            <text:p text:style-name="P6"><text:span text:style-name="T67">утворене способом основословоскладання, похідне від слів:</text:span> <text:span text:style-name="T44">все</text:span> і <text:span text:style-name="T44">добро́</text:span><text:span text:style-name="T4">.</text:span></text:p>
            <text:p text:style-name="P9">Спасенної тримайся криги,</text:p>
            <text:p text:style-name="P9">пречистої тримайся туги,</text:p>
            <text:p text:style-name="P9">шаленої тримайся муки</text:p>
            <text:p text:style-name="P6"><text:span text:style-name="T57">і так існуй — на </text:span><text:span text:style-name="T62">вседобро</text:span><text:span text:style-name="T57">.</text:span><text:span text:style-name="T56"> </text:span><text:span text:style-name="T67">(П, ІІ, 83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добро́</text:p>
            <text:p text:style-name="P6"><text:span text:style-name="T30">-а, </text:span><text:span text:style-name="T35">с.</text:span></text:p>
            <text:p text:style-name="P6"><text:span text:style-name="T11">1) Усе позитивне в житті людей, що відповідає їхнім інтересам, бажанням, мріям; благо; </text:span><text:span text:style-name="T25">прот.</text:span><text:span text:style-name="T11"> лихо, зло. || Добра, корисна справа, вчинок і т. ін.</text:span><text:span text:style-name="T12"> </text:span><text:span text:style-name="T13">(С, 307)</text:span></text:p>
          </table:table-cell>
        </table:table-row>
        <table:table-row>
          <table:table-cell table:style-name="Dictionary.A2" table:number-rows-spanned="2" office:value-type="string">
            <text:p text:style-name="P7">ВСЕДОРО́ГА</text:p>
            <text:p text:style-name="P6"><text:soft-page-break/>-и́, <text:span text:style-name="T56">ім., ж., інд.-авт.,</text:span></text:p>
            <text:p text:style-name="P6"><text:span text:style-name="T69">утворене способом основоскладання, похідне від слів:</text:span> <text:span text:style-name="T44">все</text:span> і <text:span text:style-name="T44">доро́</text:span><text:span text:style-name="T44">га.</text:span></text:p>
            <text:p text:style-name="P9">Ця дорога <text:span text:style-name="T43">вседороги</text:span></text:p>
            <text:p text:style-name="P9">всенезустрічі — всегону.</text:p>
            <text:p text:style-name="P9">Позирай із заквагону</text:p>
            <text:p text:style-name="P9">за сузір’ям Козерога. (П, І, 67); Ламка і витка всеспадна <text:span text:style-name="T43">вседорога</text:span>.</text:p>
            <text:p text:style-name="P6"><text:span text:style-name="T57">Дорога до Бога — ламка і витка.</text:span><text:span text:style-name="T56"> </text:span><text:span text:style-name="T67">(П, І, 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ро́</text:span><text:span text:style-name="T42">га</text:span></text:p>
            <text:p text:style-name="P6"><text:span text:style-name="T30">-и, </text:span><text:span text:style-name="T35">ж.</text:span></text:p>
            <text:p text:style-name="P6">1) Смуга землі, по якій їздять і ходять. || Смуга, що лишається як слід після руху кого-, чого-небудь.</text:p>
            <text:p text:style-name="P6">2) Місце для проходу, проїзду. || <text:span text:style-name="T55">перен.</text:span> Доступ куди-небудь, можливість потрапити куди-небудь.</text:p>
            <text:p text:style-name="P6">3) Перебування в русі (йдучи або їдучи куди-небудь).</text:p>
            <text:p text:style-name="P10">4) <text:span text:style-name="T55">у знач.</text:span> <text:span text:style-name="T55">присл.</text:span> дорогою. Під час руху, подорожування куди-небудь.</text:p>
            <text:p text:style-name="P10"><text:span text:style-name="T7">5) </text:span><text:span text:style-name="T7">Правильний напрямок для руху кого-небудь. || </text:span><text:span text:style-name="T24">перен.</text:span><text:span text:style-name="T7"> Напрямок діяльності, шлях розвитку.</text:span><text:span text:style-name="T21"> (С, 320)</text:span></text:p>
          </table:table-cell>
        </table:table-row>
        <table:table-row>
          <table:table-cell table:style-name="Dictionary.A2" table:number-rows-spanned="2" office:value-type="string">
            <text:p text:style-name="P7">ВСЕДОРОГИ́Й</text:p>
            <text:p text:style-name="P6">-а́, -е́, <text:span text:style-name="T57">прикм., </text:span><text:span text:style-name="T56">інд.-авт.,</text:span></text:p>
            <text:p text:style-name="P6"><text:span text:style-name="T69">утворене способом основоскладання, похідне від слів:</text:span> <text:span text:style-name="T44">все</text:span> і <text:span text:style-name="T44">дороги́</text:span><text:span text:style-name="T44">й.</text:span></text:p>
            <text:p text:style-name="P9">Земля — хитлива і плавка — <text:span text:style-name="T43">вседорога</text:span> і всепрощальна - </text:p>
            <text:p text:style-name="P9">здоліла стати, щоб благальна помічена була рука. (П, ІІ, 147);</text:p>
            <text:p text:style-name="P9">Який бо холод довкруги!</text:p>
            <text:p text:style-name="P9"><text:soft-page-break/>Самотності! Ніде нікого.</text:p>
            <text:p text:style-name="P9">Одна підтримка — голос Бога</text:p>
            <text:p text:style-name="P6"><text:span text:style-name="T62">вседорогий, вседорогий</text:span><text:span text:style-name="T57">.</text:span><text:span text:style-name="T56"> </text:span><text:span text:style-name="T67">(П, ІІ, 184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роги́</text:span><text:span text:style-name="T42">й</text:span></text:p>
            <text:p text:style-name="P6">-а, -е.</text:p>
            <text:p text:style-name="P6">1) Який коштує великі гроші; <text:span text:style-name="T55">прот.</text:span> дешевий. || Високий (про ціну).</text:p>
            <text:p text:style-name="P6">2) <text:span text:style-name="T55">перен.</text:span> Який високо ціниться, оберігається, яким дорожать.</text:p>
            <text:p text:style-name="P6">3) Близький, милий серцю. || Бажаний, жданий (про гостей). || У звертанні — <text:soft-page-break/>для вираження любові, приязні.<text:span text:style-name="T80"> </text:span><text:span text:style-name="T81">(С, 320)</text:span></text:p>
          </table:table-cell>
        </table:table-row>
        <table:table-row>
          <table:table-cell table:style-name="Dictionary.A2" table:number-rows-spanned="2" office:value-type="string">
            <text:p text:style-name="P7">ВСЕЗАДУ́́МА</text:p>
            <text:p text:style-name="P6">-и, <text:span text:style-name="T56">ім., ж., інд.-авт.,</text:span></text:p>
            <text:p text:style-name="P6"><text:span text:style-name="T69">утворене способом основоскладання, похідне від слів:</text:span> <text:span text:style-name="T44">все</text:span> і <text:span text:style-name="T44">заду́</text:span><text:span text:style-name="T44">ма.</text:span></text:p>
            <text:p text:style-name="P9">Пірни</text:p>
            <text:p text:style-name="P6"><text:span text:style-name="T57">у </text:span><text:span text:style-name="T62">всезадуму</text:span><text:span text:style-name="T57"> і збавляй безчасся.</text:span><text:span text:style-name="T56"> </text:span><text:span text:style-name="T67">(П, І, 17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аду́</text:span><text:span text:style-name="T42">ма</text:span></text:p>
            <text:p text:style-name="P6"><text:span text:style-name="T30">-и, </text:span><text:span text:style-name="T35">ж.</text:span></text:p>
            <text:p text:style-name="P6">Стан того, хто заглибився в думки, роздуми.<text:span text:style-name="T80"> </text:span><text:span text:style-name="T81">(С, 390)</text:span></text:p>
          </table:table-cell>
        </table:table-row>
        <table:table-row>
          <table:table-cell table:style-name="Dictionary.A2" table:number-rows-spanned="2" office:value-type="string">
            <text:p text:style-name="P7">ВСЕКВО́Л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основословоскладання, похідне від слів:</text:span> <text:span text:style-name="T44">все </text:span>і <text:span text:style-name="T44">кво́</text:span><text:span text:style-name="T44">лий.</text:span></text:p>
            <text:p text:style-name="P9">Тож — в неба провалля в бездоння, бездолий</text:p>
            <text:p text:style-name="P9">нагірний, невірний, западистий рай,</text:p>
            <text:p text:style-name="P9">всебідий, всегнівний, всещедрий, <text:span text:style-name="T43">всекволий</text:span>.</text:p>
            <text:p text:style-name="P6"><text:span text:style-name="T57">А що під крилом твоїм? Кара — карай</text:span><text:span text:style-name="T73">. (П, І, 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во́</text:span><text:span text:style-name="T42">лий</text:span></text:p>
            <text:p text:style-name="P6">-а, -е.</text:p>
            <text:p text:style-name="P6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’я). || Який погано росте; негустий, невисокий, прив’ялий (про рослини). || Неміцний, нестійкий (про будівлі, їх частини).</text:p>
            <text:p text:style-name="P6"><text:span text:style-name="T7">2) </text:span><text:span text:style-name="T24">перен.</text:span><text:span text:style-name="T7"> Позбавлений душевної стійкості, твердості, сили волі. || Небадьорий, млявий.</text:span><text:span text:style-name="T21"> </text:span><text:span text:style-name="T22">(С, 534)</text:span></text:p>
          </table:table-cell>
        </table:table-row>
        <table:table-row>
          <table:table-cell table:style-name="Dictionary.A2" table:number-rows-spanned="2" office:value-type="string">
            <text:p text:style-name="P7">ВСЕМЕЖА́</text:p>
            <text:p text:style-name="P6"><text:soft-page-break/>-и́, <text:span text:style-name="T56">ім., ж., інд.-авт.,</text:span></text:p>
            <text:p text:style-name="P6"><text:span text:style-name="T69">утворене способом основоскладання, похідне від слів:</text:span> <text:span text:style-name="T44">все</text:span> і <text:span text:style-name="T44">межа́</text:span><text:span text:style-name="T2">.</text:span></text:p>
            <text:p text:style-name="P9">Ти ще — ось-ось. Допіру-но ступив</text:p>
            <text:p text:style-name="P6"><text:span text:style-name="T57">за </text:span><text:span text:style-name="T62">всемежу</text:span><text:span text:style-name="T57">.</text:span><text:span text:style-name="T56"> </text:span><text:span text:style-name="T67">(П, І, 182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межа́</text:p>
            <text:p text:style-name="P6"><text:span text:style-name="T30">-і, </text:span><text:span text:style-name="T35">ж.</text:span></text:p>
            <text:p text:style-name="P6"><text:span text:style-name="T7">1) Лінія поділу якої-небудь території; границя (у 1 </text:span><text:span text:style-name="T24">знач.</text:span><text:span text:style-name="T7"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 </text:span><text:span text:style-name="T24">перен.</text:span><text:span text:style-name="T7"> Уявна точка на сонячній орбіті, що поділяє лінію орбіти на відрізки, відповідні до ранку, дня або вечора. ||</text:span><text:span text:style-name="T24">між чим і чим</text:span><text:span text:style-name="T7">, </text:span><text:span text:style-name="T24">чого і чого</text:span><text:span text:style-name="T7">, </text:span><text:span text:style-name="T24">перен.</text:span><text:span text:style-name="T7"> Границя поділу, розрізнення яких-небудь явищ, предметів тощо.</text:span><text:span text:style-name="T21"> </text:span><text:span text:style-name="T22">(С, 656)</text:span></text:p>
          </table:table-cell>
        </table:table-row>
        <table:table-row>
          <table:table-cell table:style-name="Dictionary.A2" table:number-rows-spanned="2" office:value-type="string">
            <text:p text:style-name="P7">ВСЕМОЛОДИ́Й</text:p>
            <text:p text:style-name="P6">-а́, -е́, <text:span text:style-name="T57">прикм., </text:span><text:span text:style-name="T56">інд.-авт.,</text:span></text:p>
            <text:p text:style-name="P6"><text:span text:style-name="T67">утворене способом основоскладання, похідне від слів:</text:span> <text:span text:style-name="T44">все</text:span> і <text:span text:style-name="T44">молоди́</text:span><text:span text:style-name="T44">й.</text:span></text:p>
            <text:p text:style-name="P9">Усесвіту пустеля</text:p>
            <text:p text:style-name="P9">небавом нас огорне,</text:p>
            <text:p text:style-name="P9">і мертва не воскресне</text:p>
            <text:p text:style-name="P9"><text:span text:style-name="T43">всемолода</text:span> біда. (П, І, 212);</text:p>
            <text:p text:style-name="P9">І, хилячи <text:span text:style-name="T43">всемолоде</text:span> чоло,</text:p>
            <text:p text:style-name="P6"><text:span text:style-name="T57">пройти під поглядом, немов під </text:span><text:soft-page-break/><text:span text:style-name="T57">градом…</text:span><text:span text:style-name="T56"> </text:span><text:span text:style-name="T67">(П, ІІ, 83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молоди́</text:span><text:span text:style-name="T42">й</text:span></text:p>
            <text:p text:style-name="P6"><text:span text:style-name="T30">-а, -е, </text:span><text:span text:style-name="T35">нар.-поет.</text:span></text:p>
            <text:p text:style-name="P6"><text:span text:style-name="T31">1) Який має небагато років, не досяг зрілого віку; юний. || Не старий. || </text:span><text:span text:style-name="T36">у знач.</text:span><text:span text:style-name="T31"> </text:span><text:span text:style-name="T36">ім.</text:span><text:span text:style-name="T31"> молодий, -дого, </text:span><text:span text:style-name="T36">ч.</text:span><text:span text:style-name="T31">; молода, -дої, </text:span><text:span text:style-name="T36">ж.</text:span><text:span text:style-name="T31">; молоде, -дого, </text:span><text:span text:style-name="T36">с.</text:span><text:span text:style-name="T31"> Той, хто має небагато років, ще не старий. || З прізвищем, прізвиськом і т. ін. — означає дітей (на відміну від батьків). || </text:span><text:span text:style-name="T36">у знач.</text:span><text:span text:style-name="T31"> </text:span><text:span text:style-name="T36">ім.</text:span><text:span text:style-name="T31"> молоді, -дих,</text:span><text:span text:style-name="T36">мн.</text:span><text:span text:style-name="T31"> Діти (</text:span><text:span text:style-name="T36">див.</text:span><text:span text:style-name="T31"> діти I 2)). || Стос. до молодості, належний, </text:span><text:span text:style-name="T36">власт.</text:span><text:span text:style-name="T31"> їй.</text:span><text:span text:style-name="T32"> </text:span><text:span text:style-name="T33">(С, 685)</text:span></text:p>
          </table:table-cell>
        </table:table-row>
        <table:table-row>
          <table:table-cell table:style-name="Dictionary.A2" table:number-rows-spanned="2" office:value-type="string">
            <text:p text:style-name="P7">ВСЕНАЧУВА́ННИЙ</text:p>
            <text:p text:style-name="P6"><text:span text:style-name="T49">-а, -е, </text:span><text:span text:style-name="T59">прикм., </text:span><text:span text:style-name="T60">інд.-авт.,</text:span></text:p>
            <text:p text:style-name="P6"><text:span text:style-name="T69">утворене складносуфіксальним способом, похідне від слів:</text:span> <text:span text:style-name="T44">все </text:span>і <text:span text:style-name="T44">начува́</text:span><text:span text:style-name="T44">тися.</text:span></text:p>
            <text:p text:style-name="P9">І торопкі <text:span text:style-name="T43">всеначуванні</text:span> кроки,</text:p>
            <text:p text:style-name="P6"><text:span text:style-name="T57">то лис блукає — із хвостом рудим.</text:span><text:span text:style-name="T56"> </text:span><text:span text:style-name="T67">(П, ІІ, 156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чува́</text:span><text:span text:style-name="T42">тися</text:span></text:p>
            <text:p text:style-name="P6"><text:span text:style-name="T30">-аюся, -аєшся, </text:span><text:span text:style-name="T35">недок.</text:span></text:p>
            <text:p text:style-name="P6"><text:span text:style-name="T11">Чекати розплати, помсти. || </text:span><text:span text:style-name="T25">чого</text:span><text:span text:style-name="T11">. Чекати чого-небудь неприємного.</text:span><text:span text:style-name="T12"> </text:span><text:span text:style-name="T13">(С, 745)</text:span></text:p>
          </table:table-cell>
        </table:table-row>
        <table:table-row>
          <table:table-cell table:style-name="Dictionary.A2" table:number-rows-spanned="3" office:value-type="string">
            <text:p text:style-name="P7">ВСЕНЕДОЧЕКА́ВШИСЯ</text:p>
            <text:p text:style-name="P9">дієприсл., док., інд.-авт.,</text:p>
            <text:p text:style-name="P6"><text:span text:style-name="T68">утворене способом основоскладання і суфіксально-префіксальним, похідне від слів:</text:span> <text:span text:style-name="T44">все</text:span> і <text:span text:style-name="T44">не дочека́</text:span><text:span text:style-name="T44">тися.</text:span></text:p>
            <text:p text:style-name="P9">Ну й долечка! Прождати на життя -</text:p>
            <text:p text:style-name="P6"><text:span text:style-name="T57">і </text:span><text:span text:style-name="T62">всенедочекавшися</text:span><text:span text:style-name="T57"> — померти!</text:span><text:span text:style-name="T56"> </text:span><text:span text:style-name="T67">(П, І, 18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</text:p>
            <text:p text:style-name="P6"><text:span text:style-name="T35">запереч.</text:span><text:span text:style-name="T30"> </text:span><text:span text:style-name="T35">част.</text:span></text:p>
            <text:p text:style-name="P6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«навіть», «ще», «й» і т. ін.), що підсилюють заперечення. || Уживається для повного заперечення чого-небудь у разі протиставлення. || Уживається для підсилення заперечення <text:soft-page-break/>у поєднанні з повторюваним словом. <text:span text:style-name="T65">(С, 74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чека́</text:span><text:span text:style-name="T42">тися</text:span></text:p>
            <text:p text:style-name="P6"><text:span text:style-name="T30">-аюся, -аєшся, </text:span><text:span text:style-name="T35">док.</text:span><text:span text:style-name="T30">, дочікуватися, -уюся, -уєшся, </text:span><text:span text:style-name="T35">недок.</text:span></text:p>
            <text:p text:style-name="P6">Пробути, прожити до того часу, поки настане, з’явиться очікуване; діждатися.<text:span text:style-name="T80"> </text:span><text:span text:style-name="T81">(С, 325)</text:span></text:p>
          </table:table-cell>
        </table:table-row>
        <table:table-row>
          <table:table-cell table:style-name="Dictionary.A1" table:number-rows-spanned="3" office:value-type="string">
            <text:p text:style-name="P7">ВСЕНЕНАЖДА́ННИЙ</text:p>
            <text:p text:style-name="P6"><text:span text:style-name="T49">-а, -е, </text:span><text:span text:style-name="T59">прикм., </text:span><text:span text:style-name="T60">інд.-авт.,</text:span></text:p>
            <text:p text:style-name="P6"><text:span text:style-name="T48">утворене способом основоскладання і суфіксально-префіксальним, похідне від слів:</text:span><text:span text:style-name="T49"> </text:span><text:span text:style-name="T44">все</text:span><text:span text:style-name="T49"> і </text:span><text:span text:style-name="T44">не</text:span> <text:span text:style-name="T44">жда́</text:span><text:span text:style-name="T44">ти.</text:span></text:p>
            <text:p text:style-name="P9">я забуваюся, коли цнота</text:p>
            <text:p text:style-name="P9">пречистого пребілого паперу</text:p>
            <text:p text:style-name="P9">почне мене, відкривши добру еру</text:p>
            <text:p text:style-name="P9">натхнення в тиші, і коли мета</text:p>
            <text:p text:style-name="P6"><text:span text:style-name="T57">мене в полон імкне, </text:span><text:span text:style-name="T62">всененажданна</text:span><text:span text:style-name="T57">.</text:span><text:span text:style-name="T56"> </text:span><text:span text:style-name="T67">(П, ІІ, 169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не</text:span> <text:span text:style-name="T48">(див. </text:span><text:span text:style-name="T44">ВСЕНЕДОЧЕКА́ВШИСЯ</text:span>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да́</text:span><text:span text:style-name="T42">ти</text:span></text:p>
            <text:p text:style-name="P6"><text:span text:style-name="T30">жду, ждеш, </text:span><text:span text:style-name="T35">недок.</text:span></text:p>
            <text:p text:style-name="P6">1) <text:span text:style-name="T55">перех.</text:span> Перебувати де-небудь, щоб побачити когось, зустрітися з кимось; чекати, очікувати. || <text:span text:style-name="T55">перех.</text:span> <text:span text:style-name="T55">і неперех.</text:span>, <text:span text:style-name="T55">кого</text:span>, <text:span text:style-name="T55">чого</text:span>, <text:span text:style-name="T55">на кого </text:span>–<text:span text:style-name="T55">що</text:span>, <text:span text:style-name="T55">зі спол.</text:span> Розраховувати на чиє-небудь повернення, на прихід, появу когось, чогось, на здійснення чогось.</text:p>
            <text:p text:style-name="P6"><text:span text:style-name="T11">2) </text:span><text:span text:style-name="T25">перех.</text:span><text:span text:style-name="T11"> </text:span><text:span text:style-name="T25">і неперех.</text:span><text:span text:style-name="T11"> Надіятися на що-небудь, сподіватися чогось; чекати.</text:span><text:span text:style-name="T12"> </text:span><text:span text:style-name="T13">(С, 365)</text:span></text:p>
          </table:table-cell>
        </table:table-row>
        <table:table-row>
          <table:table-cell table:style-name="Dictionary.A1" table:number-rows-spanned="3" office:value-type="string">
            <text:p text:style-name="P7">ВСЕНЕЗУ́́СТРІЧ</text:p>
            <text:p text:style-name="P6">-і, <text:span text:style-name="T56">ім., ж., інд.-авт.,</text:span></text:p>
            <text:p text:style-name="P6"><text:span text:style-name="T69">утворене способом зрощення, похідне </text:span><text:soft-page-break/><text:span text:style-name="T69">від слів:</text:span> <text:span text:style-name="T44">все</text:span> і <text:span text:style-name="T44">незу́</text:span><text:span text:style-name="T44">стріч.</text:span></text:p>
            <text:p text:style-name="P9">Ця дорога вседороги</text:p>
            <text:p text:style-name="P9"><text:span text:style-name="T43">всенезустрічі</text:span> — всегону.</text:p>
            <text:p text:style-name="P9">Позирай із заквагону</text:p>
            <text:p text:style-name="P9">за сузір’ям Козерога. (П, І, 67);</text:p>
            <text:p text:style-name="P9">Що мав — привиділось, причулося,</text:p>
            <text:p text:style-name="P6"><text:span text:style-name="T57">на </text:span><text:span text:style-name="T62">всенезустріч</text:span><text:span text:style-name="T57">, всепрощання.</text:span><text:span text:style-name="T56"> </text:span><text:span text:style-name="T67">(П, І, 199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 <text:span text:style-name="T48">(див. </text:span>ВСЕНЕДОЧЕКА́ВШИС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у́</text:span><text:span text:style-name="T42">стріч</text:span></text:p>
            <text:p text:style-name="P6"><text:soft-page-break/><text:span text:style-name="T30">-і, </text:span><text:span text:style-name="T35">ж.</text:span><text:span text:style-name="T30">, </text:span><text:span text:style-name="T35">кого</text:span><text:span text:style-name="T30">, </text:span><text:span text:style-name="T35">чого</text:span><text:span text:style-name="T30">, </text:span><text:span text:style-name="T35">з ким </text:span><text:span text:style-name="T30">— </text:span><text:span text:style-name="T35">чим і без додатка</text:span><text:span text:style-name="T30">.</text:span></text:p>
            <text:p text:style-name="P6">1) Зближення з ким-, чим-небудь, хто (що) рухається навпроти.</text:p>
            <text:p text:style-name="P6"><text:span text:style-name="T7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 </text:span><text:span text:style-name="T24">рідко</text:span><text:span text:style-name="T7">. Знайомство.</text:span><text:span text:style-name="T21"> </text:span><text:span text:style-name="T22">(С, 483)</text:span></text:p>
          </table:table-cell>
        </table:table-row>
        <table:table-row>
          <table:table-cell table:style-name="Dictionary.A1" table:number-rows-spanned="2" office:value-type="string">
            <text:p text:style-name="P7">ВСЕНЕЗУ́́СТРІЧ-ВСЕГÍН</text:p>
            <text:p text:style-name="P6">-го́ну, <text:span text:style-name="T56">ім., ж., інд.-авт.,</text:span></text:p>
            <text:p text:style-name="P6"><text:span text:style-name="T69">утворене способом словоскладання, похідне від слів:</text:span><text:span text:style-name="T86"> </text:span><text:span text:style-name="T45">всенезу́</text:span><text:span text:style-name="T45">стріч</text:span><text:span text:style-name="T86"> і </text:span><text:span text:style-name="T45">всегі́</text:span><text:span text:style-name="T45">н.</text:span></text:p>
            <text:p text:style-name="P9">Ця дорога вседороги,</text:p>
            <text:p text:style-name="P9"><text:span text:style-name="T43">всенезустрічі-всегону</text:span>,</text:p>
            <text:p text:style-name="P9">позирай із зак-вагону</text:p>
            <text:p text:style-name="P6"><text:span text:style-name="T57">за сузір’ям Козерога.</text:span><text:span text:style-name="T56"> </text:span><text:span text:style-name="T67">(П, І, 118)</text:span></text:p>
          </table:table-cell>
          <table:table-cell table:style-name="Dictionary.B1" office:value-type="string">
            <text:p text:style-name="P6"><text:span text:style-name="T45">всенезу́</text:span><text:span text:style-name="T45">стріч </text:span><text:span text:style-name="T50">(див. </text:span><text:span text:style-name="T45">ВСЕНЕЗУ́́СТРІЧ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сегі́</text:span><text:span text:style-name="T45">н </text:span><text:span text:style-name="T50">(див. </text:span><text:span text:style-name="T45">ВСЕГÍН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ВСЕНЕПІ́ЗНА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основоскладання, похідне від слів:</text:span> <text:span text:style-name="T44">все</text:span> і <text:span text:style-name="T44">непі́</text:span><text:span text:style-name="T44">знаний.</text:span></text:p>
            <text:p text:style-name="P9">…попелясті зозулі</text:p>
            <text:p text:style-name="P9"><text:soft-page-break/>вістили роки: жий однині</text:p>
            <text:p text:style-name="P6"><text:span text:style-name="T57">на </text:span><text:span text:style-name="T62">всенепізнаній</text:span><text:span text:style-name="T57"> землі.</text:span><text:span text:style-name="T56"> </text:span><text:span text:style-name="T67">(П, І, 12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епі́</text:span><text:span text:style-name="T42">знаний</text:span></text:p>
            <text:p text:style-name="P6">-а, -е.</text:p>
            <text:p text:style-name="P6">Якого ще не пізнали, не вивчили. <text:span text:style-name="T81">(С, 772)</text:span></text:p>
          </table:table-cell>
        </table:table-row>
        <table:table-row>
          <table:table-cell table:style-name="Dictionary.A2" table:number-rows-spanned="2" office:value-type="string">
            <text:p text:style-name="P7">ВСЕНЕПОГА́С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основоскладання, похідне від слів:</text:span> <text:span text:style-name="T44">все</text:span> і <text:span text:style-name="T44">непога́́</text:span><text:span text:style-name="T44">сний</text:span></text:p>
            <text:p text:style-name="P9">оце світіння полохких світань</text:p>
            <text:p text:style-name="P9">світів жертовних, що мене запалює</text:p>
            <text:p text:style-name="P9"><text:span text:style-name="T43">всенепогасним</text:span> і ламким, як крига,</text:p>
            <text:p text:style-name="P6"><text:span text:style-name="T57">огнем співучих надторосів — криг.</text:span><text:span text:style-name="T56"> </text:span><text:span text:style-name="T67">(П, І, 80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епога́</text:span><text:span text:style-name="T42">сний</text:span></text:p>
            <text:p text:style-name="P6">-а, -е.</text:p>
            <text:p text:style-name="P6">1) Який не гасне, якого не можна погасити; невгасимий.</text:p>
            <text:p text:style-name="P6"><text:span text:style-name="T11">2) </text:span><text:span text:style-name="T25">перен.</text:span><text:span text:style-name="T11"> Який з часом не втрачає своєї сили; неослабний. || Якого не можна стримати, угамувати.</text:span><text:span text:style-name="T12"> </text:span><text:span text:style-name="T13">(С, 773)</text:span></text:p>
          </table:table-cell>
        </table:table-row>
        <table:table-row>
          <table:table-cell table:style-name="Dictionary.A2" table:number-rows-spanned="2" office:value-type="string">
            <text:p text:style-name="P7">ВСЕНЕПОКО́РА</text:p>
            <text:p text:style-name="P6">-и, <text:span text:style-name="T56">ім., ж., інд.-авт.,</text:span></text:p>
            <text:p text:style-name="P6"><text:span text:style-name="T69">утворене способом основоскладання, похідне від слів:</text:span> <text:span text:style-name="T44">все</text:span> і <text:span text:style-name="T44">непоко́</text:span><text:span text:style-name="T44">ра.</text:span></text:p>
            <text:p text:style-name="P9">Страшна ковбаня — чорна і масна.</text:p>
            <text:p text:style-name="P9">І дух тяжкий повзе, немов потвора,</text:p>
            <text:p text:style-name="P9">в лещатах дум твоя <text:span text:style-name="T43">всенепокора</text:span>,</text:p>
            <text:p text:style-name="P6"><text:span text:style-name="T57">стою на кладці. Дозираю дна.</text:span><text:span text:style-name="T56"> </text:span><text:span text:style-name="T67">(П, І, 151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епоко́</text:span><text:span text:style-name="T42">ра</text:span></text:p>
            <text:p text:style-name="P6"><text:span text:style-name="T30">-и, </text:span><text:span text:style-name="T35">ж.</text:span></text:p>
            <text:p text:style-name="P6">Небажання або відмова підкорятися кому-небудь, слухатися когось і т. ін.<text:span text:style-name="T80"> </text:span><text:span text:style-name="T81">(С, 774)</text:span></text:p>
          </table:table-cell>
        </table:table-row>
        <table:table-row>
          <table:table-cell table:style-name="Dictionary.A2" table:number-rows-spanned="2" office:value-type="string">
            <text:p text:style-name="P7">ВСЕНИЩІ́ВНІСТЬ</text:p>
            <text:p text:style-name="P6">-ності, <text:span text:style-name="T56">ім., ж., інд.-авт.,</text:span></text:p>
            <text:p text:style-name="P6"><text:span text:style-name="T69">утворене складносуфіксальним способом, похідне від слів:</text:span><text:span text:style-name="T86"> </text:span><text:span text:style-name="T45">все </text:span><text:span text:style-name="T50">і </text:span><text:soft-page-break/><text:span text:style-name="T45">нищі́вний.</text:span></text:p>
            <text:p text:style-name="P9">І ти збагнеш</text:p>
            <text:p text:style-name="P6"><text:span text:style-name="T57">обнавіснілу </text:span><text:span text:style-name="T62">всенищівність</text:span><text:span text:style-name="T57"> роду.</text:span><text:span text:style-name="T56"> </text:span><text:span text:style-name="T67">(П, І, 144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ищівни́</text:span><text:span text:style-name="T42">й</text:span></text:p>
            <text:p text:style-name="P6">-а, -е.</text:p>
            <text:p text:style-name="P6"><text:soft-page-break/>Який має велику руйнівну, знищувальну силу. || Дуже великий, сильний. || Різкий, нещадний, непримиренний. || Сповнений зневаги, осуду, презирства.<text:span text:style-name="T80"> </text:span><text:span text:style-name="T81">(С, 786)</text:span></text:p>
          </table:table-cell>
        </table:table-row>
        <table:table-row>
          <table:table-cell table:style-name="Dictionary.A2" table:number-rows-spanned="2" office:value-type="string">
            <text:p text:style-name="P7">ВСЕО́БРІЙ</text:p>
            <text:p text:style-name="P6">-ю, <text:span text:style-name="T56">ім., ч., інд.-авт.,</text:span></text:p>
            <text:p text:style-name="P6"><text:span text:style-name="T69">утворене способом основоскладання, похідне від слів:</text:span> <text:span text:style-name="T44">все </text:span>і <text:span text:style-name="T44">о́</text:span><text:span text:style-name="T44">брій.</text:span></text:p>
            <text:p text:style-name="P9">Старечою ходою</text:p>
            <text:p text:style-name="P9">із костуром — іще бриниш мені</text:p>
            <text:p text:style-name="P6"><text:span text:style-name="T62">всеобрієм</text:span><text:span text:style-name="T57">.</text:span><text:span text:style-name="T56"> </text:span><text:span text:style-name="T67">(П, І, 182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о́</text:span><text:span text:style-name="T42">брій</text:span></text:p>
            <text:p text:style-name="P6"><text:span text:style-name="T30">-ю, </text:span><text:span text:style-name="T35">ч.</text:span></text:p>
            <text:p text:style-name="P6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6">2) Простір, який постає перед очима на відкритій місцевості; видноколо.<text:span text:style-name="T80"> </text:span><text:span text:style-name="T81">(С, 816)</text:span></text:p>
          </table:table-cell>
        </table:table-row>
        <table:table-row>
          <table:table-cell table:style-name="Dictionary.A2" table:number-rows-spanned="2" office:value-type="string">
            <text:p text:style-name="P7">ВСЕОБРУША́ТИ</text:p>
            <text:p text:style-name="P6">-а́ю, -єш, дієсл., <text:span text:style-name="T57">недок., перех., інд.-авт.,</text:span></text:p>
            <text:p text:style-name="P6"><text:span text:style-name="T67">утворене способом основоскладання, похідне від слів:</text:span> <text:span text:style-name="T44">все</text:span> і <text:span text:style-name="T44">обруша́</text:span><text:span text:style-name="T44">ти.</text:span></text:p>
            <text:p text:style-name="P9">Та <text:span text:style-name="T43">всеобрушає</text:span> нестерпно</text:p>
            <text:p text:style-name="P9">двопогляд. У ньому ти сущий,</text:p>
            <text:p text:style-name="P9">померлий, пантруєш живого,</text:p>
            <text:p text:style-name="P6"><text:span text:style-name="T57">зориш за померлим — живий.</text:span><text:span text:style-name="T56"> </text:span><text:span text:style-name="T67">(П, І, 87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обру́</text:span><text:span text:style-name="T9">шувати</text:span></text:p>
            <text:p text:style-name="P6"><text:span text:style-name="T30">-ую, -уєш </text:span><text:span text:style-name="T35">і рідко </text:span><text:span text:style-name="T30">обрушати, -аю, -аєш, </text:span><text:span text:style-name="T35">недок.</text:span><text:span text:style-name="T30">, обрушити, -шу, -шиш,</text:span><text:span text:style-name="T35">док.</text:span><text:span text:style-name="T30">, </text:span><text:span text:style-name="T35">перех.</text:span></text:p>
            <text:p text:style-name="P6"><text:span text:style-name="T7">3) </text:span><text:span text:style-name="T24">перен.</text:span><text:span text:style-name="T7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span><text:span text:style-name="T21"> </text:span><text:span text:style-name="T22">(С, 817)</text:span></text:p>
          </table:table-cell>
        </table:table-row>
        <table:table-row>
          <table:table-cell table:style-name="Dictionary.A1" table:number-rows-spanned="2" office:value-type="string">
            <text:p text:style-name="P7">ВСЕО́ЧІ</text:p>
            <text:p text:style-name="P6"><text:soft-page-break/>-чéй, <text:span text:style-name="T56">ім., мн., інд.-авт.,</text:span></text:p>
            <text:p text:style-name="P6"><text:span text:style-name="T69">утворене способом основоскладання, похідне від слів:</text:span> <text:span text:style-name="T44">все</text:span> і <text:span text:style-name="T44">о́</text:span><text:span text:style-name="T44">чі.</text:span></text:p>
            <text:p text:style-name="P9">Узорені, роздумані, прозорі -</text:p>
            <text:p text:style-name="P9">вони — одне високе чудування -</text:p>
            <text:p text:style-name="P9">недоторканна є оця зчужілість</text:p>
            <text:p text:style-name="P6"><text:span text:style-name="T57">і всепрозріння добрих </text:span><text:span text:style-name="T62">всеочей</text:span><text:span text:style-name="T57">.</text:span><text:span text:style-name="T56"> </text:span><text:span text:style-name="T67">(П, ІІ, 198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О́</text:span><text:span text:style-name="T8">ко (о́</text:span><text:span text:style-name="T8">чі)</text:span><text:soft-page-break/></text:p>
            <text:p text:style-name="P6"><text:span text:style-name="T29">I </text:span><text:span text:style-name="T30">-а, </text:span><text:span text:style-name="T35">с.</text:span><text:span text:style-name="T30"> (</text:span><text:span text:style-name="T35">мн.</text:span><text:span text:style-name="T30"> очі, </text:span><text:span text:style-name="T35">рідко </text:span><text:span text:style-name="T30">вічі, очей — </text:span><text:span text:style-name="T35">перев.</text:span><text:span text:style-name="T30"> </text:span><text:span text:style-name="T35">з прийм.</text:span><text:span text:style-name="T30"> у).</text:span></text:p>
            <text:p text:style-name="P6">1) Орган зору у людини, всіх хребетних та деяких безхребетних тварин. || Те саме, що погляд.</text:p>
            <text:p text:style-name="P6">2) <text:span text:style-name="T55">розм.</text:span> Здатність бачити; зір. || <text:span text:style-name="T55">тільки одн.</text:span> Особлива здатність бачення, властива людині завдяки певній професії, досвіду і т. ін.</text:p>
            <text:p text:style-name="P6"><text:span text:style-name="T11">3) </text:span><text:span text:style-name="T25">перен.</text:span><text:span text:style-name="T11">, </text:span><text:span text:style-name="T25">розм.</text:span><text:span text:style-name="T11"> Піклування, догляд.</text:span><text:span text:style-name="T12"> </text:span><text:span text:style-name="T13">(С, 837)</text:span></text:p>
          </table:table-cell>
        </table:table-row>
        <table:table-row>
          <table:table-cell table:style-name="Dictionary.A1" table:number-rows-spanned="2" office:value-type="string">
            <text:p text:style-name="P7">ВСЕПАМ’ЯТКИ́Й</text:p>
            <text:p text:style-name="P6">-á, -é, <text:span text:style-name="T57">прикм., </text:span><text:span text:style-name="T56">інд.-авт.,</text:span></text:p>
            <text:p text:style-name="P6"><text:span text:style-name="T69">утворене способом основоскладання, похідне від слів:</text:span> <text:span text:style-name="T44">все</text:span> і <text:span text:style-name="T45">пам’ятки́й.</text:span></text:p>
            <text:p text:style-name="P9">Володарю своєї смерті, доля - </text:p>
            <text:p text:style-name="P9"><text:span text:style-name="T43">всепам’ятка</text:span>, всечула, всевидюща - </text:p>
            <text:p text:style-name="P6"><text:span text:style-name="T57">нічого не забуде, не простить.</text:span><text:span text:style-name="T56"> </text:span><text:span text:style-name="T67">(П, І, 144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Пам’ятли́</text:span><text:span text:style-name="T9">вий (пам’ятки́</text:span><text:span text:style-name="T9">й)</text:span></text:p>
            <text:p text:style-name="P6">-а, -е.</text:p>
            <text:p text:style-name="P6">1) Який має добру пам’ять, здатний легко запам’ятовувати.<text:span text:style-name="T80"> </text:span><text:span text:style-name="T81">(С, 879)</text:span></text:p>
          </table:table-cell>
        </table:table-row>
        <table:table-row>
          <table:table-cell table:style-name="Dictionary.A1" table:number-rows-spanned="2" office:value-type="string">
            <text:p text:style-name="P7">ВСЕПЕКЕ́ЛЬНИЙ</text:p>
            <text:p text:style-name="P6">-а, -е, <text:span text:style-name="T57">прикм., </text:span><text:span text:style-name="T56">інд.-авт.,</text:span></text:p>
            <text:p text:style-name="P6"><text:span text:style-name="T48">утворене способом основоскладання, похідне від слів:</text:span> <text:span text:style-name="T44">все</text:span> і <text:span text:style-name="T44">пекéльний.</text:span></text:p>
            <text:p text:style-name="P9"><text:soft-page-break/>Сяє срібне серце землі</text:p>
            <text:p text:style-name="P6"><text:span text:style-name="T62">всепекельними </text:span><text:span text:style-name="T57">калюжами.</text:span><text:span text:style-name="T56"> </text:span><text:span text:style-name="T67">(П, І, 173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пеке́льний</text:p>
            <text:p text:style-name="P6">-а, -е.</text:p>
            <text:p text:style-name="P6">1) Прикм. до пекло 1). || Який уявно <text:soft-page-break/>спостерігається в пеклі.</text:p>
            <text:p text:style-name="P6">2) <text:span text:style-name="T55">перен.</text:span> Важкий, жахливий, нестерпний; такий, як у пеклі. || Надзвичайний за ступенем прояву; дуже великий.</text:p>
            <text:p text:style-name="P6"><text:span text:style-name="T11">3) </text:span><text:span text:style-name="T25">перен.</text:span><text:span text:style-name="T11"> Злий, підступний. || </text:span><text:span text:style-name="T25">розм.</text:span><text:span text:style-name="T11"> Уживається як лайливе слово.</text:span><text:span text:style-name="T12"> </text:span><text:span text:style-name="T13">(С, 896-897)</text:span></text:p>
          </table:table-cell>
        </table:table-row>
        <table:table-row>
          <table:table-cell table:style-name="Dictionary.A2" table:number-rows-spanned="2" office:value-type="string">
            <text:p text:style-name="P7">ВСЕПЕРЕЛЕ́Т</text:p>
            <text:p text:style-name="P6">-у, <text:span text:style-name="T56">ім., ч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все</text:span><text:span text:style-name="T86"> і </text:span><text:span text:style-name="T45">перелі́</text:span><text:span text:style-name="T45">т.</text:span></text:p>
            <text:p text:style-name="P9">Це божевілля пориву, ця рвань</text:p>
            <text:p text:style-name="P9"><text:span text:style-name="T43">всеперелетів</text:span> — з пекла і до раю,</text:p>
            <text:p text:style-name="P6"><text:span text:style-name="T57">це надвисання в смерть…</text:span><text:span text:style-name="T56"> </text:span><text:span text:style-name="T67">(П, І, 144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ерелі́</text:span><text:span text:style-name="T42">т</text:span></text:p>
            <text:p text:style-name="P6"><text:span text:style-name="T30">-льоту, </text:span><text:span text:style-name="T35">ч.</text:span></text:p>
            <text:p text:style-name="P6">1) Дія і стан за знач. перелетіти 1), перелітати. <text:span text:style-name="T65">(С, 916)</text:span></text:p>
          </table:table-cell>
        </table:table-row>
        <table:table-row>
          <table:table-cell table:style-name="Dictionary.A2" table:number-rows-spanned="2" office:value-type="string">
            <text:p text:style-name="P7">ВСЕПЕРЕЛЯ́К</text:p>
            <text:p text:style-name="P6">-у, <text:span text:style-name="T56">ім., ч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все</text:span><text:span text:style-name="T86"> і </text:span><text:span text:style-name="T45">переля́к.</text:span></text:p>
            <text:p text:style-name="P9">Куди сховатись,</text:p>
            <text:p text:style-name="P9">аби втекти глухонімого болю</text:p>
            <text:p text:style-name="P9">і таємничого <text:span text:style-name="T43">Всепереляку</text:span></text:p>
            <text:p text:style-name="P6"><text:span text:style-name="T57">і ницого рятунку Порожнеч?</text:span><text:span text:style-name="T56"> </text:span><text:span text:style-name="T67">(П, І, 136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ереля́</text:span><text:span text:style-name="T42">к</text:span></text:p>
            <text:p text:style-name="P6"><text:span text:style-name="T30">-у, </text:span><text:span text:style-name="T35">ч.</text:span></text:p>
            <text:p text:style-name="P6">Почуття страху, боязні. || Стан, викликаний таким почуттям; зовнішні ознаки такого почуття.<text:span text:style-name="T80"> </text:span><text:span text:style-name="T81">(С, 916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ВСЕПОПÉРЕДУ</text:p>
            <text:p text:style-name="P9">присл., інд.-авт.,</text:p>
            <text:p text:style-name="P6"><text:span text:style-name="T68">утворене способом </text:span><text:span text:style-name="T68">зрощення, похідне </text:span><text:span text:style-name="T68">від слів:</text:span><text:span text:style-name="T86"> </text:span><text:span text:style-name="T45">все</text:span><text:span text:style-name="T86"> і </text:span><text:span text:style-name="T45">попéреду</text:span></text:p>
            <text:p text:style-name="P9">Іду до вас — ви <text:span text:style-name="T43">всепопереду</text:span>,</text:p>
            <text:p text:style-name="P6"><text:span text:style-name="T57">за заримим обрієм моїм.</text:span><text:span text:style-name="T56"> </text:span><text:span text:style-name="T67">(П, ІІ, 7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попе́реду</text:p>
            <text:p text:style-name="P6"><text:span text:style-name="T29">I </text:span><text:span text:style-name="T35">присл.</text:span></text:p>
            <text:p text:style-name="P6">1) Перед ким-, чим-небудь, на чолі когось, чогось; <text:span text:style-name="T55">прот.</text:span> позаду. || У передній частині чого-небудь. || У числі перших, передових, в авангарді.</text:p>
            <text:p text:style-name="P6">2) Раніше від кого-, чого-небудь; спершу. || За якийсь час до чого-небудь; заздалегідь, наперед. || У минулому, раніше.</text:p>
            <text:p text:style-name="P6">3) На деякій відстані перед ким-, чим-небудь. || На значній віддалі на шляху під час пересування.</text:p>
            <text:p text:style-name="P6">4) У майбутньому.<text:span text:style-name="T80"> </text:span><text:span text:style-name="T81">(С, 1054)</text:span></text:p>
          </table:table-cell>
        </table:table-row>
        <table:table-row>
          <table:table-cell table:style-name="Dictionary.A2" table:number-rows-spanned="2" office:value-type="string">
            <text:p text:style-name="P7">ВСЕПРОЗРÍННЯ</text:p>
            <text:p text:style-name="P9">ім., с., інд.-авт.,</text:p>
            <text:p text:style-name="P6"><text:span text:style-name="T68">утворене способом основоскладання, </text:span><text:span text:style-name="T68">похідне від слів:</text:span><text:span text:style-name="T86"> </text:span><text:span text:style-name="T45">все</text:span><text:span text:style-name="T86"> </text:span><text:span text:style-name="T86">і </text:span><text:span text:style-name="T45">прозрíння.</text:span></text:p>
            <text:p text:style-name="P9">На всерозхресті люті і жаху,</text:p>
            <text:p text:style-name="P9">на <text:span text:style-name="T43">всепрозрінні</text:span> смертного скрику</text:p>
            <text:p text:style-name="P9">дай мені, Боже, чесного шляху,</text:p>
            <text:p text:style-name="P6"><text:span text:style-name="T57">дай мені, Боже, гордого лику!</text:span><text:span text:style-name="T56"> </text:span><text:span text:style-name="T67">(П, І, 153);</text:span></text:p>
            <text:p text:style-name="P9"><text:soft-page-break/>Узорені, роздумані, прозорі - </text:p>
            <text:p text:style-name="P9">вони — одне високе чудування - </text:p>
            <text:p text:style-name="P9">недоторканна є оця зчужілість</text:p>
            <text:p text:style-name="P6"><text:span text:style-name="T57">і </text:span><text:span text:style-name="T62">всепрозріння</text:span><text:span text:style-name="T57"> добрих всеочей.</text:span><text:span text:style-name="T56"> </text:span><text:span text:style-name="T67">(П, ІІ, 1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зрі́</text:span><text:span text:style-name="T42">ння</text:span></text:p>
            <text:p text:style-name="P6"><text:span text:style-name="T30">-я, </text:span><text:span text:style-name="T35">с.</text:span></text:p>
            <text:p text:style-name="P6">1) Дія і стан за знач. прозріти. <text:span text:style-name="T65">(С, 1153)</text:span></text:p>
          </table:table-cell>
        </table:table-row>
        <table:table-row>
          <table:table-cell table:style-name="Dictionary.A2" table:number-rows-spanned="2" office:value-type="string">
            <text:p text:style-name="P7">ВСЕПРОЩÁЛЬ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все</text:span><text:span text:style-name="T86"> і </text:span><text:span text:style-name="T45">прощáльний.</text:span></text:p>
            <text:p text:style-name="P9">Земля — хитлива і плавка — вседорога і <text:span text:style-name="T43">всепрощальна</text:span> —</text:p>
            <text:p text:style-name="P6"><text:span text:style-name="T57">здоліла стати, щоб благальна помічена була рука.</text:span><text:span text:style-name="T56"> </text:span><text:span text:style-name="T67">(П, ІІ, 147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ща́</text:span><text:span text:style-name="T42">льний</text:span></text:p>
            <text:p text:style-name="P6">-а, -е.</text:p>
            <text:p text:style-name="P6">1) Стос. до прощання. ||Викликаний прощанням. || Який буває, відбувається тощо під час прощання з покійником. || Який влаштовується з нагоди від’їзду.</text:p>
            <text:p text:style-name="P6"><text:span text:style-name="T7">2) </text:span><text:span text:style-name="T24">перен.</text:span><text:span text:style-name="T7"> Останній.</text:span><text:span text:style-name="T21"> </text:span><text:span text:style-name="T22">(С, 1181)</text:span></text:p>
          </table:table-cell>
        </table:table-row>
        <table:table-row>
          <table:table-cell table:style-name="Dictionary.A2" table:number-rows-spanned="2" office:value-type="string">
            <text:p text:style-name="P7">ВСЕПРОЩÁННЯ</text:p>
            <text:p text:style-name="P6">-я, <text:span text:style-name="T56">ім., с., інд.-авт.,</text:span></text:p>
            <text:p text:style-name="P6"><text:span text:style-name="T69">утворене способом </text:span><text:span text:style-name="T69">основословоскладання, похідне від слів:</text:span><text:span text:style-name="T86"> </text:span><text:span text:style-name="T45">все</text:span><text:span text:style-name="T86"> і </text:span><text:span text:style-name="T45">прощáння.</text:span></text:p>
            <text:p text:style-name="P9">Що мав — привиділось, причулося,</text:p>
            <text:p text:style-name="P6"><text:span text:style-name="T57">на всенезустріч, </text:span><text:span text:style-name="T62">всепрощання</text:span><text:span text:style-name="T57">.</text:span><text:span text:style-name="T56"> </text:span><text:span text:style-name="T67">(П, І, 199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ща́</text:span><text:span text:style-name="T42">ння</text:span></text:p>
            <text:p text:style-name="P6"><text:span text:style-name="T30">-я, </text:span><text:span text:style-name="T35">с.</text:span></text:p>
            <text:p text:style-name="P6"><text:span text:style-name="T31">1) Дія за знач. прощатися 1). || Слова, які вимовляються перед розлукою, </text:span><text:span text:style-name="T31">розставанням. </text:span><text:span text:style-name="T36">Час прощання</text:span><text:span text:style-name="T31">.</text:span></text:p>
            <text:p text:style-name="P6"><text:span text:style-name="T11">2) </text:span><text:span text:style-name="T25">перен.</text:span><text:span text:style-name="T11"> Розставання з чим-небудь.</text:span><text:span text:style-name="T12"> </text:span><text:span text:style-name="T13">(С, 1181)</text:span></text:p>
          </table:table-cell>
        </table:table-row>
        <table:table-row>
          <table:table-cell table:style-name="Dictionary.A2" table:number-rows-spanned="2" office:value-type="string">
            <text:p text:style-name="P7">ВСЕРОЗЛУ́́КА</text:p>
            <text:p text:style-name="P6"><text:soft-page-break/>-и, <text:span text:style-name="T56">ім., ж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все</text:span><text:span text:style-name="T86"> і </text:span><text:span text:style-name="T45">розлу́ка.</text:span></text:p>
            <text:p text:style-name="P6">Сягни рукою — і не досягнеш</text:p>
            <text:p text:style-name="P6"><text:span text:style-name="T56">ні краю </text:span><text:span text:style-name="T61">всерозлук</text:span><text:span text:style-name="T56">, ні муки краю. </text:span><text:span text:style-name="T67">(П, І, 149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розлу́</text:span><text:span text:style-name="T42">ка</text:span></text:p>
            <text:p text:style-name="P6"><text:soft-page-break/><text:span text:style-name="T30">-и, </text:span><text:span text:style-name="T35">ж.</text:span></text:p>
            <text:p text:style-name="P6">1) Розставання, прощання з ким-, чим-небудь близьким, дорогим.</text:p>
            <text:p text:style-name="P6">2) Тимчасове перебування далеко від кого-, чого-небудь близького, дорогого.<text:span text:style-name="T80"> </text:span><text:span text:style-name="T81">(С, 1250)</text:span></text:p>
          </table:table-cell>
        </table:table-row>
        <table:table-row>
          <table:table-cell table:style-name="Dictionary.A2" table:number-rows-spanned="2" office:value-type="string">
            <text:p text:style-name="P7">ВСЕРОЗХРÉСТЯ</text:p>
            <text:p text:style-name="P6">-я, <text:span text:style-name="T56">ім., с., інд.-авт.,</text:span></text:p>
            <text:p text:style-name="P6"><text:span text:style-name="T69">утворене способом основоскладання, префіксальним і нульсуфіксальним, </text:span><text:span text:style-name="T69">похідне від слів:</text:span><text:span text:style-name="T86"> </text:span><text:span text:style-name="T45">все</text:span><text:span text:style-name="T86"> і </text:span><text:span text:style-name="T45">хрест.</text:span></text:p>
            <text:p text:style-name="P9">На <text:span text:style-name="T43">всерозхресті</text:span> люті і жаху,</text:p>
            <text:p text:style-name="P9">на всепрозрінні смертного скрику</text:p>
            <text:p text:style-name="P9">дай мені, Боже, чесного шляху,</text:p>
            <text:p text:style-name="P6"><text:span text:style-name="T57">дай мені, Боже, гордого лику!</text:span><text:span text:style-name="T56"> </text:span><text:span text:style-name="T67">(П, І, 153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7">хрест</text:p>
            <text:p text:style-name="P6"><text:span text:style-name="T30">-а́</text:span><text:span text:style-name="T30">, </text:span><text:span text:style-name="T35">ч.</text:span></text:p>
            <text:p text:style-name="P6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— знак, що нагадує такий предмет, зображується перехресним рухом особливим чином складених пальців правої руки.</text:p>
            <text:p text:style-name="P6"><text:span text:style-name="T11">5) </text:span><text:span text:style-name="T25">перен.</text:span><text:span text:style-name="T11"> Страждання, випробування, що випали на чиюсь долю.</text:span><text:span text:style-name="T12"> </text:span><text:span text:style-name="T13">(С, 1572)</text:span></text:p>
          </table:table-cell>
        </table:table-row>
        <table:table-row>
          <table:table-cell table:style-name="Dictionary.A2" office:value-type="string">
            <text:p text:style-name="P7">ВСЕСÁДНО</text:p>
            <text:p text:style-name="P9">присл., інд.-авт.,</text:p>
            <text:p text:style-name="P6"><text:span text:style-name="T68">утворене суфіксальним способом, похідне від слова</text:span><text:span text:style-name="T86"> </text:span><text:span text:style-name="T45">всесáдний.</text:span></text:p>
            <text:p text:style-name="P9">Меркавий<text:span text:style-name="T43"> </text:span>місяць був посів</text:p>
            <text:p text:style-name="P9"><text:soft-page-break/>на всю околицю, <text:span text:style-name="T43">всесадно</text:span></text:p>
            <text:p text:style-name="P9">пишаючись і правив владно,</text:p>
            <text:p text:style-name="P6"><text:span text:style-name="T57">нічний мій сором чемно крив.</text:span><text:span text:style-name="T56"> </text:span><text:span text:style-name="T67">(П, ІІ, 296)</text:span></text:p>
          </table:table-cell>
          <table:table-cell table:style-name="Dictionary.B2" office:value-type="string">
            <text:p text:style-name="P6"><text:span text:style-name="T45">Всесáдний </text:span><text:span text:style-name="T50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СЕСПÁЛЕ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все</text:span><text:span text:style-name="T86"> і </text:span><text:span text:style-name="T45">спáлення.</text:span></text:p>
            <text:p text:style-name="P9"><text:span text:style-name="T43">Всеспалення</text:span> Твоє автодафе - </text:p>
            <text:p text:style-name="P9">перепочинок перед різнім святом,</text:p>
            <text:p text:style-name="P9">як ворогу назвешся рідним братом</text:p>
            <text:p text:style-name="P6"><text:span text:style-name="T57">і смерк розсуне лірою Орфей.</text:span><text:span text:style-name="T56"> </text:span><text:span text:style-name="T67">(П, І, 134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па́</text:span><text:span text:style-name="T42">лення</text:span></text:p>
            <text:p text:style-name="P6"><text:span text:style-name="T30">-я, </text:span><text:span text:style-name="T35">с.</text:span></text:p>
            <text:p text:style-name="P6">Дія за знач. спалити. <text:span text:style-name="T65">(С, 1361)</text:span></text:p>
          </table:table-cell>
        </table:table-row>
        <table:table-row>
          <table:table-cell table:style-name="Dictionary.A2" table:number-rows-spanned="2" office:value-type="string">
            <text:p text:style-name="P7">ВСЕСПОГÁДУВАТИ</text:p>
            <text:p text:style-name="P6">-ую, -єш, дієсл., <text:span text:style-name="T56">недок., перех., інд.-авт.,</text:span></text:p>
            <text:p text:style-name="P6"><text:span text:style-name="T48">утворене способом основоскладання, похідне від слів:</text:span> <text:span text:style-name="T44">все</text:span> і <text:span text:style-name="T44">спогáдувати.</text:span></text:p>
            <text:p text:style-name="P9">Як лев, що причаївся в хащах обрію,</text:p>
            <text:p text:style-name="P9">заки й зблудив, отак і я валандаюсь,</text:p>
            <text:p text:style-name="P9">від тебе відмежований навіки,</text:p>
            <text:p text:style-name="P6"><text:span text:style-name="T57">і </text:span><text:span text:style-name="T62">всеспогадую</text:span><text:span text:style-name="T57"> — немов живу.</text:span><text:span text:style-name="T56"> </text:span><text:span text:style-name="T67">(П, І, 70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пога́</text:span><text:span text:style-name="T42">дувати</text:span></text:p>
            <text:p text:style-name="P6"><text:span text:style-name="T30">-ую, -уєш, </text:span><text:span text:style-name="T35">недок.</text:span><text:span text:style-name="T30">, спогадати, -аю, -аєш, </text:span><text:span text:style-name="T35">док.</text:span><text:span text:style-name="T30">, </text:span><text:span text:style-name="T35">перех.</text:span><text:span text:style-name="T30">, </text:span><text:span text:style-name="T35">також із спол.</text:span><text:span text:style-name="T30">що, як, коли, </text:span><text:span text:style-name="T35">неперех.</text:span><text:span text:style-name="T30">, </text:span><text:span text:style-name="T35">про кого </text:span><text:span text:style-name="T30">— </text:span><text:span text:style-name="T35">що</text:span><text:span text:style-name="T30">, </text:span><text:span text:style-name="T35">розм.</text:span><text:span text:style-name="T30"> </text:span><text:span text:style-name="T35">за кого </text:span><text:span text:style-name="T30">— </text:span><text:span text:style-name="T35">що</text:span><text:span text:style-name="T30">, </text:span><text:span text:style-name="T35">розм.</text:span></text:p>
            <text:p text:style-name="P6"><text:span text:style-name="T31">1) Те саме, що згадувати. </text:span><text:span text:style-name="T36">Спогадувати добрим словом</text:span><text:span text:style-name="T31">.</text:span></text:p>
            <text:p text:style-name="P6">2) Думати, уявляти що-небудь.<text:span text:style-name="T80"> </text:span><text:span text:style-name="T81">(С, 1371)</text:span></text:p>
          </table:table-cell>
        </table:table-row>
        <table:table-row>
          <table:table-cell table:style-name="Dictionary.A2" table:number-rows-spanned="2" office:value-type="string">
            <text:p text:style-name="P7">ВСЕТРИВÓГА</text:p>
            <text:p text:style-name="P6">-и, <text:span text:style-name="T56">ім., ж., інд.-авт.,</text:span></text:p>
            <text:p text:style-name="P6"><text:soft-page-break/><text:span text:style-name="T69">утворене способом основоскладання, похідне від слів:</text:span><text:span text:style-name="T86"> </text:span><text:span text:style-name="T45">все</text:span><text:span text:style-name="T86"> і </text:span><text:span text:style-name="T45">тривóга.</text:span></text:p>
            <text:p text:style-name="P9">Надимляється дорога</text:p>
            <text:p text:style-name="P9">від диявола до Бога,</text:p>
            <text:p text:style-name="P9">вслід ступає <text:span text:style-name="T43">всетривога</text:span>,</text:p>
            <text:p text:style-name="P6"><text:span text:style-name="T57">і спинилась біла смерть.</text:span><text:span text:style-name="T56"> </text:span><text:span text:style-name="T67">(П, ІІ, 127);</text:span></text:p>
            <text:p text:style-name="P9">О ця займанщина душі!</text:p>
            <text:p text:style-name="P9">Спіши — з дороги і в дорогу.</text:p>
            <text:p text:style-name="P9">Годуй голодну <text:span text:style-name="T43">всетривогу</text:span></text:p>
            <text:p text:style-name="P6"><text:span text:style-name="T57">і спогаду не воруши.</text:span><text:span text:style-name="T56"> </text:span><text:span text:style-name="T67">(П, ІІ, 289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триво́</text:span><text:span text:style-name="T42">га</text:span></text:p>
            <text:p text:style-name="P6"><text:soft-page-break/><text:span text:style-name="T30">-и, </text:span><text:span text:style-name="T35">ж.</text:span></text:p>
            <text:p text:style-name="P6">1) Неспокій, збентеження, викликані якимсь побоюванням, страхом перед чимось, передчуттям неприємного, небезпечного. || <text:span text:style-name="T55">перев.</text:span> <text:span text:style-name="T55">мн.</text:span>Хвилювання, переживання, що порушують душевний спокій.</text:p>
            <text:p text:style-name="P6">2) Метушня, шарпанина, переполох.</text:p>
            <text:p text:style-name="P6"><text:span text:style-name="T7">3) Стан, що вимагає активних дій; загроза, небезпека. || Умовний сигнал, що сповіщає про небезпеку, загрозу або про битву, бій. </text:span><text:span text:style-name="T24">Бойова тривога</text:span><text:span text:style-name="T7">.</text:span><text:span text:style-name="T21"> </text:span><text:span text:style-name="T22">(С, 1473)</text:span></text:p>
          </table:table-cell>
        </table:table-row>
        <table:table-row>
          <table:table-cell table:style-name="Dictionary.A2" table:number-rows-spanned="2" office:value-type="string">
            <text:p text:style-name="P7">ВСЕЦÁРСТВІЄ</text:p>
            <text:p text:style-name="P6">-я, <text:span text:style-name="T56">ім., с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все</text:span><text:span text:style-name="T86"> і </text:span><text:span text:style-name="T45">цáрствіє.</text:span></text:p>
            <text:p text:style-name="P9">Оце й бо він, твій люд. Оце й бо він, твій край.</text:p>
            <text:p text:style-name="P6"><text:span text:style-name="T62">Всецарствіє</text:span><text:span text:style-name="T57"> паскуд в сто горл реве: тримай.</text:span><text:span text:style-name="T56"> </text:span><text:span text:style-name="T67">(П, ІІ, 192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Ца́</text:span><text:span text:style-name="T9">рство (ца́</text:span><text:span text:style-name="T9">рствіє)</text:span></text:p>
            <text:p text:style-name="P6"><text:span text:style-name="T30">-а, </text:span><text:span text:style-name="T35">с.</text:span></text:p>
            <text:p text:style-name="P6">1) Держава, якою править цар (у 1 <text:span text:style-name="T55">знач.</text:span>).</text:p>
            <text:p text:style-name="P6"><text:span text:style-name="T7">2) </text:span><text:span text:style-name="T24">рідко</text:span><text:span text:style-name="T7">. Правління царя (у 1 </text:span><text:span text:style-name="T24">знач.</text:span><text:span text:style-name="T7">); царювання. || </text:span><text:span text:style-name="T24">перен.</text:span><text:span text:style-name="T7"> Сфера, ділянка, в якій хто-небудь почуває себе повновладним господарем.</text:span><text:span text:style-name="T21"> </text:span><text:span text:style-name="T22">(С, 1578)</text:span></text:p>
          </table:table-cell>
        </table:table-row>
        <table:table-row>
          <table:table-cell table:style-name="Dictionary.A1" table:number-rows-spanned="2" office:value-type="string">
            <text:p text:style-name="P7">ВСЕЧЕКÁННЯ</text:p>
            <text:p text:style-name="P6">-я, <text:span text:style-name="T56">ім., с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все</text:span><text:span text:style-name="T86"> і </text:span><text:span text:style-name="T45">чекáння.</text:span></text:p>
            <text:p text:style-name="P9"><text:soft-page-break/>Це все юрма. І ніч. І брат мій спить.</text:p>
            <text:p text:style-name="P6"><text:span text:style-name="T57">Росте під стелю </text:span><text:span text:style-name="T62">всечекання</text:span><text:span text:style-name="T57">.</text:span><text:span text:style-name="T56"> </text:span><text:span text:style-name="T67">(П, І, 164)</text:span></text:p>
          </table:table-cell>
          <table:table-cell table:style-name="Dictionary.B1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чека́</text:span><text:span text:style-name="T42">ння</text:span></text:p>
            <text:p text:style-name="P6"><text:span text:style-name="T30">-я, </text:span><text:span text:style-name="T35">с.</text:span></text:p>
            <text:p text:style-name="P6">Стан за знач. чекати. <text:span text:style-name="T65">(С, 1596)</text:span></text:p>
          </table:table-cell>
        </table:table-row>
        <table:table-row>
          <table:table-cell table:style-name="Dictionary.A2" table:number-rows-spanned="2" office:value-type="string">
            <text:p text:style-name="P7">ВСЕЧУ́́ЛИЙ</text:p>
            <text:p text:style-name="P6">-а, -е, <text:span text:style-name="T57">дієпр., </text:span><text:span text:style-name="T56">інд.-авт.,</text:span></text:p>
            <text:p text:style-name="P6"><text:span text:style-name="T69">утворене складносуфіксальни</text:span><text:span text:style-name="T69">м способом, похідне від слів:</text:span><text:span text:style-name="T86"> </text:span><text:span text:style-name="T45">все</text:span><text:span text:style-name="T86"> і </text:span><text:span text:style-name="T45">чýти.</text:span></text:p>
            <text:p text:style-name="P9">Володарю своєї смерті, доля - </text:p>
            <text:p text:style-name="P9">всепам’ятка, <text:span text:style-name="T43">всечула</text:span>, всевидюща - </text:p>
            <text:p text:style-name="P6"><text:span text:style-name="T57">нічого не забуде, не простить.</text:span><text:span text:style-name="T56"> </text:span><text:span text:style-name="T67">(П, І, 144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чу́</text:span><text:span text:style-name="T42">ти</text:span></text:p>
            <text:p text:style-name="P6"><text:span text:style-name="T30">чую, чуєш, </text:span><text:span text:style-name="T35">недок.</text:span></text:p>
            <text:p text:style-name="P6">1) <text:span text:style-name="T55">перех.</text:span> Сприймати за допомогою органів слуху які-небудь звуки. ||<text:span text:style-name="T55">у знач.</text:span> <text:span text:style-name="T55">вставн. сл.</text:span> Чується.</text:p>
            <text:p text:style-name="P6">2) <text:span text:style-name="T55">неперех.</text:span> Мати слух.</text:p>
            <text:p text:style-name="P6"><text:span text:style-name="T11">3) </text:span><text:span text:style-name="T25">перех.</text:span><text:span text:style-name="T11"> Мати які-небудь дані, відомості про кого-, що-небудь, знати про кого-небудь із розмов, чуток і т. ін.</text:span><text:span text:style-name="T12"> </text:span><text:span text:style-name="T13">(С, 1609)</text:span></text:p>
          </table:table-cell>
        </table:table-row>
        <table:table-row>
          <table:table-cell table:style-name="Dictionary.A2" table:number-rows-spanned="2" office:value-type="string">
            <text:p text:style-name="P7">ВСЕЩÉДР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все</text:span><text:span text:style-name="T86"> і </text:span><text:span text:style-name="T45">щéдрий.</text:span></text:p>
            <text:p text:style-name="P9">Тож — в неба провалля в бездоння, бездолий</text:p>
            <text:p text:style-name="P9">нагірний, невірний, западистий рай,</text:p>
            <text:p text:style-name="P9">всебідий, всегнівний, <text:span text:style-name="T43">всещедрий</text:span>, всекволий.</text:p>
            <text:p text:style-name="P6"><text:span text:style-name="T57">А що під крилом твоїм? Кара — карай.</text:span><text:span text:style-name="T56"> </text:span><text:span text:style-name="T67">(П, І, 98)</text:span></text:p>
          </table:table-cell>
          <table:table-cell table:style-name="Dictionary.B2" office:value-type="string">
            <text:p text:style-name="P7">все <text:span text:style-name="T48">(див. </text:span>ВСЕБЕЗО́ДНЯ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8">ще́дрий</text:p>
            <text:p text:style-name="P6">-а, -е.</text:p>
            <text:p text:style-name="P6"><text:span text:style-name="T11">1) Який охоче ділиться своїм майном, коштами і т. ін., не шкодує витрачати що-небудь. || </text:span><text:span text:style-name="T25">у знач.</text:span><text:span text:style-name="T11"> </text:span><text:span text:style-name="T25">ім.</text:span><text:span text:style-name="T11"> щедрий, -рого, </text:span><text:span text:style-name="T25">ч.</text:span><text:span text:style-name="T11"> Той, хто не шкодує витрачати що-небудь. || </text:span><text:span text:style-name="T25">перен.</text:span><text:span text:style-name="T11">, </text:span><text:span text:style-name="T25">на що</text:span><text:span text:style-name="T11">, </text:span><text:span text:style-name="T25">в чому</text:span><text:span text:style-name="T11">. Який легко, охоче роздає щось, наділяє чимсь.</text:span><text:span text:style-name="T12"> </text:span><text:span text:style-name="T13">(С, 1638)</text:span></text:p>
          </table:table-cell>
        </table:table-row>
        <text:soft-page-break/>
        <table:table-row>
          <table:table-cell table:style-name="Dictionary.A2" office:value-type="string">
            <text:p text:style-name="P7">ГЕТЬМÁНИТИСЯ</text:p>
            <text:p text:style-name="P6">-нюся, -нишся, <text:span text:style-name="T57">дієсл., недок., перех., інд.-авт.,</text:span></text:p>
            <text:p text:style-name="P6"><text:span text:style-name="T69">утворене суфіксально-постфіксальним способом, похідне від слова</text:span> <text:span text:style-name="T44">ге́</text:span><text:span text:style-name="T44">тьман.</text:span><text:span text:style-name="T48"> Вивищуватися</text:span></text:p>
            <text:p text:style-name="P9">…той віщий пагорб, на котрому горді</text:p>
            <text:p text:style-name="P9"><text:span text:style-name="T43">гетьманяться</text:span> дуби — наснився з ночі,</text:p>
            <text:p text:style-name="P6"><text:span text:style-name="T57">аби розлуку близити мою.</text:span><text:span text:style-name="T56"> </text:span><text:span text:style-name="T67">(П, ІІ, 172)</text:span></text:p>
          </table:table-cell>
          <table:table-cell table:style-name="Dictionary.B2" office:value-type="string">
            <text:p text:style-name="P6"><text:span text:style-name="T42">ге́</text:span><text:span text:style-name="T42">тьман</text:span></text:p>
            <text:p text:style-name="P6">поет.</text:p>
            <text:p text:style-name="P6"><text:span text:style-name="T11">гетьма́н, -а, </text:span><text:span text:style-name="T25">ч.</text:span><text:span text:style-name="T11"> У 16 ст. — виборний ватажок козацького війська Запорізької Січі, від 17 ст. до 1764 р. — начальник козацького війська та верховний правитель України.</text:span><text:span text:style-name="T12"> </text:span><text:span text:style-name="T13">(С, 235)</text:span></text:p>
          </table:table-cell>
        </table:table-row>
        <table:table-row>
          <table:table-cell table:style-name="Dictionary.A2" table:number-rows-spanned="3" office:value-type="string">
            <text:p text:style-name="P7">ГЛИ́Б-СИ́НЬ-СЕ́РЦЕ</text:p>
            <text:p text:style-name="P6">-я, <text:span text:style-name="T57">ім., с. інд.-авт.,</text:span></text:p>
            <text:p text:style-name="P6"><text:span text:style-name="T70">утворене способом словоскладання, похідне від слів:</text:span> <text:span text:style-name="T44">глиб</text:span>, <text:span text:style-name="T44">синь</text:span> і <text:span text:style-name="T44">се́</text:span><text:span text:style-name="T44">рце.</text:span></text:p>
            <text:p text:style-name="P9"><text:span text:style-name="T48">Золотокінва</text:span> — пади-но,</text:p>
            <text:p text:style-name="P6"><text:span text:style-name="T57">спади з лиця в </text:span><text:span text:style-name="T63">глиб-синь-серця</text:span><text:span text:style-name="T57">.</text:span><text:span text:style-name="T56"> </text:span><text:span text:style-name="T67">(П, ІІ, 191)</text:span></text:p>
          </table:table-cell>
          <table:table-cell table:style-name="Dictionary.B2" office:value-type="string">
            <text:p text:style-name="P6"><text:span text:style-name="T42">глибина́</text:span><text:span text:style-name="T42"> (глиб)</text:span></text:p>
            <text:p text:style-name="P6"><text:span text:style-name="T30">-и, </text:span><text:span text:style-name="T35">ж.</text:span></text:p>
            <text:p text:style-name="P6">1) Відстань зверху вниз від поверхні, краю чого-небудь.</text:p>
            <text:p text:style-name="P6"><text:span text:style-name="T11">5) </text:span><text:span text:style-name="T25">тільки одн.</text:span><text:span text:style-name="T11">, </text:span><text:span text:style-name="T25">перен.</text:span><text:span text:style-name="T11"> Про значущість, змістовність чого-небудь. </text:span><text:span text:style-name="T14">(С, 24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и́</text:span><text:span text:style-name="T42">нява (синь)</text:span></text:p>
            <text:p text:style-name="P6"><text:span text:style-name="T30">-и, </text:span><text:span text:style-name="T35">ж.</text:span></text:p>
            <text:p text:style-name="P6">1) Синій колір чого-небудь. || Ясне синє небо. || Серпанок. || <text:span text:style-name="T55">поет.</text:span>Сутінки.</text:p>
            <text:p text:style-name="P6">2) Синій простір, синя поверхня (про небо, море). <text:span text:style-name="T65">(С, 131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е́</text:span><text:span text:style-name="T42">рце</text:span></text:p>
            <text:p text:style-name="P6"><text:span text:style-name="T30">-я, </text:span><text:span text:style-name="T35">с.</text:span></text:p>
            <text:p text:style-name="P6"><text:soft-page-break/>2) 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’язаності.<text:span text:style-name="T80"> </text:span><text:span text:style-name="T81">(С, 1310)</text:span></text:p>
          </table:table-cell>
        </table:table-row>
        <table:table-row>
          <table:table-cell table:style-name="Dictionary.A1" table:number-rows-spanned="2" office:value-type="string">
            <text:p text:style-name="P7">ГОРЛОЗГУ́́К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флективним способом, похідне від слів:</text:span><text:span text:style-name="T86"> </text:span><text:span text:style-name="T45">гóрло </text:span><text:span text:style-name="T86">і </text:span><text:span text:style-name="T45">згýкий (</text:span><text:span text:style-name="T86">від </text:span><text:span text:style-name="T45">звук).</text:span></text:p>
            <text:p text:style-name="P9">А обрій утікав. Я надбігав</text:p>
            <text:p text:style-name="P9">щосил моїх. Та обрій <text:span text:style-name="T43">горлозгукий</text:span></text:p>
            <text:p text:style-name="P6"><text:span text:style-name="T57">пустився впрост.</text:span><text:span text:style-name="T56"> </text:span><text:span text:style-name="T67">(П, І, 183)</text:span></text:p>
          </table:table-cell>
          <table:table-cell table:style-name="Dictionary.B1" office:value-type="string">
            <text:p text:style-name="P6"><text:span text:style-name="T42">го́</text:span><text:span text:style-name="T42">рло</text:span></text:p>
            <text:p text:style-name="P6"><text:span text:style-name="T30">-а, </text:span><text:span text:style-name="T35">с.</text:span></text:p>
            <text:p text:style-name="P6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65">(С, 254)</text:span></text:p>
          </table:table-cell>
        </table:table-row>
        <table:table-row>
          <table:covered-table-cell/>
          <table:table-cell table:style-name="Dictionary.B2" office:value-type="string">
            <text:p text:style-name="P7">звук</text:p>
            <text:p text:style-name="P6">ч.</text:p>
            <text:p text:style-name="P6">1) <text:span text:style-name="T55">род.</text:span> -у.Слухове відчуття, що викликається механічними коливаннями; те, що людина чує, сприймає органом слуху. || Спів, музика. || <text:span text:style-name="T55">перев.</text:span> <text:span text:style-name="T55">мн.</text:span> Мелодія.</text:p>
            <text:p text:style-name="P6"><text:span text:style-name="T11">4) </text:span><text:span text:style-name="T25">род.</text:span><text:span text:style-name="T11"> -а, </text:span><text:span text:style-name="T25">лінгв.</text:span><text:span text:style-name="T11"> Членороздільний елемент людської мови, утворюваний за допомогою органів мовлення. </text:span><text:span text:style-name="T25">Голосні звуки</text:span><text:span text:style-name="T11">.</text:span><text:span text:style-name="T25">Альвеолярні звуки</text:span><text:span text:style-name="T11">.</text:span><text:span text:style-name="T12"> </text:span><text:span text:style-name="T13">(С, 449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ДВОПÓГЛЯД</text:p>
            <text:p text:style-name="P6">-у, <text:span text:style-name="T56">ім., ч., інд.-авт.,</text:span></text:p>
            <text:p text:style-name="P6"><text:span text:style-name="T69">утворене способом основоскладання, </text:span><text:span text:style-name="T69">похідне від слів:</text:span><text:span text:style-name="T86"> </text:span><text:span text:style-name="T45">два</text:span><text:span text:style-name="T86"> і </text:span><text:span text:style-name="T45">пóгляд.</text:span></text:p>
            <text:p text:style-name="P9">Та всеобрушає нестерпно</text:p>
            <text:p text:style-name="P9"><text:span text:style-name="T43">двопогляд</text:span>. У ньому ти сущий,</text:p>
            <text:p text:style-name="P9">померлий, пантруєш живого,</text:p>
            <text:p text:style-name="P6"><text:span text:style-name="T57">зориш за померлим — живий.</text:span><text:span text:style-name="T56"> </text:span><text:span text:style-name="T67">(П, І, 87)</text:span></text:p>
          </table:table-cell>
          <table:table-cell table:style-name="Dictionary.B2" office:value-type="string">
            <text:p text:style-name="P6">два</text:p>
            <text:p text:style-name="P6"><text:span text:style-name="T35">ч.</text:span><text:span text:style-name="T30"> </text:span><text:span text:style-name="T35">і с.</text:span><text:span text:style-name="T30">, дві, </text:span><text:span text:style-name="T35">ж.</text:span><text:span text:style-name="T30">, двох, </text:span><text:span text:style-name="T35">числ.</text:span><text:span text:style-name="T30"> </text:span><text:span text:style-name="T35">кільк.</text:span></text:p>
            <text:p text:style-name="P6">1) Назва числа 2 і його цифрового позначення. || Кількість із двох одиниць. <text:span text:style-name="T65">(С, 27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́</text:span><text:span text:style-name="T42">гляд</text:span></text:p>
            <text:p text:style-name="P6"><text:span text:style-name="T30">-у, </text:span><text:span text:style-name="T35">ч.</text:span></text:p>
            <text:p text:style-name="P6">1) Спрямованість, скерованість зору на кого-, що-небудь. || Вираз очей, манера дивитися. <text:span text:style-name="T55">Відводити погляд</text:span>. <text:span text:style-name="T55">Зустрічатися поглядом</text:span>.</text:p>
            <text:p text:style-name="P6"><text:span text:style-name="T11">2) Думка, судження про що-небудь. || </text:span><text:span text:style-name="T25">тільки мн.</text:span><text:span text:style-name="T11"> Система переконань, уявлень; світогляд, світосприймання.</text:span><text:span text:style-name="T12"> </text:span><text:span text:style-name="T13">(С, 1004)</text:span></text:p>
          </table:table-cell>
        </table:table-row>
        <table:table-row>
          <table:table-cell table:style-name="Dictionary.A2" table:number-rows-spanned="2" office:value-type="string">
            <text:p text:style-name="P7">ДЗЕНЬ-СТРУНÁ</text:p>
            <text:p text:style-name="P6">-и́, <text:span text:style-name="T56">ім., ж., інд.-авт.,</text:span></text:p>
            <text:p text:style-name="P6"><text:span text:style-name="T69">утворене способом словоскладання, похідне від слів:</text:span><text:span text:style-name="T86"> </text:span><text:span text:style-name="T45">дзень</text:span><text:span text:style-name="T86"> і </text:span><text:span text:style-name="T45">струнá.</text:span></text:p>
            <text:p text:style-name="P9">І думою одною</text:p>
            <text:p text:style-name="P9">півсну кошлатить ся. І <text:span text:style-name="T43">дзень-струною</text:span></text:p>
            <text:p text:style-name="P6"><text:span text:style-name="T57">не йде це дивне диво з голови.</text:span><text:span text:style-name="T56"> </text:span><text:span text:style-name="T67">(П, ІІ, 194)</text:span></text:p>
          </table:table-cell>
          <table:table-cell table:style-name="Dictionary.B2" office:value-type="string">
            <text:p text:style-name="P7">дзень</text:p>
            <text:p text:style-name="P6">виг.</text:p>
            <text:p text:style-name="P6"><text:span text:style-name="T31">Уживається як присудок за </text:span><text:span text:style-name="T36">знач.</text:span><text:span text:style-name="T31"> дзенькати.</text:span><text:span text:style-name="T30"> </text:span><text:span text:style-name="T34">(С, 292)</text:span></text:p>
          </table:table-cell>
        </table:table-row>
        <table:table-row>
          <table:covered-table-cell/>
          <table:table-cell table:style-name="Dictionary.B2" office:value-type="string">
            <text:p text:style-name="P8">струна́</text:p>
            <text:p text:style-name="P6"><text:span text:style-name="T30">-и́</text:span><text:span text:style-name="T30">, </text:span><text:span text:style-name="T35">ж.</text:span></text:p>
            <text:p text:style-name="P6">1) Гнучка, пружна, туго натягнена нитка (металева, жильна і т. ін.) в музичних інструментах, що, коливаючись, створює звуки. || <text:span text:style-name="T55">тількимн.</text:span>, <text:span text:style-name="T55">перен.</text:span> Про звуки <text:soft-page-break/>якого-небудь музичного інструмента; взагалі про музику, поезію.</text:p>
            <text:p text:style-name="P6"><text:span text:style-name="T11">2) </text:span><text:span text:style-name="T25">перен.</text:span><text:span text:style-name="T11"> Особливість кого-, чого-небудь, риса людини, властивість її </text:span><text:span text:style-name="T11">характеру.</text:span><text:span text:style-name="T12"> </text:span><text:span text:style-name="T13">(С, 1405)</text:span></text:p>
          </table:table-cell>
        </table:table-row>
        <table:table-row>
          <table:table-cell table:style-name="Dictionary.A2" table:number-rows-spanned="2" office:value-type="string">
            <text:p text:style-name="P7">ДИВНОВЗÍР</text:p>
            <text:p text:style-name="P6">-зóру, <text:span text:style-name="T56">ім., ч., інд.-авт.,</text:span></text:p>
            <text:p text:style-name="P6"><text:span text:style-name="T69">утворене способом основоскладання і нульсуфіксальним, похідне від слів:</text:span><text:span text:style-name="T86"> </text:span><text:span text:style-name="T45">ди́</text:span><text:span text:style-name="T45">вний</text:span><text:span text:style-name="T86"> і </text:span><text:span text:style-name="T45">взі́</text:span><text:span text:style-name="T45">р.</text:span></text:p>
            <text:p text:style-name="P9">Там крила птаства рясно миготіли,</text:p>
            <text:p text:style-name="P9">мережилася зелень <text:span text:style-name="T43">дивновзором</text:span>,</text:p>
            <text:p text:style-name="P9">а душу вже поймав самодоходжень</text:p>
            <text:p text:style-name="P6"><text:span text:style-name="T57">зухвалий холод і зухвалий жах.</text:span><text:span text:style-name="T56"> </text:span><text:span text:style-name="T67">(П, ІІ, 118)</text:span></text:p>
          </table:table-cell>
          <table:table-cell table:style-name="Dictionary.B2" office:value-type="string">
            <text:p text:style-name="P6"><text:span text:style-name="T42">ди́</text:span><text:span text:style-name="T42">вний</text:span></text:p>
            <text:p text:style-name="P6">-а, -е.</text:p>
            <text:p text:style-name="P6"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6">2) Дуже гарний; чудовий, чарівний. <text:span text:style-name="T65">(С, 294)</text:span></text:p>
          </table:table-cell>
        </table:table-row>
        <table:table-row>
          <table:covered-table-cell/>
          <table:table-cell table:style-name="Dictionary.B2" office:value-type="string">
            <text:p text:style-name="P7">взір</text:p>
            <text:p text:style-name="P6"><text:span text:style-name="T30">(узір), взору, </text:span><text:span text:style-name="T35">ч.</text:span><text:span text:style-name="T30">, </text:span><text:span text:style-name="T35">рідко</text:span><text:span text:style-name="T30">.</text:span></text:p>
            <text:p text:style-name="P6">1) Зовнішній вигляд кого-, чого-небудь.</text:p>
            <text:p text:style-name="P6"><text:span text:style-name="T11">3) </text:span><text:span text:style-name="T25">діал.</text:span><text:span text:style-name="T11"> Зір, погляд.</text:span><text:span text:style-name="T12"> </text:span><text:span text:style-name="T13">(С, 125)</text:span></text:p>
          </table:table-cell>
        </table:table-row>
        <table:table-row>
          <table:table-cell table:style-name="Dictionary.A2" office:value-type="string">
            <text:p text:style-name="P7">ДЛЯ́ННЯ</text:p>
            <text:p text:style-name="P6"><text:span text:style-name="T1">-</text:span>я, <text:span text:style-name="T56">ім., с., інд.-авт.,</text:span></text:p>
            <text:p text:style-name="P6"><text:span text:style-name="T69">утворене суфіксальним способом, похідне від слова</text:span> <text:span text:style-name="T44">для́</text:span><text:span text:style-name="T44">ти.</text:span></text:p>
            <text:p text:style-name="P6">У штольнях ночей вертикальних</text:p>
            <text:p text:style-name="P6"><text:span text:style-name="T56">іде схарапуджене </text:span><text:span text:style-name="T61">дляння</text:span></text:p>
            <text:p text:style-name="P6"><text:soft-page-break/><text:span text:style-name="T56">всебезруху… </text:span><text:span text:style-name="T67">(П, І, 87)</text:span></text:p>
          </table:table-cell>
          <table:table-cell table:style-name="Dictionary.B2" office:value-type="string">
            <text:p text:style-name="P6"><text:span text:style-name="T42">для́</text:span><text:span text:style-name="T42">ти</text:span></text:p>
            <text:p text:style-name="P6"><text:span text:style-name="T30">дляю, дляєш, </text:span><text:span text:style-name="T35">недок.</text:span><text:span text:style-name="T30">, </text:span><text:span text:style-name="T35">розм.</text:span><text:span text:style-name="T30">, </text:span><text:span text:style-name="T35">рідко</text:span><text:span text:style-name="T30">.</text:span></text:p>
            <text:p text:style-name="P6">Не поспішати робити що-небудь; затягувати.<text:span text:style-name="T80"> </text:span><text:span text:style-name="T81">(С, 306)</text:span></text:p>
          </table:table-cell>
        </table:table-row>
        <table:table-row>
          <table:table-cell table:style-name="Dictionary.A2" office:value-type="string">
            <text:p text:style-name="P7">ДОДÓСВІТ</text:p>
            <text:p text:style-name="P6">-у, ім., <text:span text:style-name="T56">ч., інд.-авт.,</text:span></text:p>
            <text:p text:style-name="P6"><text:span text:style-name="T69">утворене префіксальним способом, похідне від слова</text:span> <text:span text:style-name="T44">до́</text:span><text:span text:style-name="T44">світ.</text:span></text:p>
            <text:p text:style-name="P9">Там ще <text:span text:style-name="T43">додосвіт</text:span>. Смерком облягло</text:p>
            <text:p text:style-name="P6"><text:span text:style-name="T57">ледачі верби, сторожкі тополі…</text:span><text:span text:style-name="T56"> </text:span><text:span text:style-name="T67">(П, ІІ, 13)</text:span></text:p>
          </table:table-cell>
          <table:table-cell table:style-name="Dictionary.B2" office:value-type="string">
            <text:p text:style-name="P6"><text:span text:style-name="T42">до́</text:span><text:span text:style-name="T42">світ</text:span></text:p>
            <text:p text:style-name="P6"><text:span text:style-name="T30">-у, </text:span><text:span text:style-name="T35">ч.</text:span></text:p>
            <text:p text:style-name="P6">Час доби перед сходом сонця, світанком.<text:span text:style-name="T80"> </text:span><text:span text:style-name="T81">(С, 321)</text:span></text:p>
          </table:table-cell>
        </table:table-row>
        <table:table-row>
          <table:table-cell table:style-name="Dictionary.A2" table:number-rows-spanned="2" office:value-type="string">
            <text:p text:style-name="P7">ДУШЕКРÓНА</text:p>
            <text:p text:style-name="P6">-и, <text:span text:style-name="T56">ім., ж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душá</text:span><text:span text:style-name="T86"> і </text:span><text:span text:style-name="T45">крóна.</text:span></text:p>
            <text:p text:style-name="P9">Ця розлука душ - </text:p>
            <text:p text:style-name="P9">одна загасла, друга спалахнула</text:p>
            <text:p text:style-name="P9">(лиш не твоя, бо смертна павза вже</text:p>
            <text:p text:style-name="P6"><text:span text:style-name="T57">обтяла зароділу </text:span><text:span text:style-name="T62">душекрону</text:span><text:span text:style-name="T57">)…</text:span><text:span text:style-name="T56"> </text:span><text:span text:style-name="T67">(П, І, 203)</text:span></text:p>
          </table:table-cell>
          <table:table-cell table:style-name="Dictionary.B2" office:value-type="string">
            <text:p text:style-name="P8">душа́</text:p>
            <text:p text:style-name="P6"><text:span text:style-name="T30">-і, </text:span><text:span text:style-name="T35">ж.</text:span></text:p>
            <text:p text:style-name="P6">1) Внутрішній психічний світ людини з її настроями, переживаннями та почуттями. || За релігійними уявленнями — безсмертна нематеріальна основа в людині, що становить суть її життя, є джерелом психічних явищ і відрізняє її від тварини.</text:p>
            <text:p text:style-name="P6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65">(С, 333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ро́</text:span><text:span text:style-name="T42">на</text:span></text:p>
            <text:p text:style-name="P6"><text:span text:style-name="T29">I </text:span><text:span text:style-name="T30">-и, </text:span><text:span text:style-name="T35">ж.</text:span></text:p>
            <text:p text:style-name="P6"><text:soft-page-break/>Верхня частина дерева, що являє собою сукупність його гілок.<text:span text:style-name="T80"> </text:span><text:span text:style-name="T81">(С, 590)</text:span></text:p>
          </table:table-cell>
        </table:table-row>
        <table:table-row>
          <table:table-cell table:style-name="Dictionary.A2" table:number-rows-spanned="2" office:value-type="string">
            <text:p text:style-name="P7">ЖИВОДНÍ</text:p>
            <text:p text:style-name="P6">-íв, <text:span text:style-name="T56">ім., мн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живи́й</text:span><text:span text:style-name="T86"> і </text:span><text:span text:style-name="T45">дні́.</text:span></text:p>
            <text:p text:style-name="P9">Коли протліла згага <text:span text:style-name="T43">живоднів</text:span></text:p>
            <text:p text:style-name="P9">ураз попустить серце, ніби напад</text:p>
            <text:p text:style-name="P9">нагальної недуги, в смертний запад,</text:p>
            <text:p text:style-name="P6"><text:span text:style-name="T57">у феєричні полиски жалів.</text:span><text:span text:style-name="T56"> </text:span><text:span text:style-name="T67">(П, І, 62)</text:span></text:p>
          </table:table-cell>
          <table:table-cell table:style-name="Dictionary.B2" office:value-type="string">
            <text:p text:style-name="P6"><text:span text:style-name="T42">живи́</text:span><text:span text:style-name="T42">й</text:span></text:p>
            <text:p text:style-name="P6">-а, -е.</text:p>
            <text:p text:style-name="P6"><text:span text:style-name="T11">1) Який існує, здійснює обмін речовин із зовнішнім середовищем, здатний рости, розмножуватися; </text:span><text:span text:style-name="T25">прот.</text:span><text:span text:style-name="T11"> мертвий. || Який є невід’ємною ознакою істоти, що живе, існує. || </text:span><text:span text:style-name="T25">у знач.</text:span><text:span text:style-name="T11"> </text:span><text:span text:style-name="T25">ім.</text:span><text:span text:style-name="T11"> живе, -вого, </text:span><text:span text:style-name="T25">с.</text:span><text:span text:style-name="T11"> Все, що виявляє ознаки життя, що живе, існує. || Якого створюють рослини, тварини, люди. </text:span><text:span text:style-name="T14">(С, 367)</text:span></text:p>
          </table:table-cell>
        </table:table-row>
        <table:table-row>
          <table:covered-table-cell/>
          <table:table-cell table:style-name="Dictionary.B2" office:value-type="string">
            <text:p text:style-name="P7">день</text:p>
            <text:p text:style-name="P6"><text:span text:style-name="T30">дня, </text:span><text:span text:style-name="T35">ч.</text:span></text:p>
            <text:p text:style-name="P6">1) Частина доби від сходу до заходу сонця, від ранку до вечора. || Про денне світло.</text:p>
            <text:p text:style-name="P6"><text:span text:style-name="T11">4) </text:span><text:span text:style-name="T25">тільки мн.</text:span><text:span text:style-name="T11">, </text:span><text:span text:style-name="T25">чого</text:span><text:span text:style-name="T11">, </text:span><text:span text:style-name="T25">які</text:span><text:span text:style-name="T11">. Час, період у житті людини, народу. || </text:span><text:span text:style-name="T25">чиї</text:span><text:span text:style-name="T11">. Життя.</text:span><text:span text:style-name="T12"> </text:span><text:span text:style-name="T13">(С, 284)</text:span></text:p>
          </table:table-cell>
        </table:table-row>
        <table:table-row>
          <table:table-cell table:style-name="Dictionary.A2" table:number-rows-spanned="2" office:value-type="string">
            <text:p text:style-name="P7">ЖИТТЄСМÉРТЬ</text:p>
            <text:p text:style-name="P6">-і, <text:span text:style-name="T56">ім., ж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життя́</text:span><text:span text:style-name="T86"> і </text:span><text:span text:style-name="T45">сме́</text:span><text:span text:style-name="T45">рть.</text:span></text:p>
            <text:p text:style-name="P9"><text:soft-page-break/>Сховати ся од долі — не судилось.</text:p>
            <text:p text:style-name="P9">Ударив грім — і зразу шкереберть</text:p>
            <text:p text:style-name="P9">пішло життя. І ось ти — все, що снилось,</text:p>
            <text:p text:style-name="P6"><text:span text:style-name="T57">як смертеіснування й </text:span><text:span text:style-name="T62">життєсмерть</text:span><text:span text:style-name="T57">.</text:span><text:span text:style-name="T56"> </text:span><text:span text:style-name="T67">(П, І, 83)</text:span></text:p>
          </table:table-cell>
          <table:table-cell table:style-name="Dictionary.B2" office:value-type="string">
            <text:p text:style-name="P8">життя́</text:p>
            <text:p text:style-name="P6"><text:span text:style-name="T30">-я, </text:span><text:span text:style-name="T35">с.</text:span></text:p>
            <text:p text:style-name="P6">1) Вища форма існування матерії, найхарактернішими рисами якої є обмін речовин, самооновлення, <text:soft-page-break/>самовідтворення. || Існування всього живого; <text:span text:style-name="T55">прот.</text:span> смерть.</text:p>
            <text:p text:style-name="P6">2) Стан живого організму в стадії розвитку, зросту.</text:p>
            <text:p text:style-name="P6">3) Період існування кого-небудь; вік. || Все пережите, зроблене людиною за час її існування; біографія.</text:p>
            <text:p text:style-name="P6">4) Спосіб існування кого-небудь. <text:span text:style-name="T65">(С, 369)</text:span></text:p>
          </table:table-cell>
        </table:table-row>
        <table:table-row>
          <table:covered-table-cell/>
          <table:table-cell table:style-name="Dictionary.B2" office:value-type="string">
            <text:p text:style-name="P7">смерть</text:p>
            <text:p text:style-name="P6"><text:span text:style-name="T30">-і, </text:span><text:span text:style-name="T35">ж.</text:span></text:p>
            <text:p text:style-name="P6">1) Припинення життєдіяльності організму і загибель його; припинення біологічного обміну речовин в організмі або його частині.<text:span text:style-name="T55">Фізіологічна смерть</text:span>.</text:p>
            <text:p text:style-name="P6"><text:span text:style-name="T31">2) Припинення існування людини, тварини; </text:span><text:span text:style-name="T36">прот.</text:span><text:span text:style-name="T31"> життя; кончина, скін. || Те саме, що Смертна кара (</text:span><text:span text:style-name="T36">див.</text:span><text:span text:style-name="T31"> смертний). || </text:span><text:span text:style-name="T36">кому</text:span><text:span text:style-name="T31">. Уживається як заклик до помсти, відплати. || Персоніфікація кончини — людський скелет, звичайно з косою. || </text:span><text:span text:style-name="T36">перен.</text:span><text:span text:style-name="T31"> Загибель, припинення існування чого-небудь. || </text:span><text:span text:style-name="T36">перен.</text:span><text:span text:style-name="T31"> Занепад чого-небудь.</text:span><text:span text:style-name="T32"> </text:span><text:span text:style-name="T33">(С, 1348)</text:span></text:p>
          </table:table-cell>
        </table:table-row>
        <table:table-row>
          <table:table-cell table:style-name="Dictionary.A2" table:number-rows-spanned="2" office:value-type="string">
            <text:p text:style-name="P7">ЖИТТЄТÓКИ</text:p>
            <text:p text:style-name="P6">-ів, <text:span text:style-name="T56">ім., мн., інд.-авт.,</text:span></text:p>
            <text:p text:style-name="P6"><text:soft-page-break/><text:span text:style-name="T69">утворене способом основоскладання, похідне від слів:</text:span><text:span text:style-name="T86"> </text:span><text:span text:style-name="T45">життя́</text:span><text:span text:style-name="T86"> і </text:span><text:span text:style-name="T45">тóки.</text:span></text:p>
            <text:p text:style-name="P9">Нарешті збір, нарешті збір померлих днів і років,</text:p>
            <text:p text:style-name="P6"><text:span text:style-name="T57">мов ґрати чорних спроневір і ярих </text:span><text:span text:style-name="T62">життєтоків</text:span><text:span text:style-name="T57">…</text:span><text:span text:style-name="T56"> </text:span><text:span text:style-name="T67">(П, ІІ, 131)</text:span></text:p>
          </table:table-cell>
          <table:table-cell table:style-name="Dictionary.B2" office:value-type="string">
            <text:p text:style-name="P6"><text:span text:style-name="T45">життя́</text:span><text:span text:style-name="T86"> (див </text:span><text:span text:style-name="T45">ЖИТТЄСМÉРТЬ</text:span><text:span text:style-name="T86">)</text:span></text:p>
          </table:table-cell>
        </table:table-row>
        <table:table-row>
          <table:covered-table-cell/>
          <table:table-cell table:style-name="Dictionary.B2" office:value-type="string">
            <text:p text:style-name="P7">тік</text:p>
            <text:p text:style-name="P6"><text:soft-page-break/><text:span text:style-name="T30">то́</text:span><text:span text:style-name="T30">ку, </text:span><text:span text:style-name="T35">ч.</text:span></text:p>
            <text:p text:style-name="P6">1) Розчищене місце, спеціально підготовлений майданчик надворі або в приміщенні для молотьби, очищення і просушування зерна.</text:p>
            <text:p text:style-name="P6">2) Скирти, стіжки, ожереди і т. ін., що стоять на такому місці.<text:span text:style-name="T80"> </text:span><text:span text:style-name="T81">(С, 1453)</text:span></text:p>
          </table:table-cell>
        </table:table-row>
        <table:table-row>
          <table:table-cell table:style-name="Dictionary.A2" table:number-rows-spanned="2" office:value-type="string">
            <text:p text:style-name="P7">ЗА-СВІТИ́</text:p>
            <text:p text:style-name="P6">-і́в, <text:span text:style-name="T56">ім., мн. інд.-авт.,</text:span></text:p>
            <text:p text:style-name="P6"><text:span text:style-name="T69">утворене способом словоскладання, похідне від слів:</text:span><text:span text:style-name="T86"> </text:span><text:span text:style-name="T45">за</text:span><text:span text:style-name="T86"> і </text:span><text:span text:style-name="T45">світи́.</text:span></text:p>
            <text:p text:style-name="P9">І не держу надії в бозі,</text:p>
            <text:p text:style-name="P6"><text:span text:style-name="T57">коли пірвався в </text:span><text:span text:style-name="T62">за-світи</text:span><text:span text:style-name="T57">.</text:span><text:span text:style-name="T56"> </text:span><text:span text:style-name="T67">(П, ІІ, 195)</text:span></text:p>
          </table:table-cell>
          <table:table-cell table:style-name="Dictionary.B2" office:value-type="string">
            <text:p text:style-name="P7">за</text:p>
            <text:p text:style-name="P6"><text:span text:style-name="T29">I </text:span><text:span text:style-name="T35">прийм.</text:span><text:span text:style-name="T30">, </text:span><text:span text:style-name="T35">з род.</text:span><text:span text:style-name="T30">, </text:span><text:span text:style-name="T35">знах.</text:span><text:span text:style-name="T30"> </text:span><text:span text:style-name="T35">і оруд.</text:span><text:span text:style-name="T30"> </text:span><text:span text:style-name="T35">відмінками</text:span><text:span text:style-name="T30">. Сполучення з </text:span><text:span text:style-name="T35">прийм.</text:span><text:span text:style-name="T30"> за виражають: Просторові відношення:</text:span></text:p>
            <text:p text:style-name="P6"><text:span text:style-name="T11">1) </text:span><text:span text:style-name="T25">із знах.</text:span><text:span text:style-name="T11"> </text:span><text:span text:style-name="T25">і оруд. в.</text:span><text:span text:style-name="T11"> Вказує на предмет, місце і т. ін.: а) за межі яких спрямовані дія, рух (</text:span><text:span text:style-name="T25">знах. в.</text:span><text:span text:style-name="T11">); б) позад, по той бік яких хто-, що-небудь знаходиться, міститься, перебуває або щось відбувається (</text:span><text:span text:style-name="T25">оруд. в.</text:span><text:span text:style-name="T11">). || У </text:span><text:span text:style-name="T25">сполуч.</text:span><text:span text:style-name="T11"> зі </text:span><text:span text:style-name="T25">сл.</text:span><text:span text:style-name="T11"> 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14">(С, 373)</text:span></text:p>
          </table:table-cell>
        </table:table-row>
        <table:table-row>
          <table:covered-table-cell/>
          <table:table-cell table:style-name="Dictionary.B2" office:value-type="string">
            <text:p text:style-name="P7">світ</text:p>
            <text:p text:style-name="P6"><text:span text:style-name="T29">II </text:span><text:span text:style-name="T30">-у </text:span><text:span text:style-name="T35">і заст.</text:span><text:span text:style-name="T30"> -а, </text:span><text:span text:style-name="T35">ч.</text:span></text:p>
            <text:p text:style-name="P6">1) Сукупність усіх форм матерії як єдине <text:soft-page-break/>ціле; всесвіт. <text:span text:style-name="T55">Геоцентрична </text:span><text:span text:style-name="T55">система світу</text:span>.<text:span text:style-name="T80"> </text:span><text:span text:style-name="T81">(С, 1298-1299)</text:span></text:p>
          </table:table-cell>
        </table:table-row>
        <table:table-row>
          <table:table-cell table:style-name="Dictionary.A2" table:number-rows-spanned="2" office:value-type="string">
            <text:p text:style-name="P7">ЗИМНОСХÍД</text:p>
            <text:p text:style-name="P6">-у, <text:span text:style-name="T56">ім., ч., інд.-авт.,</text:span></text:p>
            <text:p text:style-name="P6"><text:span text:style-name="T69">утворене способом основоскладання і нульсуфіксальним, похідне від слів:</text:span><text:span text:style-name="T86"> </text:span><text:span text:style-name="T45">зи́</text:span><text:span text:style-name="T45">мно</text:span><text:span text:style-name="T86"> і </text:span><text:span text:style-name="T45">схо́</text:span><text:span text:style-name="T45">дити.</text:span></text:p>
            <text:p text:style-name="P9">Довкруги - </text:p>
            <text:p text:style-name="P6"><text:span text:style-name="T57">лише вітри з шпаркого </text:span><text:span text:style-name="T62">зимносходу</text:span><text:span text:style-name="T57">.</text:span><text:span text:style-name="T56"> </text:span><text:span text:style-name="T67">(П, І, 173)</text:span></text:p>
          </table:table-cell>
          <table:table-cell table:style-name="Dictionary.B2" office:value-type="string">
            <text:p text:style-name="P6"><text:span text:style-name="T42">зи́</text:span><text:span text:style-name="T42">мно</text:span></text:p>
            <text:p text:style-name="P6"><text:span text:style-name="T29">I </text:span><text:span text:style-name="T35">розм.</text:span></text:p>
            <text:p text:style-name="P6">1) <text:span text:style-name="T57">Присл.</text:span> до зимний <text:span text:style-name="T65">(С, 459)</text:span></text:p>
          </table:table-cell>
        </table:table-row>
        <table:table-row>
          <table:covered-table-cell/>
          <table:table-cell table:style-name="Dictionary.B2" office:value-type="string">
            <text:p text:style-name="P7">схо́дити</text:p>
            <text:p text:style-name="P6"><text:span text:style-name="T29">I </text:span><text:span text:style-name="T30">схо́</text:span><text:span text:style-name="T30">дити</text:span></text:p>
            <text:p text:style-name="P6"><text:span text:style-name="T55">і рідше </text:span>зіходити, -джу, -диш, <text:span text:style-name="T55">недок.</text:span>, зійти, зійду, зійдеш, <text:span text:style-name="T55">док.</text:span></text:p>
            <text:p text:style-name="P6"><text:span text:style-name="T11">3) </text:span><text:span text:style-name="T25">перен.</text:span><text:span text:style-name="T11"> Наближатися, поширюючись, ніби опускаючись (про вечір, сутінки і т. ін.). || </text:span><text:span text:style-name="T25">на кого </text:span><text:span text:style-name="T11">— </text:span><text:span text:style-name="T25">що</text:span><text:span text:style-name="T11">, </text:span><text:span text:style-name="T25">розм.</text:span><text:span text:style-name="T11"> </text:span><text:span text:style-name="T25">кому до чого</text:span><text:span text:style-name="T11">, </text:span><text:span text:style-name="T25">книжн.</text:span><text:span text:style-name="T11">Охоплювати кого-небудь, оволодівати кимсь (про почуття, стан і т. ін.).</text:span><text:span text:style-name="T12"> </text:span><text:span text:style-name="T13">(С, 1421)</text:span></text:p>
          </table:table-cell>
        </table:table-row>
        <table:table-row>
          <table:table-cell table:style-name="Dictionary.A2" office:value-type="string">
            <text:p text:style-name="P7">ЗНЕГОЛОСНÍЛ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уфіксальним способом, похідне від слова</text:span><text:span text:style-name="T86"> </text:span><text:span text:style-name="T45">знеголосні́ти </text:span><text:span text:style-name="T50">— позбавитися голосу.</text:span></text:p>
            <text:p text:style-name="P9">…це кождочасне поривання в смерть ,</text:p>
            <text:p text:style-name="P9">щоб з неї виринати в знавіснілий</text:p>
            <text:p text:style-name="P6"><text:span text:style-name="T57">хрипкий чи геть </text:span><text:span text:style-name="T62">знеголоснілий</text:span><text:span text:style-name="T57"> крик.</text:span><text:span text:style-name="T56"> </text:span><text:span text:style-name="T67">(П, І, 121)</text:span></text:p>
          </table:table-cell>
          <table:table-cell table:style-name="Dictionary.B2" office:value-type="string">
            <text:p text:style-name="P6"><text:span text:style-name="T45">Знеголосні́ти </text:span><text:span text:style-name="T50">(не подано у словнику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ЗОЛОТОКÍНВА</text:p>
            <text:p text:style-name="P6">-и, <text:span text:style-name="T56">ім., ж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золоти́й</text:span><text:span text:style-name="T86"> і </text:span><text:span text:style-name="T45">кíнва.</text:span></text:p>
            <text:p text:style-name="P9"><text:span text:style-name="T43">Золотокінва</text:span> — пади-но,</text:p>
            <text:p text:style-name="P6"><text:span text:style-name="T57">спади з лиця в глиб-синь-серця.</text:span><text:span text:style-name="T56"> </text:span><text:span text:style-name="T67">(П, ІІ, 191)</text:span></text:p>
          </table:table-cell>
          <table:table-cell table:style-name="Dictionary.B2" office:value-type="string">
            <text:p text:style-name="P6"><text:span text:style-name="T42">золоти́</text:span><text:span text:style-name="T42">й</text:span></text:p>
            <text:p text:style-name="P6">-а, -е.</text:p>
            <text:p text:style-name="P6">4) Який своїм кольором нагадує золото; блискучо-жовтий, оранжевий.<text:span text:style-name="T55">Золота осінь</text:span>. <text:span text:style-name="T55">Золота рибка</text:span>.</text:p>
            <text:p text:style-name="P6">5) <text:span text:style-name="T55">перен.</text:span> Дуже цінний, вартий поваги (про людину, її характер і т. ін.). <text:span text:style-name="T55">Золоте серце</text:span>. <text:span text:style-name="T55">Золоті руки</text:span>.</text:p>
            <text:p text:style-name="P6">6) <text:span text:style-name="T55">перен.</text:span> Який дає людям радість, щастя; прекрасний, щасливий.<text:span text:style-name="T55">Золоте дитинство</text:span>.</text:p>
            <text:p text:style-name="P6"><text:span text:style-name="T11">7) </text:span><text:span text:style-name="T25">перен.</text:span><text:span text:style-name="T11"> Дорогий, любий (у </text:span><text:span text:style-name="T25">пестл.</text:span><text:span text:style-name="T11"> звертанні до кого-небудь). </text:span><text:span text:style-name="T14">(С, 475)</text:span></text:p>
          </table:table-cell>
        </table:table-row>
        <table:table-row>
          <table:covered-table-cell/>
          <table:table-cell table:style-name="Dictionary.B2" office:value-type="string">
            <text:p text:style-name="P7">кінва́</text:p>
            <text:p text:style-name="P6"><text:span text:style-name="T29">II </text:span><text:span text:style-name="T30">кінва́</text:span></text:p>
            <text:p text:style-name="P6">-и, <text:span text:style-name="T55">ж.</text:span>, <text:span text:style-name="T55">розм.</text:span></text:p>
            <text:p text:style-name="P12"><text:span text:style-name="T38">Збірн. до </text:span><text:a xlink:type="simple" xlink:href="http://www.lingvo.ua/uk/Translate/uk-uk/кінь"><text:span text:style-name="T79">кінь</text:span></text:a><text:span text:style-name="T38">.</text:span><text:span text:style-name="T39"> </text:span><text:span text:style-name="T40">(С, 540)</text:span></text:p>
          </table:table-cell>
        </table:table-row>
        <table:table-row>
          <table:table-cell table:style-name="Dictionary.A2" table:number-rows-spanned="2" office:value-type="string">
            <text:p text:style-name="P7">З-ПОНАДСВÍТНІЙ</text:p>
            <text:p text:style-name="P6">-я, -є, <text:span text:style-name="T57">прикм., </text:span><text:span text:style-name="T56">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з</text:span><text:span text:style-name="T50">-</text:span><text:span text:style-name="T45">по́над</text:span><text:span text:style-name="T86"> і </text:span><text:span text:style-name="T45">світ.</text:span></text:p>
            <text:p text:style-name="P9">…аж сіла зірка на дроту й щебече</text:p>
            <text:p text:style-name="P6"><text:soft-page-break/><text:span text:style-name="T57">і сяє горлом — </text:span><text:span text:style-name="T62">з-понадсвітній</text:span><text:span text:style-name="T57"> спів.</text:span><text:span text:style-name="T56"> </text:span><text:span text:style-name="T67">(П, ІІ, 120)</text:span></text:p>
          </table:table-cell>
          <table:table-cell table:style-name="Dictionary.B2" office:value-type="string">
            <text:p text:style-name="P6"><text:span text:style-name="T42">з-по́</text:span><text:span text:style-name="T42">над</text:span></text:p>
            <text:p text:style-name="P6"><text:span text:style-name="T35">прийм.</text:span><text:span text:style-name="T30">, </text:span><text:span text:style-name="T35">з род. в.</text:span></text:p>
            <text:p text:style-name="P6"><text:span text:style-name="T11">Вказує на предмет, через верхній край якого спрямовано дію, рух. || Вказує на предмет, місце, у безпосередній близькості від якого починається якась дія. </text:span><text:span text:style-name="T14">(С, 47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світ</text:span><text:span text:style-name="T48"> (див. </text:span><text:span text:style-name="T44">ЗА-СВІТИ́</text:span><text:span text:style-name="T48">)</text:span></text:p>
          </table:table-cell>
        </table:table-row>
        <table:table-row>
          <table:table-cell table:style-name="Dictionary.A2" table:number-rows-spanned="2" office:value-type="string">
            <text:p text:style-name="P7">ІСПЕРЕДЛÍТ</text:p>
            <text:p text:style-name="P9">присл., інд.-авт.,</text:p>
            <text:p text:style-name="P6"><text:span text:style-name="T68">утворене способом основоскладання, похідне від слів:</text:span> <text:span text:style-name="T44">спе́</text:span><text:span text:style-name="T44">ред</text:span> і <text:span text:style-name="T44">літ.</text:span></text:p>
            <text:p text:style-name="P9">Ось твоя подоба</text:p>
            <text:p text:style-name="P6"><text:span text:style-name="T57">подвижництво людське — </text:span><text:span text:style-name="T62">іспередліт</text:span><text:span text:style-name="T57">.</text:span><text:span text:style-name="T56"> </text:span><text:span text:style-name="T67">(П, ІІ, 158)</text:span></text:p>
          </table:table-cell>
          <table:table-cell table:style-name="Dictionary.B2" office:value-type="string">
            <text:p text:style-name="P6"><text:span text:style-name="T46">спе́</text:span><text:span text:style-name="T46">реду</text:span></text:p>
            <text:p text:style-name="P6"><text:span text:style-name="T30">3) </text:span><text:span text:style-name="T35">присл.</text:span><text:span text:style-name="T30">, </text:span><text:span text:style-name="T35">рідко</text:span><text:span text:style-name="T30">. Раніше, в минулому; перед цим.</text:span></text:p>
            <text:p text:style-name="P6"><text:span text:style-name="T6">4) </text:span><text:span text:style-name="T24">прийм.</text:span><text:span text:style-name="T6">, </text:span><text:span text:style-name="T24">з род. в.</text:span><text:span text:style-name="T6"> Уживається для означення місця перед ким-, чим-небудь; на передньому боці чогось. </text:span><text:span text:style-name="T28">(С, 1361-1364)</text:span></text:p>
          </table:table-cell>
        </table:table-row>
        <table:table-row>
          <table:covered-table-cell/>
          <table:table-cell table:style-name="Dictionary.B2" office:value-type="string">
            <text:p text:style-name="P8">літа́</text:p>
            <text:p text:style-name="P6"><text:span text:style-name="T30">літ, </text:span><text:span text:style-name="T35">мн.</text:span></text:p>
            <text:p text:style-name="P6">1) Період часу в кілька років; роки.<text:span text:style-name="T80"> </text:span><text:span text:style-name="T81">(С, 622)</text:span></text:p>
          </table:table-cell>
        </table:table-row>
        <table:table-row>
          <table:table-cell table:style-name="Dictionary.A2" office:value-type="string">
            <text:p text:style-name="P7">КРАЙÓКРАЙ</text:p>
            <text:p text:style-name="P6">крайóкраю, <text:span text:style-name="T56">ім., ч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край</text:span><text:span text:style-name="T86"> і </text:span><text:span text:style-name="T45">край.</text:span></text:p>
            <text:p text:style-name="P9">З <text:span text:style-name="T43">крайокраю</text:span>, з цієї високості,</text:p>
            <text:p text:style-name="P9">пади, згорнувши крила, до долин…<text:span text:style-name="T73"> (П, І, 40);</text:span></text:p>
            <text:p text:style-name="P9">Єси ти за <text:span text:style-name="T43">крайокраєм</text:span>, чаїшся</text:p>
            <text:p text:style-name="P6"><text:span text:style-name="T57">од мого неоговтаного погляду…</text:span><text:span text:style-name="T56"> </text:span><text:span text:style-name="T67">(П, І, 91)</text:span></text:p>
          </table:table-cell>
          <table:table-cell table:style-name="Dictionary.B2" office:value-type="string">
            <text:p text:style-name="P7">край</text:p>
            <text:p text:style-name="P6"><text:span text:style-name="T29">I </text:span><text:span text:style-name="T30">-ю, </text:span><text:span text:style-name="T35">ч.</text:span></text:p>
            <text:p text:style-name="P6"><text:span text:style-name="T31">1) Лінія, що обмежує поверхню чого-небудь, а також те, що прилягає до цієї лінії; кінець (</text:span><text:span text:style-name="T36">див.</text:span><text:span text:style-name="T31"> кінець 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6"><text:span text:style-name="T42">II </text:span><text:span text:style-name="T55">прийм.</text:span> <text:span text:style-name="T55">з род. в.</text:span></text:p>
            <text:p text:style-name="P6">Указує на місцезнаходження предмета <text:soft-page-break/>поблизу іншого; біля, коло.<text:span text:style-name="T80"> </text:span><text:span text:style-name="T81">(С, 582)</text:span></text:p>
          </table:table-cell>
        </table:table-row>
        <table:table-row>
          <table:table-cell table:style-name="Dictionary.A2" table:number-rows-spanned="2" office:value-type="string">
            <text:p text:style-name="P7">КРАЙСЕБÉ</text:p>
            <text:p text:style-name="P6"><text:span text:style-name="T57">присл., </text:span><text:span text:style-name="T56">інд.-авт.,</text:span></text:p>
            <text:p text:style-name="P6"><text:span text:style-name="T69">утворене способом </text:span><text:span text:style-name="T69">зрощення, похідне </text:span><text:span text:style-name="T69">від слів:</text:span><text:span text:style-name="T86"> </text:span><text:span text:style-name="T45">край</text:span><text:span text:style-name="T86"> і </text:span><text:span text:style-name="T45">себé.</text:span></text:p>
            <text:p text:style-name="P9">І не зайти за дальні далечі.</text:p>
            <text:p text:style-name="P6"><text:span text:style-name="T57">І за </text:span><text:span text:style-name="T62">крайсебе</text:span><text:span text:style-name="T57"> не зайти.</text:span><text:span text:style-name="T56"> </text:span><text:span text:style-name="T67">(П, І, 96)</text:span></text:p>
          </table:table-cell>
          <table:table-cell table:style-name="Dictionary.B2" office:value-type="string">
            <text:p text:style-name="P6"><text:span text:style-name="T45">край </text:span><text:span text:style-name="T53">(див. </text:span><text:span text:style-name="T45">КРАЙÓКРАЙ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8">себе́</text:p>
            <text:p text:style-name="P6"><text:span text:style-name="T35">наз. в.</text:span><text:span text:style-name="T30"> </text:span><text:span text:style-name="T35">нема</text:span><text:span text:style-name="T30">, </text:span><text:span text:style-name="T35">одн.</text:span><text:span text:style-name="T30"> </text:span><text:span text:style-name="T35">і мн.</text:span><text:span text:style-name="T30">, </text:span><text:span text:style-name="T35">займ.</text:span><text:span text:style-name="T30"> </text:span><text:span text:style-name="T35">зворотний</text:span><text:span text:style-name="T30">.</text:span></text:p>
            <text:p text:style-name="P6">Вказує на спрямованість дії на самого виконавця дії, заміняючи за змістом особові займенники.<text:span text:style-name="T80"> </text:span><text:span text:style-name="T81">(С, 1301)</text:span></text:p>
          </table:table-cell>
        </table:table-row>
        <table:table-row>
          <table:table-cell table:style-name="Dictionary.A2" table:number-rows-spanned="2" office:value-type="string">
            <text:p text:style-name="P7">КРАЙЧÁС</text:p>
            <text:p text:style-name="P6"><text:span text:style-name="T57">присл., </text:span><text:span text:style-name="T56">інд.-авт.,</text:span></text:p>
            <text:p text:style-name="P6"><text:span text:style-name="T69">утворене способом зрощення, похідне від слів:</text:span><text:span text:style-name="T86"> </text:span><text:span text:style-name="T45">край</text:span><text:span text:style-name="T86"> і </text:span><text:span text:style-name="T45">час.</text:span></text:p>
            <text:p text:style-name="P9">Що б то нам</text:p>
            <text:p text:style-name="P9">посовгнути — ці межигони часу,</text:p>
            <text:p text:style-name="P9">марудні межигони живоття,</text:p>
            <text:p text:style-name="P9">коли змарнілі постаті снаги,</text:p>
            <text:p text:style-name="P9">ці бурі пристрастей попопелілих,</text:p>
            <text:p text:style-name="P9">раптово окошилися на нас.</text:p>
            <text:p text:style-name="P9">І хочеться сягнути за <text:span text:style-name="T43">крайчасу</text:span>,</text:p>
            <text:p text:style-name="P6"><text:span text:style-name="T57">за прапервні.</text:span><text:span text:style-name="T56"> </text:span><text:span text:style-name="T67">(П, І, 57)</text:span></text:p>
          </table:table-cell>
          <table:table-cell table:style-name="Dictionary.B2" office:value-type="string">
            <text:p text:style-name="P6"><text:span text:style-name="T45">край </text:span><text:span text:style-name="T53">(див. </text:span><text:span text:style-name="T45">КРАЙÓКРАЙ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час</text:p>
            <text:p text:style-name="P6"><text:span text:style-name="T30">-у, </text:span><text:span text:style-name="T35">ч.</text:span></text:p>
            <text:p text:style-name="P6"><text:span text:style-name="T11">1) </text:span><text:span text:style-name="T25">філос.</text:span><text:span text:style-name="T11"> Одна з основних об’єктивних форм існування матерії, яка виявляється в тривалості буття.</text:span><text:span text:style-name="T12"> </text:span><text:span text:style-name="T13">(С, 1594)</text:span></text:p>
          </table:table-cell>
        </table:table-row>
        <table:table-row>
          <table:table-cell table:style-name="Dictionary.A2" table:number-rows-spanned="2" office:value-type="string">
            <text:p text:style-name="P7">КРИВОЛÉТ</text:p>
            <text:p text:style-name="P6">-у, <text:span text:style-name="T56">ім., ч., інд.-авт.,</text:span></text:p>
            <text:p text:style-name="P6"><text:span text:style-name="T69">утворене способом основоскладання, </text:span><text:soft-page-break/><text:span text:style-name="T69">похідне від слів:</text:span><text:span text:style-name="T86"> </text:span><text:span text:style-name="T45">криви́й</text:span><text:span text:style-name="T86"> і </text:span><text:span text:style-name="T45">лет.</text:span></text:p>
            <text:p text:style-name="P9">…ця колотнеча</text:p>
            <text:p text:style-name="P9">надій і спроневіри, <text:span text:style-name="T43">криволет</text:span></text:p>
            <text:p text:style-name="P9">лякливих ауспіцій, що в безгуччі</text:p>
            <text:p text:style-name="P9">шершаваими крильми прошерхотять </text:p>
            <text:p text:style-name="P6"><text:span text:style-name="T57">і всядуться на голові…</text:span><text:span text:style-name="T56"> </text:span><text:span text:style-name="T67">(П, І, 121)</text:span></text:p>
          </table:table-cell>
          <table:table-cell table:style-name="Dictionary.B2" office:value-type="string">
            <text:p text:style-name="P6"><text:span text:style-name="T42">криви́</text:span><text:span text:style-name="T42">й</text:span></text:p>
            <text:p text:style-name="P6">-а, -е.</text:p>
            <text:p text:style-name="P6"><text:span text:style-name="T31">6) </text:span><text:span text:style-name="T36">перен.</text:span><text:span text:style-name="T31">, </text:span><text:span text:style-name="T36">розм.</text:span><text:span text:style-name="T31"> Те саме, що хибний; неправильний (у 2 </text:span><text:span text:style-name="T36">знач.</text:span><text:span text:style-name="T31">), помилковий.</text:span><text:span text:style-name="T30"> </text:span><text:soft-page-break/><text:span text:style-name="T34">(С, 585)</text:span></text:p>
          </table:table-cell>
        </table:table-row>
        <table:table-row>
          <table:covered-table-cell/>
          <table:table-cell table:style-name="Dictionary.B2" office:value-type="string">
            <text:p text:style-name="P7">лет</text:p>
            <text:p text:style-name="P6"><text:span text:style-name="T30">-у, </text:span><text:span text:style-name="T35">ч.</text:span><text:span text:style-name="T30">, </text:span><text:span text:style-name="T35">поет.</text:span></text:p>
            <text:p text:style-name="P6"><text:span text:style-name="T31">Дія за знач. літати і летіти; літ (</text:span><text:span text:style-name="T36">див.</text:span><text:span text:style-name="T31"> літ </text:span><text:span text:style-name="T31">I). </text:span><text:span text:style-name="T36">Зриватися в лет</text:span><text:span text:style-name="T31">.</text:span><text:span text:style-name="T32"> </text:span><text:span text:style-name="T33">(С, 613)</text:span></text:p>
          </table:table-cell>
        </table:table-row>
        <table:table-row>
          <table:table-cell table:style-name="Dictionary.A2" table:number-rows-spanned="2" office:value-type="string">
            <text:p text:style-name="P7">КРИК-ЗЕЛÓ</text:p>
            <text:p text:style-name="P6"><text:span text:style-name="T1">-</text:span>á, <text:span text:style-name="T56">ім., ч., інд.-авт.,</text:span></text:p>
            <text:p text:style-name="P6"><text:span text:style-name="T75">утворене способом </text:span><text:span text:style-name="T75">словоскладання, похідне від слів:</text:span><text:span text:style-name="T86"> </text:span><text:span text:style-name="T45">крик</text:span><text:span text:style-name="T86"> і </text:span><text:span text:style-name="T45">зелó.</text:span></text:p>
            <text:p text:style-name="P9">Обміліла</text:p>
            <text:p text:style-name="P9">криниця. А верба пустила</text:p>
            <text:p text:style-name="P6"><text:span text:style-name="T57">гарячі брості — в </text:span><text:span text:style-name="T62">крик-зело.</text:span><text:span text:style-name="T56"> </text:span><text:span text:style-name="T67">(П, І, 84)</text:span></text:p>
          </table:table-cell>
          <table:table-cell table:style-name="Dictionary.B2" office:value-type="string">
            <text:p text:style-name="P7">крик</text:p>
            <text:p text:style-name="P6"><text:span text:style-name="T29">I -у, </text:span><text:span text:style-name="T37">ч.</text:span></text:p>
            <text:p text:style-name="P6">1) Сильний різкий звук голосу; зойк. || Вигук (у 1 <text:span text:style-name="T55">знач.</text:span>), вигуки. || Поклик. || Гамір, галас. || Ґвалт, лемент. || Про різкі звуки тварин, птахів.</text:p>
            <text:p text:style-name="P6"><text:span text:style-name="T42">II </text:span>-у, <text:span text:style-name="T55">ч.</text:span></text:p>
            <text:p text:style-name="P6">Річка, що пересихає, або тимчасовий водоток в Австралії. <text:span text:style-name="T65">(С, 586)</text:span></text:p>
          </table:table-cell>
        </table:table-row>
        <table:table-row>
          <table:covered-table-cell/>
          <table:table-cell table:style-name="Dictionary.B2" office:value-type="string">
            <text:p text:style-name="P8">зело́</text:p>
            <text:p text:style-name="P6"><text:span text:style-name="T29">I </text:span><text:span text:style-name="T30">-а, </text:span><text:span text:style-name="T35">с.</text:span><text:span text:style-name="T30">, </text:span><text:span text:style-name="T35">заст.</text:span><text:span text:style-name="T30">, </text:span><text:span text:style-name="T35">поет.</text:span></text:p>
            <text:p text:style-name="P6"><text:span text:style-name="T11">Зелень (у 1 </text:span><text:span text:style-name="T25">знач.</text:span><text:span text:style-name="T11">).</text:span><text:span text:style-name="T12"> </text:span><text:span text:style-name="T13">(С, 457)</text:span></text:p>
          </table:table-cell>
        </table:table-row>
        <table:table-row>
          <table:table-cell table:style-name="Dictionary.A2" table:number-rows-spanned="2" office:value-type="string">
            <text:p text:style-name="P7">КРИЛАТОЛÉЗО</text:p>
            <text:p text:style-name="P6"><text:span text:style-name="T57">присл., </text:span><text:span text:style-name="T56">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крилáтий</text:span><text:span text:style-name="T86"> і </text:span><text:span text:style-name="T45">лéзо.</text:span></text:p>
            <text:p text:style-name="P9"><text:soft-page-break/>Криваво рветься з нього вороння</text:p>
            <text:p text:style-name="P9">майбутнього. Летить <text:span text:style-name="T43">крилатолезо</text:span></text:p>
            <text:p text:style-name="P6"><text:span text:style-name="T57">понад проваллям яру…</text:span><text:span text:style-name="T56"> </text:span><text:span text:style-name="T67">(П, І, 29)</text:span></text:p>
          </table:table-cell>
          <table:table-cell table:style-name="Dictionary.B2" office:value-type="string">
            <text:p text:style-name="P6"><text:span text:style-name="T42">крила́</text:span><text:span text:style-name="T42">тий</text:span></text:p>
            <text:p text:style-name="P6">-а, -е.</text:p>
            <text:p text:style-name="P6"><text:span text:style-name="T11">1) Який має крила (у 1, 3, 4 </text:span><text:span text:style-name="T25">знач.</text:span><text:span text:style-name="T11">). || </text:span><text:span text:style-name="T25">перен.</text:span><text:span text:style-name="T11"> Який надихає, підносить. </text:span><text:span text:style-name="T25">Крилаті ідеї</text:span><text:span text:style-name="T11">. </text:span><text:span text:style-name="T14">(С, 58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ле́</text:span><text:span text:style-name="T42">зо</text:span></text:p>
            <text:p text:style-name="P6"><text:span text:style-name="T30">-а, </text:span><text:span text:style-name="T35">с.</text:span></text:p>
            <text:p text:style-name="P6"><text:span text:style-name="T11">Гостра частина знаряддя, яким ріжуть, колють або рубають. || Уся різальна частина такого знаряддя. </text:span><text:span text:style-name="T25">Лезо бритви</text:span><text:span text:style-name="T11">.</text:span><text:span text:style-name="T12"> </text:span><text:span text:style-name="T13">(С, 610)</text:span></text:p>
          </table:table-cell>
        </table:table-row>
        <table:table-row>
          <table:table-cell table:style-name="Dictionary.A2" table:number-rows-spanned="2" office:value-type="string">
            <text:p text:style-name="P7">КРИХКОКРИ́ЦЯ</text:p>
            <text:p text:style-name="P6">-і, <text:span text:style-name="T56">ім., ж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крихки́й</text:span><text:span text:style-name="T86"> і </text:span><text:span text:style-name="T45">кри́ця.</text:span></text:p>
            <text:p text:style-name="P9">І ти щербата доле <text:span text:style-name="T43">крихкокрице</text:span>,</text:p>
            <text:p text:style-name="P9">давно вже сонце перед нас зайшло,</text:p>
            <text:p text:style-name="P9">бо нашу путь пісками замело,</text:p>
            <text:p text:style-name="P6"><text:span text:style-name="T57">хто ж нам воздасть за битий шлях, сторице.</text:span><text:span text:style-name="T56"> </text:span><text:span text:style-name="T67">(П, ІІ, 292)</text:span></text:p>
          </table:table-cell>
          <table:table-cell table:style-name="Dictionary.B2" office:value-type="string">
            <text:p text:style-name="P6"><text:span text:style-name="T42">крихки́</text:span><text:span text:style-name="T42">й</text:span></text:p>
            <text:p text:style-name="P6">-а, -е.</text:p>
            <text:p text:style-name="P6">1) Який легко кришиться, розсипається. || Який не відзначається міцністю; трухлявий (про дерево тощо). <text:span text:style-name="T55">Крихкий метал</text:span>.</text:p>
            <text:p text:style-name="P6"><text:span text:style-name="T31">2) </text:span><text:span text:style-name="T36">перен.</text:span><text:span text:style-name="T31"> Те саме, що крихкотілий; тендітний.</text:span><text:span text:style-name="T30"> </text:span><text:span text:style-name="T34">(С, 58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ри́</text:span><text:span text:style-name="T42">ця</text:span></text:p>
            <text:p text:style-name="P6"><text:span text:style-name="T30">-і, </text:span><text:span text:style-name="T35">ж.</text:span></text:p>
            <text:p text:style-name="P6">1) Те саме, що сталь. || Виріб із сталі.</text:p>
            <text:p text:style-name="P6"><text:span text:style-name="T31">3) </text:span><text:span text:style-name="T36">розм.</text:span><text:span text:style-name="T31">, </text:span><text:span text:style-name="T36">рідко</text:span><text:span text:style-name="T31">. Те саме, що кресало.</text:span><text:span text:style-name="T32"> </text:span><text:span text:style-name="T33">(С, 588)</text:span></text:p>
          </table:table-cell>
        </table:table-row>
        <table:table-row>
          <table:table-cell table:style-name="Dictionary.A2" office:value-type="string">
            <text:p text:style-name="P7">МАРНИ́ЧИТИ</text:p>
            <text:p text:style-name="P6">-чу, -чиш, <text:span text:style-name="T57">дієсл., недо</text:span><text:span text:style-name="T56">к., перех., інд.-авт.,</text:span></text:p>
            <text:p text:style-name="P6"><text:span text:style-name="T69">утворене суфіксальним способом, похідне від слова</text:span><text:span text:style-name="T49"> </text:span><text:span text:style-name="T44">марни́й.</text:span></text:p>
            <text:p text:style-name="P9">І двері на замку,</text:p>
            <text:p text:style-name="P9"><text:soft-page-break/>ні душечки — довкола,</text:p>
            <text:p text:style-name="P9">лиш зозулі — ку-ку! - </text:p>
            <text:p text:style-name="P6"><text:span text:style-name="T62">марничать</text:span><text:span text:style-name="T57"> і спроквола.</text:span><text:span text:style-name="T56"> </text:span><text:span text:style-name="T67">(П, ІІ, 19)</text:span></text:p>
          </table:table-cell>
          <table:table-cell table:style-name="Dictionary.B2" office:value-type="string">
            <text:p text:style-name="P7">марний</text:p>
            <text:p text:style-name="P6"><text:span text:style-name="T29">II </text:span><text:span text:style-name="T30">ма́</text:span><text:span text:style-name="T30">рни́</text:span><text:span text:style-name="T30">й</text:span></text:p>
            <text:p text:style-name="P6">марна, марне, <text:span text:style-name="T55">розм.</text:span></text:p>
            <text:p text:style-name="P6">Худий, мізерний, блідий.<text:span text:style-name="T80"> </text:span><text:span text:style-name="T81">(С, 647)</text:span></text:p>
          </table:table-cell>
        </table:table-row>
        <table:table-row>
          <table:table-cell table:style-name="Dictionary.A2" table:number-rows-spanned="2" office:value-type="string">
            <text:p text:style-name="P7">МЕЖИГÓНИ</text:p>
            <text:p text:style-name="P6">-ів, <text:span text:style-name="T56">ім., мн., інд.-авт.,</text:span></text:p>
            <text:p text:style-name="P6">утворене способом основоскладання, похідне від слів: <text:span text:style-name="T44">мéжи</text:span> і <text:span text:style-name="T44">гін.</text:span></text:p>
            <text:p text:style-name="P9">Що б то нам</text:p>
            <text:p text:style-name="P9">посовгнути — ці <text:span text:style-name="T43">межигони</text:span> часу,</text:p>
            <text:p text:style-name="P9">марудні <text:span text:style-name="T43">межигони</text:span> живоття,</text:p>
            <text:p text:style-name="P9">коли змарнілі постаті снаги,</text:p>
            <text:p text:style-name="P9">ці бурі пристрастей попопелілих,</text:p>
            <text:p text:style-name="P9">раптово окошилися на нас.</text:p>
            <text:p text:style-name="P9">І хочеться сягнути за крайчасу,</text:p>
            <text:p text:style-name="P6"><text:span text:style-name="T57">за прапервні.</text:span><text:span text:style-name="T56"> </text:span><text:span text:style-name="T67">(П, І, 57)</text:span></text:p>
          </table:table-cell>
          <table:table-cell table:style-name="Dictionary.B2" office:value-type="string">
            <text:p text:style-name="P7">Між (ме́жи)</text:p>
            <text:p text:style-name="P6"><text:span text:style-name="T30">межи, меж, </text:span><text:span text:style-name="T35">прийм.</text:span><text:span text:style-name="T30"> Уживається із </text:span><text:span text:style-name="T35">род.</text:span><text:span text:style-name="T30">, </text:span><text:span text:style-name="T35">знах.</text:span><text:span text:style-name="T30"> і </text:span><text:span text:style-name="T35">оруд.</text:span><text:span text:style-name="T30"> відмінками. Сполучення з між, межи, меж виражають: Просторові відношення:</text:span></text:p>
            <text:p text:style-name="P6"><text:span text:style-name="T11">1) </text:span><text:span text:style-name="T25">з оруд.</text:span><text:span text:style-name="T11">, </text:span><text:span text:style-name="T25">рідше з род. в.</text:span><text:span text:style-name="T11"> Уживається на означення просторового розташування предмета чи вияву дії посередині чого-небудь. </text:span><text:span text:style-name="T14">(С, 67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гін </text:span><text:span text:style-name="T48">(див. </text:span><text:span text:style-name="T44">ВСЕГÍН</text:span><text:span text:style-name="T48">)</text:span></text:p>
          </table:table-cell>
        </table:table-row>
        <table:table-row>
          <table:table-cell table:style-name="Dictionary.A2" table:number-rows-spanned="2" office:value-type="string">
            <text:p text:style-name="P7">МЕЖИСВÍТНІЙ</text:p>
            <text:p text:style-name="P6">-я, -є, <text:span text:style-name="T57">прикм., </text:span><text:span text:style-name="T56">інд.-авт.,</text:span></text:p>
            <text:p text:style-name="P6"><text:span text:style-name="T69">утворене складносуфіксальним способом, похідне від слів:</text:span><text:span text:style-name="T73"> </text:span><text:span text:style-name="T77">ме́</text:span><text:span text:style-name="T77">жи</text:span><text:span text:style-name="T72"> і </text:span><text:span text:style-name="T77">світ.</text:span></text:p>
            <text:p text:style-name="P9">Ці сосни, вбрані в синій-синій іній,</text:p>
            <text:p text:style-name="P9">на взгір’я збіглі і завмерлі, мерехтом -</text:p>
            <text:p text:style-name="P9">чи то цвинтарним ачи <text:span text:style-name="T43">межисвітнім</text:span> -</text:p>
            <text:p text:style-name="P6"><text:soft-page-break/><text:span text:style-name="T57">мені відкрили візерунки душ…</text:span><text:span text:style-name="T56"> </text:span><text:span text:style-name="T67">(П, І, 79)</text:span></text:p>
          </table:table-cell>
          <table:table-cell table:style-name="Dictionary.B2" office:value-type="string">
            <text:p text:style-name="P6"><text:span text:style-name="T44">ме́жи</text:span> <text:span text:style-name="T48">(див. </text:span><text:span text:style-name="T44">МЕЖИГÓНИ</text:span>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світ</text:span><text:span text:style-name="T65"> </text:span><text:span text:style-name="T48">(див. </text:span><text:span text:style-name="T44">ЗА-СВІТИ́</text:span><text:span text:style-name="T48">)</text:span></text:p>
          </table:table-cell>
        </table:table-row>
        <table:table-row>
          <table:table-cell table:style-name="Dictionary.A2" table:number-rows-spanned="2" office:value-type="string">
            <text:p text:style-name="P7">МЕРТВОКРИЛ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флективним способом, </text:span><text:span text:style-name="T69">похідне від слів:</text:span><text:span text:style-name="T86"> </text:span><text:span text:style-name="T45">мéртвий</text:span><text:span text:style-name="T86"> і </text:span><text:span text:style-name="T45">крилó.</text:span></text:p>
            <text:p text:style-name="P9">А <text:span text:style-name="T43">мертвокрилі</text:span> стугонять стимфали,</text:p>
            <text:p text:style-name="P9">напевну провіщаючи біду,</text:p>
            <text:p text:style-name="P9">що ослонила біле опахало</text:p>
            <text:p text:style-name="P6"><text:span text:style-name="T57">і по моєму нишпорить сліду.</text:span><text:span text:style-name="T56"> </text:span><text:span text:style-name="T67">(П, ІІ, 110)</text:span></text:p>
          </table:table-cell>
          <table:table-cell table:style-name="Dictionary.B2" office:value-type="string">
            <text:p text:style-name="P6"><text:span text:style-name="T42">ме́</text:span><text:span text:style-name="T42">ртвий</text:span></text:p>
            <text:p text:style-name="P6">-а, -е.</text:p>
            <text:p text:style-name="P6">1) Такий, у якому припинилося життя; померлий; <text:span text:style-name="T55">прот.</text:span> живий. || <text:span text:style-name="T55">у знач.</text:span> <text:span text:style-name="T55">ім.</text:span> мертвий, -вого, <text:span text:style-name="T55">ч.</text:span>; мертва, -вої, <text:span text:style-name="T55">ж.</text:span> Мрець. || Про частини тіла мерця. || Засохлий, завмерлий, сухий (про рослинність). || <text:span text:style-name="T55">перен.</text:span>Надзвичайно схвильований, знесилений, стомлений (про людину).</text:p>
            <text:p text:style-name="P6"><text:span text:style-name="T11">3) </text:span><text:span text:style-name="T25">перен.</text:span><text:span text:style-name="T11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14">(С, 661)</text:span></text:p>
          </table:table-cell>
        </table:table-row>
        <table:table-row>
          <table:covered-table-cell/>
          <table:table-cell table:style-name="Dictionary.B2" office:value-type="string">
            <text:p text:style-name="P8">крило́</text:p>
            <text:p text:style-name="P6"><text:span text:style-name="T30">-а, </text:span><text:span text:style-name="T35">с.</text:span></text:p>
            <text:p text:style-name="P6">1) Літальний орган птахів, комах та деяких ссавців (напр., кажанів).<text:span text:style-name="T80"> </text:span><text:span text:style-name="T81">(С, 587)</text:span></text:p>
          </table:table-cell>
        </table:table-row>
        <table:table-row>
          <table:table-cell table:style-name="Dictionary.A2" table:number-rows-spanned="2" office:value-type="string">
            <text:p text:style-name="P7">МОЛОДОЩÁСТЯ</text:p>
            <text:p text:style-name="P6">-я, <text:span text:style-name="T56">ім., с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молоди́й</text:span><text:span text:style-name="T86"> і </text:span><text:span text:style-name="T45">щáстя.</text:span></text:p>
            <text:p text:style-name="P9"><text:soft-page-break/>Ти десь живеш на призабутім березі</text:p>
            <text:p text:style-name="P9">моїх змілілих пам’ятей. Блукаєш</text:p>
            <text:p text:style-name="P9">пустелею моїх <text:span text:style-name="T43">молодощасть</text:span>,</text:p>
            <text:p text:style-name="P6"><text:span text:style-name="T57">як біла тінь суворої скорботи.</text:span><text:span text:style-name="T56"> </text:span><text:span text:style-name="T67">(П, І, 52)</text:span></text:p>
          </table:table-cell>
          <table:table-cell table:style-name="Dictionary.B2" office:value-type="string">
            <text:p text:style-name="P6"><text:span text:style-name="T45">молоди́й </text:span><text:span text:style-name="T53">(див. </text:span><text:span text:style-name="T45">ВСЕМОЛОДИ́Й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ща́</text:span><text:span text:style-name="T42">стя</text:span></text:p>
            <text:p text:style-name="P6"><text:span text:style-name="T30">-я, </text:span><text:span text:style-name="T35">с.</text:span></text:p>
            <text:p text:style-name="P6">1) Стан цілковитого задоволення <text:soft-page-break/>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80"> </text:span><text:span text:style-name="T81">(С, 1637)</text:span></text:p>
          </table:table-cell>
        </table:table-row>
        <table:table-row>
          <table:table-cell table:style-name="Dictionary.A2" table:number-rows-spanned="2" office:value-type="string">
            <text:p text:style-name="P7">НÁДВИЩ</text:p>
            <text:p text:style-name="P6">-і, <text:span text:style-name="T56">ім., ж., інд.-авт.,</text:span></text:p>
            <text:p text:style-name="P6"><text:span text:style-name="T69">утворене суфіксально-префіксальним способом, похідне від слів:</text:span><text:span text:style-name="T86"> </text:span><text:span text:style-name="T45">над</text:span><text:span text:style-name="T86"> і </text:span><text:span text:style-name="T45">ви́щий.</text:span></text:p>
            <text:p text:style-name="P9">У небо, у <text:span text:style-name="T43">надвищ</text:span>, за хмари за чорні</text:p>
            <text:p text:style-name="P6"><text:span text:style-name="T57">до сонця, Ікаре, спрямовуй свій лет!</text:span><text:span text:style-name="T56"> </text:span><text:span text:style-name="T67">(П, І, 98)</text:span></text:p>
          </table:table-cell>
          <table:table-cell table:style-name="Dictionary.B2" office:value-type="string">
            <text:p text:style-name="P7">над</text:p>
            <text:p text:style-name="P6"><text:span text:style-name="T35">рідко </text:span><text:span text:style-name="T30">наді, надо, </text:span><text:span text:style-name="T35">прийм.</text:span><text:span text:style-name="T30">, </text:span><text:span text:style-name="T35">з оруд.</text:span><text:span text:style-name="T30"> </text:span><text:span text:style-name="T35">і знах. в.</text:span><text:span text:style-name="T30"> Сполучення з над виражають: Просторові відношення:</text:span></text:p>
            <text:p text:style-name="P6">1) <text:span text:style-name="T55">з оруд. в.</text:span> 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6">2) <text:span text:style-name="T55">із знах. в.</text:span> Уживається для позначення місця, куди спрямована дія. Об’єктні відношення:</text:p>
            <text:p text:style-name="P6"><text:span text:style-name="T11">5) </text:span><text:span text:style-name="T25">із знах.</text:span><text:span text:style-name="T11">, </text:span><text:span text:style-name="T25">рідко з оруд. в.</text:span><text:span text:style-name="T11"> Уживається для позначення вищої міри, ступеня </text:span><text:soft-page-break/><text:span text:style-name="T11">порівняння, більшої кількості і т. ін. || Уживається для позначення предметів, осіб, яким надається перевага над ким-, чим-небудь. || Уживається для </text:span><text:span text:style-name="T11">позначення перевищення якої-небудь </text:span><text:span text:style-name="T11">міри, ступеня і т. ін. </text:span><text:span text:style-name="T25">Над усе</text:span><text:span text:style-name="T11">. </text:span><text:span text:style-name="T14">(С, 70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и́</text:span><text:span text:style-name="T42">щий</text:span></text:p>
            <text:p text:style-name="P6">-а, -е.</text:p>
            <text:p text:style-name="P6">1) Вищ. ст. до високий. <text:span text:style-name="T65">(С, 162)</text:span></text:p>
          </table:table-cell>
        </table:table-row>
        <table:table-row>
          <table:table-cell table:style-name="Dictionary.A2" table:number-rows-spanned="2" office:value-type="string">
            <text:p text:style-name="P7">НАДНÉБО</text:p>
            <text:p text:style-name="P6">-а, <text:span text:style-name="T56">ім., с., інд.-авт.,</text:span></text:p>
            <text:p text:style-name="P6"><text:span text:style-name="T69">утворене префіксальним способом, похідне від слова</text:span><text:span text:style-name="T86"> </text:span><text:span text:style-name="T45">над</text:span><text:span text:style-name="T86"> і </text:span><text:span text:style-name="T45">нéбо.</text:span></text:p>
            <text:p text:style-name="P9">Були мої моління всує - </text:p>
            <text:p text:style-name="P9">Бог не почув і не простив,</text:p>
            <text:p text:style-name="P9">і вже її душа прямує</text:p>
            <text:p text:style-name="P6"><text:span text:style-name="T57">в </text:span><text:span text:style-name="T62">наднеба</text:span><text:span text:style-name="T57"> синь.</text:span><text:span text:style-name="T56"> </text:span><text:span text:style-name="T67">(П, ІІ, 114)</text:span></text:p>
          </table:table-cell>
          <table:table-cell table:style-name="Dictionary.B2" office:value-type="string">
            <text:p text:style-name="P6"><text:span text:style-name="T45">над </text:span><text:span text:style-name="T53">(див. </text:span><text:span text:style-name="T45">НÁДВИЩ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бо</text:p>
            <text:p text:style-name="P6"><text:span text:style-name="T29">I </text:span><text:span text:style-name="T30">не́</text:span><text:span text:style-name="T30">бо</text:span></text:p>
            <text:p text:style-name="P6">-а, <text:span text:style-name="T55">с.</text:span></text:p>
            <text:p text:style-name="P6">1) Видимий над поверхнею землі повітряний простір у формі шатра.</text:p>
            <text:p text:style-name="P6">2) За релігійними уявленнями — місцеперебування Бога, ангелів, святих; потойбічний світ, рай.<text:span text:style-name="T80"> </text:span><text:span text:style-name="T81">(С, 747)</text:span></text:p>
          </table:table-cell>
        </table:table-row>
        <table:table-row>
          <table:table-cell table:style-name="Dictionary.A2" table:number-rows-spanned="2" office:value-type="string">
            <text:p text:style-name="P7">НАДÓКРУЖ</text:p>
            <text:p text:style-name="P9">незм., присл., інд.-авт.,</text:p>
            <text:p text:style-name="P6"><text:span text:style-name="T68">утворене префіксальним способом, похідне від слова</text:span><text:span text:style-name="T73"> </text:span><text:span text:style-name="T77">о́</text:span><text:span text:style-name="T77">круга.</text:span></text:p>
            <text:p text:style-name="P9">А <text:span text:style-name="T43">надокруж</text:span> — майстри заплічні</text:p>
            <text:p text:style-name="P6"><text:span text:style-name="T57">стежок — ганебних і величних.</text:span><text:span text:style-name="T56"> </text:span><text:soft-page-break/><text:span text:style-name="T67">(П, ІІ, 165)</text:span></text:p>
          </table:table-cell>
          <table:table-cell table:style-name="Dictionary.B2" office:value-type="string">
            <text:p text:style-name="P7"><text:span text:style-name="T86">над </text:span><text:span text:style-name="T53">(див. </text:span><text:span text:style-name="T86">НÁДВИЩ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окру́</text:span><text:span text:style-name="T42">га</text:span></text:p>
            <text:p text:style-name="P6"><text:span text:style-name="T30">-и, </text:span><text:span text:style-name="T35">ж.</text:span></text:p>
            <text:p text:style-name="P6">1) Навколишня місцевість.<text:span text:style-name="T80"> </text:span><text:span text:style-name="T81">(С, 838)</text:span></text:p>
          </table:table-cell>
        </table:table-row>
        <table:table-row>
          <table:table-cell table:style-name="Dictionary.A2" table:number-rows-spanned="2" office:value-type="string">
            <text:p text:style-name="P7">НАДТОРÓСИ</text:p>
            <text:p text:style-name="P6">-ів, <text:span text:style-name="T56">ім., мн., інд.-авт.,</text:span></text:p>
            <text:p text:style-name="P6"><text:span text:style-name="T69">утворене префіксальним способом, похідне від слів:</text:span> <text:span text:style-name="T44">над</text:span> і <text:span text:style-name="T43">торóси.</text:span></text:p>
            <text:p text:style-name="P9">…оце світіння полохких світань</text:p>
            <text:p text:style-name="P9">світів жертовних, що мене запалює</text:p>
            <text:p text:style-name="P9">всенепогасним і ламким, як крига,</text:p>
            <text:p text:style-name="P6"><text:span text:style-name="T57">огнем співучих </text:span><text:span text:style-name="T62">надторосів</text:span><text:span text:style-name="T57"> — криг.</text:span><text:span text:style-name="T56"> </text:span><text:span text:style-name="T67">(П, І, 80)</text:span></text:p>
          </table:table-cell>
          <table:table-cell table:style-name="Dictionary.B2" office:value-type="string">
            <text:p text:style-name="P7"><text:span text:style-name="T86">над </text:span><text:span text:style-name="T53">(див. </text:span><text:span text:style-name="T86">НÁДВИЩ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торо́</text:span><text:span text:style-name="T42">с</text:span></text:p>
            <text:p text:style-name="P6"><text:span text:style-name="T30">-а, </text:span><text:span text:style-name="T35">ч.</text:span></text:p>
            <text:p text:style-name="P6">Нагромадження уламків криги на замерзлих морях і річках, що утворюється внаслідок стискання льоду.<text:span text:style-name="T80"> </text:span><text:span text:style-name="T81">(С, 1464)</text:span></text:p>
          </table:table-cell>
        </table:table-row>
        <table:table-row>
          <table:table-cell table:style-name="Dictionary.A2" office:value-type="string">
            <text:p text:style-name="P7">НÁКРИК</text:p>
            <text:p text:style-name="P6">-у, <text:span text:style-name="T56">ім., ч., інд.-авт.,</text:span></text:p>
            <text:p text:style-name="P6"><text:span text:style-name="T69">утворене префіксальним способом, похідне від слова</text:span><text:span text:style-name="T86"> </text:span><text:span text:style-name="T45">крик.</text:span></text:p>
            <text:p text:style-name="P9">Отой прощальний змах тонкоголосий</text:p>
            <text:p text:style-name="P9">тремтливої руки, той голий <text:span text:style-name="T43">накрик</text:span> - </text:p>
            <text:p text:style-name="P9">пункти рами — щербати й яр, той пагорб - </text:p>
            <text:p text:style-name="P6"><text:span text:style-name="T57">яким зигзагом путь тобі значив?</text:span><text:span text:style-name="T56"> </text:span><text:span text:style-name="T67">(П, І, 124)</text:span></text:p>
          </table:table-cell>
          <table:table-cell table:style-name="Dictionary.B2" office:value-type="string">
            <text:p text:style-name="P6"><text:span text:style-name="T45">крик </text:span><text:span text:style-name="T53">(див. </text:span><text:span text:style-name="T45">КРИК-ЗЕЛÓ</text:span><text:span text:style-name="T53">)</text:span></text:p>
          </table:table-cell>
        </table:table-row>
        <table:table-row>
          <table:table-cell table:style-name="Dictionary.A2" office:value-type="string">
            <text:p text:style-name="P7">НÁМЕРЗИ</text:p>
            <text:p text:style-name="P6">-ів, <text:span text:style-name="T56">ім., мн., інд.-авт.,</text:span></text:p>
            <text:p text:style-name="P6"><text:span text:style-name="T69">утворене нульсуфіксальним способом, </text:span><text:soft-page-break/><text:span text:style-name="T69">похідне від слова</text:span><text:span text:style-name="T86"> </text:span><text:span text:style-name="T45">намерза́</text:span><text:span text:style-name="T45">ти.</text:span></text:p>
            <text:p text:style-name="P9">О скрипки тьмавий гуд — мов скапує живиця,</text:p>
            <text:p text:style-name="P9">зникають <text:span text:style-name="T43">намерзи</text:span> і вже хмеліє гін</text:p>
            <text:p text:style-name="P6"><text:span text:style-name="T57">дзвінкого дерева…</text:span><text:span text:style-name="T56"> </text:span><text:span text:style-name="T67">(П, ІІ, 155)</text:span></text:p>
          </table:table-cell>
          <table:table-cell table:style-name="Dictionary.B2" office:value-type="string">
            <text:p text:style-name="P6"><text:span text:style-name="T42">намерза́</text:span><text:span text:style-name="T42">ти</text:span></text:p>
            <text:p text:style-name="P6"><text:span text:style-name="T30">-ає, </text:span><text:span text:style-name="T35">недок.</text:span><text:span text:style-name="T30">, намерзнути </text:span><text:span text:style-name="T35">і </text:span><text:span text:style-name="T30">намерзти, -зне; </text:span><text:span text:style-name="T35">мин. ч.</text:span><text:span text:style-name="T30"> намерз, -ла, -ло; </text:span><text:span text:style-name="T35">док.</text:span></text:p>
            <text:p text:style-name="P6"><text:soft-page-break/>1) Замерзаючи, вкривати поверхню чого-небудь або нагромаджуватися на чому-небудь (про лід, сніг і т. ін.). || Покриватися льодом.<text:span text:style-name="T80"> </text:span><text:span text:style-name="T81">(С, 723)</text:span></text:p>
          </table:table-cell>
        </table:table-row>
        <table:table-row>
          <table:table-cell table:style-name="Dictionary.A2" table:number-rows-spanned="2" office:value-type="string">
            <text:p text:style-name="P7">НАПІВБАЖÁННЯ</text:p>
            <text:p text:style-name="P6">-я, <text:span text:style-name="T56">ім., с., інд.-авт.,</text:span></text:p>
            <text:p text:style-name="P6"><text:span text:style-name="T69">утворене префіксальним способом, похідне від слів:</text:span><text:span text:style-name="T86"> </text:span><text:span text:style-name="T45">напíв</text:span><text:span text:style-name="T86"> і </text:span><text:span text:style-name="T45">бажáння.</text:span></text:p>
            <text:p text:style-name="P9">Напівступою,</text:p>
            <text:p text:style-name="P9">як над собою винесений крок</text:p>
            <text:p text:style-name="P9">задумався і скляк. <text:span text:style-name="T43">Напівбажання</text:span>,</text:p>
            <text:p text:style-name="P6"><text:span text:style-name="T57">на півваганні втяте.</text:span><text:span text:style-name="T56"> </text:span><text:span text:style-name="T67">(П, І, 57)</text:span></text:p>
          </table:table-cell>
          <table:table-cell table:style-name="Dictionary.B2" office:value-type="string">
            <text:p text:style-name="P6"><text:span text:style-name="T42">Наполови́</text:span><text:span text:style-name="T42">ну (напі́</text:span><text:span text:style-name="T42">в)</text:span></text:p>
            <text:p text:style-name="P9">присл.</text:p>
            <text:p text:style-name="P6">1) У розмірі чи обсязі, що охоплює половину кого-, чого-небудь.</text:p>
            <text:p text:style-name="P6">2) Пополам з чим-небудь; з домішкою, з ознакою, з елементами чогось.</text:p>
            <text:p text:style-name="P6">3) Частково, не зовсім, не повністю або значною мірою. <text:span text:style-name="T65">(С, 73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ажа́</text:span><text:span text:style-name="T42">ння</text:span></text:p>
            <text:p text:style-name="P6"><text:span text:style-name="T30">-я, </text:span><text:span text:style-name="T35">с.</text:span></text:p>
            <text:p text:style-name="P6">1) Прагнення, потяг до здійснення чого-небудь; хотіння.<text:span text:style-name="T80"> </text:span><text:span text:style-name="T81">(С, 55)</text:span></text:p>
          </table:table-cell>
        </table:table-row>
        <table:table-row>
          <table:table-cell table:style-name="Dictionary.A2" table:number-rows-spanned="2" office:value-type="string">
            <text:p text:style-name="P7">НАПІВСТУПÁ</text:p>
            <text:p text:style-name="P6">-и́, <text:span text:style-name="T56">ім., </text:span><text:span text:style-name="T57">ж., інд.-авт.,</text:span></text:p>
            <text:p text:style-name="P6"><text:span text:style-name="T67">утворене префіксальним способом, похідне від слів:</text:span><text:span text:style-name="T86"> </text:span><text:span text:style-name="T45">напíв</text:span><text:span text:style-name="T86"> і </text:span><text:span text:style-name="T45">ступа́</text:span><text:span text:style-name="T78">.</text:span></text:p>
            <text:p text:style-name="P9"><text:span text:style-name="T43">Напівступою</text:span>,</text:p>
            <text:p text:style-name="P9">як над собою винесений крок</text:p>
            <text:p text:style-name="P9"><text:soft-page-break/>задумався і скляк. Напівбажання,</text:p>
            <text:p text:style-name="P6"><text:span text:style-name="T57">на півваганні втяте.</text:span><text:span text:style-name="T56"> </text:span><text:span text:style-name="T67">(П, І, 57)</text:span></text:p>
          </table:table-cell>
          <table:table-cell table:style-name="Dictionary.B2" office:value-type="string">
            <text:p text:style-name="P6"><text:span text:style-name="T42">напі́в </text:span>(див. <text:span text:style-name="T44">НАПІВБАЖÁННЯ</text:span>)</text:p>
          </table:table-cell>
        </table:table-row>
        <table:table-row>
          <table:covered-table-cell/>
          <table:table-cell table:style-name="Dictionary.B2" office:value-type="string">
            <text:p text:style-name="P7">ступа́</text:p>
            <text:p text:style-name="P6"><text:span text:style-name="T29">II </text:span><text:span text:style-name="T30">ступа́</text:span></text:p>
            <text:p text:style-name="P6">-и, <text:span text:style-name="T55">ж.</text:span>, <text:span text:style-name="T55">перев.</text:span> <text:span text:style-name="T55">з означ.</text:span></text:p>
            <text:p text:style-name="P6">Манера ходити, ступати; хода. || Рух ногою вперед, убік або назад; крок. || <text:soft-page-break/>Звуки від таких рухів. || Про спокійну, тиху ходу коня; найповільніший алюр.<text:span text:style-name="T80"> </text:span><text:span text:style-name="T81">(С, 1407)</text:span></text:p>
          </table:table-cell>
        </table:table-row>
        <table:table-row>
          <table:table-cell table:style-name="Dictionary.A2" office:value-type="string">
            <text:p text:style-name="P7">НÁХЛЮПИ</text:p>
            <text:p text:style-name="P6">-ів, <text:span text:style-name="T56">ім., мн., інд.-авт.,</text:span></text:p>
            <text:p text:style-name="P6"><text:span text:style-name="T69">утворене префіксальним і нульсуфіксальним способом, похідне від слова</text:span><text:span text:style-name="T86"> </text:span><text:span text:style-name="T45">хлю́пати.</text:span></text:p>
            <text:p text:style-name="P9">Покірні вітру, <text:span text:style-name="T43">нахлюпи</text:span> щедрот</text:p>
            <text:p text:style-name="P9">з убогого жебрацького бенкету,</text:p>
            <text:p text:style-name="P9">відвирувавши, котяться у Лету,</text:p>
            <text:p text:style-name="P6"><text:span text:style-name="T57">в таночок взявши кревних і заброд</text:span><text:span text:style-name="T56">. </text:span><text:span text:style-name="T67">(П, І, 101)</text:span></text:p>
          </table:table-cell>
          <table:table-cell table:style-name="Dictionary.B2" office:value-type="string">
            <text:p text:style-name="P6"><text:span text:style-name="T42">хлю́</text:span><text:span text:style-name="T42">пати</text:span></text:p>
            <text:p text:style-name="P6"><text:span text:style-name="T30">-аю, -аєш, </text:span><text:span text:style-name="T35">недок.</text:span></text:p>
            <text:p text:style-name="P6">1) <text:span text:style-name="T55">неперех.</text:span> 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6"><text:span text:style-name="T11">2) </text:span><text:span text:style-name="T25">перех.</text:span><text:span text:style-name="T11"> </text:span><text:span text:style-name="T25">і неперех.</text:span><text:span text:style-name="T11"> Рвучкими рухами лити, бризкати водою або іншою рідиною на кого-, що-небудь. || </text:span><text:span text:style-name="T11">Розливатися, виливатися, розпліскуватися. || Утворювати звуки, що нагадують хлипання.</text:span><text:span text:style-name="T25">Хлюпати носом</text:span><text:span text:style-name="T11">.</text:span><text:span text:style-name="T12"> </text:span><text:span text:style-name="T13">(С, 1565)</text:span></text:p>
          </table:table-cell>
        </table:table-row>
        <table:table-row>
          <table:table-cell table:style-name="Dictionary.A2" table:number-rows-spanned="2" office:value-type="string">
            <text:p text:style-name="P7">ОБАКРÁЙ</text:p>
            <text:p text:style-name="P6">-ю, <text:span text:style-name="T56">ім., ч., інд.-авт.,</text:span></text:p>
            <text:p text:style-name="P6"><text:span text:style-name="T69">утворене способом зрощення, похідне від слів:</text:span><text:span text:style-name="T86"> </text:span><text:span text:style-name="T45">óба</text:span><text:span text:style-name="T86"> і </text:span><text:span text:style-name="T45">край.</text:span></text:p>
            <text:p text:style-name="P9">З ціложиттєвого ждання</text:p>
            <text:p text:style-name="P9">Ти смерть на кілька літ відтрутив,</text:p>
            <text:p text:style-name="P9"><text:soft-page-break/>аби почути пахощ рути</text:p>
            <text:p text:style-name="P9">і в неї впасти навмання - </text:p>
            <text:p text:style-name="P9">з усіх розлук — на <text:span text:style-name="T43">обакрай</text:span></text:p>
            <text:p text:style-name="P6"><text:span text:style-name="T57">Вітчизни — і яви, і мрії.</text:span><text:span text:style-name="T56"> </text:span><text:span text:style-name="T67">(П, ІІ, 19)</text:span></text:p>
          </table:table-cell>
          <table:table-cell table:style-name="Dictionary.B2" office:value-type="string">
            <text:p text:style-name="P6"><text:span text:style-name="T42">Оби́</text:span><text:span text:style-name="T42">два (</text:span><text:span text:style-name="T45">óба</text:span><text:span text:style-name="T42">)</text:span></text:p>
            <text:p text:style-name="P6"><text:span text:style-name="T30">обох, </text:span><text:span text:style-name="T35">ч.</text:span><text:span text:style-name="T30"> </text:span><text:span text:style-name="T35">і с.</text:span><text:span text:style-name="T30">, обидві, обох, </text:span><text:span text:style-name="T35">ж.</text:span><text:span text:style-name="T30">, </text:span><text:span text:style-name="T35">числ.</text:span><text:span text:style-name="T30">, </text:span><text:span text:style-name="T35">збірн.</text:span></text:p>
            <text:p text:style-name="P6"><text:span text:style-name="T11">Означає кожний із двох названих або відомих предметів; один і другий; і той, і другий. </text:span><text:span text:style-name="T25">В обидва кінці</text:span><text:span text:style-name="T11">. </text:span><text:span text:style-name="T14">(С, 80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край </text:span><text:span text:style-name="T53">(див. </text:span><text:span text:style-name="T45">КРАЙÓКРАЙ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ОБОЮДОЖÁЛ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суфіксальним способом, похідне від слів:</text:span><text:span text:style-name="T73"> </text:span><text:span text:style-name="T77">обою́</text:span><text:span text:style-name="T77">до</text:span><text:span text:style-name="T73"> і </text:span><text:span text:style-name="T77">жалі́</text:span><text:span text:style-name="T77">ти.</text:span></text:p>
            <text:p text:style-name="P9">Та мури, мов із мертвих всталі,</text:p>
            <text:p text:style-name="P9">похмуро мовили: чекай,</text:p>
            <text:p text:style-name="P9">ще обрадіє із печалі</text:p>
            <text:p text:style-name="P6"><text:span text:style-name="T57">твій </text:span><text:span text:style-name="T62">обоюдожалий</text:span><text:span text:style-name="T57"> край.</text:span><text:span text:style-name="T56"> </text:span><text:span text:style-name="T67">(П, І, 36)</text:span></text:p>
          </table:table-cell>
          <table:table-cell table:style-name="Dictionary.B2" office:value-type="string">
            <text:p text:style-name="P6"><text:span text:style-name="T77">Обою́</text:span><text:span text:style-name="T77">до </text:span><text:span text:style-name="T72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алі́</text:span><text:span text:style-name="T42">ти</text:span></text:p>
            <text:p text:style-name="P6"><text:span text:style-name="T30">-ію, -ієш, </text:span><text:span text:style-name="T35">недок.</text:span></text:p>
            <text:p text:style-name="P6">1) <text:span text:style-name="T55">перех.</text:span> <text:span text:style-name="T55">і без додатка</text:span>. Відчувати жалість, співчуття до кого-небудь.</text:p>
            <text:p text:style-name="P6">2) <text:span text:style-name="T55">неперех.</text:span> Нарікати на що-небудь, уболівати за чимось, за щось; шкодувати, жалкувати.</text:p>
            <text:p text:style-name="P6"><text:span text:style-name="T11">3) </text:span><text:span text:style-name="T25">перех.</text:span><text:span text:style-name="T11"> Берегти, оберігати кого-, що-небудь. || Неохоче витрачати що-небудь; </text:span><text:span text:style-name="T11">шкодувати, жалкувати.</text:span><text:span text:style-name="T12"> </text:span><text:span text:style-name="T13">(С, 364)</text:span></text:p>
          </table:table-cell>
        </table:table-row>
        <table:table-row>
          <table:table-cell table:style-name="Dictionary.A2" office:value-type="string">
            <text:p text:style-name="P7">ОВÓГНЕНИЙ</text:p>
            <text:p text:style-name="P6">-а, -е, <text:span text:style-name="T57">дієпр., інд.-авт.,</text:span></text:p>
            <text:p text:style-name="P6"><text:span text:style-name="T68">утворене суфіксально-префіксальним способом, похідне від </text:span><text:span text:style-name="T69">в</text:span><text:span text:style-name="T86">ід неіснуючого дієслова </text:span><text:span text:style-name="T45">ово́гнити.</text:span></text:p>
            <text:p text:style-name="P9">Та за тобою небо запалало,</text:p>
            <text:p text:style-name="P6"><text:span text:style-name="T62">овогнене</text:span><text:span text:style-name="T57"> грозою стожалів.</text:span><text:span text:style-name="T56"> </text:span><text:span text:style-name="T67">(П, ІІ, 68)</text:span></text:p>
          </table:table-cell>
          <table:table-cell table:style-name="Dictionary.B2" office:value-type="string">
            <text:p text:style-name="P6"><text:span text:style-name="T45">Ово́гнити </text:span><text:span text:style-name="T50">(не подано у словнику)</text:span></text:p>
          </table:table-cell>
        </table:table-row>
        <table:table-row>
          <table:table-cell table:style-name="Dictionary.A2" office:value-type="string">
            <text:p text:style-name="P7">ОГРÁННЯ</text:p>
            <text:p text:style-name="P9"><text:soft-page-break/>ім., с., інд.-авт.,</text:p>
            <text:p text:style-name="P6"><text:span text:style-name="T69">утворене суфіксальним способом, похідне від слова</text:span><text:span text:style-name="T73"> </text:span><text:span text:style-name="T44">огрáнювати.</text:span></text:p>
            <text:p text:style-name="P9">У зашморзі бід</text:p>
            <text:p text:style-name="P9">аж зайшовся кривий од волання борлак,</text:p>
            <text:p text:style-name="P6"><text:span text:style-name="T57">аж </text:span><text:span text:style-name="T62">огранням</text:span><text:span text:style-name="T57"> дзеркал заросилася кров!</text:span><text:span text:style-name="T56"> </text:span><text:span text:style-name="T67">(П, І, 33)</text:span></text:p>
          </table:table-cell>
          <table:table-cell table:style-name="Dictionary.B2" office:value-type="string">
            <text:p text:style-name="P6"><text:span text:style-name="T42">Ограно́</text:span><text:span text:style-name="T42">вувати (</text:span><text:span text:style-name="T44">огрáнювати</text:span><text:span text:style-name="T42">)</text:span></text:p>
            <text:p text:style-name="P6"><text:soft-page-break/><text:span text:style-name="T30">-ую, -уєш, </text:span><text:span text:style-name="T35">недок.</text:span><text:span text:style-name="T30">, огранувати, -ую, -уєш, </text:span><text:span text:style-name="T35">док.</text:span><text:span text:style-name="T30">, </text:span><text:span text:style-name="T35">перех.</text:span><text:span text:style-name="T30">, </text:span><text:span text:style-name="T35">спец.</text:span></text:p>
            <text:p text:style-name="P6"><text:span text:style-name="T11">Шліфуючи поверхню чого-небудь, робити на ній грані.</text:span><text:span text:style-name="T12"> </text:span><text:span text:style-name="T13">(С, 826)</text:span></text:p>
          </table:table-cell>
        </table:table-row>
        <table:table-row>
          <table:table-cell table:style-name="Dictionary.A2" office:value-type="string">
            <text:p text:style-name="P7">ОЗЛÍННЯ</text:p>
            <text:p text:style-name="P6">-я, <text:span text:style-name="T56">ім., ж., інд.-авт.,</text:span></text:p>
            <text:p text:style-name="P6"><text:span text:style-name="T48">утворене суфіксальним способом, похідне від слова</text:span> <text:span text:style-name="T44">озли́тися.</text:span></text:p>
            <text:p text:style-name="P9">А шал який! Яке <text:span text:style-name="T43">озління</text:span>!</text:p>
            <text:p text:style-name="P6"><text:span text:style-name="T57">О білий світе-блекота.</text:span><text:span text:style-name="T56"> </text:span><text:span text:style-name="T67">(П, І, 132)</text:span></text:p>
          </table:table-cell>
          <table:table-cell table:style-name="Dictionary.B2" office:value-type="string">
            <text:p text:style-name="P6"><text:span text:style-name="T42">озли́</text:span><text:span text:style-name="T42">тися</text:span></text:p>
            <text:p text:style-name="P6"><text:span text:style-name="T30">-люся, -лишся, </text:span><text:span text:style-name="T35">док.</text:span></text:p>
            <text:p text:style-name="P6">Стати розлюченим, роздратованим; розізлитися, розгніватися. || Стати злим, злостивим.<text:span text:style-name="T80"> </text:span><text:span text:style-name="T81">(С, 834)</text:span></text:p>
          </table:table-cell>
        </table:table-row>
        <table:table-row>
          <table:table-cell table:style-name="Dictionary.A2" office:value-type="string">
            <text:p text:style-name="P7">ОШРÓТТЯ</text:p>
            <text:p text:style-name="P6">-я, <text:span text:style-name="T56">ім., збірн., інд.-авт.,</text:span></text:p>
            <text:p text:style-name="P6"><text:span text:style-name="T69">утворене суфіксально-префіксальним способом, похідне від слова</text:span> <text:span text:style-name="T44">шріт.</text:span></text:p>
            <text:p text:style-name="P9">І тінь біжить — поверхи давніх днів.</text:p>
            <text:p text:style-name="P6"><text:span text:style-name="T57">І заволока — на </text:span><text:span text:style-name="T62">ошроття</text:span><text:span text:style-name="T57"> часу.</text:span><text:span text:style-name="T56"> </text:span><text:span text:style-name="T67">(П, І, 137)</text:span></text:p>
          </table:table-cell>
          <table:table-cell table:style-name="Dictionary.B2" office:value-type="string">
            <text:p text:style-name="P7">шріт</text:p>
            <text:p text:style-name="P6"><text:span text:style-name="T30">шроту, </text:span><text:span text:style-name="T35">ч.</text:span></text:p>
            <text:p text:style-name="P6">1) Дрібні свинцеві кульки для стрільби з мисливської рушниці; дріб.<text:span text:style-name="T80"> </text:span><text:span text:style-name="T81">(С, 1631)</text:span></text:p>
          </table:table-cell>
        </table:table-row>
        <table:table-row>
          <table:table-cell table:style-name="Dictionary.A2" table:number-rows-spanned="2" office:value-type="string">
            <text:p text:style-name="P7">ПÁВЕРХ</text:p>
            <text:p text:style-name="P6">-у, <text:span text:style-name="T56">ім., ч., інд.-авт.,</text:span></text:p>
            <text:p text:style-name="P6"><text:span text:style-name="T69">утворене префіксальним способом, </text:span><text:soft-page-break/><text:span text:style-name="T69">похідне від слів:</text:span><text:span text:style-name="T86"> </text:span><text:span text:style-name="T45">па</text:span><text:span text:style-name="T86">... (“подібний”) і </text:span><text:span text:style-name="T45">верх.</text:span></text:p>
            <text:p text:style-name="P9">Тут <text:span text:style-name="T43">паверх</text:span>, паниз, пажиття і паскін,</text:p>
            <text:p text:style-name="P9">переступай лискуче лезо меж,</text:p>
            <text:p text:style-name="P9">і рідні лиця за порожні маски</text:p>
            <text:p text:style-name="P6"><text:span text:style-name="T57">тобі здадуться з понадгірних веж.</text:span><text:span text:style-name="T56"> </text:span><text:span text:style-name="T67">(П, І, 167)</text:span></text:p>
          </table:table-cell>
          <table:table-cell table:style-name="Dictionary.B2" office:value-type="string">
            <text:p text:style-name="P6"><text:span text:style-name="T10">Па</text:span><text:span text:style-name="T15">... </text:span><text:span text:style-name="T16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7">верх</text:p>
            <text:p text:style-name="P6"><text:span text:style-name="T30">-у, </text:span><text:span text:style-name="T35">ч.</text:span></text:p>
            <text:p text:style-name="P6"><text:soft-page-break/>1) Верхня, найвища частина чого-небудь; вершина. || Поверхня землі, якої-небудь рідини і т. ін.<text:span text:style-name="T80"> </text:span><text:span text:style-name="T81">(С, 123)</text:span></text:p>
          </table:table-cell>
        </table:table-row>
        <table:table-row>
          <table:table-cell table:style-name="Dictionary.A2" office:value-type="string">
            <text:p text:style-name="P7">ПАЖИТТЯ́</text:p>
            <text:p text:style-name="P6">-я, <text:span text:style-name="T56">ім., с., інд.-авт.,</text:span></text:p>
            <text:p text:style-name="P6"><text:span text:style-name="T69">утворене префіксальним способом, похідне від слів:</text:span><text:span text:style-name="T86"> </text:span><text:span text:style-name="T45">па</text:span><text:span text:style-name="T86">... (“подібний”) і </text:span><text:span text:style-name="T45">життя́.</text:span></text:p>
            <text:p text:style-name="P9">Тут паверх, паниз, <text:span text:style-name="T43">пажиття</text:span> і паскін,</text:p>
            <text:p text:style-name="P9">переступай лискуче лезо меж,</text:p>
            <text:p text:style-name="P9">і рідні лиця за порожні маски</text:p>
            <text:p text:style-name="P6"><text:span text:style-name="T57">тобі здадуться з понадгірних веж.</text:span><text:span text:style-name="T56"> </text:span><text:span text:style-name="T67">(П, І, 167)</text:span></text:p>
          </table:table-cell>
          <table:table-cell table:style-name="Dictionary.B2" office:value-type="string">
            <text:p text:style-name="P6"><text:span text:style-name="T45">життя́</text:span><text:span text:style-name="T53"> (див </text:span><text:span text:style-name="T45">ЖИТТЄСМÉРТЬ</text:span><text:span text:style-name="T53">)</text:span></text:p>
          </table:table-cell>
        </table:table-row>
        <table:table-row>
          <table:table-cell table:style-name="Dictionary.A2" office:value-type="string">
            <text:p text:style-name="P7">ПÁНИЗ</text:p>
            <text:p text:style-name="P6">-у, <text:span text:style-name="T56">ім., ч., інд.-авт.,</text:span></text:p>
            <text:p text:style-name="P6"><text:span text:style-name="T69">утворене префіксальним </text:span><text:span text:style-name="T69">способом, похідне від слів:</text:span><text:span text:style-name="T86"> </text:span><text:span text:style-name="T45">па</text:span><text:span text:style-name="T86">... (“подібний”) і </text:span><text:span text:style-name="T45">низ.</text:span></text:p>
            <text:p text:style-name="P9">Тут паверх, <text:span text:style-name="T43">паниз</text:span>, пажиття і паскін,</text:p>
            <text:p text:style-name="P9">переступай лискуче лезо меж,</text:p>
            <text:p text:style-name="P9"><text:soft-page-break/>і рідні лиця за порожні маски</text:p>
            <text:p text:style-name="P6"><text:span text:style-name="T57">тобі здадуться з понадгірних веж.</text:span><text:span text:style-name="T56"> </text:span><text:span text:style-name="T67">(П, І, 167)</text:span></text:p>
          </table:table-cell>
          <table:table-cell table:style-name="Dictionary.B2" office:value-type="string">
            <text:p text:style-name="P7">низ</text:p>
            <text:p text:style-name="P6"><text:span text:style-name="T30">-у, </text:span><text:span text:style-name="T35">ч.</text:span></text:p>
            <text:p text:style-name="P6"><text:span text:style-name="T31">1) Нижня частина предмета. || </text:span><text:span text:style-name="T36">рідко</text:span><text:span text:style-name="T31">. Те саме, що виворіт.</text:span><text:span text:style-name="T32"> </text:span><text:span text:style-name="T33">(С, 785)</text:span></text:p>
          </table:table-cell>
        </table:table-row>
        <table:table-row>
          <table:table-cell table:style-name="Dictionary.A2" office:value-type="string">
            <text:p text:style-name="P7">ПАРУ́́РА</text:p>
            <text:p text:style-name="P6">-и, <text:span text:style-name="T56">ім., ж., інд.-авт.,</text:span></text:p>
            <text:p text:style-name="P6"><text:span text:style-name="T69">утворене префіксальним способом, похідне від слів:</text:span><text:span text:style-name="T86"> </text:span><text:span text:style-name="T45">па</text:span><text:span text:style-name="T86">... (“подібний”) і </text:span><text:span text:style-name="T45">рýра.</text:span></text:p>
            <text:p text:style-name="P9">Те безмежжя сил,</text:p>
            <text:p text:style-name="P9">розбурханих од молодого болю,</text:p>
            <text:p text:style-name="P6"><text:span text:style-name="T57">ті </text:span><text:span text:style-name="T62">парури</text:span><text:span text:style-name="T57"> зусиль…</text:span><text:span text:style-name="T56"> </text:span><text:span text:style-name="T67">(П, І, 57)</text:span></text:p>
          </table:table-cell>
          <table:table-cell table:style-name="Dictionary.B2" office:value-type="string">
            <text:p text:style-name="P6"><text:span text:style-name="T42">ру́</text:span><text:span text:style-name="T42">ра</text:span></text:p>
            <text:p text:style-name="P6"><text:span text:style-name="T30">-и, </text:span><text:span text:style-name="T35">ж.</text:span></text:p>
            <text:p text:style-name="P12"><text:span text:style-name="T38">1) </text:span><text:span text:style-name="T41">зах.</text:span><text:span text:style-name="T38"> Те саме, що </text:span><text:a xlink:type="simple" xlink:href="http://www.lingvo.ua/uk/Translate/uk-uk/труба"><text:span text:style-name="T79">труба</text:span></text:a><text:span text:style-name="T38">.</text:span><text:span text:style-name="T39"> </text:span><text:span text:style-name="T40">(С, 1279)</text:span></text:p>
          </table:table-cell>
        </table:table-row>
        <table:table-row>
          <table:table-cell table:style-name="Dictionary.A2" office:value-type="string">
            <text:p text:style-name="P7">ПÁСКІН</text:p>
            <text:p text:style-name="P6">пáскону, <text:span text:style-name="T56">ім., ч., інд.-авт.,</text:span></text:p>
            <text:p text:style-name="P6"><text:span text:style-name="T69">утворене префіксальним способом, похідне від слів:</text:span><text:span text:style-name="T86"> </text:span><text:span text:style-name="T45">па</text:span><text:span text:style-name="T86">... (“подібний”) і </text:span><text:span text:style-name="T45">скін.</text:span></text:p>
            <text:p text:style-name="P9">Тут паверх, паниз, пажиття і <text:span text:style-name="T43">паскін</text:span>,</text:p>
            <text:p text:style-name="P9">переступай лискуче лезо меж,</text:p>
            <text:p text:style-name="P9">і рідні лиця за порожні маски</text:p>
            <text:p text:style-name="P6"><text:span text:style-name="T57">тобі здадуться з понадгірних веж.</text:span><text:span text:style-name="T56"> </text:span><text:span text:style-name="T67">(П, І, 167)</text:span></text:p>
          </table:table-cell>
          <table:table-cell table:style-name="Dictionary.B2" office:value-type="string">
            <text:p text:style-name="P7">скін</text:p>
            <text:p text:style-name="P6"><text:span text:style-name="T30">скону, </text:span><text:span text:style-name="T35">ч.</text:span><text:span text:style-name="T30">, </text:span><text:span text:style-name="T35">уроч.</text:span></text:p>
            <text:p text:style-name="P6">Те саме, що смерть. || Кінець, межа. <text:span text:style-name="T65">(С, 1330)</text:span></text:p>
          </table:table-cell>
        </table:table-row>
        <table:table-row>
          <table:table-cell table:style-name="Dictionary.A2" table:number-rows-spanned="2" office:value-type="string">
            <text:p text:style-name="P7">ПЕКЕЛЬНОЗÓРИЙ</text:p>
            <text:p text:style-name="P6">-а, -е, <text:span text:style-name="T57">прикм., </text:span><text:span text:style-name="T56">інд.-авт.,</text:span></text:p>
            <text:p text:style-name="P6"><text:soft-page-break/><text:span text:style-name="T69">утворене складнофлективним способом, похідне від слів:</text:span><text:span text:style-name="T86"> </text:span><text:span text:style-name="T45">пеке́льний </text:span><text:span text:style-name="T86">і </text:span><text:span text:style-name="T45">зір.</text:span></text:p>
            <text:p text:style-name="P9">Мигоче, мов відьмак, паркан <text:span text:style-name="T43">пекельнозорий</text:span>,</text:p>
            <text:p text:style-name="P6"><text:span text:style-name="T57">за голосом покори душа рушає вспак.</text:span><text:span text:style-name="T56"> </text:span><text:span text:style-name="T67">(П, ІІ, 31)</text:span></text:p>
          </table:table-cell>
          <table:table-cell table:style-name="Dictionary.B2" office:value-type="string">
            <text:p text:style-name="P6"><text:span text:style-name="T45">пеке́льний </text:span><text:span text:style-name="T50">(див. </text:span><text:span text:style-name="T45">ВСЕПЕКЕ́ЛЬНИ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зір</text:p>
            <text:p text:style-name="P6"><text:soft-page-break/><text:span text:style-name="T30">зору, </text:span><text:span text:style-name="T35">ч.</text:span></text:p>
            <text:p text:style-name="P6">1) Одне з п’яти почуттів, органом якого є око. || Здатність бачити.</text:p>
            <text:p text:style-name="P6">2) Спрямованість очей на кого-, що-небудь; погляд.</text:p>
            <text:p text:style-name="P6">3) Те саме, що очі. <text:span text:style-name="T65">(С, 460)</text:span></text:p>
          </table:table-cell>
        </table:table-row>
        <table:table-row>
          <table:table-cell table:style-name="Dictionary.A2" table:number-rows-spanned="2" office:value-type="string">
            <text:p text:style-name="P7">ПІВВАГÁННЯ</text:p>
            <text:p text:style-name="P6">-я, <text:span text:style-name="T56">ім., с., інд.-авт.,</text:span></text:p>
            <text:p text:style-name="P6"><text:span text:style-name="T69">утворене префіксальним способом, </text:span><text:span text:style-name="T69">похідне від слів:</text:span><text:span text:style-name="T86"> </text:span><text:span text:style-name="T45">пів</text:span><text:span text:style-name="T86"> і </text:span><text:span text:style-name="T45">вагáння.</text:span></text:p>
            <text:p text:style-name="P9">Напівступою,</text:p>
            <text:p text:style-name="P9">як над собою винесений крок</text:p>
            <text:p text:style-name="P9">задумався і скляк. Напівбажання,</text:p>
            <text:p text:style-name="P6"><text:span text:style-name="T57">на </text:span><text:span text:style-name="T62">півваганні</text:span><text:span text:style-name="T57"> втяте.</text:span><text:span text:style-name="T56"> </text:span><text:span text:style-name="T67">(П, І, 57)</text:span></text:p>
          </table:table-cell>
          <table:table-cell table:style-name="Dictionary.B2" office:value-type="string">
            <text:p text:style-name="P6"><text:span text:style-name="T42">Полови́</text:span><text:span text:style-name="T42">на </text:span><text:span text:style-name="T66">(пів)</text:span></text:p>
            <text:p text:style-name="P6"><text:span text:style-name="T30">-и, </text:span><text:span text:style-name="T35">ж.</text:span></text:p>
            <text:p text:style-name="P6">1) Одна з двох рівних частин чого-небудь. || Складова частина парного предмета. || Якась частина або певна кількість чого-небудь.</text:p>
            <text:p text:style-name="P6">2) Середина якої-небудь віддалі, якогось проміжку часу і т. ін. || Момент часу, який відповідає середині даної години. <text:span text:style-name="T65">(С, 103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ага́</text:span><text:span text:style-name="T42">ння</text:span></text:p>
            <text:p text:style-name="P6"><text:span text:style-name="T30">-я, </text:span><text:span text:style-name="T35">с.</text:span></text:p>
            <text:p text:style-name="P6">1) Дія за знач. вагатися.</text:p>
            <text:p text:style-name="P6">2) Неспроможність відразу вирішити щось; роздумування.</text:p>
            <text:p text:style-name="P6">3) Непослідовність у поглядах, хитання.<text:span text:style-name="T80"> </text:span><text:span text:style-name="T81">(С, 106)</text:span></text:p>
          </table:table-cell>
        </table:table-row>
        <table:table-row>
          <table:table-cell table:style-name="Dictionary.A2" table:number-rows-spanned="2" office:value-type="string">
            <text:p text:style-name="P7">ПІВДУ́́ШІ</text:p>
            <text:p text:style-name="P6"><text:soft-page-break/>півдýш, <text:span text:style-name="T56">ім., мн., інд.-авт.,</text:span></text:p>
            <text:p text:style-name="P6"><text:span text:style-name="T69">утворене префіксальним способом, похідне від слів:</text:span><text:span text:style-name="T86"> </text:span><text:span text:style-name="T45">пів</text:span><text:span text:style-name="T86"> і </text:span><text:span text:style-name="T45">ду́ші.</text:span></text:p>
            <text:p text:style-name="P9">О царство півсерць, півнадій, півпричалів,</text:p>
            <text:p text:style-name="P6"><text:span text:style-name="T57">півзамірів царство, півзмаг і </text:span><text:span text:style-name="T62">півдуш</text:span><text:span text:style-name="T57">!</text:span><text:span text:style-name="T56"> </text:span><text:span text:style-name="T67">(П, І, 98)</text:span></text:p>
          </table:table-cell>
          <table:table-cell table:style-name="Dictionary.B2" office:value-type="string">
            <text:p text:style-name="P6"><text:span text:style-name="T45">пів </text:span><text:span text:style-name="T53">(див. </text:span><text:span text:style-name="T45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у́ші </text:span><text:span text:style-name="T50">(див. </text:span><text:span text:style-name="T45">ДУШЕКРÓНА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ПІВЗÁМІРИ</text:p>
            <text:p text:style-name="P6">-ів, <text:span text:style-name="T56">ім., мн., інд.-авт.,</text:span></text:p>
            <text:p text:style-name="P6"><text:span text:style-name="T69">утворене </text:span><text:span text:style-name="T69">префіксальним способом, </text:span><text:span text:style-name="T69">похідне від слів:</text:span><text:span text:style-name="T86"> </text:span><text:span text:style-name="T45">пів</text:span><text:span text:style-name="T86"> і </text:span><text:span text:style-name="T45">зáміри.</text:span></text:p>
            <text:p text:style-name="P9">О царство півсерць, півнадій, півпричалів,</text:p>
            <text:p text:style-name="P6"><text:span text:style-name="T62">півзамірів</text:span><text:span text:style-name="T57"> царство, півзмаг і півдуш!</text:span><text:span text:style-name="T56"> </text:span><text:span text:style-name="T67">(П, І, 98)</text:span></text:p>
          </table:table-cell>
          <table:table-cell table:style-name="Dictionary.B2" office:value-type="string">
            <text:p text:style-name="P6"><text:span text:style-name="T45">пів </text:span><text:span text:style-name="T53">(див. </text:span><text:span text:style-name="T45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за́мір</text:p>
            <text:p text:style-name="P6"><text:span text:style-name="T29">I </text:span><text:span text:style-name="T30">за́</text:span><text:span text:style-name="T30">мір</text:span></text:p>
            <text:p text:style-name="P6">-у, <text:span text:style-name="T55">ч.</text:span></text:p>
            <text:p text:style-name="P6"><text:span text:style-name="T11">Задум, бажання зробити щось; намір. || </text:span><text:span text:style-name="T25">перев.</text:span><text:span text:style-name="T11"> </text:span><text:span text:style-name="T25">мн.</text:span><text:span text:style-name="T11"> Таємні, підступні плани, спрямовані проти кого-, чого-небудь.</text:span><text:span text:style-name="T12"> </text:span><text:span text:style-name="T13">(С, 405)</text:span></text:p>
          </table:table-cell>
        </table:table-row>
        <table:table-row>
          <table:table-cell table:style-name="Dictionary.A2" table:number-rows-spanned="2" office:value-type="string">
            <text:p text:style-name="P7">ПІВЗМÁГИ</text:p>
            <text:p text:style-name="P9">ім., мн., інд.-авт.,</text:p>
            <text:p text:style-name="P6"><text:span text:style-name="T74">утворене префіксальним і </text:span><text:span text:style-name="T74">нульсуфіксальним способом, похідне від слів:</text:span><text:span text:style-name="T82"> </text:span><text:span text:style-name="T47">пів</text:span><text:span text:style-name="T82"> і </text:span><text:span text:style-name="T47">змагáння.</text:span></text:p>
            <text:p text:style-name="P9">О царство півсерць, півнадій, півпричалів,</text:p>
            <text:p text:style-name="P6"><text:span text:style-name="T57">півзамірів царство, </text:span><text:span text:style-name="T62">півзмаг</text:span><text:span text:style-name="T57"> і півдуш!</text:span><text:span text:style-name="T56"> </text:span><text:span text:style-name="T67">(П, І, 98)</text:span></text:p>
          </table:table-cell>
          <table:table-cell table:style-name="Dictionary.B2" office:value-type="string">
            <text:p text:style-name="P7"><text:span text:style-name="T86">пів </text:span><text:span text:style-name="T53">(див. </text:span><text:span text:style-name="T86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мага́</text:span><text:span text:style-name="T42">ння</text:span></text:p>
            <text:p text:style-name="P6"><text:span text:style-name="T30">-я, </text:span><text:span text:style-name="T35">с.</text:span></text:p>
            <text:p text:style-name="P6">1) Намагання перевершити, перемогти когось у чому-небудь, домагаючись кращих, ніж у когось, результатів, показників.</text:p>
            <text:p text:style-name="P6"><text:span text:style-name="T11">3) </text:span><text:span text:style-name="T25">перен.</text:span><text:span text:style-name="T11"> Сутичка, боротьба двох протилежних або ворожих сил.</text:span><text:span text:style-name="T12"> </text:span><text:span text:style-name="T13">(С, 464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ПІВНАДÍЇ</text:p>
            <text:p text:style-name="P6">півнадíй, <text:span text:style-name="T56">ім., мн., інд.-авт.,</text:span></text:p>
            <text:p text:style-name="P6"><text:span text:style-name="T69">утворене префіксальним способом, похідне </text:span><text:span text:style-name="T69">від слів:</text:span><text:span text:style-name="T86"> </text:span><text:span text:style-name="T45">пів</text:span><text:span text:style-name="T86"> і </text:span><text:span text:style-name="T45">надíї.</text:span></text:p>
            <text:p text:style-name="P9">О царство півсерць, <text:span text:style-name="T43">півнадій</text:span>, півпричалів,</text:p>
            <text:p text:style-name="P6"><text:span text:style-name="T57">півзамірів царство, півзмаг і півдуш!</text:span><text:span text:style-name="T56"> </text:span><text:span text:style-name="T67">(П, І, 98)</text:span></text:p>
          </table:table-cell>
          <table:table-cell table:style-name="Dictionary.B2" office:value-type="string">
            <text:p text:style-name="P7"><text:span text:style-name="T86">пів </text:span><text:span text:style-name="T53">(див. </text:span><text:span text:style-name="T86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ді́</text:span><text:span text:style-name="T42">я</text:span></text:p>
            <text:p text:style-name="P6"><text:span text:style-name="T30">-ї, </text:span><text:span text:style-name="T35">ж.</text:span></text:p>
            <text:p text:style-name="P6">1) Впевненість у можливості здійснення чогось бажаного, потрібного, приємного; сподівання.<text:span text:style-name="T80"> </text:span><text:span text:style-name="T81">(С, 711)</text:span></text:p>
          </table:table-cell>
        </table:table-row>
        <table:table-row>
          <table:table-cell table:style-name="Dictionary.A2" table:number-rows-spanned="2" office:value-type="string">
            <text:p text:style-name="P7">ПІВНЕБÉС</text:p>
            <text:p text:style-name="P6">півнебéс, <text:span text:style-name="T56">ім., мн., інд.-авт.,</text:span></text:p>
            <text:p text:style-name="P6"><text:span text:style-name="T69">утворене префіксальним способом, похідне </text:span><text:span text:style-name="T69">від слів:</text:span><text:span text:style-name="T86"> </text:span><text:span text:style-name="T45">пів</text:span><text:span text:style-name="T86"> і </text:span><text:span text:style-name="T45">небесá.</text:span></text:p>
            <text:p text:style-name="P9">І з тих затятих здвоєних ночей</text:p>
            <text:p text:style-name="P9">на <text:span text:style-name="T43">півнебес</text:span> зажевріло б іржання</text:p>
            <text:p text:style-name="P6"><text:span text:style-name="T57">чи сиваша чи привиду.</text:span><text:span text:style-name="T56"> </text:span><text:span text:style-name="T67">(П, І, 156)</text:span></text:p>
          </table:table-cell>
          <table:table-cell table:style-name="Dictionary.B2" office:value-type="string">
            <text:p text:style-name="P7"><text:span text:style-name="T86">пів </text:span><text:span text:style-name="T53">(див. </text:span><text:span text:style-name="T86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ебесá </text:span><text:span text:style-name="T50">(див. </text:span><text:span text:style-name="T45">НАДНÉБО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ПІВПРИЧÁЛИ</text:p>
            <text:p text:style-name="P6">-ів, <text:span text:style-name="T56">ім., мн., інд.-авт.,</text:span></text:p>
            <text:p text:style-name="P6"><text:span text:style-name="T69">утворене префіксальним способом, похідне від слів:</text:span><text:span text:style-name="T86"> </text:span><text:span text:style-name="T45">пів</text:span><text:span text:style-name="T86"> і </text:span><text:span text:style-name="T45">причáли.</text:span></text:p>
            <text:p text:style-name="P9">О царство півсерць, півнадій, <text:span text:style-name="T43">півпричалів</text:span>,</text:p>
            <text:p text:style-name="P6"><text:span text:style-name="T57">півзамірів царство, півзмаг і півдуш!</text:span><text:span text:style-name="T56"> </text:span><text:span text:style-name="T67">(П, І, 98)</text:span></text:p>
          </table:table-cell>
          <table:table-cell table:style-name="Dictionary.B2" office:value-type="string">
            <text:p text:style-name="P7"><text:span text:style-name="T86">пів </text:span><text:span text:style-name="T53">(див. </text:span><text:span text:style-name="T86">ПІВВАГÁ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ича́</text:span><text:span text:style-name="T42">л</text:span></text:p>
            <text:p text:style-name="P6"><text:span text:style-name="T30">-у, </text:span><text:span text:style-name="T35">ч.</text:span></text:p>
            <text:p text:style-name="P6"><text:span text:style-name="T11">2) </text:span><text:span text:style-name="T25">перен.</text:span><text:span text:style-name="T11"> Пристановище для кого-, чого-небудь; притулок.</text:span><text:span text:style-name="T12"> </text:span><text:span text:style-name="T13">(С, 1139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ПОВНОГÓРЛЯ</text:p>
            <text:p text:style-name="P6">-я, <text:span text:style-name="T56">ім., с., інд.-авт.,</text:span></text:p>
            <text:p text:style-name="P6"><text:span text:style-name="T69">Утворене способом основоскладання і нульсуфіксальним, похідне від слів:</text:span><text:span text:style-name="T86"> </text:span><text:span text:style-name="T45">пóвний</text:span><text:span text:style-name="T86"> і </text:span><text:span text:style-name="T45">гóрло.</text:span></text:p>
            <text:p text:style-name="P9">До гори, до рік, до <text:span text:style-name="T43">повногорля</text:span>,</text:p>
            <text:p text:style-name="P9">повногруддям зобов’яж мене.</text:p>
            <text:p text:style-name="P9">Кожним днем боліти, кожним днем</text:p>
            <text:p text:style-name="P6"><text:span text:style-name="T57">виповняти серце власним горем.</text:span><text:span text:style-name="T56"> </text:span><text:span text:style-name="T67">(П, ІІ, 200)</text:span></text:p>
          </table:table-cell>
          <table:table-cell table:style-name="Dictionary.B2" office:value-type="string">
            <text:p text:style-name="P6"><text:span text:style-name="T42">по́</text:span><text:span text:style-name="T42">вний</text:span></text:p>
            <text:p text:style-name="P6">повен, -вна, -вне.</text:p>
            <text:p text:style-name="P6">1) У якому немає вільного місця, заповнений до краю. || У якому є, міститься, вміщується порівняно багато кого-, чого-небудь. || У<text:span text:style-name="T55">сполуч.</text:span> з деякими <text:span text:style-name="T55">ім.</text:span> 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 <text:span text:style-name="T55">у знач.ім.</text:span> по́вна, -ної, <text:span text:style-name="T55">ж.</text:span>, <text:span text:style-name="T55">розм.</text:span> Наповнена по вінця чарка.</text:p>
            <text:p text:style-name="P6"><text:span text:style-name="T11">2) </text:span><text:span text:style-name="T25">перен.</text:span><text:span text:style-name="T11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25">Повне життя</text:span><text:span text:style-name="T11">. </text:span><text:span text:style-name="T14">(С, 100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о́</text:span><text:span text:style-name="T42">рло</text:span></text:p>
            <text:p text:style-name="P6"><text:span text:style-name="T30">-а, </text:span><text:span text:style-name="T35">с.</text:span></text:p>
            <text:p text:style-name="P6">1) Передня частина шиї, всередині якої <text:soft-page-break/>знаходиться початок стравоходу і дихальних шляхів. || Хрящовий канал, який є початком стравоходу і дихальних шляхів.</text:p>
            <text:p text:style-name="P6">2) Верхня звужена частина посуду.</text:p>
            <text:p text:style-name="P6">3) Протока між внутрішнім і окраїнним морями або при впадінні річки в озеро чи море.<text:span text:style-name="T80"> </text:span><text:span text:style-name="T81">(С, 254)</text:span></text:p>
          </table:table-cell>
        </table:table-row>
        <table:table-row>
          <table:table-cell table:style-name="Dictionary.A2" table:number-rows-spanned="2" office:value-type="string">
            <text:p text:style-name="P7">ПОЗАПРÓСТІР</text:p>
            <text:p text:style-name="P6">-стору, <text:span text:style-name="T56">ім., ч., інд.-авт.,</text:span></text:p>
            <text:p text:style-name="P6"><text:span text:style-name="T69">утворене </text:span><text:span text:style-name="T69">префіксальним способом, похідне від слів:</text:span><text:span text:style-name="T86"> </text:span><text:span text:style-name="T45">пóза</text:span><text:span text:style-name="T86"> і </text:span><text:span text:style-name="T45">прóстір.</text:span></text:p>
            <text:p text:style-name="P9">Як вікна в <text:span text:style-name="T43">позапростір</text:span>, позачас,</text:p>
            <text:p text:style-name="P9">за мури німоти і всепокори,</text:p>
            <text:p text:style-name="P9">так світяться свічада, світлом хорі,</text:p>
            <text:p text:style-name="P9">і пильно задивляються крізь нас</text:p>
            <text:p text:style-name="P6"><text:span text:style-name="T57">у сяйва…</text:span><text:span text:style-name="T56"> </text:span><text:span text:style-name="T67">(П, І, 66)</text:span></text:p>
          </table:table-cell>
          <table:table-cell table:style-name="Dictionary.B2" office:value-type="string">
            <text:p text:style-name="P6"><text:span text:style-name="T42">по́</text:span><text:span text:style-name="T42">за</text:span></text:p>
            <text:p text:style-name="P6"><text:span text:style-name="T29">II </text:span><text:span text:style-name="T35">прийм.</text:span><text:span text:style-name="T30">, </text:span><text:span text:style-name="T35">із знах.</text:span><text:span text:style-name="T30"> </text:span><text:span text:style-name="T35">і оруд. в.</text:span></text:p>
            <text:p text:style-name="P6"><text:span text:style-name="T11">4) </text:span><text:span text:style-name="T25">з оруд. в.</text:span><text:span text:style-name="T11"> Указує на існування, наявність кого-, чого-небудь або перебування когось за межами того, </text:span><text:span text:style-name="T11">що названо іменником (займенником). </text:span><text:span text:style-name="T14">(С, 101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́</text:span><text:span text:style-name="T42">стір</text:span></text:p>
            <text:p text:style-name="P6"><text:span text:style-name="T30">простору, </text:span><text:span text:style-name="T35">ч.</text:span></text:p>
            <text:p text:style-name="P6">1) <text:span text:style-name="T55">тільки одн.</text:span>, <text:span text:style-name="T55">філос.</text:span> Одна з основних об’єктивних форм існування матерії, яка характеризується протяжністю та обсягом.</text:p>
            <text:p text:style-name="P6"><text:span text:style-name="T11">4) </text:span><text:span text:style-name="T25">перен.</text:span><text:span text:style-name="T11"> Відсутність яких-небудь обмежень, перешкод у чомусь; воля.</text:span><text:span text:style-name="T12"> </text:span><text:span text:style-name="T13">(С, 1170)</text:span></text:p>
          </table:table-cell>
        </table:table-row>
        <table:table-row>
          <table:table-cell table:style-name="Dictionary.A2" table:number-rows-spanned="2" office:value-type="string">
            <text:p text:style-name="P7">ПОЗАЧÁС</text:p>
            <text:p text:style-name="P6"><text:soft-page-break/>-у, <text:span text:style-name="T56">ім., ч., інд.-авт.,</text:span></text:p>
            <text:p text:style-name="P6"><text:span text:style-name="T69">утворене префіксальним способом, похідне від слів:</text:span><text:span text:style-name="T86"> </text:span><text:span text:style-name="T45">пóза</text:span><text:span text:style-name="T86"> і </text:span><text:span text:style-name="T45">час.</text:span></text:p>
            <text:p text:style-name="P9">Як вікна в позапростір, <text:span text:style-name="T43">позачас</text:span>,</text:p>
            <text:p text:style-name="P9">за мури німоти і всепокори,</text:p>
            <text:p text:style-name="P9">так світяться свічада, світлом хорі,</text:p>
            <text:p text:style-name="P9">і пильно задивляються крізь нас</text:p>
            <text:p text:style-name="P6"><text:span text:style-name="T57">у сяйва…</text:span><text:span text:style-name="T56"> </text:span><text:span text:style-name="T67">(П, І, 66)</text:span></text:p>
          </table:table-cell>
          <table:table-cell table:style-name="Dictionary.B2" office:value-type="string">
            <text:p text:style-name="P6"><text:span text:style-name="T45">пóза </text:span><text:span text:style-name="T50">(див. </text:span><text:span text:style-name="T45">ПОЗАПРÓСТІР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час </text:span><text:span text:style-name="T50">(див. </text:span><text:span text:style-name="T45">КРАЙЧÁС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ПОРОЖНЬОСÉРД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флективним способом, похідне від слів:</text:span><text:span text:style-name="T86"> </text:span><text:span text:style-name="T45">порóжній</text:span><text:span text:style-name="T86"> і </text:span><text:span text:style-name="T45">сéрце.</text:span></text:p>
            <text:p text:style-name="P9"><text:span text:style-name="T43">Порожньосердий</text:span> вибільшився світ,</text:p>
            <text:p text:style-name="P6"><text:span text:style-name="T57">мов простору запрагло німування…</text:span><text:span text:style-name="T56"> </text:span><text:span text:style-name="T67">(П, ІІ, 174)</text:span></text:p>
          </table:table-cell>
          <table:table-cell table:style-name="Dictionary.B2" office:value-type="string">
            <text:p text:style-name="P6"><text:span text:style-name="T42">поро́</text:span><text:span text:style-name="T42">жній</text:span></text:p>
            <text:p text:style-name="P6">-я, -є.</text:p>
            <text:p text:style-name="P6"><text:span text:style-name="T11">3) </text:span><text:span text:style-name="T25">у сполуч.</text:span><text:span text:style-name="T11"> </text:span><text:span text:style-name="T25">зі сл.</text:span><text:span text:style-name="T11"> життя, світ </text:span><text:span text:style-name="T25">і т. ін.</text:span><text:span text:style-name="T11">, </text:span><text:span text:style-name="T25">перен.</text:span><text:span text:style-name="T11"> Ні для кого не корисний; марний. || Позбавлений змісту, убогий змістом; беззмістовний, пустий. || Який не відповідає об’єктивній дійсності. </text:span><text:span text:style-name="T14">(С, 1067-106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éрце </text:span><text:span text:style-name="T50">(див. </text:span><text:span text:style-name="T45">ГЛИ́Б-СИ́НЬ-СЕ́РЦЕ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ПОТАЙМИ́Р</text:p>
            <text:p text:style-name="P6">-у, <text:span text:style-name="T56">ім., ч., інд.-авт.,</text:span></text:p>
            <text:p text:style-name="P6"><text:span text:style-name="T48">Утворене способом зрощення або абревіатурним, похідне від слів:</text:span> <text:span text:style-name="T44">потаємни́й</text:span> і <text:span text:style-name="T44">мир</text:span> (можливо, <text:span text:style-name="T44">пота́й</text:span> — скорочення від <text:span text:style-name="T44">потає́мний</text:span>).</text:p>
            <text:p text:style-name="P9"><text:soft-page-break/>І десь там гасне <text:span text:style-name="T43">потаймир</text:span>,</text:p>
            <text:p text:style-name="P9">а між торосами крижин</text:p>
            <text:p text:style-name="P6"><text:span text:style-name="T57">я сам-один і — враг-вражин…</text:span><text:span text:style-name="T56"> </text:span><text:span text:style-name="T67">(П, ІІ, 15)</text:span></text:p>
          </table:table-cell>
          <table:table-cell table:style-name="Dictionary.B2" office:value-type="string">
            <text:p text:style-name="P6"><text:span text:style-name="T42">по́</text:span><text:span text:style-name="T42">тай</text:span></text:p>
            <text:p text:style-name="P6"><text:span text:style-name="T35">присл.</text:span><text:span text:style-name="T30">, </text:span><text:span text:style-name="T35">від кого</text:span><text:span text:style-name="T30">, </text:span><text:span text:style-name="T35">заст.</text:span><text:span text:style-name="T30">, </text:span><text:span text:style-name="T35">рідко кого і без додатка</text:span><text:span text:style-name="T30">.</text:span></text:p>
            <text:p text:style-name="P6">Так, щоб ніхто не знав, не дізнався; таємно від когось або від усіх. || Так, щоб ніхто не побачив; непомітно для інших; крадькома. || Так, щоб ніхто не <text:soft-page-break/>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65">(С, 1087)</text:span></text:p>
          </table:table-cell>
        </table:table-row>
        <table:table-row>
          <table:covered-table-cell/>
          <table:table-cell table:style-name="Dictionary.B2" office:value-type="string">
            <text:p text:style-name="P6">мир</text:p>
            <text:p text:style-name="P6"><text:span text:style-name="T29">II </text:span><text:span text:style-name="T30">-у, </text:span><text:span text:style-name="T35">ч.</text:span></text:p>
            <text:p text:style-name="P6"><text:span text:style-name="T11">1) </text:span><text:span text:style-name="T25">заст.</text:span><text:span text:style-name="T11"> Земля з усім, що на ній існує; світ.</text:span><text:span text:style-name="T12"> </text:span><text:span text:style-name="T13">(С, 667)</text:span></text:p>
          </table:table-cell>
        </table:table-row>
        <table:table-row>
          <table:table-cell table:style-name="Dictionary.A2" table:number-rows-spanned="2" office:value-type="string">
            <text:p text:style-name="P7">ПРАЛІТÁ</text:p>
            <text:p text:style-name="P6">пралíт, <text:span text:style-name="T56">ім., мн., інд.-авт.,</text:span></text:p>
            <text:p text:style-name="P6"><text:span text:style-name="T69">утворене префіксальним способом, похідне від слів:</text:span><text:span text:style-name="T86"> </text:span><text:span text:style-name="T45">пра</text:span><text:span text:style-name="T86">... і </text:span><text:span text:style-name="T45">літá.</text:span></text:p>
            <text:p text:style-name="P9">Забудься. Стань. І зачекай мене</text:p>
            <text:p text:style-name="P9">на самоті в такому велелюдді,</text:p>
            <text:p text:style-name="P9">де спогади стовбичать, наче судді,</text:p>
            <text:p text:style-name="P6"><text:span text:style-name="T57">і пам’ять чвалом </text:span><text:span text:style-name="T62">праліта</text:span><text:span text:style-name="T57"> жене.</text:span><text:span text:style-name="T56"> </text:span><text:span text:style-name="T67">(П, ІІ, 149)</text:span></text:p>
          </table:table-cell>
          <table:table-cell table:style-name="Dictionary.B2" office:value-type="string">
            <text:p text:style-name="P6"><text:span text:style-name="T42">да́</text:span><text:span text:style-name="T42">вній (пра...)</text:span></text:p>
            <text:p text:style-name="P6">-я, -є.</text:p>
            <text:p text:style-name="P6">1) Який давно минув; колишній. || Який застарів.</text:p>
            <text:p text:style-name="P6">2) Який існує вже багато часу; старий. || Здавна добре відомий; стародавній. <text:span text:style-name="T65">(С, 271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літá </text:span><text:span text:style-name="T50">(див. </text:span><text:span text:style-name="T45">ІСПЕРЕДЛÍТ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ПРÁПЕРВНІ</text:p>
            <text:p text:style-name="P6">-ів, <text:span text:style-name="T56">ім., мн., інд.-авт.,</text:span></text:p>
            <text:p text:style-name="P6"><text:span text:style-name="T69">утворене префіксальним </text:span><text:span text:style-name="T69">способом, похідне від слів:</text:span><text:span text:style-name="T86"> </text:span><text:span text:style-name="T45">пра</text:span><text:span text:style-name="T86">... і </text:span><text:span text:style-name="T44">пéрвень.</text:span></text:p>
            <text:p text:style-name="P9">Що б то нам</text:p>
            <text:p text:style-name="P9"><text:soft-page-break/>посовгнути — ці межигони часу,</text:p>
            <text:p text:style-name="P9">марудні межигони живоття,</text:p>
            <text:p text:style-name="P9">коли змарнілі постаті снаги,</text:p>
            <text:p text:style-name="P9">ці бурі пристрастей попопелілих,</text:p>
            <text:p text:style-name="P9">раптово окошилися на нас.</text:p>
            <text:p text:style-name="P9">І хочеться сягнути за крайчасу,</text:p>
            <text:p text:style-name="P6"><text:span text:style-name="T57">за </text:span><text:span text:style-name="T62">прапервні</text:span><text:span text:style-name="T57">.</text:span><text:span text:style-name="T56"> </text:span><text:span text:style-name="T67">(П, І, 57)</text:span></text:p>
          </table:table-cell>
          <table:table-cell table:style-name="Dictionary.B2" office:value-type="string">
            <text:p text:style-name="P6"><text:span text:style-name="T45">пра</text:span><text:span text:style-name="T86">.. </text:span><text:span text:style-name="T50">(див. </text:span><text:span text:style-name="T45">ПРАЛІТÁ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Пéрвень </text:span><text:span text:style-name="T49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ПРИЗÁХОДИ</text:p>
            <text:p text:style-name="P6">-ів, <text:span text:style-name="T56">ім., мн., інд.-авт.,</text:span></text:p>
            <text:p text:style-name="P6"><text:span text:style-name="T17">утворене префіксальним способом, похідне від слів:</text:span><text:span text:style-name="T11"> </text:span><text:span text:style-name="T9">при</text:span><text:span text:style-name="T11"> і </text:span><text:span text:style-name="T9">за́</text:span><text:span text:style-name="T9">хід.</text:span></text:p>
            <text:p text:style-name="P9">Прижухлий клониться пирій</text:p>
            <text:p text:style-name="P6"><text:span text:style-name="T57">на </text:span><text:span text:style-name="T62">призаходи</text:span><text:span text:style-name="T57"> дня.</text:span><text:span text:style-name="T56"> </text:span><text:span text:style-name="T67">(П, ІІ, 92)</text:span></text:p>
          </table:table-cell>
          <table:table-cell table:style-name="Dictionary.B2" office:value-type="string">
            <text:p text:style-name="P7">при</text:p>
            <text:p text:style-name="P6"><text:span text:style-name="T35">прийм.</text:span><text:span text:style-name="T30">, </text:span><text:span text:style-name="T35">з місц. в.</text:span><text:span text:style-name="T30"> Сполучення з </text:span><text:span text:style-name="T35">прийм.</text:span><text:span text:style-name="T30"> при виражають: Просторові відношення:</text:span></text:p>
            <text:p text:style-name="P6"><text:span text:style-name="T11">5) 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відбувається інша дія чи триває стан; г) моменту дії, пов’язаного з її початком або кінцем. </text:span><text:span text:style-name="T25">Сказати при кінці</text:span><text:span text:style-name="T11">. </text:span><text:span text:style-name="T14">(С, 110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а́</text:span><text:span text:style-name="T42">хі́</text:span><text:span text:style-name="T42">д</text:span></text:p>
            <text:p text:style-name="P6"><text:span text:style-name="T30">захо́</text:span><text:span text:style-name="T30">ду, </text:span><text:span text:style-name="T35">ч.</text:span></text:p>
            <text:p text:style-name="P6">2) Час, коли заходить сонце.<text:span text:style-name="T80"> </text:span><text:span text:style-name="T81">(С, 433)</text:span></text:p>
          </table:table-cell>
        </table:table-row>
        <table:table-row>
          <table:table-cell table:style-name="Dictionary.A2" table:number-rows-spanned="2" office:value-type="string">
            <text:p text:style-name="P7">ПРИ́ТІНЬ</text:p>
            <text:p text:style-name="P6">-і, <text:span text:style-name="T56">ім., ж., інд.-авт.,</text:span></text:p>
            <text:p text:style-name="P6"><text:span text:style-name="T17">утворене префіксальним способом, </text:span><text:soft-page-break/><text:span text:style-name="T17">похідне від слів:</text:span><text:span text:style-name="T11"> </text:span><text:span text:style-name="T9">при</text:span><text:span text:style-name="T11"> і </text:span><text:span text:style-name="T9">тінь.</text:span></text:p>
            <text:p text:style-name="P9">Ти тінь. Ти <text:span text:style-name="T43">притінь</text:span>. Смерк і довгий гуд</text:p>
            <text:p text:style-name="P6"><text:span text:style-name="T57">і зелень бань…</text:span><text:span text:style-name="T56"> </text:span><text:span text:style-name="T67">(П, І, 134)</text:span></text:p>
          </table:table-cell>
          <table:table-cell table:style-name="Dictionary.B2" office:value-type="string">
            <text:p text:style-name="P6"><text:span text:style-name="T44">при</text:span> <text:span text:style-name="T49">(див. </text:span><text:span text:style-name="T44">ПРИ́ТІНЬ</text:span><text:span text:style-name="T49">)</text:span></text:p>
          </table:table-cell>
        </table:table-row>
        <table:table-row>
          <table:covered-table-cell/>
          <table:table-cell table:style-name="Dictionary.B2" office:value-type="string">
            <text:p text:style-name="P7">тінь</text:p>
            <text:p text:style-name="P6"><text:soft-page-break/><text:span text:style-name="T30">-і, </text:span><text:span text:style-name="T35">ж.</text:span></text:p>
            <text:p text:style-name="P6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55">кого</text:span>, <text:span text:style-name="T55">чия</text:span>, <text:span text:style-name="T55">перен.</text:span> Про того, хто ніколи не покидає іншого, завжди буває з ним разом.</text:p>
            <text:p text:style-name="P6"><text:span text:style-name="T7">6) </text:span><text:span text:style-name="T24">перен.</text:span><text:span text:style-name="T7"> Ледве вловимий слід, найменша ознака чого-небудь, натяк на наявність чогось.</text:span><text:span text:style-name="T21"> </text:span><text:span text:style-name="T22">(С, 1454)</text:span></text:p>
          </table:table-cell>
        </table:table-row>
        <table:table-row>
          <table:table-cell table:style-name="Dictionary.A2" office:value-type="string">
            <text:p text:style-name="P7">ПРÓРОСТЕНЬ</text:p>
            <text:p text:style-name="P6">-стня, <text:span text:style-name="T56">ім., ч., інд.-авт.,</text:span></text:p>
            <text:p text:style-name="P6"><text:span text:style-name="T69">утворене суфіксальним способом, похідне від слова</text:span><text:span text:style-name="T73"> </text:span><text:span text:style-name="T44">проростáти.</text:span></text:p>
            <text:p text:style-name="P9">І <text:span text:style-name="T43">проростень</text:span>, і бугила,</text:p>
            <text:p text:style-name="P9">і жалом жалощів тріпоче</text:p>
            <text:p text:style-name="P9">доба і не пустити хоче</text:p>
            <text:p text:style-name="P6"><text:span text:style-name="T57">стежина, терням поросла.</text:span><text:span text:style-name="T56"> </text:span><text:span text:style-name="T67">(П, ІІ, 122)</text:span></text:p>
          </table:table-cell>
          <table:table-cell table:style-name="Dictionary.B2" office:value-type="string">
            <text:p text:style-name="P6"><text:span text:style-name="T42">пророста́</text:span><text:span text:style-name="T42">ти</text:span></text:p>
            <text:p text:style-name="P6"><text:span text:style-name="T30">-ає, </text:span><text:span text:style-name="T35">недок.</text:span><text:span text:style-name="T30">, прорости, -те, </text:span><text:span text:style-name="T35">док.</text:span></text:p>
            <text:p text:style-name="P6"><text:span text:style-name="T11">3) </text:span><text:span text:style-name="T25">неперех.</text:span><text:span text:style-name="T11"> Покриватися рослинністю (про якусь територію, місцевість); заростати. || Ставати місцем, основою для росту, появи чого-небудь.</text:span><text:span text:style-name="T12"> </text:span><text:span text:style-name="T13">(С, 1166)</text:span></text:p>
          </table:table-cell>
        </table:table-row>
        <table:table-row>
          <table:table-cell table:style-name="Dictionary.A2" table:number-rows-spanned="2" office:value-type="string">
            <text:p text:style-name="P6"><text:span text:style-name="T44">ПРОТИПОТÍК</text:span><text:span text:style-name="T3"> (</text:span><text:span text:style-name="T43">протипотóки</text:span><text:span text:style-name="T3">)</text:span></text:p>
            <text:p text:style-name="P6">-тóку, <text:span text:style-name="T56">ім., ч., інд.-авт.,</text:span></text:p>
            <text:p text:style-name="P6"><text:span text:style-name="T69">утворене префіксальним способом, похідне </text:span><text:span text:style-name="T69">від слів:</text:span><text:span text:style-name="T86"> </text:span><text:span text:style-name="T45">прóти</text:span><text:span text:style-name="T86">... і </text:span><text:span text:style-name="T45">потíк.</text:span></text:p>
            <text:p text:style-name="P9"><text:soft-page-break/>Розбратані <text:span text:style-name="T43">протипотоки</text:span></text:p>
            <text:p text:style-name="P9">’дне одного наздоганяють,</text:p>
            <text:p text:style-name="P9">годують себе проминанням</text:p>
            <text:p text:style-name="P6"><text:span text:style-name="T57">заказаних долею стріч.</text:span><text:span text:style-name="T56"> </text:span><text:span text:style-name="T67">(П, І, 86)</text:span></text:p>
          </table:table-cell>
          <table:table-cell table:style-name="Dictionary.B2" office:value-type="string">
            <text:p text:style-name="P6"><text:span text:style-name="T42">про́</text:span><text:span text:style-name="T42">ти</text:span></text:p>
            <text:p text:style-name="P6"><text:span text:style-name="T29">II </text:span><text:span text:style-name="T35">присл.</text:span></text:p>
            <text:p text:style-name="P6"><text:span text:style-name="T11">Не на підтримку, не на користь кого-, чого-небудь. || </text:span><text:span text:style-name="T25">у знач.</text:span><text:span text:style-name="T11"> </text:span><text:span text:style-name="T25">присудк. сл.</text:span><text:span text:style-name="T11"> || </text:span><text:span text:style-name="T25">у </text:span><text:soft-page-break/><text:span text:style-name="T25">знач.</text:span><text:span text:style-name="T11"> </text:span><text:span text:style-name="T25">ім.</text:span><text:span text:style-name="T11">, </text:span><text:span text:style-name="T25">розм.</text:span><text:span text:style-name="T11"> Те, що є негативним чинником стосовно до чогось, заперечення чогось. </text:span><text:span text:style-name="T14">(С, 1173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ті́</text:span><text:span text:style-name="T42">к</text:span></text:p>
            <text:p text:style-name="P6"><text:span text:style-name="T30">-току, </text:span><text:span text:style-name="T35">ч.</text:span></text:p>
            <text:p text:style-name="P6">1) Річка (<text:span text:style-name="T55">перев.</text:span> невелика), струмок із стрімкою течією. || Маса води, що стрімко тече. || Маса якої-небудь рідини, що швидко тече, виливається звідкись. || <text:span text:style-name="T55">чого</text:span>, <text:span text:style-name="T55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55">Магнітний потік</text:span>.</text:p>
            <text:p text:style-name="P6"><text:span text:style-name="T11">2) </text:span><text:span text:style-name="T25">кого</text:span><text:span text:style-name="T11">, </text:span><text:span text:style-name="T25">чого</text:span><text:span text:style-name="T11">, </text:span><text:span text:style-name="T25">який</text:span><text:span text:style-name="T11">, </text:span><text:span text:style-name="T25">перен.</text:span><text:span text:style-name="T11"> Велика </text:span><text:span text:style-name="T11">кількість, маса кого-, чого-небудь, що рухається в одному напрямі. || Безперервний рух, надходження великої кількості чого-небудь.</text:span><text:span text:style-name="T12"> </text:span><text:span text:style-name="T13">(С, 1088-1089)</text:span></text:p>
          </table:table-cell>
        </table:table-row>
        <table:table-row>
          <table:table-cell table:style-name="Dictionary.A2" table:number-rows-spanned="2" office:value-type="string">
            <text:p text:style-name="P7">ПРУЖНОГОЛÓС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флективним </text:span><text:span text:style-name="T69">способом, похідне від слів:</text:span><text:span text:style-name="T86"> </text:span><text:span text:style-name="T45">прýжний</text:span><text:span text:style-name="T86"> і </text:span><text:span text:style-name="T45">гóлос.</text:span></text:p>
            <text:p text:style-name="P9">…янгольський мосянжний хор</text:p>
            <text:p text:style-name="P9">гучить на присілки і села</text:p>
            <text:p text:style-name="P9"><text:soft-page-break/>і проста пісенька весела</text:p>
            <text:p text:style-name="P6"><text:span text:style-name="T62">пружноголосий</text:span><text:span text:style-name="T57"> барвить хор.</text:span><text:span text:style-name="T56"> </text:span><text:span text:style-name="T67">(П, ІІ, 277)</text:span></text:p>
          </table:table-cell>
          <table:table-cell table:style-name="Dictionary.B2" office:value-type="string">
            <text:p text:style-name="P6"><text:span text:style-name="T42">пру́</text:span><text:span text:style-name="T42">жни́</text:span><text:span text:style-name="T42">й</text:span></text:p>
            <text:p text:style-name="P6">пружна, пружне.</text:p>
            <text:p text:style-name="P6"><text:span text:style-name="T11">3) </text:span><text:span text:style-name="T25">перен.</text:span><text:span text:style-name="T11"> Тугий, міцний (про тіло, м’язи і т. ін.). || З тугим, гнучким тілом, міцними м’язами. </text:span><text:span text:style-name="T14">(С, 1182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о́</text:span><text:span text:style-name="T42">лос</text:span></text:p>
            <text:p text:style-name="P6"><text:soft-page-break/><text:span text:style-name="T30">-у, </text:span><text:span text:style-name="T35">ч.</text:span></text:p>
            <text:p text:style-name="P6">3) Звучання голосових зв’язок як матеріал вокального мистецтва.<text:span text:style-name="T80"> </text:span><text:span text:style-name="T81">(С, 251)</text:span></text:p>
          </table:table-cell>
        </table:table-row>
        <table:table-row>
          <table:table-cell table:style-name="Dictionary.A2" table:number-rows-spanned="2" office:value-type="string">
            <text:p text:style-name="P7">ПУРГ-СНІГИ́</text:p>
            <text:p text:style-name="P6">-і́в, <text:span text:style-name="T56">ім., мн., інд.-авт.,</text:span></text:p>
            <text:p text:style-name="P6"><text:span text:style-name="T69">утворене способом словоскладання, похідне від слів:</text:span><text:span text:style-name="T86"> </text:span><text:span text:style-name="T45">пургá</text:span><text:span text:style-name="T86"> і </text:span><text:span text:style-name="T45">сніги́.</text:span></text:p>
            <text:p text:style-name="P9">Лиш модрини<text:span text:style-name="T87"> </text:span>гудуть, гудуть мо-</text:p>
            <text:p text:style-name="P9">дрини,</text:p>
            <text:p text:style-name="P9">а вітри лекалами хуг</text:p>
            <text:p text:style-name="P9">піють,</text:p>
            <text:p text:style-name="P9">що заблуклий в сопках пестун</text:p>
            <text:p text:style-name="P9">скоро</text:p>
            <text:p text:style-name="P9">без ведмедиці в <text:span text:style-name="T43">пург-снігах</text:span></text:p>
            <text:p text:style-name="P6"><text:span text:style-name="T57">згине.</text:span><text:span text:style-name="T56"> </text:span><text:span text:style-name="T67">(П, ІІ, 17)</text:span></text:p>
          </table:table-cell>
          <table:table-cell table:style-name="Dictionary.B2" office:value-type="string">
            <text:p text:style-name="P8">пурга́</text:p>
            <text:p text:style-name="P6"><text:span text:style-name="T30">-и, </text:span><text:span text:style-name="T35">ж.</text:span></text:p>
            <text:p text:style-name="P6">1) Сильний вітер зі снігом; завірюха, хуртовина. <text:span text:style-name="T65">(С, 1189)</text:span></text:p>
          </table:table-cell>
        </table:table-row>
        <table:table-row>
          <table:covered-table-cell/>
          <table:table-cell table:style-name="Dictionary.B2" office:value-type="string">
            <text:p text:style-name="P7">сніг</text:p>
            <text:p text:style-name="P6"><text:span text:style-name="T30">-у, </text:span><text:span text:style-name="T35">ч.</text:span></text:p>
            <text:p text:style-name="P6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80"> </text:span><text:span text:style-name="T81">(С, 1351)</text:span></text:p>
          </table:table-cell>
        </table:table-row>
        <table:table-row>
          <table:table-cell table:style-name="Dictionary.A2" table:number-rows-spanned="2" office:value-type="string">
            <text:p text:style-name="P7">РÁДОЩІ-ЖАЛÍ</text:p>
            <text:p text:style-name="P6">рáдоще-жалíв, <text:span text:style-name="T56">ім., мн., інд.-авт.,</text:span></text:p>
            <text:p text:style-name="P6"><text:span text:style-name="T69">утворене способом словоскладання, похідне від слів:</text:span><text:span text:style-name="T86"> </text:span><text:span text:style-name="T45">рáдощі</text:span><text:span text:style-name="T86"> і </text:span><text:span text:style-name="T45">жалі́.</text:span></text:p>
            <text:p text:style-name="P9">…де розкошує маячня</text:p>
            <text:p text:style-name="P9">моїх далеких недобутих марень</text:p>
            <text:p text:style-name="P6"><text:span text:style-name="T57">в калейдоскопі </text:span><text:span text:style-name="T62">радоще-жалів</text:span><text:span text:style-name="T57">…</text:span><text:span text:style-name="T56"> </text:span><text:soft-page-break/><text:span text:style-name="T67">(П, І, 206-207)</text:span></text:p>
          </table:table-cell>
          <table:table-cell table:style-name="Dictionary.B2" office:value-type="string">
            <text:p text:style-name="P6"><text:span text:style-name="T42">Ра́</text:span><text:span text:style-name="T42">дість (</text:span><text:span text:style-name="T45">рáдощі</text:span><text:span text:style-name="T42">)</text:span></text:p>
            <text:p text:style-name="P6"><text:span text:style-name="T30">-дості, </text:span><text:span text:style-name="T35">ж.</text:span></text:p>
            <text:p text:style-name="P6">1) Почуття задоволення, втіха, приємність. <text:span text:style-name="T65">(С, 1199)</text:span></text:p>
          </table:table-cell>
        </table:table-row>
        <table:table-row>
          <table:covered-table-cell/>
          <table:table-cell table:style-name="Dictionary.B2" office:value-type="string">
            <text:p text:style-name="P7">жаль</text:p>
            <text:p text:style-name="P6"><text:span text:style-name="T29">I </text:span><text:span text:style-name="T30">жалю, </text:span><text:span text:style-name="T35">ч.</text:span></text:p>
            <text:p text:style-name="P6">1) Важкий настрій, що викликається якоюсь невдачею, горем і т. ін.; сум, <text:soft-page-break/>печаль, скорбота.<text:span text:style-name="T80"> </text:span><text:span text:style-name="T81">(С, 364)</text:span></text:p>
          </table:table-cell>
        </table:table-row>
        <table:table-row>
          <table:table-cell table:style-name="Dictionary.A2" office:value-type="string">
            <text:p text:style-name="P7">РОЗБРÁТАНИЙ</text:p>
            <text:p text:style-name="P6">-а, -е, <text:span text:style-name="T57">дієпр. пас. мин. ч., інд.-авт.,</text:span></text:p>
            <text:p text:style-name="P6"><text:span text:style-name="T69">утворене суфіксальним способом, похідне від слова </text:span><text:span text:style-name="T44">розбратáти.</text:span></text:p>
            <text:p text:style-name="P9"><text:span text:style-name="T43">Розбратані</text:span> <text:span text:style-name="T48">протипотоки</text:span></text:p>
            <text:p text:style-name="P9">’дне одного наздоганяють,</text:p>
            <text:p text:style-name="P9">годують себе проминанням</text:p>
            <text:p text:style-name="P6"><text:span text:style-name="T57">заказаних долею стріч.</text:span><text:span text:style-name="T56"> </text:span><text:span text:style-name="T67">(П, І, 86)</text:span></text:p>
          </table:table-cell>
          <table:table-cell table:style-name="Dictionary.B2" office:value-type="string">
            <text:p text:style-name="P6"><text:span text:style-name="T42">розбрата́</text:span><text:span text:style-name="T42">ти</text:span></text:p>
            <text:p text:style-name="P6"><text:span text:style-name="T30">-аю, -аєш, </text:span><text:span text:style-name="T35">док.</text:span><text:span text:style-name="T30">, </text:span><text:span text:style-name="T35">розм.</text:span></text:p>
            <text:p text:style-name="P6">Перервати, припинити дружбу, посварити кого-небудь з кимсь.<text:span text:style-name="T80"> </text:span><text:span text:style-name="T81">(С, 1232)</text:span></text:p>
          </table:table-cell>
        </table:table-row>
        <table:table-row>
          <table:table-cell table:style-name="Dictionary.A2" office:value-type="string">
            <text:p text:style-name="P7">РОЗПЕЛЮ́СТИТИ</text:p>
            <text:p text:style-name="P6">-щу, -щиш, дієсл., <text:span text:style-name="T56">док., перех., інд.-авт.,</text:span></text:p>
            <text:p text:style-name="P6"><text:span text:style-name="T69">утворене суфіксально-префіксальним способом, похідне від слова</text:span><text:span text:style-name="T86"> </text:span><text:span text:style-name="T45">пелюстки́.</text:span></text:p>
            <text:p text:style-name="P9">Треба щедро — серцем одним, устами</text:p>
            <text:p text:style-name="P9">ледь розпуклими — <text:span text:style-name="T43">розпелюстити</text:span> втіхи гін,</text:p>
            <text:p text:style-name="P6"><text:span text:style-name="T57">всевідради! Сонце бо йде — за нами.</text:span><text:span text:style-name="T56"> </text:span><text:span text:style-name="T67">(П, І, 106)</text:span></text:p>
          </table:table-cell>
          <table:table-cell table:style-name="Dictionary.B2" office:value-type="string">
            <text:p text:style-name="P6"><text:span text:style-name="T42">пелю́</text:span><text:span text:style-name="T42">стка</text:span></text:p>
            <text:p text:style-name="P6"><text:span text:style-name="T30">-и, </text:span><text:span text:style-name="T35">ж.</text:span></text:p>
            <text:p text:style-name="P6">1) Окремий листок із віночка квітки.<text:span text:style-name="T80"> </text:span><text:span text:style-name="T81">(С, 897)</text:span></text:p>
          </table:table-cell>
        </table:table-row>
        <table:table-row>
          <table:table-cell table:style-name="Dictionary.A2" table:number-rows-spanned="2" office:value-type="string">
            <text:p text:style-name="P7">РЯСНОЧÓЛ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флективним способом, похідне від слів:</text:span><text:span text:style-name="T86"> </text:span><text:span text:style-name="T45">рясни́й </text:span><text:span text:style-name="T86">і </text:span><text:span text:style-name="T45">чолó.</text:span></text:p>
            <text:p text:style-name="P9">Я, певне, яблуня була,</text:p>
            <text:p text:style-name="P9"><text:soft-page-break/>паморочила світ довкола,</text:p>
            <text:p text:style-name="P9">в рясному цвіті <text:span text:style-name="T43">рясночола</text:span></text:p>
            <text:p text:style-name="P6"><text:span text:style-name="T57">тужила, ніжилась, жила.</text:span><text:span text:style-name="T56"> </text:span><text:span text:style-name="T67">(П, ІІ, 296)</text:span></text:p>
          </table:table-cell>
          <table:table-cell table:style-name="Dictionary.B2" office:value-type="string">
            <text:p text:style-name="P6"><text:span text:style-name="T42">рясни́</text:span><text:span text:style-name="T42">й</text:span></text:p>
            <text:p text:style-name="P6">-а, -е.</text:p>
            <text:p text:style-name="P6">2) Багатий, високий (про урожай). || <text:span text:style-name="T55">перен.</text:span> Плідний на що-небудь, чимсь.</text:p>
            <text:p text:style-name="P6"><text:span text:style-name="T11">5) </text:span><text:span text:style-name="T25">розм.</text:span><text:span text:style-name="T11"> Дуже яскравий, кольористий </text:span><text:soft-page-break/><text:span text:style-name="T11">(про розцвітку чого-небудь). </text:span><text:span text:style-name="T14">(С, 1281)</text:span></text:p>
          </table:table-cell>
        </table:table-row>
        <table:table-row>
          <table:covered-table-cell/>
          <table:table-cell table:style-name="Dictionary.B2" office:value-type="string">
            <text:p text:style-name="P8">чоло́</text:p>
            <text:p text:style-name="P6"><text:span text:style-name="T30">-а, </text:span><text:span text:style-name="T35">с.</text:span></text:p>
            <text:p text:style-name="P6"><text:span text:style-name="T11">1) Верхня надочна частина обличчя людини; лоб. || </text:span><text:span text:style-name="T25">перен.</text:span><text:span text:style-name="T11"> Вершина гори, дерева і т. ін., верхівка чого-небудь.</text:span><text:span text:style-name="T12"> </text:span><text:span text:style-name="T13">(С, 1604)</text:span></text:p>
          </table:table-cell>
        </table:table-row>
        <table:table-row>
          <table:table-cell table:style-name="Dictionary.A2" table:number-rows-spanned="2" office:value-type="string">
            <text:p text:style-name="P7">САМОВИВИ́ЩЕ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áмо</text:span><text:span text:style-name="T86">... і </text:span><text:span text:style-name="T45">ви́вищення.</text:span></text:p>
            <text:p text:style-name="P9">Оце, життя, твої дороги</text:p>
            <text:p text:style-name="P6"><text:span text:style-name="T62">самовивищень</text:span><text:span text:style-name="T57">, як наруг.</text:span><text:span text:style-name="T56"> </text:span><text:span text:style-name="T67">(П, ІІ, 107)</text:span></text:p>
          </table:table-cell>
          <table:table-cell table:style-name="Dictionary.B2" office:value-type="string">
            <text:p text:style-name="P7">сам</text:p>
            <text:p text:style-name="P6"><text:span text:style-name="T35">рідше </text:span><text:span text:style-name="T30">самий, сама, само </text:span><text:span text:style-name="T35">і </text:span><text:span text:style-name="T30">саме; </text:span><text:span text:style-name="T35">мн.</text:span><text:span text:style-name="T30"> сами </text:span><text:span text:style-name="T35">і </text:span><text:span text:style-name="T30">самі; </text:span><text:span text:style-name="T35">займ.</text:span><text:span text:style-name="T30"> </text:span><text:span text:style-name="T35">означ.</text:span></text:p>
            <text:p text:style-name="P11"><text:span text:style-name="T19">1) Уживається з </text:span><text:span text:style-name="T27">ім.</text:span><text:span text:style-name="T19"> чи </text:span><text:span text:style-name="T27">особ.</text:span><text:span text:style-name="T19"> </text:span><text:span text:style-name="T27">займ.</text:span><text:span text:style-name="T19">, вказуючи на особу чи предмет, що безпосередньо є джерелом чи об’єктом дії, стану. || Уживається для більшої конкретизації, вирізнення особи чи предмета; власне хтось; власне щось. || Уживається в </text:span><text:span text:style-name="T27">знач.</text:span><text:span text:style-name="T19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27">ім.</text:span><text:span text:style-name="T19"> чи </text:span><text:span text:style-name="T27">особ.</text:span><text:span text:style-name="T19"> </text:span><text:span text:style-name="T27">займ.</text:span><text:span text:style-name="T19"> || Уживається на позначення відокремлення особи чи предмета від інших осіб або предметів </text:span><text:soft-page-break/><text:span text:style-name="T19">(</text:span><text:span text:style-name="T27">перев.</text:span><text:span text:style-name="T19"> зі </text:span><text:span text:style-name="T27">спол.</text:span><text:span text:style-name="T19"> «а»). </text:span><text:span text:style-name="T20">(С, 128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и́</text:span><text:span text:style-name="T42">вищення</text:span></text:p>
            <text:p text:style-name="P6"><text:span text:style-name="T30">-я, </text:span><text:span text:style-name="T35">с.</text:span></text:p>
            <text:p text:style-name="P6"><text:span text:style-name="T31">Дія за знач. вивищувати, вивищуватися, ви́</text:span><text:span text:style-name="T31">вищити і ви́</text:span><text:span text:style-name="T31">вищитися.</text:span><text:span text:style-name="T32"> </text:span><text:span text:style-name="T33">(С, 129)</text:span></text:p>
          </table:table-cell>
        </table:table-row>
        <table:table-row>
          <table:table-cell table:style-name="Dictionary.A2" table:number-rows-spanned="2" office:value-type="string">
            <text:p text:style-name="P7">САМОВÓЛЯ</text:p>
            <text:p text:style-name="P6">-і, <text:span text:style-name="T56">ім., ж., інд.-авт.,</text:span></text:p>
            <text:p text:style-name="P6"><text:span text:style-name="T69">утворене способом </text:span><text:span text:style-name="T69">основословоскладання, похідне від слів:</text:span><text:span text:style-name="T86"> </text:span><text:span text:style-name="T45">сáмо</text:span><text:span text:style-name="T86">... і </text:span><text:span text:style-name="T45">вóля.</text:span></text:p>
            <text:p text:style-name="P9">Червона барка в чорноводді<text:span text:style-name="T87"> </text:span>доль</text:p>
            <text:p text:style-name="P9">загубиться. І фенікс довгоногий</text:p>
            <text:p text:style-name="P9">перенесе тебе в ясні чертоги</text:p>
            <text:p text:style-name="P6"><text:span text:style-name="T57">від </text:span><text:span text:style-name="T62">самоволь</text:span><text:span text:style-name="T57">, покори і сваволь.</text:span><text:span text:style-name="T56"> </text:span><text:span text:style-name="T67">(П, І, 56)</text:span></text:p>
          </table:table-cell>
          <table:table-cell table:style-name="Dictionary.B2" office:value-type="string">
            <text:p text:style-name="P6"><text:span text:style-name="T45">сáмо... </text:span><text:span text:style-name="T53">(див. 12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о́</text:span><text:span text:style-name="T42">ля</text:span></text:p>
            <text:p text:style-name="P6"><text:span text:style-name="T30">-і, </text:span><text:span text:style-name="T35">ж.</text:span></text:p>
            <text:p text:style-name="P6"><text:span text:style-name="T11">5) Свобода, незалежність; </text:span><text:span text:style-name="T25">прот.</text:span><text:span text:style-name="T11"> неволя, рабство. || Перебування не під арештом, не в клітці, не на ланцюгу і т. ін.</text:span><text:span text:style-name="T12"> </text:span><text:span text:style-name="T13">(С, 202)</text:span></text:p>
          </table:table-cell>
        </table:table-row>
        <table:table-row>
          <table:table-cell table:style-name="Dictionary.A2" table:number-rows-spanned="2" office:value-type="string">
            <text:p text:style-name="P7">САМОВОСКРЕСÍННЯ</text:p>
            <text:p text:style-name="P6">-я, <text:span text:style-name="T56">ім., с., інд.-авт.,</text:span></text:p>
            <text:p text:style-name="P6"><text:span text:style-name="T69">утворене способом </text:span><text:span text:style-name="T69">основословоскладання, похідне від слів:</text:span><text:span text:style-name="T86"> </text:span><text:span text:style-name="T45">сáмо</text:span><text:span text:style-name="T86">... і </text:span><text:span text:style-name="T45">воскресíння.</text:span></text:p>
            <text:p text:style-name="P9">…перейде крізь страстотерпця тіні</text:p>
            <text:p text:style-name="P9">пророк, свого цураючись лиця,</text:p>
            <text:p text:style-name="P9">в передчуванні віщого кінця</text:p>
            <text:p text:style-name="P6"><text:span text:style-name="T57">самоофіри й </text:span><text:span text:style-name="T62">самовоскресіння</text:span><text:span text:style-name="T57">.</text:span><text:span text:style-name="T56"> </text:span><text:soft-page-break/><text:span text:style-name="T67">(П, ІІ, 150)</text:span></text:p>
          </table:table-cell>
          <table:table-cell table:style-name="Dictionary.B2" office:value-type="string">
            <text:p text:style-name="P6"><text:span text:style-name="T45">сáмо... </text:span><text:span text:style-name="T53">(див. </text:span><text:span text:style-name="T45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оскресі́</text:span><text:span text:style-name="T42">ння</text:span></text:p>
            <text:p text:style-name="P6"><text:span text:style-name="T30">-я, </text:span><text:span text:style-name="T35">с.</text:span></text:p>
            <text:p text:style-name="P6">Дія і стан за знач. воскреснути <text:span text:style-name="T65">(С, 203)</text:span></text:p>
          </table:table-cell>
        </table:table-row>
        <table:table-row>
          <table:table-cell table:style-name="Dictionary.A2" table:number-rows-spanned="2" office:value-type="string">
            <text:p text:style-name="P7">САМОВТÉЧА</text:p>
            <text:p text:style-name="P6">-і, <text:span text:style-name="T56">ім., ж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áмо</text:span><text:span text:style-name="T86">... і </text:span><text:span text:style-name="T45">втéча.</text:span></text:p>
            <text:p text:style-name="P9">Доброму і злому</text:p>
            <text:p text:style-name="P9">кажи межу і позначи шляхи</text:p>
            <text:p text:style-name="P6"><text:span text:style-name="T57">для </text:span><text:span text:style-name="T62">самовтечі</text:span><text:span text:style-name="T57">.</text:span><text:span text:style-name="T56"> </text:span><text:span text:style-name="T67">(П, ІІ, 136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<text:span text:style-name="T85">уте́</text:span><text:span text:style-name="T85">ча</text:span></text:p>
            <text:p text:style-name="P6"><text:span text:style-name="T18">(вте́</text:span><text:span text:style-name="T18">ча), -і, </text:span><text:span text:style-name="T26">ж.</text:span></text:p>
            <text:p text:style-name="P6">1) Швидкий відхід, біг, від’їзд і т. ін. з метою уникнення небезпеки, неприємного становища тощо.</text:p>
            <text:p text:style-name="P6">2) Таємний самовільний відхід, від’їзд. (С, 1519)</text:p>
          </table:table-cell>
        </table:table-row>
        <table:table-row>
          <table:table-cell table:style-name="Dictionary.A2" table:number-rows-spanned="2" office:value-type="string">
            <text:p text:style-name="P7">САМОДÓКÍР</text:p>
            <text:p text:style-name="P6">самодóкóру, <text:span text:style-name="T56">ім., ч., інд.-авт.,</text:span></text:p>
            <text:p text:style-name="P6"><text:span text:style-name="T69">утворене способом основословосклада</text:span><text:span text:style-name="T69">ння, похідне від </text:span><text:span text:style-name="T69">слів:</text:span><text:span text:style-name="T86"> </text:span><text:span text:style-name="T45">сáмо</text:span><text:span text:style-name="T86">... і </text:span><text:span text:style-name="T45">дóкíр.</text:span></text:p>
            <text:p text:style-name="P9">Не вір — ні долі, ні собі не вір,</text:p>
            <text:p text:style-name="P9">а спроневіра і <text:span text:style-name="T43">самодокір</text:span></text:p>
            <text:p text:style-name="P9">і змерзлий крик, що грудкою у горлі</text:p>
            <text:p text:style-name="P9">засів мов кляп — то все неначе дріт</text:p>
            <text:p text:style-name="P6"><text:span text:style-name="T57">колючий.</text:span><text:span text:style-name="T56"> </text:span><text:span text:style-name="T67">(П, ІІ, 290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́</text:span><text:span text:style-name="T42">кі́</text:span><text:span text:style-name="T42">р</text:span></text:p>
            <text:p text:style-name="P6"><text:span text:style-name="T30">до́</text:span><text:span text:style-name="T30">ко́</text:span><text:span text:style-name="T30">ру, </text:span><text:span text:style-name="T35">ч.</text:span></text:p>
            <text:p text:style-name="P6">Висловлене кому-небудь або передане в інший спосіб звинувачення в чомусь, незадоволення чимось і т. ін.<text:span text:style-name="T80"> </text:span><text:span text:style-name="T81">(С, 313)</text:span></text:p>
          </table:table-cell>
        </table:table-row>
        <table:table-row>
          <table:table-cell table:style-name="Dictionary.A2" table:number-rows-spanned="2" office:value-type="string">
            <text:p text:style-name="P7">САМОДОСÁДА</text:p>
            <text:p text:style-name="P6">-и, <text:span text:style-name="T56">ім., ж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oft-page-break/><text:span text:style-name="T45">сáмо</text:span><text:span text:style-name="T86">... і </text:span><text:span text:style-name="T45">досáда.</text:span></text:p>
            <text:p text:style-name="P9">…в мить крутого самопочезання</text:p>
            <text:p text:style-name="P9">він надто пильно стежив шлях утрат, - </text:p>
            <text:p text:style-name="P9">лиш так його спотворило дерзання</text:p>
            <text:p text:style-name="P9">тим виразом вибачливих жалів,</text:p>
            <text:p text:style-name="P6"><text:span text:style-name="T62">самодосад</text:span><text:span text:style-name="T57">…</text:span><text:span text:style-name="T56"> </text:span><text:span text:style-name="T67">(П, І, 55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са́</text:span><text:span text:style-name="T42">да</text:span></text:p>
            <text:p text:style-name="P6"><text:span text:style-name="T30">-и, </text:span><text:span text:style-name="T35">ж.</text:span></text:p>
            <text:p text:style-name="P6">1) Почуття невдоволення, гіркоти, <text:soft-page-break/>викликане чим-небудь.<text:span text:style-name="T80"> </text:span><text:span text:style-name="T81">(С, 321)</text:span></text:p>
          </table:table-cell>
        </table:table-row>
        <table:table-row>
          <table:table-cell table:style-name="Dictionary.A2" table:number-rows-spanned="2" office:value-type="string">
            <text:p text:style-name="P7">САМОДОХÓДЖЕ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</text:span><text:span text:style-name="T69">ння, похідне від слів:</text:span><text:span text:style-name="T86"> </text:span><text:span text:style-name="T45">сáмо</text:span><text:span text:style-name="T86">... і </text:span><text:span text:style-name="T45">дохóдження.</text:span></text:p>
            <text:p text:style-name="P9">Там крила птаства рясно миготіли,</text:p>
            <text:p text:style-name="P9">мережилася зелень дивновзором,</text:p>
            <text:p text:style-name="P9">а душу вже поймав <text:span text:style-name="T43">самодоходжень</text:span></text:p>
            <text:p text:style-name="P6"><text:span text:style-name="T57">зухвалий холод і зухвалий жах.</text:span><text:span text:style-name="T56"> </text:span><text:span text:style-name="T67">(П, ІІ, 118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охо́</text:span><text:span text:style-name="T42">дження</text:span></text:p>
            <text:p text:style-name="P6"><text:span text:style-name="T30">-я, </text:span><text:span text:style-name="T35">с.</text:span></text:p>
            <text:p text:style-name="P6">Дія за знач. доходити. <text:span text:style-name="T65">(С, 324)</text:span></text:p>
          </table:table-cell>
        </table:table-row>
        <table:table-row>
          <table:table-cell table:style-name="Dictionary.A2" table:number-rows-spanned="2" office:value-type="string">
            <text:p text:style-name="P7">САМОЗАБОРÓНА</text:p>
            <text:p text:style-name="P6">-и, <text:span text:style-name="T56">ім., ж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áмо</text:span><text:span text:style-name="T86">... і </text:span><text:span text:style-name="T45">заборóна.</text:span></text:p>
            <text:p text:style-name="P9">Нам ряд утрачено. Раптових спроб</text:p>
            <text:p text:style-name="P9">назубрені шпилі — ото єдине,</text:p>
            <text:p text:style-name="P9"><text:soft-page-break/>що вирвалося з <text:span text:style-name="T43">самозаборон</text:span>,</text:p>
            <text:p text:style-name="P6"><text:span text:style-name="T57">які дарують небеса щедротні…</text:span><text:span text:style-name="T56"> </text:span><text:span text:style-name="T67">(П, ІІ, 100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аборо́</text:span><text:span text:style-name="T42">на</text:span></text:p>
            <text:p text:style-name="P6"><text:span text:style-name="T30">-и, </text:span><text:span text:style-name="T35">ж.</text:span></text:p>
            <text:p text:style-name="P6">1) Наказ не робити чого-небудь.<text:span text:style-name="T80"> </text:span><text:span text:style-name="T81">(С, 376)</text:span></text:p>
          </table:table-cell>
        </table:table-row>
        <table:table-row>
          <table:table-cell table:style-name="Dictionary.A2" table:number-rows-spanned="2" office:value-type="string">
            <text:p text:style-name="P7">САМОНАБЛИ́ЖЕ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áмо</text:span><text:span text:style-name="T86">... і </text:span><text:span text:style-name="T45">набли́ження.</text:span></text:p>
            <text:p text:style-name="P9">…весь той чар</text:p>
            <text:p text:style-name="P9"><text:span text:style-name="T43">самонаближень</text:span>, упізнань і врочень,</text:p>
            <text:p text:style-name="P9">що визріли у невіді душевній</text:p>
            <text:p text:style-name="P9">і стежать стежать стежать зизим оком,</text:p>
            <text:p text:style-name="P6"><text:span text:style-name="T57">ачи я втраплю на свою стежу…</text:span><text:span text:style-name="T56"> </text:span><text:span text:style-name="T67">(П, І, 121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бли́</text:span><text:span text:style-name="T42">ження</text:span></text:p>
            <text:p text:style-name="P6"><text:span text:style-name="T30">-я, </text:span><text:span text:style-name="T35">с.</text:span></text:p>
            <text:p text:style-name="P6">Дія за знач. наблизити, наближати і наблизитися, наближатися. <text:span text:style-name="T65">(С, 701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ІКÁ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</text:span><text:span text:style-name="T69">ння, похідне від слів:</text:span><text:span text:style-name="T86"> </text:span><text:span text:style-name="T45">сáмо</text:span><text:span text:style-name="T86">... і </text:span><text:span text:style-name="T45">нарікáння.</text:span></text:p>
            <text:p text:style-name="P9">Ні, не впадай у біль — до <text:span text:style-name="T43">самонаріканняи</text:span>.</text:p>
            <text:p text:style-name="P6"><text:span text:style-name="T57">О, не впадай у біль — його, як меч, </text:span><text:soft-page-break/><text:span text:style-name="T57">піднось. </text:span><text:span text:style-name="T67">(П, ІІ, 155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ріка́</text:span><text:span text:style-name="T42">ння</text:span></text:p>
            <text:p text:style-name="P6"><text:span text:style-name="T30">-я, </text:span><text:span text:style-name="T35">с.</text:span></text:p>
            <text:p text:style-name="P6">Дія за знач. нарікати. <text:span text:style-name="T65">(С, 733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ÓДЖЕ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áмо</text:span><text:span text:style-name="T86">... і </text:span><text:span text:style-name="T45">нарóдження.</text:span></text:p>
            <text:p text:style-name="P9">Оце <text:span text:style-name="T43">самонародження</text:span> твоє</text:p>
            <text:p text:style-name="P9">то голос смерті: пристарайся, брате,</text:p>
            <text:p text:style-name="P9">бо вже заходить час твій вирушати,</text:p>
            <text:p text:style-name="P6"><text:span text:style-name="T57">пора і дописати житіє.</text:span><text:span text:style-name="T56"> </text:span><text:span text:style-name="T67">(П, ІІ, 117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ро́</text:span><text:span text:style-name="T42">дження</text:span></text:p>
            <text:p text:style-name="P6"><text:span text:style-name="T30">-я, </text:span><text:span text:style-name="T35">с.</text:span></text:p>
            <text:p text:style-name="P6">1) Дія за знач. народити, народжувати і народитися, народжуватися. || Час появи на світ. <text:span text:style-name="T65">(С, 733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ОСТÁТИ</text:p>
            <text:p text:style-name="P6">-áю, -áєш, <text:span text:style-name="T57">дієсл., недок., перех., інд.-авт.,</text:span></text:p>
            <text:p text:style-name="P6">Утворене способом основословоскладання, похідне від слів: сáмо... і наростáти</text:p>
            <text:p text:style-name="P9">Неначе дзвін — поезія. Гуде</text:p>
            <text:p text:style-name="P6"><text:span text:style-name="T57">і </text:span><text:span text:style-name="T62">самонаростає</text:span><text:span text:style-name="T57"> аж до повні…</text:span><text:span text:style-name="T56"> </text:span><text:span text:style-name="T67">(П, ІІ, 150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роста́</text:span><text:span text:style-name="T42">ти</text:span></text:p>
            <text:p text:style-name="P6"><text:span text:style-name="T30">-ає, </text:span><text:span text:style-name="T35">недок.</text:span><text:span text:style-name="T30">, нарости, -те; </text:span><text:span text:style-name="T35">мин. ч.</text:span><text:span text:style-name="T30"> наріс, </text:span><text:span text:style-name="T30">наросла, наросло; </text:span><text:span text:style-name="T35">док.</text:span></text:p>
            <text:p text:style-name="P6"><text:span text:style-name="T11">3) </text:span><text:span text:style-name="T25">перен.</text:span><text:span text:style-name="T11"> Збільшувати свій об’єм, свою кількість, силу вияву і т. ін.</text:span><text:span text:style-name="T12"> </text:span><text:span text:style-name="T13">(С, 733-734)</text:span></text:p>
          </table:table-cell>
        </table:table-row>
        <table:table-row>
          <table:table-cell table:style-name="Dictionary.A2" table:number-rows-spanned="2" office:value-type="string">
            <text:p text:style-name="P7">САМООФÍРА</text:p>
            <text:p text:style-name="P6">-и, <text:span text:style-name="T56">ім., ж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oft-page-break/><text:span text:style-name="T45">сáмо</text:span><text:span text:style-name="T86">... і </text:span><text:span text:style-name="T43">офíра.</text:span></text:p>
            <text:p text:style-name="P9">…перейде крізь страстотерпця тіні</text:p>
            <text:p text:style-name="P9">пророк, свого цураючись лиця,</text:p>
            <text:p text:style-name="P9">в передчуванні віщого кінця</text:p>
            <text:p text:style-name="P6"><text:span text:style-name="T62">самоофіри</text:span><text:span text:style-name="T57"> й самовоскресіння.</text:span><text:span text:style-name="T56"> </text:span><text:span text:style-name="T67">(П, ІІ, 150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же́</text:span><text:span text:style-name="T8">ртва (офі́</text:span><text:span text:style-name="T8">ра)</text:span></text:p>
            <text:p text:style-name="P6"><text:span text:style-name="T30">-и, </text:span><text:span text:style-name="T35">ж.</text:span></text:p>
            <text:p text:style-name="P6">1) За релігійними обрядами деяких <text:soft-page-break/>народів — предмет або жива істота, яких приносили в дар богам.<text:span text:style-name="T80"> </text:span><text:span text:style-name="T81">(С, 366)</text:span></text:p>
          </table:table-cell>
        </table:table-row>
        <table:table-row>
          <table:table-cell table:style-name="Dictionary.A2" table:number-rows-spanned="2" office:value-type="string">
            <text:p text:style-name="P7">САМОПАЛÁ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ння, похідне від </text:span><text:span text:style-name="T69">слів:</text:span><text:span text:style-name="T86"> </text:span><text:span text:style-name="T45">сáмо</text:span><text:span text:style-name="T86">... і </text:span><text:span text:style-name="T45">палáння.</text:span></text:p>
            <text:p text:style-name="P9">О як нестерпно хочеться подовжень</text:p>
            <text:p text:style-name="P6"><text:span text:style-name="T57">і невигасного </text:span><text:span text:style-name="T62">самопалання</text:span><text:span text:style-name="T57">!</text:span><text:span text:style-name="T56"> </text:span><text:span text:style-name="T67">(П, ІІ, 130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ала́</text:span><text:span text:style-name="T42">ння</text:span></text:p>
            <text:p text:style-name="P6"><text:span text:style-name="T30">-я, </text:span><text:span text:style-name="T35">с.</text:span></text:p>
            <text:p text:style-name="P6">Дія за знач. палати. <text:span text:style-name="T65">(С, 876)</text:span></text:p>
          </table:table-cell>
        </table:table-row>
        <table:table-row>
          <table:table-cell table:style-name="Dictionary.A2" table:number-rows-spanned="2" office:value-type="string">
            <text:p text:style-name="P7">САМОПЕРЕРОСТÁННЯ</text:p>
            <text:p text:style-name="P6">-я, <text:span text:style-name="T57">ім., с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áмо</text:span><text:span text:style-name="T86">... і </text:span><text:span text:style-name="T45">переростáння.</text:span></text:p>
            <text:p text:style-name="P9">Отак: живи — і скній, живи — і скній,</text:p>
            <text:p text:style-name="P9">і як дійдеш <text:span text:style-name="T44">самопереростання</text:span>,</text:p>
            <text:p text:style-name="P9">і як збагнеш: ти власна жертва й кат,</text:p>
            <text:p text:style-name="P9">тоді збагнеш і смерть, як припадання</text:p>
            <text:p text:style-name="P6"><text:span text:style-name="T57">до обрію, як утрату всіх утрат.</text:span><text:span text:style-name="T56"> </text:span><text:soft-page-break/><text:span text:style-name="T67">(П, І, 203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ерероста́</text:span><text:span text:style-name="T42">ння</text:span></text:p>
            <text:p text:style-name="P6"><text:span text:style-name="T30">-я, </text:span><text:span text:style-name="T35">с.</text:span></text:p>
            <text:p text:style-name="P6">Дія за знач. переростати, перерости. <text:span text:style-name="T65">(С, 926)</text:span></text:p>
          </table:table-cell>
        </table:table-row>
        <table:table-row>
          <table:table-cell table:style-name="Dictionary.A2" table:number-rows-spanned="2" office:value-type="string">
            <text:p text:style-name="P7">САМОПІДТВÉРДЖУВАТИ</text:p>
            <text:p text:style-name="P6">-ую, -уєш, <text:span text:style-name="T57">дієсл., недок., перех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áмо</text:span><text:span text:style-name="T86">... і </text:span><text:span text:style-name="T45">підтвéрджувати.</text:span></text:p>
            <text:p text:style-name="P9">Ще, слава Богу, тьмяний стовбур совісті</text:p>
            <text:p text:style-name="P9">признатись може весь до незбагненного,</text:p>
            <text:p text:style-name="P9">котре <text:span text:style-name="T43">самопідтверджує</text:span> її</text:p>
            <text:p text:style-name="P6"><text:span text:style-name="T57">і втаємничує…</text:span><text:span text:style-name="T56"> </text:span><text:span text:style-name="T67">(П, ІІ, 101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ідтве́</text:span><text:span text:style-name="T42">рджувати</text:span></text:p>
            <text:p text:style-name="P6"><text:span text:style-name="T30">-ую, -уєш, </text:span><text:span text:style-name="T35">недок.</text:span><text:span text:style-name="T30">, підтвердити, -джу, -диш, </text:span><text:span text:style-name="T35">док.</text:span><text:span text:style-name="T30">, </text:span><text:span text:style-name="T35">перех.</text:span><text:span text:style-name="T30"> </text:span><text:span text:style-name="T35">і без додатка</text:span><text:span text:style-name="T30">.</text:span></text:p>
            <text:p text:style-name="P6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text:span text:style-name="T80"> </text:span><text:span text:style-name="T81">(С, 967)</text:span></text:p>
          </table:table-cell>
        </table:table-row>
        <table:table-row>
          <table:table-cell table:style-name="Dictionary.A2" table:number-rows-spanned="2" office:value-type="string">
            <text:p text:style-name="P7">САМОПОГИ́БА</text:p>
            <text:p text:style-name="P6">-и, <text:span text:style-name="T56">ім., ж., інд.-авт.,</text:span></text:p>
            <text:p text:style-name="P6"><text:span text:style-name="T84">утворене способом основословоскладання, похідне від слів:</text:span><text:span text:style-name="T86"> </text:span><text:span text:style-name="T45">сáмо</text:span><text:span text:style-name="T86">... і </text:span><text:span text:style-name="T45">поги́ба.</text:span></text:p>
            <text:p text:style-name="P9">Господи, Господи, о осторонь</text:p>
            <text:p text:style-name="P9">душі гулкі, що, заслухані в тугу,</text:p>
            <text:p text:style-name="P9">немочі власної люблять наругу,</text:p>
            <text:p text:style-name="P6"><text:span text:style-name="T62">самопогиби</text:span><text:span text:style-name="T57"> високий огонь.</text:span><text:span text:style-name="T56"> </text:span><text:span text:style-name="T67">(П, ІІ, 74-75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ги́</text:span><text:span text:style-name="T42">бель (поги́</text:span><text:span text:style-name="T42">ба)</text:span></text:p>
            <text:p text:style-name="P6"><text:span text:style-name="T35">і рідко </text:span><text:span text:style-name="T30">погибіль, -і, </text:span><text:span text:style-name="T35">ж.</text:span></text:p>
            <text:p text:style-name="P6"><text:span text:style-name="T11">Передчасна, насильницька смерть; гибель. || Руйнування, занепад, знищення чого-небудь. || </text:span><text:span text:style-name="T25">перен.</text:span><text:span text:style-name="T11"> Кінець існування чого-небудь; зникнення. </text:span><text:span text:style-name="T25">Згинати в три погибелі</text:span><text:span text:style-name="T11">.</text:span><text:span text:style-name="T12"> </text:span><text:span text:style-name="T13">(С, 1003)</text:span></text:p>
          </table:table-cell>
        </table:table-row>
        <table:table-row>
          <table:table-cell table:style-name="Dictionary.A2" table:number-rows-spanned="2" office:value-type="string">
            <text:p text:style-name="P7">САМОПОДÓВЖЕНИЙ</text:p>
            <text:p text:style-name="P6"><text:soft-page-break/><text:span text:style-name="T73">-а, -е,</text:span><text:span text:style-name="T56"> </text:span><text:span text:style-name="T57">прикм., інд.-авт.,</text:span></text:p>
            <text:p text:style-name="P6">утворене способом основословоскладання, похідне від слів: <text:span text:style-name="T44">сáмо</text:span>... і <text:span text:style-name="T44">подóвжений.</text:span></text:p>
            <text:p text:style-name="P9">Хто б збагнув</text:p>
            <text:p text:style-name="P9">оці дороги — без кінця і краю</text:p>
            <text:p text:style-name="P6"><text:span text:style-name="T62">самоподовжені</text:span><text:span text:style-name="T57">?</text:span><text:span text:style-name="T56"> </text:span><text:span text:style-name="T67">(П, ІІ, 100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до́</text:span><text:span text:style-name="T42">вжений</text:span></text:p>
            <text:p text:style-name="P6">-а, -е.</text:p>
            <text:p text:style-name="P6"><text:span text:style-name="T31">1) Дієприкм. пас. мин. ч. до подовжити. || подо́</text:span><text:span text:style-name="T31">вжено, </text:span><text:span text:style-name="T36">безос.</text:span><text:span text:style-name="T31"> </text:span><text:span text:style-name="T36">присудк. сл.</text:span><text:span text:style-name="T32"> </text:span><text:span text:style-name="T33">(С, 1009)</text:span></text:p>
          </table:table-cell>
        </table:table-row>
        <table:table-row>
          <table:table-cell table:style-name="Dictionary.A2" table:number-rows-spanned="2" office:value-type="string">
            <text:p text:style-name="P7">САМОПОМИНÁ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</text:span><text:span text:style-name="T69">ння, похідне від слів:</text:span><text:span text:style-name="T86"> </text:span><text:span text:style-name="T45">сáмо</text:span><text:span text:style-name="T86">... і </text:span><text:span text:style-name="T45">поминáння.</text:span></text:p>
            <text:p text:style-name="P9">Ти загубився в горі — не знайтись</text:p>
            <text:p text:style-name="P9">у чорноводді змовклого волання,</text:p>
            <text:p text:style-name="P9">в ропі чекань і <text:span text:style-name="T43">самопоминання</text:span></text:p>
            <text:p text:style-name="P6"><text:span text:style-name="T57">і гуку, що доносить благовість.</text:span><text:span text:style-name="T56"> </text:span><text:span text:style-name="T67">(П, ІІ, 111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мина́</text:span><text:span text:style-name="T42">ння</text:span></text:p>
            <text:p text:style-name="P6"><text:span text:style-name="T30">-я, </text:span><text:span text:style-name="T35">с.</text:span></text:p>
            <text:p text:style-name="P6">1) Дія за знач. поминати <text:span text:style-name="T65">(С, 1041)</text:span></text:p>
          </table:table-cell>
        </table:table-row>
        <table:table-row>
          <table:table-cell table:style-name="Dictionary.A2" table:number-rows-spanned="2" office:value-type="string">
            <text:p text:style-name="P7">САМОПОСТА́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áмо</text:span><text:span text:style-name="T86">... і </text:span><text:span text:style-name="T45">поста́ння </text:span><text:span text:style-name="T72">(від </text:span><text:span text:style-name="T77">постава́</text:span><text:span text:style-name="T77">ти</text:span><text:span text:style-name="T72">).</text:span></text:p>
            <text:p text:style-name="P9">По ліву руку — древній, аж до ер</text:p>
            <text:p text:style-name="P9"><text:soft-page-break/><text:span text:style-name="T43">самопостання</text:span>, гоном безберегим,</text:p>
            <text:p text:style-name="P9">щовбом смертельним, що наліг на серце</text:p>
            <text:p text:style-name="P9">і наслухає втомлене буття - </text:p>
            <text:p text:style-name="P9">той древній світ — і радісний і тужний - </text:p>
            <text:p text:style-name="P6"><text:span text:style-name="T57">непам’яті.</text:span><text:span text:style-name="T56"> </text:span><text:span text:style-name="T67">(П, ІІ, 136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става́</text:span><text:span text:style-name="T42">ти</text:span></text:p>
            <text:p text:style-name="P6"><text:span text:style-name="T29">I </text:span><text:span text:style-name="T30">-ає́</text:span><text:span text:style-name="T30">, </text:span><text:span text:style-name="T35">недок.</text:span><text:span text:style-name="T30">, поста́</text:span><text:span text:style-name="T30">ти, -а́</text:span><text:span text:style-name="T30">не, </text:span><text:span text:style-name="T35">док.</text:span></text:p>
            <text:p text:style-name="P6">2) Зароджуватися, брати початок, походити від чого-небудь. || Виникати внаслідок яких-небудь причин, збігу відповідних умов, обставин і т. ін. || <text:soft-page-break/>Ставати актуальним, першочерговим, набувати в певних умовах дуже великого значення.<text:span text:style-name="T80"> </text:span><text:span text:style-name="T81">(С, 1082)</text:span></text:p>
          </table:table-cell>
        </table:table-row>
        <table:table-row>
          <table:table-cell table:style-name="Dictionary.A2" table:number-rows-spanned="2" office:value-type="string">
            <text:p text:style-name="P7">САМОПРОМИНÁ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ння, похідне від </text:span><text:span text:style-name="T69">слів:</text:span><text:span text:style-name="T86"> </text:span><text:span text:style-name="T45">сáмо</text:span><text:span text:style-name="T86">... і </text:span><text:span text:style-name="T45">проминáння.</text:span></text:p>
            <text:p text:style-name="P9">В дорозі довгих <text:span text:style-name="T43">самопроминань</text:span></text:p>
            <text:p text:style-name="P9">під знадою земного притягання</text:p>
            <text:p text:style-name="P6"><text:span text:style-name="T57">проносяться від ранку до смеркання.</text:span><text:span text:style-name="T56"> </text:span><text:span text:style-name="T67">(П, І, 44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мина́</text:span><text:span text:style-name="T42">ння</text:span></text:p>
            <text:p text:style-name="P6"><text:span text:style-name="T29">I </text:span><text:span text:style-name="T30">-я, </text:span><text:span text:style-name="T35">с.</text:span></text:p>
            <text:p text:style-name="P6">Дія за знач. проминати <text:span text:style-name="T65">(С, 1159)</text:span></text:p>
          </table:table-cell>
        </table:table-row>
        <table:table-row>
          <table:table-cell table:style-name="Dictionary.A2" table:number-rows-spanned="2" office:value-type="string">
            <text:p text:style-name="P7">САМОПРОТИСТОЯ́ННЯ</text:p>
            <text:p text:style-name="P6"><text:span text:style-name="T1">-</text:span>я, <text:span text:style-name="T56">ім., с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áмо</text:span><text:span text:style-name="T86">... і </text:span><text:span text:style-name="T45">протистоя́ння.</text:span></text:p>
            <text:p text:style-name="P9">О вирвись, залишивши вирву</text:p>
            <text:p text:style-name="P9">у грудях, і роздмухай грань</text:p>
            <text:p text:style-name="P9">моїх <text:span text:style-name="T43">самопротистоянь</text:span></text:p>
            <text:p text:style-name="P6"><text:soft-page-break/><text:span text:style-name="T57">і дай напитися з потиру.</text:span><text:span text:style-name="T56"> </text:span><text:span text:style-name="T67">(П, ІІ, 195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тистоя́</text:span><text:span text:style-name="T42">ння</text:span></text:p>
            <text:p text:style-name="P6"><text:span text:style-name="T30">-я, </text:span><text:span text:style-name="T35">с.</text:span></text:p>
            <text:p text:style-name="P6">1) Дія за знач. протистояти. <text:span text:style-name="T65">(С, 1174)</text:span></text:p>
          </table:table-cell>
        </table:table-row>
        <table:table-row>
          <table:table-cell table:style-name="Dictionary.A2" table:number-rows-spanned="2" office:value-type="string">
            <text:p text:style-name="P7">САМОСТРÍЛ</text:p>
            <text:p text:style-name="P6">-у, <text:span text:style-name="T56">ім., ч., інд.-авт.,</text:span></text:p>
            <text:p text:style-name="P6"><text:span text:style-name="T69">утворене способом основословосклада</text:span><text:span text:style-name="T69">ння, похідне від слів:</text:span><text:span text:style-name="T73"> </text:span><text:span text:style-name="T45">сáмо</text:span><text:span text:style-name="T86">... і </text:span><text:span text:style-name="T45">стріл.</text:span></text:p>
            <text:p text:style-name="P9">Як рура, кругла вулиця,</text:p>
            <text:p text:style-name="P9">гулка од гуду бджіл,</text:p>
            <text:p text:style-name="P9">маленький хлопчик щулиться,</text:p>
            <text:p text:style-name="P6"><text:span text:style-name="T57">бо ж сонце — </text:span><text:span text:style-name="T62">самостріл</text:span><text:span text:style-name="T57">.</text:span><text:span text:style-name="T56"> </text:span><text:span text:style-name="T67">(П, ІІ, 275)</text:span></text:p>
          </table:table-cell>
          <table:table-cell table:style-name="Dictionary.B2" office:value-type="string">
            <text:p text:style-name="P10"><text:span text:style-name="T45">сáмо... </text:span><text:span text:style-name="T86">(див. </text:span><text:span text:style-name="T45">САМОВИВИ́ЩЕННЯ</text:span><text:span text:style-name="T8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́</text:span><text:span text:style-name="T42">стріл (стріл)</text:span></text:p>
            <text:p text:style-name="P6"><text:span text:style-name="T30">-у, </text:span><text:span text:style-name="T35">ч.</text:span></text:p>
            <text:p text:style-name="P6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80"> </text:span><text:span text:style-name="T81">(С, 1085)</text:span></text:p>
          </table:table-cell>
        </table:table-row>
        <table:table-row>
          <table:table-cell table:style-name="Dictionary.A2" table:number-rows-spanned="2" office:value-type="string">
            <text:p text:style-name="P7">САМОСТРУМУВÁННЯ</text:p>
            <text:p text:style-name="P6">-я, <text:span text:style-name="T56">ім., с., інд.-авт.,</text:span></text:p>
            <text:p text:style-name="P6"><text:span text:style-name="T69">утворене способом </text:span><text:span text:style-name="T69">основословоскладання, похідне від слів:</text:span><text:span text:style-name="T86"> </text:span><text:span text:style-name="T45">сáмо</text:span><text:span text:style-name="T86">... і </text:span><text:span text:style-name="T45">струмувáння.</text:span></text:p>
            <text:p text:style-name="P9">…аби в останньому пориві,</text:p>
            <text:p text:style-name="P9">у плині <text:span text:style-name="T43">самострумувань</text:span></text:p>
            <text:p text:style-name="P9">ураз зайти за власну грань,</text:p>
            <text:p text:style-name="P6"><text:span text:style-name="T57">пірнути в смертні переливи.</text:span><text:span text:style-name="T56"> </text:span><text:span text:style-name="T67">(П, І, 169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трумува́</text:span><text:span text:style-name="T42">ння</text:span></text:p>
            <text:p text:style-name="P6"><text:span text:style-name="T30">-я, </text:span><text:span text:style-name="T35">с.</text:span></text:p>
            <text:p text:style-name="P6"><text:span text:style-name="T31">Дія за знач. струмувати. </text:span><text:span text:style-name="T36">Струмування повітря.</text:span><text:span text:style-name="T32"> </text:span><text:span text:style-name="T33">(С, 1405)</text:span></text:p>
          </table:table-cell>
        </table:table-row>
        <table:table-row>
          <table:table-cell table:style-name="Dictionary.A2" office:value-type="string">
            <text:p text:style-name="P7">САМОТИ́ННИЙ</text:p>
            <text:p text:style-name="P6">-а, -е, <text:span text:style-name="T57">прикм., </text:span><text:span text:style-name="T56">інд.-авт.,</text:span></text:p>
            <text:p text:style-name="P6"><text:span text:style-name="T48">утворене суфіксальним способом, похідне від слова</text:span> <text:span text:style-name="T44">самоти́на.</text:span></text:p>
            <text:p text:style-name="P9"><text:soft-page-break/>Спиваєш тугу <text:span text:style-name="T43">самотинну</text:span></text:p>
            <text:p text:style-name="P9">і душу, мов малу дитину,</text:p>
            <text:p text:style-name="P6"><text:span text:style-name="T57">до рання присипляєш: спи.</text:span><text:span text:style-name="T56"> </text:span><text:span text:style-name="T67">(П, ІІ, 182)</text:span></text:p>
          </table:table-cell>
          <table:table-cell table:style-name="Dictionary.B2" office:value-type="string">
            <text:p text:style-name="P6"><text:span text:style-name="T42">Самота́</text:span><text:span text:style-name="T42"> (</text:span><text:span text:style-name="T64">самоти́</text:span><text:span text:style-name="T64">на́</text:span><text:span text:style-name="T42">)</text:span></text:p>
            <text:p text:style-name="P6"><text:span text:style-name="T30">-и, </text:span><text:span text:style-name="T35">ж.</text:span></text:p>
            <text:p text:style-name="P6">1) Стан за знач. самітний, самотній; самотність. || Гостре відчуття <text:soft-page-break/>відокремленості, ізольованості від кого-, чого-небудь. <text:span text:style-name="T65">(С, 1291)</text:span></text:p>
          </table:table-cell>
        </table:table-row>
        <table:table-row>
          <table:table-cell table:style-name="Dictionary.A2" table:number-rows-spanned="2" office:value-type="string">
            <text:p text:style-name="P7">САМОУНИКÁ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áмо</text:span><text:span text:style-name="T86">... і </text:span><text:span text:style-name="T45">уникáння.</text:span></text:p>
            <text:p text:style-name="P9">Коли спромога <text:span text:style-name="T43">самоуникань</text:span></text:p>
            <text:p text:style-name="P9">при узголів’ї спалахом прозріння</text:p>
            <text:p text:style-name="P9">відкриється тобі, як благостиня</text:p>
            <text:p text:style-name="P6"><text:span text:style-name="T57">прощень, опрощень, прощ і прощавань.</text:span><text:span text:style-name="T56"> </text:span><text:span text:style-name="T67">(П, І, 62)</text:span></text:p>
          </table:table-cell>
          <table:table-cell table:style-name="Dictionary.B2" office:value-type="string">
            <text:p text:style-name="P10"><text:span text:style-name="T45">сáмо... </text:span><text:span text:style-name="T86">(див. </text:span><text:span text:style-name="T45">САМОВИВИ́ЩЕННЯ</text:span><text:span text:style-name="T8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уника́</text:span><text:span text:style-name="T42">ння</text:span></text:p>
            <text:p text:style-name="P6"><text:span text:style-name="T30">-я, </text:span><text:span text:style-name="T35">с.</text:span></text:p>
            <text:p text:style-name="P6">Дія за знач. уникати. <text:span text:style-name="T65">(С, 1507)</text:span></text:p>
          </table:table-cell>
        </table:table-row>
        <table:table-row>
          <table:table-cell table:style-name="Dictionary.A2" table:number-rows-spanned="2" office:value-type="string">
            <text:p text:style-name="P7">СВІТИ́-ГАЛАЇ́</text:p>
            <text:p text:style-name="P6">світі́в-галаї́в, <text:span text:style-name="T56">ім., мн., інд.-авт.,</text:span></text:p>
            <text:p text:style-name="P6">утворене способом словоскладання, похідне від слів: <text:span text:style-name="T44">світ</text:span> і <text:span text:style-name="T44">гала́й </text:span><text:span text:style-name="T49">(від </text:span><text:span text:style-name="T44">гала́світа</text:span><text:span text:style-name="T49">).</text:span></text:p>
            <text:p text:style-name="P9">На тебе чатують <text:span text:style-name="T43">світи–галаї</text:span>.</text:p>
            <text:p text:style-name="P6"><text:span text:style-name="T57">Прощальний — як подим пожарищ — той спогад.</text:span><text:span text:style-name="T56"> </text:span><text:span text:style-name="T67">(П, І, 98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ала́</text:span><text:span text:style-name="T42">світа</text:span></text:p>
            <text:p text:style-name="P6"><text:span text:style-name="T35">присл.</text:span><text:span text:style-name="T30">, </text:span><text:span text:style-name="T35">діал.</text:span></text:p>
            <text:p text:style-name="P6">Невідомо куди; кудись.<text:span text:style-name="T80"> </text:span><text:span text:style-name="T81">(С, 218)</text:span></text:p>
          </table:table-cell>
        </table:table-row>
        <table:table-row>
          <table:table-cell table:style-name="Dictionary.A2" table:number-rows-spanned="2" office:value-type="string">
            <text:p text:style-name="P7">СЕБЕКРÁЙ</text:p>
            <text:p text:style-name="P6">-ю, <text:span text:style-name="T56">ім., ч., інд.-авт.,</text:span></text:p>
            <text:p text:style-name="P6"><text:soft-page-break/><text:span text:style-name="T69">утворене способом зрощення, похідне </text:span><text:span text:style-name="T69">від слів:</text:span><text:span text:style-name="T86"> </text:span><text:span text:style-name="T45">себé</text:span><text:span text:style-name="T86"> і </text:span><text:span text:style-name="T45">край.</text:span></text:p>
            <text:p text:style-name="P9">І все то — зá: дарунок сили</text:p>
            <text:p text:style-name="P9">за <text:span text:style-name="T43">себекраєм</text:span>: на, візьми,</text:p>
            <text:p text:style-name="P9">аби дороги доль гуділи</text:p>
            <text:p text:style-name="P6"><text:span text:style-name="T57">всіма серцями і грудьми.</text:span><text:span text:style-name="T56"> </text:span><text:span text:style-name="T67">(П, І, 100);</text:span></text:p>
            <text:p text:style-name="P9">оця утеча геть за <text:span text:style-name="T43">себекрай</text:span> - </text:p>
            <text:p text:style-name="P6"><text:span text:style-name="T57">то ніби виснений в дитинстві син…</text:span><text:span text:style-name="T56"> </text:span><text:span text:style-name="T67">(П, І, 203)</text:span></text:p>
          </table:table-cell>
          <table:table-cell table:style-name="Dictionary.B2" office:value-type="string">
            <text:p text:style-name="P7"><text:span text:style-name="T86">сáмо... </text:span><text:span text:style-name="T53">(див. </text:span><text:span text:style-name="T86">САМОВИВИ́ЩЕН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край </text:span><text:span text:style-name="T50">(див. </text:span><text:span text:style-name="T45">КРАЙСЕБÉ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ЕМИГÓРИ</text:p>
            <text:p text:style-name="P6">-гíр, <text:span text:style-name="T56">ім., мн., інд.-авт.,</text:span></text:p>
            <text:p text:style-name="P6"><text:span text:style-name="T69">утворене способом основоскладання, похідне від слів:</text:span><text:span text:style-name="T86"> </text:span><text:span text:style-name="T45">сім</text:span><text:span text:style-name="T86"> і </text:span><text:span text:style-name="T45">гóри.</text:span></text:p>
            <text:p text:style-name="P9">І що кигиче в мертвій цій пустелі?</text:p>
            <text:p text:style-name="P9">Киги-киги — мов чайка з-над Дніпра.</text:p>
            <text:p text:style-name="P9">О <text:span text:style-name="T43">семигори</text:span> горя, цвинтар велій,</text:p>
            <text:p text:style-name="P6"><text:span text:style-name="T57">і я тут згину, як прийде пора? </text:span><text:span text:style-name="T67">(П, І, 100)</text:span></text:p>
          </table:table-cell>
          <table:table-cell table:style-name="Dictionary.B2" office:value-type="string">
            <text:p text:style-name="P7">сім</text:p>
            <text:p text:style-name="P6"><text:span text:style-name="T29">I </text:span><text:span text:style-name="T30">семи </text:span><text:span text:style-name="T35">і </text:span><text:span text:style-name="T30">сімох, </text:span><text:span text:style-name="T35">числ.</text:span><text:span text:style-name="T30"> </text:span><text:span text:style-name="T35">кільк.</text:span></text:p>
            <text:p text:style-name="P6"><text:span text:style-name="T11">Назва числа і цифри 7. || </text:span><text:span text:style-name="T25">чого</text:span><text:span text:style-name="T11">. Кількість із 7 одиниць. </text:span><text:span text:style-name="T14">(С, 1323)</text:span></text:p>
          </table:table-cell>
        </table:table-row>
        <table:table-row>
          <table:covered-table-cell/>
          <table:table-cell table:style-name="Dictionary.B2" office:value-type="string">
            <text:p text:style-name="P8">гора́</text:p>
            <text:p text:style-name="P6"><text:span text:style-name="T30">-и, </text:span><text:span text:style-name="T35">ж.</text:span></text:p>
            <text:p text:style-name="P6">1) Значне підвищення над навколишньою місцевістю або серед інших підвищень. || <text:span text:style-name="T55">тільки мн.</text:span> Гориста місцевість, країна.</text:p>
            <text:p text:style-name="P6"><text:span text:style-name="T11">2) </text:span><text:span text:style-name="T25">чого</text:span><text:span text:style-name="T11">. Велика кількість чого-небудь складеного в купу; багато чогось.</text:span><text:span text:style-name="T12"> </text:span><text:span text:style-name="T13">(С, 254)</text:span></text:p>
          </table:table-cell>
        </table:table-row>
        <table:table-row>
          <table:table-cell table:style-name="Dictionary.A2" table:number-rows-spanned="2" office:value-type="string">
            <text:p text:style-name="P7">СЕРЦЕÓКИЙ</text:p>
            <text:p text:style-name="P6"><text:soft-page-break/>-а, -е, <text:span text:style-name="T57">прикм., </text:span><text:span text:style-name="T56">інд.-авт.,</text:span></text:p>
            <text:p text:style-name="P6"><text:span text:style-name="T69">утворене складнофлективним способом, похідне від слів:</text:span><text:span text:style-name="T86"> </text:span><text:span text:style-name="T45">сéрце</text:span><text:span text:style-name="T86"> і </text:span><text:span text:style-name="T45">óко.</text:span></text:p>
            <text:p text:style-name="P9">Сто плах перейди, <text:span text:style-name="T43">серцеокий</text:span>,</text:p>
            <text:p text:style-name="P6"><text:span text:style-name="T57">сто плах, сто багать, сто голгоф… </text:span><text:span text:style-name="T67">(П, І, 180)</text:span></text:p>
          </table:table-cell>
          <table:table-cell table:style-name="Dictionary.B2" office:value-type="string">
            <text:p text:style-name="P6"><text:span text:style-name="T45">сéрце </text:span><text:span text:style-name="T50">(див. </text:span><text:span text:style-name="T45">ГЛИ́Б-СИ́НЬ-СЕ́РЦЕ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óко </text:span><text:span text:style-name="T50">(див. </text:span><text:span text:style-name="T45">ВСЕО́ЧІ</text:span><text:span text:style-name="T50">)</text:span><text:soft-page-break/></text:p>
          </table:table-cell>
        </table:table-row>
        <table:table-row>
          <table:table-cell table:style-name="Dictionary.A2" table:number-rows-spanned="2" office:value-type="string">
            <text:p text:style-name="P7">СЛОВОТÉЧА</text:p>
            <text:p text:style-name="P6">-і, <text:span text:style-name="T56">ім., ж., інд.-авт.,</text:span></text:p>
            <text:p text:style-name="P6"><text:span text:style-name="T69">утворене способом основоскладання і нульсуфіксальним, похідне від слів:</text:span><text:span text:style-name="T86"> </text:span><text:span text:style-name="T45">слóво</text:span><text:span text:style-name="T86"> і </text:span><text:span text:style-name="T45">текти́.</text:span></text:p>
            <text:p text:style-name="P9">Слова, слова, слова — задосить <text:span text:style-name="T43">словотечі</text:span>,</text:p>
            <text:p text:style-name="P6"><text:span text:style-name="T57">німують бо предтечі, доба гряде нова. </text:span><text:span text:style-name="T67">(П, ІІ, 292)</text:span></text:p>
          </table:table-cell>
          <table:table-cell table:style-name="Dictionary.B2" office:value-type="string">
            <text:p text:style-name="P6"><text:span text:style-name="T42">сло́</text:span><text:span text:style-name="T42">во</text:span></text:p>
            <text:p text:style-name="P6"><text:span text:style-name="T30">-а, </text:span><text:span text:style-name="T35">с.</text:span></text:p>
            <text:p text:style-name="P6">1) Мовна одиниця, що являє собою звукове вираження поняття про предмет або явище об’єктивного світу. || Заклинання, що, за марновірним уявленням, має магічну силу. || В обчислювальній техніці — послідовність символів («літер») для позначення виду даних, повідомлення і т. ін.</text:p>
            <text:p text:style-name="P6"><text:span text:style-name="T11">4) Обіцянка виконати що-небудь. || Згода на шлюб. </text:span><text:span text:style-name="T25">Дотримати [свого] </text:span><text:span text:style-name="T25">слова</text:span><text:span text:style-name="T11">. </text:span><text:span text:style-name="T14">(С, 1344-1345)</text:span></text:p>
          </table:table-cell>
        </table:table-row>
        <table:table-row>
          <table:covered-table-cell/>
          <table:table-cell table:style-name="Dictionary.B2" office:value-type="string">
            <text:p text:style-name="P8">текти́</text:p>
            <text:p text:style-name="P6"><text:span text:style-name="T30">тече; </text:span><text:span text:style-name="T35">мин. ч.</text:span><text:span text:style-name="T30"> тік, текла, текло; </text:span><text:span text:style-name="T35">наказ. сп.</text:span><text:span text:style-name="T30"> течи; </text:span><text:span text:style-name="T35">недок.</text:span></text:p>
            <text:p text:style-name="P6"><text:span text:style-name="T11">2) Струменіти, литися (про рідину). || </text:span><text:span text:style-name="T25">безос.</text:span><text:span text:style-name="T11"> || </text:span><text:span text:style-name="T25">перен.</text:span><text:span text:style-name="T11"> Поширюватися в повітрі </text:span><text:span text:style-name="T11">(про світло, запах тощо). || </text:span><text:span text:style-name="T25">перен.</text:span><text:span text:style-name="T11"> </text:span><text:soft-page-break/><text:span text:style-name="T11">Звучати плавно, рівно та безперервно </text:span><text:span text:style-name="T11">(про звуки, слова тощо). || </text:span><text:span text:style-name="T25">перен.</text:span><text:span text:style-name="T11"> Виникати в певній послідовності, іти одна за одною (про думки). || </text:span><text:span text:style-name="T25">перен.</text:span><text:span text:style-name="T11"> Відбуватися (про розмову, бесіду). || </text:span><text:span text:style-name="T25">перен.</text:span><text:span text:style-name="T11"> Хвилеподібно спадати (про волосся).</text:span><text:span text:style-name="T12"> </text:span><text:span text:style-name="T13">(С, 1436)</text:span></text:p>
          </table:table-cell>
        </table:table-row>
        <table:table-row>
          <table:table-cell table:style-name="Dictionary.A2" table:number-rows-spanned="2" office:value-type="string">
            <text:p text:style-name="P7">СМЕРТЕІСНУВÁНН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</text:span><text:span text:style-name="T69">ння, похідне від </text:span><text:span text:style-name="T69">слів:</text:span><text:span text:style-name="T86"> </text:span><text:span text:style-name="T45">смерть</text:span><text:span text:style-name="T86"> і </text:span><text:span text:style-name="T45">існувáння.</text:span></text:p>
            <text:p text:style-name="P9">Сховатися од долі — не судилось.</text:p>
            <text:p text:style-name="P9">Ударив грім — і зразу шкереберть</text:p>
            <text:p text:style-name="P9">пішло життя. І ость ти — все, що снилось,</text:p>
            <text:p text:style-name="P6"><text:span text:style-name="T57">як </text:span><text:span text:style-name="T62">смертеіснування</text:span><text:span text:style-name="T57"> й життєсмерть. </text:span><text:span text:style-name="T67">(П, І, 83)</text:span></text:p>
          </table:table-cell>
          <table:table-cell table:style-name="Dictionary.B2" office:value-type="string">
            <text:p text:style-name="P6"><text:span text:style-name="T45">смерть </text:span><text:span text:style-name="T53">(див. </text:span><text:span text:style-name="T45">ЖИТТЄСМÉРТЬ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існува́</text:span><text:span text:style-name="T42">ння</text:span></text:p>
            <text:p text:style-name="P6"><text:span text:style-name="T30">-я, </text:span><text:span text:style-name="T35">с.</text:span></text:p>
            <text:p text:style-name="P6">1) <text:span text:style-name="T55">тільки одн.</text:span> Буття; наявність кого-, чого-небудь у дійсності.</text:p>
            <text:p text:style-name="P6">2) Життя, спосіб життя.<text:span text:style-name="T80"> </text:span><text:span text:style-name="T81">(С, 506)</text:span></text:p>
          </table:table-cell>
        </table:table-row>
        <table:table-row>
          <table:table-cell table:style-name="Dictionary.A2" office:value-type="string">
            <text:p text:style-name="P7">СНÍННЯ</text:p>
            <text:p text:style-name="P6">-нь, <text:span text:style-name="T56">ім., мн., інд.-авт.,</text:span></text:p>
            <text:p text:style-name="P6"><text:span text:style-name="T69">утворене суфіксальним способом, похідне від слова</text:span> <text:span text:style-name="T44">сон</text:span></text:p>
            <text:p text:style-name="P9">Немов рубін у чорнім адамашку,</text:p>
            <text:p text:style-name="P9">обачно критий білим німуванням,</text:p>
            <text:p text:style-name="P9"><text:soft-page-break/>так <text:span text:style-name="T43">снінь</text:span> моїх озерце шарлатове</text:p>
            <text:p text:style-name="P6"><text:span text:style-name="T57">лямує обережок начувань… </text:span><text:span text:style-name="T67">(П, І, 121)</text:span></text:p>
          </table:table-cell>
          <table:table-cell table:style-name="Dictionary.B2" office:value-type="string">
            <text:p text:style-name="P7">сон</text:p>
            <text:p text:style-name="P6"><text:span text:style-name="T29">I </text:span><text:span text:style-name="T30">сну, </text:span><text:span text:style-name="T35">ч.</text:span></text:p>
            <text:p text:style-name="P6"><text:span text:style-name="T31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</text:span><text:soft-page-break/><text:span text:style-name="T31">спання. || Те саме, що сплячка 1). || </text:span><text:span text:style-name="T36">спец.</text:span><text:span text:style-name="T31"> </text:span><text:span text:style-name="T31">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6"><text:span text:style-name="T11">2) Те, що сниться; сновидіння. || </text:span><text:span text:style-name="T25">перен.</text:span><text:span text:style-name="T11"> Те, про що мріє людина; мрія. || </text:span><text:span text:style-name="T25">перен.</text:span><text:span text:style-name="T11"> Те, що сприймається як нереальне, примарне, оманливе;</text:span><text:span text:style-name="T25">прот.</text:span><text:span text:style-name="T11"> дійсність.</text:span><text:span text:style-name="T12"> </text:span><text:span text:style-name="T13">(С, 1356)</text:span></text:p>
          </table:table-cell>
        </table:table-row>
        <table:table-row>
          <table:table-cell table:style-name="Dictionary.A2" table:number-rows-spanned="2" office:value-type="string">
            <text:p text:style-name="P7">СОЛОДКОМОЛÓКА</text:p>
            <text:p text:style-name="P6">-е, <text:span text:style-name="T57">прикм., </text:span><text:span text:style-name="T56">інд.-авт.,</text:span></text:p>
            <text:p text:style-name="P6"><text:span text:style-name="T69">утворене складнофлективним способом, похідне від слів:</text:span><text:span text:style-name="T86"> </text:span><text:span text:style-name="T45">солóдкий</text:span><text:span text:style-name="T86"> і </text:span><text:span text:style-name="T45">молокó.</text:span></text:p>
            <text:p text:style-name="P9">Ти десь за край світу, як птаха моя білогруда,</text:p>
            <text:p text:style-name="P6"><text:span text:style-name="T62">солодкомолока</text:span><text:span text:style-name="T57">, два ока - мигдалі сумні. </text:span><text:span text:style-name="T67">(П, ІІ, 161)</text:span></text:p>
          </table:table-cell>
          <table:table-cell table:style-name="Dictionary.B2" office:value-type="string">
            <text:p text:style-name="P6"><text:span text:style-name="T42">соло́</text:span><text:span text:style-name="T42">дкий</text:span></text:p>
            <text:p text:style-name="P6">-а, -е.</text:p>
            <text:p text:style-name="P6">1) Який має приємний смак, <text:span text:style-name="T55">власт.</text:span> цукрові, медові і т. ін.; <text:span text:style-name="T55">прот.</text:span>гіркий, кислий, солоний. || Пригот. із цукром, медом, варенням і т. ін. (про їжу, питво). || <text:span text:style-name="T55">у знач.</text:span> <text:span text:style-name="T55">ім.</text:span> солодке, -кого, <text:span text:style-name="T55">с.</text:span> Їжа, яка має приємний смак, <text:span text:style-name="T55">власт.</text:span> цукрові, медові тощо, або пригот. із цукром, медом, варенням і т. ін. || <text:span text:style-name="T55">у знач.</text:span> <text:span text:style-name="T55">ім.</text:span> солодке, -кого, <text:span text:style-name="T55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<text:soft-page-break/>рослин. <text:span text:style-name="T55">Солодкий перець</text:span>.</text:p>
            <text:p text:style-name="P6"><text:span text:style-name="T11">4) </text:span><text:span text:style-name="T25">перен.</text:span><text:span text:style-name="T11"> Який дає відчуття приємності або виражає задоволення, радість, насолоду (про думки, почуття, стан людини). </text:span><text:span text:style-name="T14">(С, 1355)</text:span></text:p>
          </table:table-cell>
        </table:table-row>
        <table:table-row>
          <table:covered-table-cell/>
          <table:table-cell table:style-name="Dictionary.B2" office:value-type="string">
            <text:p text:style-name="P8">молоко́</text:p>
            <text:p text:style-name="P6"><text:span text:style-name="T30">-а, </text:span><text:span text:style-name="T35">с.</text:span></text:p>
            <text:p text:style-name="P6">2) Рідина, одержувана від деяких сільськогосподарських тварин як продукт харчування. || Коров’яче молоко як їжа.<text:span text:style-name="T80"> </text:span><text:span text:style-name="T81">(С, 686)</text:span></text:p>
          </table:table-cell>
        </table:table-row>
        <table:table-row>
          <table:table-cell table:style-name="Dictionary.A2" table:number-rows-spanned="2" office:value-type="string">
            <text:p text:style-name="P7">СОН-КОМИШÍ</text:p>
            <text:p text:style-name="P6">-ів, <text:span text:style-name="T56">ім., мн., інд.-авт.,</text:span></text:p>
            <text:p text:style-name="P6"><text:span text:style-name="T69">утворене способом словоскладання, похідне від слів:</text:span><text:span text:style-name="T86"> </text:span><text:span text:style-name="T45">сон</text:span><text:span text:style-name="T86"> і </text:span><text:span text:style-name="T45">коми́ш.</text:span></text:p>
            <text:p text:style-name="P9">І в серця на споді, в осерді душі</text:p>
            <text:p text:style-name="P6"><text:span text:style-name="T57">ішли нашорошені </text:span><text:span text:style-name="T62">сон-комиші</text:span><text:span text:style-name="T57">. </text:span><text:span text:style-name="T67">(П, ІІ, 61)</text:span></text:p>
          </table:table-cell>
          <table:table-cell table:style-name="Dictionary.B2" office:value-type="string">
            <text:p text:style-name="P6"><text:span text:style-name="T44">сон</text:span> <text:span text:style-name="T49">(див. </text:span><text:span text:style-name="T44">СНÍННЯ</text:span><text:span text:style-name="T49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оми́</text:span><text:span text:style-name="T42">ш</text:span></text:p>
            <text:p text:style-name="P6"><text:span text:style-name="T30">-у, </text:span><text:span text:style-name="T35">ч.</text:span></text:p>
            <text:p text:style-name="P6">1) Висока водяна чи болотяна багаторічна рослина родини осокових.<text:span text:style-name="T80"> </text:span><text:span text:style-name="T81">(С, 559)</text:span></text:p>
          </table:table-cell>
        </table:table-row>
        <table:table-row>
          <table:table-cell table:style-name="Dictionary.A2" table:number-rows-spanned="2" office:value-type="string">
            <text:p text:style-name="P7">СОНЦЕЛÉТ</text:p>
            <text:p text:style-name="P6">-у, <text:span text:style-name="T56">ім., ч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óнце </text:span><text:span text:style-name="T86">і </text:span><text:span text:style-name="T45">лет.</text:span></text:p>
            <text:p text:style-name="P9">Зворохобилися айстри</text:p>
            <text:p text:style-name="P9">приосіннім <text:span text:style-name="T43">сонцелетом</text:span>,</text:p>
            <text:p text:style-name="P9"><text:soft-page-break/>проминальною порою</text:p>
            <text:p text:style-name="P6"><text:span text:style-name="T57">падолистом деручким. </text:span><text:span text:style-name="T67">(П, І, 92)</text:span></text:p>
          </table:table-cell>
          <table:table-cell table:style-name="Dictionary.B2" office:value-type="string">
            <text:p text:style-name="P6"><text:span text:style-name="T42">со́</text:span><text:span text:style-name="T42">нце</text:span></text:p>
            <text:p text:style-name="P6"><text:span text:style-name="T30">-я, </text:span><text:span text:style-name="T35">с.</text:span></text:p>
            <text:p text:style-name="P6">1) Центральне небесне світило Сонячної системи, що має форму гігантської розжареної кулі, яка випромінює світло й тепло. <text:span text:style-name="T65">(С, 135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лет</text:span> <text:span text:style-name="T49">(див. </text:span><text:span text:style-name="T44">КРИВОЛÉТ</text:span><text:span text:style-name="T49">)</text:span></text:p>
          </table:table-cell>
        </table:table-row>
        <table:table-row>
          <table:table-cell table:style-name="Dictionary.A2" table:number-rows-spanned="2" office:value-type="string">
            <text:p text:style-name="P7">СОНЦЕПРУ́́Г</text:p>
            <text:p text:style-name="P6">-а, <text:span text:style-name="T56">ім., ч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óнце</text:span><text:span text:style-name="T86"> і </text:span><text:span text:style-name="T45">пруг.</text:span></text:p>
            <text:p text:style-name="P9">Як боляче ряхкоче <text:span text:style-name="T43">сонцепруг</text:span>!</text:p>
            <text:p text:style-name="P6"><text:span text:style-name="T57">Як — далина! </text:span><text:span text:style-name="T67">(П, ІІ, 64)</text:span></text:p>
          </table:table-cell>
          <table:table-cell table:style-name="Dictionary.B2" office:value-type="string">
            <text:p text:style-name="P6"><text:span text:style-name="T45">сóнце </text:span><text:span text:style-name="T50">(див. </text:span><text:span text:style-name="T45">СОНЦЕЛÉТ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пруг</text:p>
            <text:p text:style-name="P6"><text:span text:style-name="T30">-а, </text:span><text:span text:style-name="T35">ч.</text:span><text:span text:style-name="T30">, </text:span><text:span text:style-name="T35">розм.</text:span></text:p>
            <text:p text:style-name="P6"><text:span text:style-name="T11">1) Край чого-небудь. || Поздовжній вузький край, бік якогось предмета; ребро. </text:span><text:span text:style-name="T25">Пруг дошки</text:span><text:span text:style-name="T11">. || Ребро гранчастого предмета. || Верхній край (обріз) якої-</text:span><text:span text:style-name="T11">небудь посудини (</text:span><text:span text:style-name="T25">перев.</text:span><text:span text:style-name="T11"> круглої форми); вінця. </text:span><text:span text:style-name="T25">Пруг відра</text:span><text:span text:style-name="T11">.</text:span><text:span text:style-name="T12"> </text:span><text:span text:style-name="T13">(С, 1181)</text:span></text:p>
          </table:table-cell>
        </table:table-row>
        <table:table-row>
          <table:table-cell table:style-name="Dictionary.A2" office:value-type="string">
            <text:p text:style-name="P7">СПАХ</text:p>
            <text:p text:style-name="P6">-у, <text:span text:style-name="T56">ім., ч., інд.-авт.,</text:span></text:p>
            <text:p text:style-name="P6"><text:span text:style-name="T69">утворене нульсуфіксальним способом, похідне від слова</text:span><text:span text:style-name="T73"> </text:span><text:span text:style-name="T44">спалáхувати </text:span><text:span text:style-name="T49">(від </text:span><text:span text:style-name="T44">спахáти).</text:span></text:p>
            <text:p text:style-name="P9">По голубих лугах, мов голуб,</text:p>
            <text:p text:style-name="P6"><text:span text:style-name="T57">кошлатих сонць шугає </text:span><text:span text:style-name="T62">спах</text:span><text:span text:style-name="T57">. </text:span><text:span text:style-name="T67">(П, І, 157)</text:span></text:p>
          </table:table-cell>
          <table:table-cell table:style-name="Dictionary.B2" office:value-type="string">
            <text:p text:style-name="P6"><text:span text:style-name="T42">спала́</text:span><text:span text:style-name="T42">хувати (</text:span><text:span text:style-name="T44">спахáти</text:span><text:span text:style-name="T42">)</text:span></text:p>
            <text:p text:style-name="P6"><text:span text:style-name="T30">-ую, -уєш, </text:span><text:span text:style-name="T35">недок.</text:span><text:span text:style-name="T30">, спалахнути, -ну, -неш, </text:span><text:span text:style-name="T35">док.</text:span></text:p>
            <text:p text:style-name="P6"><text:span text:style-name="T31">1) </text:span><text:span text:style-name="T36">тільки </text:span><text:span text:style-name="T31">3 </text:span><text:span text:style-name="T36">ос.</text:span><text:span text:style-name="T31">, </text:span><text:span text:style-name="T36">чим і без додатка</text:span><text:span text:style-name="T31">.Раптово і швидко загорятися яскравим полум’ям; займатися (</text:span><text:span text:style-name="T36">див.</text:span><text:span text:style-name="T31"> займатися II). || </text:span><text:span text:style-name="T36">безос.</text:span><text:span text:style-name="T31"> || </text:span><text:span text:style-name="T36">також у сполуч.</text:span><text:span text:style-name="T31"> </text:span><text:span text:style-name="T36">зі сл.</text:span><text:span text:style-name="T31"> вогонь, полум’я, пожежа, іскра і т. ін. || </text:span><text:span text:style-name="T36">тільки недок.</text:span><text:span text:style-name="T31">При млявому або нерівному горінні час від часу розгорятися сильніше; займатися (</text:span><text:span text:style-name="T36">див.</text:span><text:span text:style-name="T31"> займатися II) на мить.</text:span><text:span text:style-name="T32"> </text:span><text:span text:style-name="T33">(С, 1361)</text:span></text:p>
          </table:table-cell>
        </table:table-row>
        <table:table-row>
          <table:table-cell table:style-name="Dictionary.A2" table:number-rows-spanned="2" office:value-type="string">
            <text:p text:style-name="P7">СПЕРЕДВІКÍВ</text:p>
            <text:p text:style-name="P6"><text:span text:style-name="T56">незм., </text:span><text:span text:style-name="T57">присл., </text:span><text:span text:style-name="T56">інд.-авт.,</text:span></text:p>
            <text:p text:style-name="P6"><text:soft-page-break/><text:span text:style-name="T69">утворене способом зрощення, похідне </text:span><text:span text:style-name="T69">від слів:</text:span><text:span text:style-name="T73"> </text:span><text:span text:style-name="T43">спе́</text:span><text:span text:style-name="T43">ред </text:span><text:span text:style-name="T49">і </text:span><text:span text:style-name="T43">вікі́</text:span><text:span text:style-name="T43">в.</text:span></text:p>
            <text:p text:style-name="P9">Ви вбивці, ви ненатлі нелюди</text:p>
            <text:p text:style-name="P9"><text:span text:style-name="T43">спередвіків</text:span>,</text:p>
            <text:p text:style-name="P9">а ми припізнені аеди,</text:p>
            <text:p text:style-name="P6"><text:span text:style-name="T57">наш злочин — спів. </text:span><text:span text:style-name="T67">(П, ІІ, 94)</text:span></text:p>
          </table:table-cell>
          <table:table-cell table:style-name="Dictionary.B2" office:value-type="string">
            <text:p text:style-name="P6"><text:span text:style-name="T44">спе́ред</text:span><text:span text:style-name="T83"> </text:span><text:span text:style-name="T48">(див. </text:span><text:span text:style-name="T44">ІСПЕРЕДЛÍТ</text:span>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вік</text:span> <text:span text:style-name="T49">(див. </text:span><text:span text:style-name="T44">ВСЕВІКИ́ (ВСЕВІ́К)</text:span><text:span text:style-name="T49">)</text:span></text:p>
          </table:table-cell>
        </table:table-row>
        <table:table-row>
          <table:table-cell table:style-name="Dictionary.A2" table:number-rows-spanned="2" office:value-type="string">
            <text:p text:style-name="P7">СПЕРЕДОДНЯ́</text:p>
            <text:p text:style-name="P6"><text:span text:style-name="T56">незм., </text:span><text:span text:style-name="T57">присл.,</text:span><text:span text:style-name="T73"> </text:span><text:span text:style-name="T56">інд.-авт.,</text:span></text:p>
            <text:p text:style-name="P6"><text:span text:style-name="T69">утворене способом зрощення, похідне від слів:</text:span><text:span text:style-name="T86"> </text:span><text:span text:style-name="T45">спéред</text:span><text:span text:style-name="T86"> і </text:span><text:span text:style-name="T45">день.</text:span></text:p>
            <text:p text:style-name="P9">Було ж: <text:span text:style-name="T43">спередодня</text:span></text:p>
            <text:p text:style-name="P9">так довго трембітало,</text:p>
            <text:p text:style-name="P9">за тим світати стало - </text:p>
            <text:p text:style-name="P6"><text:span text:style-name="T57">прожогом, навмання. </text:span><text:span text:style-name="T67">(П, І, 126)</text:span></text:p>
          </table:table-cell>
          <table:table-cell table:style-name="Dictionary.B2" office:value-type="string">
            <text:p text:style-name="P6"><text:span text:style-name="T44">спе́ред</text:span><text:span text:style-name="T54"> </text:span><text:span text:style-name="T48">(див. </text:span><text:span text:style-name="T44">ІСПЕРЕДЛÍТ</text:span><text:span text:style-name="T48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ень</text:span><text:span text:style-name="T86"> </text:span><text:span text:style-name="T50">(див. </text:span><text:span text:style-name="T45">ЖИВОДНÍ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ТАВІТРИ́</text:p>
            <text:p text:style-name="P6">-íв, <text:span text:style-name="T56">ім., мн., інд.-авт.,</text:span></text:p>
            <text:p text:style-name="P6">утворене способом основословоскладання, похідне від слів: <text:span text:style-name="T44">сто</text:span> і <text:span text:style-name="T44">вітри́.</text:span></text:p>
            <text:p text:style-name="P9">На цих шалених <text:span text:style-name="T43">ставітрах</text:span>,</text:p>
            <text:p text:style-name="P9">де ні коня, ані дороги,</text:p>
            <text:p text:style-name="P9">звіряй свій крок за знаком Бога - </text:p>
            <text:p text:style-name="P6"><text:soft-page-break/><text:span text:style-name="T57">і попри смерть і попри жах. </text:span><text:span text:style-name="T67">(П, І, 131)</text:span></text:p>
          </table:table-cell>
          <table:table-cell table:style-name="Dictionary.B2" office:value-type="string">
            <text:p text:style-name="P7">сто</text:p>
            <text:p text:style-name="P6"><text:span text:style-name="T29">I </text:span><text:span text:style-name="T30">ста, </text:span><text:span text:style-name="T35">числ.</text:span><text:span text:style-name="T30"> </text:span><text:span text:style-name="T35">кільк.</text:span></text:p>
            <text:p text:style-name="P6">1) Назва числа 100 і його цифрового позначення. || <text:span text:style-name="T55">чого</text:span>. Кількість із 100 одиниць.</text:p>
            <text:p text:style-name="P6"><text:span text:style-name="T11">2) </text:span><text:span text:style-name="T25">розм.</text:span><text:span text:style-name="T11"> Багато, невизначено велика кількість кого-, чого-небудь. </text:span><text:span text:style-name="T14">(С, 139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і́</text:span><text:span text:style-name="T42">тер</text:span></text:p>
            <text:p text:style-name="P6"><text:span text:style-name="T30">-тру, </text:span><text:span text:style-name="T35">ч.</text:span></text:p>
            <text:p text:style-name="P6"><text:soft-page-break/>1) Рух потоку атмосферного повітря в горизонтальному напрямі.<text:span text:style-name="T80"> </text:span><text:span text:style-name="T81">(С, 190)</text:span></text:p>
          </table:table-cell>
        </table:table-row>
        <table:table-row>
          <table:table-cell table:style-name="Dictionary.A2" table:number-rows-spanned="2" office:value-type="string">
            <text:p text:style-name="P7">СТАСВІТИ́</text:p>
            <text:p text:style-name="P6">-ів, <text:span text:style-name="T56">ім., мн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то</text:span><text:span text:style-name="T86"> і </text:span><text:span text:style-name="T45">світи́.</text:span></text:p>
            <text:p text:style-name="P9">О те моє відьомське вариво, та колотнеча <text:span text:style-name="T43">стасвітів</text:span>,</text:p>
            <text:p text:style-name="P9">о те чадне жагуче марево вгорнуло горло і до брів</text:p>
            <text:p text:style-name="P6"><text:span text:style-name="T57">сягнуло… </text:span><text:span text:style-name="T67">(П, ІІ, 127)</text:span></text:p>
          </table:table-cell>
          <table:table-cell table:style-name="Dictionary.B2" office:value-type="string">
            <text:p text:style-name="P6"><text:span text:style-name="T45">сто </text:span><text:span text:style-name="T53">(див. </text:span><text:span text:style-name="T45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віти́ </text:span><text:span text:style-name="T50">(див. </text:span><text:span text:style-name="T45">ЗА-СВІТИ́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ТОБАГÁТТЯ</text:p>
            <text:p text:style-name="P6">-я, <text:span text:style-name="T56">ім., с., інд.-авт.,</text:span></text:p>
            <text:p text:style-name="P6"><text:span text:style-name="T69">утворене способом основословосклада</text:span><text:span text:style-name="T69">ння, похідне від </text:span><text:span text:style-name="T69">слів:</text:span><text:span text:style-name="T86"> </text:span><text:span text:style-name="T45">сто</text:span><text:span text:style-name="T86"> і </text:span><text:span text:style-name="T45">багáття.</text:span></text:p>
            <text:p text:style-name="P9">Я — незалежний, серце бо студене</text:p>
            <text:p text:style-name="P6"><text:span text:style-name="T57">згубило давній жар на </text:span><text:span text:style-name="T62">стобагатті</text:span><text:span text:style-name="T57"> мук. </text:span><text:span text:style-name="T67">(П, ІІ, 191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ага́</text:span><text:span text:style-name="T42">ття</text:span></text:p>
            <text:p text:style-name="P6"><text:span text:style-name="T30">-я, </text:span><text:span text:style-name="T35">с.</text:span></text:p>
            <text:p text:style-name="P6">1) Купа дров, хмизу, ломаччя і т. ін., що горить; вогнище.<text:span text:style-name="T80"> </text:span><text:span text:style-name="T81">(С, 54)</text:span></text:p>
          </table:table-cell>
        </table:table-row>
        <table:table-row>
          <table:table-cell table:style-name="Dictionary.A2" table:number-rows-spanned="2" office:value-type="string">
            <text:p text:style-name="P7">СТОГÓРИ</text:p>
            <text:p text:style-name="P6">стогíр, <text:span text:style-name="T56">ім., мн., інд.-авт.,</text:span></text:p>
            <text:p text:style-name="P6"><text:span text:style-name="T69">утворене способом основословоскладання, похідне від </text:span><text:span text:style-name="T69">слів:</text:span><text:span text:style-name="T86"> </text:span><text:soft-page-break/><text:span text:style-name="T45">сто</text:span><text:span text:style-name="T86"> і </text:span><text:span text:style-name="T45">гóри.</text:span></text:p>
            <text:p text:style-name="P9">Я вийду в ніч, я позирну туди,</text:p>
            <text:p text:style-name="P6"><text:span text:style-name="T57">де захід за </text:span><text:span text:style-name="T62">стогорами</text:span><text:span text:style-name="T57"> палає. </text:span><text:span text:style-name="T67">(П, ІІ, 13);</text:span></text:p>
            <text:p text:style-name="P9">Там, за кандзюбою <text:span text:style-name="T43">стогір</text:span>,</text:p>
            <text:p text:style-name="P9">за кайданами стриму</text:p>
            <text:p text:style-name="P9">збігає вік — наперекір</text:p>
            <text:p text:style-name="P6"><text:span text:style-name="T57">огню притомі диму. </text:span><text:span text:style-name="T67">(П, ІІ, 285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гóри </text:span><text:span text:style-name="T50">(див. </text:span><text:span text:style-name="T45">СЕМИГÓРИ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ТОДУ́́М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суфіксальним способом, похідне від слів:</text:span><text:span text:style-name="T86"> </text:span><text:span text:style-name="T45">сто</text:span><text:span text:style-name="T86"> і </text:span><text:span text:style-name="T45">дýмати.</text:span></text:p>
            <text:p text:style-name="P9">Як чорногуз при березі, <text:span text:style-name="T43">стодумний</text:span></text:p>
            <text:p text:style-name="P6"><text:span text:style-name="T57">став Пан-Господь і молиться…</text:span><text:span text:style-name="T67">(П, ІІ, 60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у́</text:span><text:span text:style-name="T42">мати</text:span></text:p>
            <text:p text:style-name="P6"><text:span text:style-name="T30">-аю, -аєш, </text:span><text:span text:style-name="T35">недок.</text:span></text:p>
            <text:p text:style-name="P6"><text:span text:style-name="T11">1) </text:span><text:span text:style-name="T25">без додатка</text:span><text:span text:style-name="T11">. Розмірковувати над чим-небудь; мислити.</text:span><text:span text:style-name="T12"> </text:span><text:span text:style-name="T13">(С, 331)</text:span></text:p>
          </table:table-cell>
        </table:table-row>
        <table:table-row>
          <table:table-cell table:style-name="Dictionary.A2" table:number-rows-spanned="2" office:value-type="string">
            <text:p text:style-name="P7">СТОЖАЛÍ</text:p>
            <text:p text:style-name="P6">-íв, <text:span text:style-name="T56">ім., мн., інд.-авт.,</text:span></text:p>
            <text:p text:style-name="P6"><text:span text:style-name="T69">утворене способом основословосклада</text:span><text:span text:style-name="T69">ння, похідне від слів:</text:span><text:span text:style-name="T86"> </text:span><text:span text:style-name="T45">сто</text:span><text:span text:style-name="T86"> і </text:span><text:span text:style-name="T45">жалí.</text:span></text:p>
            <text:p text:style-name="P9">Та за тобою небо запалало,</text:p>
            <text:p text:style-name="P6"><text:span text:style-name="T57">овогнене грозою </text:span><text:span text:style-name="T62">стожалів</text:span><text:span text:style-name="T57">. </text:span><text:span text:style-name="T67">(П, ІІ, 68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жалí </text:span><text:span text:style-name="T50">(див. </text:span><text:span text:style-name="T45">РÁДОЩІ-ЖАЛÍ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ТОЖÁЛО</text:p>
            <text:p text:style-name="P9">присл., інд.-авт.,</text:p>
            <text:p text:style-name="P6"><text:soft-page-break/><text:span text:style-name="T68">утворене способом </text:span><text:span text:style-name="T68">основословоскладання, похідне від слів:</text:span><text:span text:style-name="T86"> </text:span><text:span text:style-name="T45">сто</text:span><text:span text:style-name="T86"> і </text:span><text:span text:style-name="T45">жáло.</text:span></text:p>
            <text:p text:style-name="P9">Тота сльоза тебе іспопелить,</text:p>
            <text:p text:style-name="P9">і лютий зойк завруниться <text:span text:style-name="T43">стожало</text:span></text:p>
            <text:p text:style-name="P6"><text:span text:style-name="T57">ланами й луками. </text:span><text:span text:style-name="T67">(П, І, 144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а́</text:span><text:span text:style-name="T42">ло́</text:span></text:p>
            <text:p text:style-name="P6"><text:soft-page-break/><text:span text:style-name="T30">жа́</text:span><text:span text:style-name="T30">ла, </text:span><text:span text:style-name="T35">с.</text:span></text:p>
            <text:p text:style-name="P6">1) Гостра частина органа захисту або нападу деяких комах, якою вони жалять.</text:p>
            <text:p text:style-name="P6">2) Хоботок деяких комах (комара, овода і т. ін.), яким вони колють і всмоктують кров.</text:p>
            <text:p text:style-name="P6">3) Роздвоєний на кінчику язик змії, яким вона, як помилково вважається, жалить.</text:p>
            <text:p text:style-name="P6">4) <text:span text:style-name="T55">чого</text:span>, <text:span text:style-name="T55">перен.</text:span> Про щось дошкульне, різке.</text:p>
            <text:p text:style-name="P6">5) Гострий кінець інструмента, зброї і т. ін., який коле, ріже тощо; лезо.<text:span text:style-name="T80"> </text:span><text:span text:style-name="T81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ÁЛЬ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основословоскладання, похідне від </text:span><text:span text:style-name="T69">слів:</text:span><text:span text:style-name="T86"> </text:span><text:span text:style-name="T45">сто</text:span><text:span text:style-name="T86"> і </text:span><text:span text:style-name="T45">жáльний.</text:span></text:p>
            <text:p text:style-name="P9">Куріє руїна. Кривавим стікає потоком,</text:p>
            <text:p text:style-name="P6"><text:span text:style-name="T57">і сонце татарське — </text:span><text:span text:style-name="T62">стожальне</text:span><text:span text:style-name="T57"> — разить наповал. </text:span><text:span text:style-name="T67">(П, І, 45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а́</text:span><text:span text:style-name="T42">льний</text:span></text:p>
            <text:p text:style-name="P6"><text:span text:style-name="T30">-а, -е, </text:span><text:span text:style-name="T35">рідко</text:span><text:span text:style-name="T30">.</text:span></text:p>
            <text:p text:style-name="P6">1) Який виражає тугу, печаль, смуток; жалібний, сумний.</text:p>
            <text:p text:style-name="P6">2) Який навіває смуток, журбу; журливий, сумовитий.<text:span text:style-name="T80"> </text:span><text:span text:style-name="T81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ÁР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суфіксальним способом, похідне від слів:</text:span><text:span text:style-name="T86"> </text:span><text:span text:style-name="T45">сто</text:span><text:span text:style-name="T86"> і </text:span><text:soft-page-break/><text:span text:style-name="T45">жáрити.</text:span></text:p>
            <text:p text:style-name="P9">Сяде сонце на сопку, скаженіє бичарня,</text:p>
            <text:p text:style-name="P6"><text:span text:style-name="T57">заховайся в коробку там, де сонце </text:span><text:span text:style-name="T62">стожарне</text:span><text:span text:style-name="T57">… </text:span><text:span text:style-name="T67">(П, ІІ, 166-167);</text:span></text:p>
            <text:p text:style-name="P9">Паду в траву — на цей цвинтарний</text:p>
            <text:p text:style-name="P9">кульбабин зойк, кульбабин пух,</text:p>
            <text:p text:style-name="P9">на розсип рос і на <text:span text:style-name="T43">стожарний</text:span></text:p>
            <text:p text:style-name="P6"><text:span text:style-name="T57">пожежний виквіт довгих скрух. </text:span><text:span text:style-name="T67">(П, ІІ, 184).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а́</text:span><text:span text:style-name="T42">рити</text:span></text:p>
            <text:p text:style-name="P6"><text:span text:style-name="T30">-рю, -риш, </text:span><text:span text:style-name="T35">недок.</text:span></text:p>
            <text:p text:style-name="P6">1) <text:span text:style-name="T55">перех.</text:span> Готувати їжу з жиром на вогні, <text:soft-page-break/>на жару без використання води; смажити. || <text:span text:style-name="T55">розм.</text:span> Підпікати кого-, що-небудь на вогні, на жару.</text:p>
            <text:p text:style-name="P6"><text:span text:style-name="T11">2) </text:span><text:span text:style-name="T25">неперех.</text:span><text:span text:style-name="T11">, </text:span><text:span text:style-name="T25">розм.</text:span><text:span text:style-name="T11"> Сильно гріти, пригрівати; пекти, палити (про сонце).</text:span><text:span text:style-name="T12"> </text:span><text:span text:style-name="T13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УРБÁ</text:p>
            <text:p text:style-name="P6">-и́, <text:span text:style-name="T56">ім., ж., інд.-авт.,</text:span></text:p>
            <text:p text:style-name="P6"><text:span text:style-name="T48">утворене способом основословоскладання, похідне від слів:</text:span> <text:span text:style-name="T44">сто</text:span> і <text:span text:style-name="T44">журбá.</text:span></text:p>
            <text:p text:style-name="P9">Пропадіть, аеродроми,</text:p>
            <text:p text:style-name="P6"><text:span text:style-name="T57">спопеліться в </text:span><text:span text:style-name="T62">стожурбі</text:span><text:span text:style-name="T57">. </text:span><text:span text:style-name="T67">(П, І, 159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8">журба́</text:p>
            <text:p text:style-name="P6"><text:span text:style-name="T30">-и, </text:span><text:span text:style-name="T35">ж.</text:span></text:p>
            <text:p text:style-name="P6">1) Невеселий настрій, тяжкі почуття; печаль, смуток.<text:span text:style-name="T80"> </text:span><text:span text:style-name="T81">(С, 371)</text:span></text:p>
          </table:table-cell>
        </table:table-row>
        <table:table-row>
          <table:table-cell table:style-name="Dictionary.A2" table:number-rows-spanned="3" office:value-type="string">
            <text:p text:style-name="P7">СТОЗЛОТОПЕЛЮСТКИ́</text:p>
            <text:p text:style-name="P6">-і́в, <text:span text:style-name="T56">ім., мн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то, золоти́й</text:span><text:span text:style-name="T86"> і </text:span><text:span text:style-name="T45">пелюстки́.</text:span></text:p>
            <text:p text:style-name="P9">Як сонях сонце п’є</text:p>
            <text:p text:style-name="P9"><text:span text:style-name="T43">стозлотопелюстками</text:span>,</text:p>
            <text:p text:style-name="P9"><text:soft-page-break/>де хата постає - </text:p>
            <text:p text:style-name="P6"><text:span text:style-name="T57">ковчегом над роками. </text:span><text:span text:style-name="T67">(П, ІІ, 18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золоти́й </text:span><text:span text:style-name="T50">(див. </text:span><text:span text:style-name="T45">ЗОЛОТОКÍНВА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елюстки́ </text:span><text:span text:style-name="T50">(див. </text:span><text:span text:style-name="T45">РОЗПЕЛЮ́СТИТИ</text:span><text:span text:style-name="T50">)</text:span></text:p>
          </table:table-cell>
        </table:table-row>
        <table:table-row>
          <table:table-cell table:style-name="Dictionary.A1" table:number-rows-spanned="2" office:value-type="string">
            <text:p text:style-name="P7">СТОЗМÍЙ</text:p>
            <text:p text:style-name="P6">-я, <text:span text:style-name="T56">ім., ч., інд.-авт.,</text:span></text:p>
            <text:p text:style-name="P6"><text:span text:style-name="T69">утворене способом </text:span><text:span text:style-name="T69">основословоскладання, похідне від слів:</text:span><text:span text:style-name="T86"> </text:span><text:span text:style-name="T45">сто</text:span><text:span text:style-name="T86"> і </text:span><text:span text:style-name="T45">змій.</text:span></text:p>
            <text:p text:style-name="P9">Коли докучили ці втеки - </text:p>
            <text:p text:style-name="P9">в лет, до вогненної пащеки.</text:p>
            <text:p text:style-name="P6"><text:span text:style-name="T57">Як він ощирився, </text:span><text:span text:style-name="T62">стозмій</text:span><text:span text:style-name="T57">! </text:span><text:span text:style-name="T67">(П, І, 73)</text:span></text:p>
          </table:table-cell>
          <table:table-cell table:style-name="Dictionary.B1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змій</text:p>
            <text:p text:style-name="P6"><text:span text:style-name="T30">-я, </text:span><text:span text:style-name="T35">ч.</text:span></text:p>
            <text:p text:style-name="P6">2) Казкова істота з крилами і зміїним тулубом, наділена незвичайною силою; дракон.<text:span text:style-name="T80"> </text:span><text:span text:style-name="T81">(С, 466)</text:span></text:p>
          </table:table-cell>
        </table:table-row>
        <table:table-row>
          <table:table-cell table:style-name="Dictionary.A2" table:number-rows-spanned="2" office:value-type="string">
            <text:p text:style-name="P7">СТОЗÓР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флективним способом, похідне від слів:</text:span><text:span text:style-name="T86"> </text:span><text:span text:style-name="T45">сто</text:span><text:span text:style-name="T86"> і </text:span><text:span text:style-name="T45">зір.</text:span></text:p>
            <text:p text:style-name="P9">Тільки сіль, і вода, і житняк,</text:p>
            <text:p text:style-name="P9">і світанок, і ніч, і <text:span text:style-name="T43">стозора</text:span></text:p>
            <text:p text:style-name="P9">небезпека, і сонна і хора</text:p>
            <text:p text:style-name="P6"><text:span text:style-name="T57">ця душа — вирушає успак! </text:span><text:span text:style-name="T67">(П, І, 105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зір</text:span> <text:span text:style-name="T49">(див. </text:span><text:span text:style-name="T44">ПЕКЕЛЬНОЗÓРИЙ</text:span><text:span text:style-name="T49">)</text:span></text:p>
          </table:table-cell>
        </table:table-row>
        <table:table-row>
          <table:table-cell table:style-name="Dictionary.A2" table:number-rows-spanned="2" office:value-type="string">
            <text:p text:style-name="P7">СТОКÓЛО</text:p>
            <text:p text:style-name="P6">-а, <text:span text:style-name="T56">ім., с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то</text:span><text:span text:style-name="T86"> і </text:span><text:span text:style-name="T45">кóло.</text:span></text:p>
            <text:p text:style-name="P9"><text:soft-page-break/>Червоний біль од нагая</text:p>
            <text:p text:style-name="P9">в очах розходиться <text:span text:style-name="T43">стоколом</text:span>,</text:p>
            <text:p text:style-name="P9">а світ несеться покотьолом,</text:p>
            <text:p text:style-name="P6"><text:span text:style-name="T57">за світом — настрибом — змія… </text:span><text:span text:style-name="T67">(П, ІІ, 16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о́</text:span><text:span text:style-name="T42">ло</text:span></text:p>
            <text:p text:style-name="P6"><text:span text:style-name="T29">I </text:span><text:span text:style-name="T30">-а, </text:span><text:span text:style-name="T35">с.</text:span></text:p>
            <text:p text:style-name="P6">1) Замкнена крива, всі точки якої однаково віддалені від центра.</text:p>
            <text:p text:style-name="P6"><text:soft-page-break/><text:span text:style-name="T11">4) </text:span><text:span text:style-name="T25">у знач.</text:span><text:span text:style-name="T11"> </text:span><text:span text:style-name="T25">присл.</text:span><text:span text:style-name="T11"> колом. Утворюючи таку </text:span><text:span text:style-name="T11">криву.</text:span><text:span text:style-name="T12"> </text:span><text:span text:style-name="T13">(С, 555)</text:span></text:p>
          </table:table-cell>
        </table:table-row>
        <table:table-row>
          <table:table-cell table:style-name="Dictionary.A2" table:number-rows-spanned="2" office:value-type="string">
            <text:p text:style-name="P7">СТОКРИ́К</text:p>
            <text:p text:style-name="P6">-у, <text:span text:style-name="T56">ім., ч., інд.-авт.,</text:span></text:p>
            <text:p text:style-name="P6"><text:span text:style-name="T69">утворене способом </text:span><text:span text:style-name="T69">основословоскладання, похідне від слів:</text:span><text:span text:style-name="T86"> </text:span><text:span text:style-name="T45">сто</text:span><text:span text:style-name="T86"> і </text:span><text:span text:style-name="T45">крик.</text:span></text:p>
            <text:p text:style-name="P9">…бо в горлі застуда, у грудях пітьма</text:p>
            <text:p text:style-name="P6"><text:span text:style-name="T57">і світ оступає </text:span><text:span text:style-name="T62">стокрик</text:span><text:span text:style-name="T57"> — Колима. </text:span><text:span text:style-name="T67">(П, І, 135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4">крик </text:span><text:span text:style-name="T48">(див. </text:span><text:span text:style-name="T44">КРИК-ЗЕЛÓ</text:span><text:span text:style-name="T48">)</text:span></text:p>
          </table:table-cell>
        </table:table-row>
        <table:table-row>
          <table:table-cell table:style-name="Dictionary.A2" table:number-rows-spanned="2" office:value-type="string">
            <text:p text:style-name="P7">СТОМЕЖÁ</text:p>
            <text:p text:style-name="P6">-і́, <text:span text:style-name="T56">ім., ж., інд.-авт.,</text:span></text:p>
            <text:p text:style-name="P6">утворене способом основословоскладання, похідне від слів: <text:span text:style-name="T44">сто</text:span> і <text:span text:style-name="T44">межá.</text:span></text:p>
            <text:p text:style-name="P9">Полон у полоні, межі <text:span text:style-name="T43">стомежа</text:span>,</text:p>
            <text:p text:style-name="P9">ти вся — за горбами-горбами</text:p>
            <text:p text:style-name="P9">натхнення і хорого серця ґанджа -</text:p>
            <text:p text:style-name="P6"><text:span text:style-name="T57">з синами, хрунями, рабами. </text:span><text:span text:style-name="T67">(П, І, 131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межá </text:span><text:span text:style-name="T53">(див. </text:span><text:span text:style-name="T45">ВСЕМЕЖА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СТО-МОРÓЗИ</text:p>
            <text:p text:style-name="P6"><text:soft-page-break/>-ів, <text:span text:style-name="T56">ім., мн., інд.-авт.,</text:span></text:p>
            <text:p text:style-name="P6"><text:span text:style-name="T69">утворене способом словоскладання, похідне від слів:</text:span><text:span text:style-name="T86"> </text:span><text:span text:style-name="T45">сто</text:span><text:span text:style-name="T86"> і </text:span><text:span text:style-name="T45">морóзи.</text:span></text:p>
            <text:p text:style-name="P9">Так стій і стій і стій і стій,</text:p>
            <text:p text:style-name="P9">дубій на <text:span text:style-name="T43">сто-морозах</text:span>,</text:p>
            <text:p text:style-name="P9">о будь ти проклят, часе мій,</text:p>
            <text:p text:style-name="P6"><text:span text:style-name="T57">в усіх своїх погрозах. </text:span><text:span text:style-name="T67">(П, ІІ, 24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моро́</text:span><text:span text:style-name="T42">з</text:span></text:p>
            <text:p text:style-name="P6"><text:span text:style-name="T30">-у, </text:span><text:span text:style-name="T35">ч.</text:span></text:p>
            <text:p text:style-name="P6"><text:span text:style-name="T11">Холод, коли температура повітря спадає нижче нуля. || Температура повітря нижче нуля. || Місце, де є такий холод. || </text:span><text:span text:style-name="T25">перев.</text:span><text:span text:style-name="T11"> </text:span><text:span text:style-name="T25">мн.</text:span><text:span text:style-name="T11"> Холодна зимова погода; холоди.</text:span><text:span text:style-name="T12"> </text:span><text:span text:style-name="T13">(С, 690)</text:span></text:p>
          </table:table-cell>
        </table:table-row>
        <table:table-row>
          <table:table-cell table:style-name="Dictionary.A2" table:number-rows-spanned="2" office:value-type="string">
            <text:p text:style-name="P7">СТОНАСТÓРЧЕ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основословоскладан</text:span><text:span text:style-name="T69">ня, похідне від </text:span><text:span text:style-name="T69">слів:</text:span><text:span text:style-name="T86"> </text:span><text:span text:style-name="T45">сто</text:span><text:span text:style-name="T86"> і </text:span><text:span text:style-name="T45">настóрчений.</text:span></text:p>
            <text:p text:style-name="P9">Кружеляє понад ними</text:p>
            <text:p text:style-name="P9">вечір, крила розкриливши,</text:p>
            <text:p text:style-name="P9">впав на горлицю із неба</text:p>
            <text:p text:style-name="P6"><text:span text:style-name="T62">стонасторчений</text:span><text:span text:style-name="T57"> коршак. </text:span><text:span text:style-name="T67">(П, І, 92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астóрчений </text:span><text:span text:style-name="T50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СТОПРОВÁЛЛЯ</text:p>
            <text:p text:style-name="P6">-я, <text:span text:style-name="T56">ім., с., інд.-авт.,</text:span></text:p>
            <text:p text:style-name="P6"><text:span text:style-name="T69">утворене способом </text:span><text:span text:style-name="T69">основословосклада</text:span><text:span text:style-name="T69">ння, похідне від слів:</text:span><text:span text:style-name="T86"> </text:span><text:span text:style-name="T45">сто</text:span><text:span text:style-name="T86"> і </text:span><text:span text:style-name="T45">провáлля.</text:span></text:p>
            <text:p text:style-name="P9">Якась лежить на нас печаль.</text:p>
            <text:p text:style-name="P9">І чим ми Бога прогнівили,</text:p>
            <text:p text:style-name="P9"><text:soft-page-break/>Іване-брате? Скільки сили</text:p>
            <text:p text:style-name="P6"><text:span text:style-name="T57">втелющили до </text:span><text:span text:style-name="T62">стопроваль</text:span><text:span text:style-name="T57">. </text:span><text:span text:style-name="T67">(П, ІІ, 160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ва́</text:span><text:span text:style-name="T42">лля</text:span></text:p>
            <text:p text:style-name="P6"><text:span text:style-name="T30">-я, </text:span><text:span text:style-name="T35">с.</text:span></text:p>
            <text:p text:style-name="P6"><text:span text:style-name="T11">1) Глибока яма, яр, западина, розколина на земній поверхні. || </text:span><text:span text:style-name="T25">чого</text:span><text:span text:style-name="T11">. Безмежний простір, безмірна глибина. || Проміжок, незаповнений простір між чим-небудь. || </text:span><text:soft-page-break/><text:span text:style-name="T25">перен.</text:span><text:span text:style-name="T11"> Про глибоке розходження, незгоду між ким-небудь.</text:span><text:span text:style-name="T12"> </text:span><text:span text:style-name="T13">(С, 1144)</text:span></text:p>
          </table:table-cell>
        </table:table-row>
        <table:table-row>
          <table:table-cell table:style-name="Dictionary.A2" table:number-rows-spanned="2" office:value-type="string">
            <text:p text:style-name="P7">СТОПРОВÁЛЬ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то</text:span><text:span text:style-name="T86"> і </text:span><text:span text:style-name="T45">провáльний.</text:span></text:p>
            <text:p text:style-name="P9">Око ока ми,</text:p>
            <text:p text:style-name="P9">не навчені подосі видивляти</text:p>
            <text:p text:style-name="P9">довкіл і не обрушувати горя</text:p>
            <text:p text:style-name="P6"><text:span text:style-name="T57">сухі тороси в </text:span><text:span text:style-name="T62">стопровальний</text:span><text:span text:style-name="T57"> діл. </text:span><text:span text:style-name="T67">(П, ІІ, 64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рова́</text:span><text:span text:style-name="T42">льний</text:span></text:p>
            <text:p text:style-name="P6">-а, -е.</text:p>
            <text:p text:style-name="P6"><text:span text:style-name="T11">Стос. до провалу (у 2 </text:span><text:span text:style-name="T25">знач.</text:span><text:span text:style-name="T11">); утворений </text:span><text:span text:style-name="T11">унаслідок провалу (в ґрунті).</text:span><text:span text:style-name="T12"> </text:span><text:span text:style-name="T13">(С, 1144)</text:span></text:p>
          </table:table-cell>
        </table:table-row>
        <table:table-row>
          <table:table-cell table:style-name="Dictionary.A2" table:number-rows-spanned="2" office:value-type="string">
            <text:p text:style-name="P7">СТОРÍКИ</text:p>
            <text:p text:style-name="P6">сторíк, <text:span text:style-name="T56">ім., мн., 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то</text:span><text:span text:style-name="T86"> і </text:span><text:span text:style-name="T45">рі́ки.</text:span></text:p>
            <text:p text:style-name="P9">Хай край святиться. За горою</text:p>
            <text:p text:style-name="P6"><text:span text:style-name="T62">сторіки</text:span><text:span text:style-name="T57"> чорної ропи. </text:span><text:span text:style-name="T67">(П, ІІ, 173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8">ріка́</text:p>
            <text:p text:style-name="P6"><text:span text:style-name="T30">-и́</text:span><text:span text:style-name="T30">, </text:span><text:span text:style-name="T35">ж.</text:span></text:p>
            <text:p text:style-name="P6">1) Водний потік, що живиться із джерела або стоком атмосферних опадів і тече по видовжених зниженнях рельєфу від верхів’я до гирла. || <text:span text:style-name="T55">чого</text:span>, <text:span text:style-name="T55">у сполуч.</text:span> <text:span text:style-name="T55">з ім.</text:span> <text:span text:style-name="T55">у род. в.</text:span> Уживається для образного позначення процесу, розвитку чого-небудь.</text:p>
            <text:p text:style-name="P6"><text:span text:style-name="T11">2) </text:span><text:span text:style-name="T25">чого</text:span><text:span text:style-name="T11">, </text:span><text:span text:style-name="T25">перен.</text:span><text:span text:style-name="T11"> Велика кількість чого-небудь такого, що тече, сиплеться і т. ін. </text:span><text:soft-page-break/><text:span text:style-name="T11">|| </text:span><text:span text:style-name="T25">кого</text:span><text:span text:style-name="T11">, </text:span><text:span text:style-name="T25">чого</text:span><text:span text:style-name="T11">, </text:span><text:span text:style-name="T25">яка</text:span><text:span text:style-name="T11">. Безперервний великий </text:span><text:span text:style-name="T11">потік, маса кого-, чого-небудь, що рухається.</text:span><text:span text:style-name="T12"> </text:span><text:span text:style-name="T13">(С, 1228)</text:span></text:p>
          </table:table-cell>
        </table:table-row>
        <table:table-row>
          <table:table-cell table:style-name="Dictionary.A2" table:number-rows-spanned="2" office:value-type="string">
            <text:p text:style-name="P7">СТОРОЗТРИКЛЯ́Т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</text:span><text:span text:style-name="T69">основословоскладання, похідне від слів:</text:span><text:span text:style-name="T86"> </text:span><text:span text:style-name="T45">сто</text:span><text:span text:style-name="T86"> і </text:span><text:span text:style-name="T45">розтрикля́тий.</text:span></text:p>
            <text:p text:style-name="P9">Аби лиш подолати гнів,</text:p>
            <text:p text:style-name="P9"><text:span text:style-name="T43">сторозтриклятий</text:span> гнів здолати,</text:p>
            <text:p text:style-name="P9">я б поіменно міг назвати</text:p>
            <text:p text:style-name="P6"><text:span text:style-name="T57">усіх братів, усіх катів. </text:span><text:span text:style-name="T67">(П, І, 30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розпрокля́</text:span><text:span text:style-name="T42">тий</text:span></text:p>
            <text:p text:style-name="P6"><text:span text:style-name="T30">-а, -е, </text:span><text:span text:style-name="T35">розм.</text:span></text:p>
            <text:p text:style-name="P6">Якого клянуть, проклинають; огидний, ненависний.<text:span text:style-name="T80"> </text:span><text:span text:style-name="T81">(С, 1259)</text:span></text:p>
          </table:table-cell>
        </table:table-row>
        <table:table-row>
          <table:table-cell table:style-name="Dictionary.A2" table:number-rows-spanned="2" office:value-type="string">
            <text:p text:style-name="P7">СТОСИ́НІЙ</text:p>
            <text:p text:style-name="P6">-я, -є, <text:span text:style-name="T57">прикм., </text:span><text:span text:style-name="T56">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сто</text:span><text:span text:style-name="T86"> і </text:span><text:span text:style-name="T45">си́ній</text:span></text:p>
            <text:p text:style-name="P9">Червоним вином заливає мій погляд <text:span text:style-name="T43">стосиній</text:span>,</text:p>
            <text:p text:style-name="P9">спустошені губи залито червоним вином,</text:p>
            <text:p text:style-name="P9">і видиться берег — далекий — у радісній піні,</text:p>
            <text:p text:style-name="P6"><text:span text:style-name="T57">і спокій приносить, і спокій обіцяний — </text:span><text:soft-page-break/><text:span text:style-name="T57">бром. </text:span><text:span text:style-name="T67">(П, ІІ, 290)</text:span></text:p>
          </table:table-cell>
          <table:table-cell table:style-name="Dictionary.B2" office:value-type="string">
            <text:p text:style-name="P7"><text:span text:style-name="T86">сто </text:span><text:span text:style-name="T53">(див. </text:span><text:span text:style-name="T86">СТАВІТРИ́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и́</text:span><text:span text:style-name="T42">ній</text:span></text:p>
            <text:p text:style-name="P6">-я, -є.</text:p>
            <text:p text:style-name="P6"><text:span text:style-name="T11">1) Який має забарвлення одного з основних кольорів спектра —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text:span text:style-name="T12"> </text:span><text:span text:style-name="T13">(С, 1317)</text:span></text:p>
          </table:table-cell>
        </table:table-row>
        <table:table-row>
          <table:table-cell table:style-name="Dictionary.A2" table:number-rows-spanned="2" office:value-type="string">
            <text:p text:style-name="P7">СХРИПЛОКРÓН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кладносуфіксальним способом, похідне від слів:</text:span><text:span text:style-name="T86"> </text:span><text:span text:style-name="T45">схри́плий</text:span><text:span text:style-name="T86"> і </text:span><text:span text:style-name="T45">крóна.</text:span></text:p>
            <text:p text:style-name="P9">Пожухле листя опадає з віт,</text:p>
            <text:p text:style-name="P6"><text:span text:style-name="T57">голосить голий стовбур </text:span><text:span text:style-name="T62">схриплокронний</text:span><text:span text:style-name="T57">. </text:span><text:span text:style-name="T67">(П, І, 161)</text:span></text:p>
          </table:table-cell>
          <table:table-cell table:style-name="Dictionary.B2" office:value-type="string">
            <text:p text:style-name="P6"><text:span text:style-name="T42">схри́</text:span><text:span text:style-name="T42">плий</text:span></text:p>
            <text:p text:style-name="P6"><text:span text:style-name="T30">-а, -е, </text:span><text:span text:style-name="T35">розм.</text:span></text:p>
            <text:p text:style-name="P6">1) Дієприкм. акт. мин. ч. до схрипнути.</text:p>
            <text:p text:style-name="P6"><text:span text:style-name="T11">2) </text:span><text:span text:style-name="T25">у знач.</text:span><text:span text:style-name="T11"> </text:span><text:span text:style-name="T25">прикм.</text:span><text:span text:style-name="T11"> Який звучить хрипло, з </text:span><text:span text:style-name="T11">хрипотою; хрипкий. </text:span><text:span text:style-name="T14">(С, 1422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крóна </text:span><text:span text:style-name="T50">(див. </text:span><text:span text:style-name="T45">ДУШЕКРÓНА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ТАМБÍК</text:p>
            <text:p text:style-name="P6">-бóку, <text:span text:style-name="T56">ім., ч., інд.-авт.,</text:span></text:p>
            <text:p text:style-name="P6"><text:span text:style-name="T69">утворене способом зрощення, похідне від слів:</text:span><text:span text:style-name="T86"> </text:span><text:span text:style-name="T45">там</text:span><text:span text:style-name="T86"> і </text:span><text:span text:style-name="T45">бік.</text:span><text:span text:style-name="T86"> На тому боці.</text:span></text:p>
            <text:p text:style-name="P9">А товщею, в кризі, в імлі,</text:p>
            <text:p text:style-name="P9">за <text:span text:style-name="T43">тамбоком</text:span>,</text:p>
            <text:p text:style-name="P9">сяє срібне серце землі</text:p>
            <text:p text:style-name="P6"><text:span text:style-name="T57">скорбним оком. </text:span><text:span text:style-name="T67">(П, І, 173)</text:span></text:p>
          </table:table-cell>
          <table:table-cell table:style-name="Dictionary.B2" office:value-type="string">
            <text:p text:style-name="P7">там</text:p>
            <text:p text:style-name="P6"><text:span text:style-name="T30">1) </text:span><text:span text:style-name="T35">присл.</text:span><text:span text:style-name="T30"> Указує на місце більш віддалене порівняно з іншим, ближчим; у тому місці, у тих місцях; </text:span><text:span text:style-name="T35">прот.</text:span><text:span text:style-name="T30"> тут. || Уживається в поєднанні з </text:span><text:span text:style-name="T35">пит.</text:span><text:span text:style-name="T30"> </text:span><text:span text:style-name="T35">займ.</text:span><text:span text:style-name="T30"> хто, що. || Вживається у функції співвідносного слова в </text:span><text:span text:style-name="T30">головному реченні, якому в підрядному реченні відповідають сполучні </text:span><text:span text:style-name="T35">сл.</text:span><text:span text:style-name="T30"> де, куди. || Уживаючись на початку повторюваних речень або перед однорідними членами речення, означає: в одному місці ..., в іншому місці .... || Уживається в </text:span><text:span text:style-name="T35">знач.вказ.</text:span><text:span text:style-name="T30"> </text:span><text:span text:style-name="T35">сл.</text:span><text:span text:style-name="T30">, що замінює відповідний йому член попереднього речення, </text:span><text:span text:style-name="T35">перев.</text:span><text:span text:style-name="T30"> обставину місця. </text:span><text:span text:style-name="T34">(С, 1429)</text:span></text:p>
          </table:table-cell>
        </table:table-row>
        <table:table-row>
          <table:covered-table-cell/>
          <table:table-cell table:style-name="Dictionary.B2" office:value-type="string">
            <text:p text:style-name="P7">бік</text:p>
            <text:p text:style-name="P6"><text:span text:style-name="T30">боку, </text:span><text:span text:style-name="T35">ч.</text:span></text:p>
            <text:p text:style-name="P6">4) Напрямок або місцевість, що лежить у цьому напрямку.<text:span text:style-name="T80"> </text:span><text:span text:style-name="T81">(С, 80)</text:span></text:p>
          </table:table-cell>
        </table:table-row>
        <table:table-row>
          <table:table-cell table:style-name="Dictionary.A2" office:value-type="string">
            <text:p text:style-name="P7">ТИХОПЛИ́Н</text:p>
            <text:p text:style-name="P6">-у, <text:span text:style-name="T56">ім., ч., інд.-авт.,</text:span></text:p>
            <text:p text:style-name="P6"><text:span text:style-name="T69">утворене нульсуфіксальним способом, похідне від слова</text:span><text:span text:style-name="T73"> </text:span><text:span text:style-name="T44">тихопли́нний.</text:span></text:p>
            <text:p text:style-name="P9">Земного болю брилу — підбився я на силу</text:p>
            <text:p text:style-name="P9">разком сліпучих днин. Ти знаєш чий ти син?</text:p>
            <text:p text:style-name="P9">Атож, запевне знаю. А душу проминаю -</text:p>
            <text:p text:style-name="P6"><text:span text:style-name="T57">і власну в </text:span><text:span text:style-name="T62">тихоплин</text:span><text:span text:style-name="T57">. </text:span><text:span text:style-name="T67">(П, ІІ, 280)</text:span></text:p>
          </table:table-cell>
          <table:table-cell table:style-name="Dictionary.B2" office:value-type="string">
            <text:p text:style-name="P6"><text:span text:style-name="T42">тихопли́</text:span><text:span text:style-name="T42">нний</text:span></text:p>
            <text:p text:style-name="P6"><text:span text:style-name="T30">-а, -е, </text:span><text:span text:style-name="T35">поет.</text:span></text:p>
            <text:p text:style-name="P6"><text:span text:style-name="T11">Який тихо плине. </text:span><text:span text:style-name="T25">Тихоплинна річка</text:span><text:span text:style-name="T11">. </text:span><text:span text:style-name="T25">Тихоплинні розмови</text:span><text:span text:style-name="T11">.</text:span><text:span text:style-name="T12"> </text:span><text:span text:style-name="T13">(С, 1453)</text:span></text:p>
          </table:table-cell>
        </table:table-row>
        <table:table-row>
          <table:table-cell table:style-name="Dictionary.A2" table:number-rows-spanned="4" office:value-type="string">
            <text:p text:style-name="P7">ТОЙЯЩОБÁТЬКО</text:p>
            <text:p text:style-name="P6">-а, <text:span text:style-name="T56">ім., ч., інд.-авт.,</text:span></text:p>
            <text:p text:style-name="P6"><text:span text:style-name="T69">утворене способом </text:span><text:span text:style-name="T69">зрощення, похідне </text:span><text:span text:style-name="T69">від слів:</text:span><text:span text:style-name="T86"> </text:span><text:span text:style-name="T45">той, я, що</text:span><text:span text:style-name="T86"> і </text:span><text:span text:style-name="T45">бáтько.</text:span></text:p>
            <text:p text:style-name="P9">Я тіло нагострив на чаї та акридах,</text:p>
            <text:p text:style-name="P9">а душу — пошукай. І не питай.</text:p>
            <text:p text:style-name="P9">Тойящосин не чує вже мене.</text:p>
            <text:p text:style-name="P6"><text:span text:style-name="T62">Тойящобатько</text:span><text:span text:style-name="T57"> вже не чую сина. </text:span><text:span text:style-name="T67">(П, ІІ, 191)</text:span></text:p>
          </table:table-cell>
          <table:table-cell table:style-name="Dictionary.B2" office:value-type="string">
            <text:p text:style-name="P7">той</text:p>
            <text:p text:style-name="P6"><text:span text:style-name="T29">I </text:span><text:span text:style-name="T30">того, </text:span><text:span text:style-name="T35">ч.</text:span><text:span text:style-name="T30">, та, тієї, </text:span><text:span text:style-name="T35">рідко </text:span><text:span text:style-name="T30">тої, </text:span><text:span text:style-name="T35">заст.</text:span><text:span text:style-name="T30"> тії, </text:span><text:span text:style-name="T35">ж.</text:span><text:span text:style-name="T30">, те, того, </text:span><text:span text:style-name="T35">с.</text:span><text:span text:style-name="T30">; </text:span><text:span text:style-name="T35">мн.</text:span><text:span text:style-name="T30"> ті, тих; </text:span><text:span text:style-name="T35">займ.</text:span></text:p>
            <text:p text:style-name="P6"><text:span text:style-name="T11">4) </text:span><text:span text:style-name="T25">вказ.</text:span><text:span text:style-name="T11"> 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25">у знач.</text:span><text:span text:style-name="T11"> </text:span><text:span text:style-name="T25">ім.</text:span><text:span text:style-name="T11"> той, того, </text:span><text:span text:style-name="T25">ч.</text:span><text:span text:style-name="T11">; та, тієї, </text:span><text:span text:style-name="T25">ж.</text:span><text:span text:style-name="T11">; те, того, </text:span><text:span text:style-name="T25">с.</text:span><text:span text:style-name="T11">; ті, тих, </text:span><text:span text:style-name="T25">мн.</text:span><text:span text:style-name="T11"> Узагальнено вказує на предмет, особу, явище (без попередньої згадки про них) при </text:span><text:soft-page-break/><text:span text:style-name="T11">переліченні або зіставленні в якійсь </text:span><text:span text:style-name="T11">площині. || </text:span><text:span text:style-name="T25">у знач.</text:span><text:span text:style-name="T11"> </text:span><text:span text:style-name="T25">ім.</text:span><text:span text:style-name="T11"> те, того, </text:span><text:span text:style-name="T25">с.</text:span><text:span text:style-name="T11"> У </text:span><text:span text:style-name="T25">сполуч.</text:span><text:span text:style-name="T11"> зі </text:span><text:span text:style-name="T25">сл.</text:span><text:span text:style-name="T11"> все вказує на перелічувані предмети, виконуючи функцію узагальнюючого слова. </text:span><text:span text:style-name="T14">(С, 1458)</text:span></text:p>
          </table:table-cell>
        </table:table-row>
        <table:table-row>
          <table:covered-table-cell/>
          <table:table-cell table:style-name="Dictionary.B2" office:value-type="string">
            <text:p text:style-name="P7">я</text:p>
            <text:p text:style-name="P6"><text:span text:style-name="T29">II </text:span><text:span text:style-name="T30">мене, </text:span><text:span text:style-name="T35">займ.</text:span><text:span text:style-name="T30"> </text:span><text:span text:style-name="T35">особ.</text:span><text:span text:style-name="T30"> 1 </text:span><text:span text:style-name="T35">ос.</text:span><text:span text:style-name="T30"> </text:span><text:span text:style-name="T35">одн.</text:span></text:p>
            <text:p text:style-name="P6">1) Уживається мовцем для називання самого себе.</text:p>
            <text:p text:style-name="P6"><text:span text:style-name="T11">2) </text:span><text:span text:style-name="T25">у знач.</text:span><text:span text:style-name="T11"> </text:span><text:span text:style-name="T25">ім.</text:span><text:span text:style-name="T11">, </text:span><text:span text:style-name="T25">невідм.</text:span><text:span text:style-name="T11">, </text:span><text:span text:style-name="T25">с.</text:span><text:span text:style-name="T11"> Уживається для позначення усвідомлюваної людиною власної сутності, себе в навколишньому світі. || </text:span><text:span text:style-name="T25">філос.</text:span><text:span text:style-name="T11">Уживається для визначення суб’єкта. </text:span><text:span text:style-name="T14">(С, 1645)</text:span></text:p>
          </table:table-cell>
        </table:table-row>
        <table:table-row>
          <table:covered-table-cell/>
          <table:table-cell table:style-name="Dictionary.B2" office:value-type="string">
            <text:p text:style-name="P7">що</text:p>
            <text:p text:style-name="P6">II</text:p>
            <text:p text:style-name="P6"><text:span text:style-name="T11">1) </text:span><text:span text:style-name="T25">з’ясувальний</text:span><text:span text:style-name="T11">. Уживається для зв’язку підрядного додаткового з присудком або іншим членом головного речення. </text:span><text:span text:style-name="T14">(С, 164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а́</text:span><text:span text:style-name="T42">тько</text:span></text:p>
            <text:p text:style-name="P6"><text:span text:style-name="T30">-а, </text:span><text:span text:style-name="T35">ч.</text:span></text:p>
            <text:p text:style-name="P6">1) Чоловік стосовно до своїх дітей.<text:span text:style-name="T80"> </text:span><text:span text:style-name="T81">(С, 64)</text:span></text:p>
          </table:table-cell>
        </table:table-row>
        <table:table-row>
          <table:table-cell table:style-name="Dictionary.A2" table:number-rows-spanned="4" office:value-type="string">
            <text:p text:style-name="P7">ТОЙЯЩОСИ́Н</text:p>
            <text:p text:style-name="P6"><text:soft-page-break/>-а, <text:span text:style-name="T56">ім., ч., інд.-авт.,</text:span></text:p>
            <text:p text:style-name="P6"><text:span text:style-name="T69">утворене способом зрощення, похідне від слів:</text:span><text:span text:style-name="T86"> </text:span><text:span text:style-name="T45">той, я, що</text:span><text:span text:style-name="T86"> і </text:span><text:span text:style-name="T45">син.</text:span></text:p>
            <text:p text:style-name="P9">Я тіло нагострив на чаї та акридах,</text:p>
            <text:p text:style-name="P9">а душу — пошукай. І не питай.</text:p>
            <text:p text:style-name="P9"><text:span text:style-name="T43">Тойящосин</text:span> не чує вже мене.</text:p>
            <text:p text:style-name="P6"><text:span text:style-name="T57">Тойящобатько вже не чую сина. </text:span><text:span text:style-name="T67">(П, ІІ, 191)</text:span></text:p>
          </table:table-cell>
          <table:table-cell table:style-name="Dictionary.B2" office:value-type="string">
            <text:p text:style-name="P6"><text:span text:style-name="T45">той </text:span><text:span text:style-name="T50">(див. </text:span><text:span text:style-name="T45">ТОЙЯЩОБÁТЬКО</text:span><text:span text:style-name="T50">)</text:span><text:soft-page-break/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я </text:span><text:span text:style-name="T50">(див. </text:span><text:span text:style-name="T45">ТОЙЯЩОБÁТЬКО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що </text:span><text:span text:style-name="T50">(див. </text:span><text:span text:style-name="T45">ТОЙЯЩОБÁТЬКО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син</text:p>
            <text:p text:style-name="P6"><text:span text:style-name="T30">-а, </text:span><text:span text:style-name="T35">ч.</text:span></text:p>
            <text:p text:style-name="P6"><text:span text:style-name="T11">1) Особа чоловічої статі стосовно своїх </text:span><text:span text:style-name="T11">батьків. || Ласкаве звертання батьків до сина. || </text:span><text:span text:style-name="T25">перев.</text:span><text:span text:style-name="T11"> </text:span><text:span text:style-name="T25">мн.</text:span><text:span text:style-name="T11">, </text:span><text:span text:style-name="T25">у сполуч.</text:span><text:span text:style-name="T11"> </text:span><text:span text:style-name="T25">зі сл.</text:span><text:span text:style-name="T11"> сокіл, орел, </text:span><text:span text:style-name="T25">нар.-поет.</text:span><text:span text:style-name="T11">Ласкаве називання синів.</text:span><text:span text:style-name="T12"> </text:span><text:span text:style-name="T13">(С, 1316)</text:span></text:p>
          </table:table-cell>
        </table:table-row>
        <table:table-row>
          <table:table-cell table:style-name="Dictionary.A2" table:number-rows-spanned="2" office:value-type="string">
            <text:p text:style-name="P7">ТОНКОЖÁЛО</text:p>
            <text:p text:style-name="P9">присл., інд.-авт.,</text:p>
            <text:p text:style-name="P6"><text:span text:style-name="T68">утворене способом основословоскладання, похідне від слів:</text:span><text:span text:style-name="T86"> </text:span><text:span text:style-name="T45">тонки́й</text:span><text:span text:style-name="T86"> і </text:span><text:span text:style-name="T45">жáло</text:span></text:p>
            <text:p text:style-name="P9">І буде ще щось. Буде ще щось. День</text:p>
            <text:p text:style-name="P9">стоїть — гінкий, неначе телевежа,</text:p>
            <text:p text:style-name="P6"><text:span text:style-name="T57">і все вивищується </text:span><text:span text:style-name="T62">тонкожало</text:span><text:span text:style-name="T57">… </text:span><text:span text:style-name="T67">(П, ІІ, 103)</text:span></text:p>
          </table:table-cell>
          <table:table-cell table:style-name="Dictionary.B2" office:value-type="string">
            <text:p text:style-name="P6"><text:span text:style-name="T45">тонки́й </text:span><text:span text:style-name="T50">(див. </text:span><text:span text:style-name="T45">ВІДТОНКОГОЛÓСИТ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жáло </text:span><text:span text:style-name="T50">(див. </text:span><text:span text:style-name="T45">СТОЖÁЛО</text:span><text:span text:style-name="T50">)</text:span></text:p>
          </table:table-cell>
        </table:table-row>
        <table:table-row>
          <table:table-cell table:style-name="Dictionary.A2" office:value-type="string">
            <text:p text:style-name="P7">ТРЕМТ</text:p>
            <text:p text:style-name="P6">-у, <text:span text:style-name="T56">ім., ч., інд.-авт.,</text:span></text:p>
            <text:p text:style-name="P6"><text:span text:style-name="T69">утворене нульсуфіксальним способом, похідне від слова</text:span><text:span text:style-name="T73"> </text:span><text:span text:style-name="T44">тремті́</text:span><text:span text:style-name="T44">ння.</text:span></text:p>
            <text:p text:style-name="P9">…опуст, розпадання</text:p>
            <text:p text:style-name="P9"><text:soft-page-break/>материка, раптовий зсув і дляння,</text:p>
            <text:p text:style-name="P6"><text:span text:style-name="T57">і </text:span><text:span text:style-name="T62">трепет</text:span><text:span text:style-name="T57"> рук, і тремт повік </text:span><text:span text:style-name="T57">німий. </text:span><text:span text:style-name="T67">(П, І, 37)</text:span></text:p>
          </table:table-cell>
          <table:table-cell table:style-name="Dictionary.B2" office:value-type="string">
            <text:p text:style-name="P6"><text:span text:style-name="T42">тремті́</text:span><text:span text:style-name="T42">ння</text:span></text:p>
            <text:p text:style-name="P6"><text:span text:style-name="T30">-я, </text:span><text:span text:style-name="T35">с.</text:span></text:p>
            <text:p text:style-name="P6">1) Дія за знач. тремтіти 1-3).</text:p>
            <text:p text:style-name="P6">2) Посилене биття серця, прискорене пульсування крові, спричинені <text:soft-page-break/>хвилюванням, переживанням; схвильований стан.<text:span text:style-name="T80"> </text:span><text:span text:style-name="T81">(С, 1472)</text:span></text:p>
          </table:table-cell>
        </table:table-row>
        <table:table-row>
          <table:table-cell table:style-name="Dictionary.A2" table:number-rows-spanned="3" office:value-type="string">
            <text:p text:style-name="P7">УВОДНОРЯ́Д</text:p>
            <text:p text:style-name="P9">присл., інд.-авт.,</text:p>
            <text:p text:style-name="P6"><text:span text:style-name="T68">утворене способом зрощення, похідне від слів:</text:span><text:span text:style-name="T73"> </text:span><text:span text:style-name="T77">у</text:span><text:span text:style-name="T73">, </text:span><text:span text:style-name="T77">оди́</text:span><text:span text:style-name="T77">н</text:span><text:span text:style-name="T73"> і </text:span><text:span text:style-name="T77">ряд</text:span></text:p>
            <text:p text:style-name="P9">Тепер ти сам, як вулій цей гулкий,</text:p>
            <text:p text:style-name="P9">стаєш <text:span text:style-name="T43">уводноряд</text:span> до цілосвіту,</text:p>
            <text:p text:style-name="P9">коли з грудей твоїх несамовитих</text:p>
            <text:p text:style-name="P6"><text:span text:style-name="T57">усі повийшли зашпори-голки. </text:span><text:span text:style-name="T67">(П, ІІ, 181)</text:span></text:p>
          </table:table-cell>
          <table:table-cell table:style-name="Dictionary.B2" office:value-type="string">
            <text:p text:style-name="P7">в</text:p>
            <text:p text:style-name="P6"><text:span text:style-name="T29">II </text:span><text:span text:style-name="T30">(у), </text:span><text:span text:style-name="T35">рідко </text:span><text:span text:style-name="T30">ув — </text:span><text:span text:style-name="T35">із знах.</text:span><text:span text:style-name="T30">, </text:span><text:span text:style-name="T35">місц.</text:span><text:span text:style-name="T30"> </text:span><text:span text:style-name="T35">і род.</text:span><text:span text:style-name="T30"> </text:span><text:span text:style-name="T35">відмінками</text:span><text:span text:style-name="T30">; </text:span><text:span text:style-name="T35">рідко </text:span><text:span text:style-name="T30">вві (уві), ві — </text:span><text:span text:style-name="T35">іззнах.</text:span><text:span text:style-name="T30"> </text:span><text:span text:style-name="T35">і місц.</text:span><text:span text:style-name="T30"> </text:span><text:span text:style-name="T35">відмінками</text:span><text:span text:style-name="T30">; </text:span><text:span text:style-name="T35">прийм.</text:span><text:span text:style-name="T30"> Сполучення з в (у) виражають: Просторові відношення:</text:span></text:p>
            <text:p text:style-name="P6"><text:span text:style-name="T11">1) </text:span><text:span text:style-name="T25">із знах.</text:span><text:span text:style-name="T11"> </text:span><text:span text:style-name="T25">і місц. в.</text:span><text:span text:style-name="T11"> Уживається на означення предмета, місця, простору: а) всередину якого, куди спрямована дія (</text:span><text:span text:style-name="T25">знах. в.</text:span><text:span text:style-name="T11">). </text:span><text:span text:style-name="T14">(С, 10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оди́</text:span><text:span text:style-name="T42">н</text:span></text:p>
            <text:p text:style-name="P6"><text:span text:style-name="T30">одного, </text:span><text:span text:style-name="T35">ч.</text:span><text:span text:style-name="T30">; одна, однієї </text:span><text:span text:style-name="T35">і </text:span><text:span text:style-name="T30">одної, </text:span><text:span text:style-name="T35">ж.</text:span><text:span text:style-name="T30">; </text:span><text:span text:style-name="T30">одно </text:span><text:span text:style-name="T35">і </text:span><text:span text:style-name="T30">одне, одного, </text:span><text:span text:style-name="T35">с.</text:span><text:span text:style-name="T30"> (</text:span><text:span text:style-name="T35">мн.</text:span><text:span text:style-name="T30"> одні, одних), </text:span><text:span text:style-name="T35">числ.</text:span><text:span text:style-name="T30"> </text:span><text:span text:style-name="T35">кільк.</text:span></text:p>
            <text:p text:style-name="P6"><text:span text:style-name="T11">4) </text:span><text:span text:style-name="T25">у знач.</text:span><text:span text:style-name="T11"> </text:span><text:span text:style-name="T25">займ.</text:span><text:span text:style-name="T11"> </text:span><text:span text:style-name="T25">вказ.</text:span><text:span text:style-name="T11"> Той самий. || Однаковий, тотожний. || </text:span><text:span text:style-name="T25">у знач.ім.</text:span><text:span text:style-name="T11"> одно́</text:span><text:span text:style-name="T11"> (одне́</text:span><text:span text:style-name="T11">), одного́</text:span><text:span text:style-name="T11">, </text:span><text:span text:style-name="T25">с.</text:span><text:span text:style-name="T11"> Те саме. </text:span><text:span text:style-name="T14">(С, 827)</text:span></text:p>
          </table:table-cell>
        </table:table-row>
        <table:table-row>
          <table:covered-table-cell/>
          <table:table-cell table:style-name="Dictionary.B2" office:value-type="string">
            <text:p text:style-name="P7">ряд</text:p>
            <text:p text:style-name="P6"><text:span text:style-name="T30">-у, </text:span><text:span text:style-name="T35">ч.</text:span></text:p>
            <text:p text:style-name="P6"><text:span text:style-name="T31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36">у знач.</text:span><text:span text:style-name="T31"> </text:span><text:soft-page-break/><text:span text:style-name="T36">присл.</text:span><text:span text:style-name="T31"> рядом, рядами. Один повз одного, один за одним, один біля одного, в одну лінію.</text:span><text:span text:style-name="T32"> </text:span><text:span text:style-name="T33">(С, 1281)</text:span></text:p>
          </table:table-cell>
        </table:table-row>
        <table:table-row>
          <table:table-cell table:style-name="Dictionary.A1" table:number-rows-spanned="2" office:value-type="string">
            <text:p text:style-name="P7">УСЕБЛАГИ́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зрощення, похідне </text:span><text:span text:style-name="T69">від слів:</text:span><text:span text:style-name="T86"> </text:span><text:span text:style-name="T45">усé</text:span><text:span text:style-name="T86"> і </text:span><text:span text:style-name="T45">благи́й</text:span></text:p>
            <text:p text:style-name="P9">І снився Кар — зажурений такий,</text:p>
            <text:p text:style-name="P9">немов отетерілий од докуки,</text:p>
            <text:p text:style-name="P9">допоки мати заламає руки,</text:p>
            <text:p text:style-name="P6"><text:span text:style-name="T57">наш гріх відпустить Бог </text:span><text:span text:style-name="T62">усеблагий</text:span><text:span text:style-name="T57">. </text:span><text:span text:style-name="T67">(П, ІІ, 128)</text:span></text:p>
          </table:table-cell>
          <table:table-cell table:style-name="Dictionary.B1" office:value-type="string">
            <text:p text:style-name="P7">все</text:p>
            <text:p text:style-name="P6"><text:span text:style-name="T29">II </text:span><text:span text:style-name="T30">(усе), </text:span><text:span text:style-name="T35">присл.</text:span><text:span text:style-name="T30">, </text:span><text:span text:style-name="T35">розм.</text:span></text:p>
            <text:p text:style-name="P6">1) Постійно, завжди. || Досить довго.</text:p>
            <text:p text:style-name="P6">2) Скрізь, усюди. <text:span text:style-name="T65">(С, 20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благи́</text:span><text:span text:style-name="T42">й</text:span></text:p>
            <text:p text:style-name="P6">-а, -е.</text:p>
            <text:p text:style-name="P6">2) <text:span text:style-name="T55">заст.</text:span> Добрий, добросердий, лагідний.<text:span text:style-name="T80"> </text:span><text:span text:style-name="T81">(С, 86)</text:span></text:p>
          </table:table-cell>
        </table:table-row>
        <table:table-row>
          <table:table-cell table:style-name="Dictionary.A2" table:number-rows-spanned="2" office:value-type="string">
            <text:p text:style-name="P7">УСЕВИТÓНЧУВА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</text:span><text:span text:style-name="T69">зрощення, похідне </text:span><text:span text:style-name="T69">від слів:</text:span><text:span text:style-name="T86"> </text:span><text:span text:style-name="T45">усé</text:span><text:span text:style-name="T86"> і </text:span><text:span text:style-name="T45">витóнчуваний </text:span><text:span text:style-name="T50">(від </text:span><text:span text:style-name="T45">витóнчувати</text:span><text:span text:style-name="T50">)</text:span></text:p>
            <text:p text:style-name="P9"><text:span text:style-name="T43">Усевитончуваний</text:span> зойк,</text:p>
            <text:p text:style-name="P9">крик крику, крику крик.</text:p>
            <text:p text:style-name="P9">Задосить. Спекайся морок,</text:p>
            <text:p text:style-name="P6"><text:span text:style-name="T57">хоч як до них і звик. </text:span><text:span text:style-name="T67">(П, ІІ, 96)</text:span></text:p>
          </table:table-cell>
          <table:table-cell table:style-name="Dictionary.B2" office:value-type="string">
            <text:p text:style-name="P6"><text:span text:style-name="T45">усé </text:span><text:span text:style-name="T53">(див. </text:span><text:span text:style-name="T45">ВСЕБЕЗО́Д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ито́</text:span><text:span text:style-name="T42">нчувати</text:span></text:p>
            <text:p text:style-name="P6"><text:span text:style-name="T30">-ую, -уєш, </text:span><text:span text:style-name="T35">недок.</text:span><text:span text:style-name="T30">, витончити, -чу, -чиш, </text:span><text:span text:style-name="T35">док.</text:span><text:span text:style-name="T30">, </text:span><text:span text:style-name="T35">перех.</text:span></text:p>
            <text:p text:style-name="P6">1) Робити тоншим.</text:p>
            <text:p text:style-name="P6">2) Робити розвиненішим, гострішим.<text:span text:style-name="T80"> </text:span><text:span text:style-name="T81">(С, 157)</text:span></text:p>
          </table:table-cell>
        </table:table-row>
        <table:table-row>
          <table:table-cell table:style-name="Dictionary.A2" table:number-rows-spanned="2" office:value-type="string">
            <text:p text:style-name="P7">УСЕВЛАДУ́́ЩЕ</text:p>
            <text:p text:style-name="P6">-щого, <text:span text:style-name="T56">ім., с., інд.-авт.,</text:span></text:p>
            <text:p text:style-name="P6"><text:soft-page-break/><text:span text:style-name="T69">утворене способом зрощення, похідне від слів:</text:span><text:span text:style-name="T86"> </text:span><text:span text:style-name="T45">усé</text:span><text:span text:style-name="T86"> і </text:span><text:span text:style-name="T45">владýще</text:span><text:span text:style-name="T86"> (від </text:span><text:span text:style-name="T45">владу́щий</text:span><text:span text:style-name="T86">).</text:span></text:p>
            <text:p text:style-name="P9">Коли прищухло довкруги, поближнє</text:p>
            <text:p text:style-name="P9"><text:span text:style-name="T43">усевладуще</text:span> ревом так реве,</text:p>
            <text:p text:style-name="P9">ану збагни — суворе ачи ніжне</text:p>
            <text:p text:style-name="P6"><text:span text:style-name="T57">те, що тебе всевладно так зове. </text:span><text:span text:style-name="T67">(П, ІІ, 120)</text:span></text:p>
          </table:table-cell>
          <table:table-cell table:style-name="Dictionary.B2" office:value-type="string">
            <text:p text:style-name="P7"><text:span text:style-name="T86">усé </text:span><text:span text:style-name="T53">(див. </text:span><text:span text:style-name="T86">ВСЕБЕЗО́Д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ладу́</text:span><text:span text:style-name="T42">щий</text:span></text:p>
            <text:p text:style-name="P6"><text:soft-page-break/>-а, -е.</text:p>
            <text:p text:style-name="P6"><text:span text:style-name="T11">Який має владу; панівний. </text:span><text:span text:style-name="T25">Владущий клас</text:span><text:span text:style-name="T11">.</text:span><text:span text:style-name="T12"> </text:span><text:span text:style-name="T13">(С, 193)</text:span></text:p>
          </table:table-cell>
        </table:table-row>
        <table:table-row>
          <table:table-cell table:style-name="Dictionary.A2" table:number-rows-spanned="2" office:value-type="string">
            <text:p text:style-name="P7">УСЕНЕСТÉРП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зрощення, похідне від слів:</text:span><text:span text:style-name="T86"> </text:span><text:span text:style-name="T45">усé</text:span><text:span text:style-name="T86"> і </text:span><text:span text:style-name="T45">нестéрпний</text:span></text:p>
            <text:p text:style-name="P9">Народжені мої бажання,</text:p>
            <text:p text:style-name="P9"><text:span text:style-name="T43">усенестерпні</text:span>, всеголодні,</text:p>
            <text:p text:style-name="P9">такі вітри зняли довкола,</text:p>
            <text:p text:style-name="P6"><text:span text:style-name="T57">що все несеться шкереберть. </text:span><text:span text:style-name="T67">(П, ІІ, 195)</text:span></text:p>
          </table:table-cell>
          <table:table-cell table:style-name="Dictionary.B2" office:value-type="string">
            <text:p text:style-name="P6"><text:span text:style-name="T45">усé </text:span><text:span text:style-name="T50">(див. </text:span><text:span text:style-name="T45">УСЕБЛАГИ́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есте́</text:span><text:span text:style-name="T42">рпний</text:span></text:p>
            <text:p text:style-name="P6">-а, -е.</text:p>
            <text:p text:style-name="P6">Якого важко або неможливо витерпіти, знести. || Дії та вчинки якого не терплять, не зносять інші.<text:span text:style-name="T80"> </text:span><text:span text:style-name="T81">(С, 781)</text:span></text:p>
          </table:table-cell>
        </table:table-row>
        <table:table-row>
          <table:table-cell table:style-name="Dictionary.A2" table:number-rows-spanned="2" office:value-type="string">
            <text:p text:style-name="P7">УСЕПОКÓРА (ВСЕПОКÓРА)</text:p>
            <text:p text:style-name="P6">-и, <text:span text:style-name="T56">ім., ж., інд.-авт.,</text:span></text:p>
            <text:p text:style-name="P6"><text:span text:style-name="T69">утворене способом зрощення, похідне від слів:</text:span><text:span text:style-name="T86"> </text:span><text:span text:style-name="T45">усé</text:span><text:span text:style-name="T86"> і </text:span><text:span text:style-name="T45">покóра</text:span></text:p>
            <text:p text:style-name="P9">В квадратах жертв — чистописом журби - </text:p>
            <text:p text:style-name="P9"><text:span text:style-name="T43">усепокора</text:span>, майже невідпорна.</text:p>
            <text:p text:style-name="P9">Свічадо спить. У ньому спить свіча,</text:p>
            <text:p text:style-name="P6"><text:soft-page-break/><text:span text:style-name="T57">розплатана метеликом, акантом. </text:span><text:span text:style-name="T67">(П, І, 59);</text:span></text:p>
            <text:p text:style-name="P9">Як вікна в позапростір, позачас,</text:p>
            <text:p text:style-name="P9">за мури німоти і <text:span text:style-name="T43">всепокори</text:span>,</text:p>
            <text:p text:style-name="P9">так світяться свічада, світлом хорі,</text:p>
            <text:p text:style-name="P9">і пильно задивляються крізь нас</text:p>
            <text:p text:style-name="P6"><text:span text:style-name="T57">у сяйва… </text:span><text:span text:style-name="T67">(П, І, 66)</text:span></text:p>
          </table:table-cell>
          <table:table-cell table:style-name="Dictionary.B2" office:value-type="string">
            <text:p text:style-name="P7"><text:span text:style-name="T86">усé </text:span><text:span text:style-name="T53">(див. </text:span><text:span text:style-name="T86">ВСЕБЕЗО́ДНЯ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око́</text:span><text:span text:style-name="T42">ра</text:span></text:p>
            <text:p text:style-name="P6"><text:span text:style-name="T30">-и, </text:span><text:span text:style-name="T35">ж.</text:span></text:p>
            <text:p text:style-name="P6"><text:span text:style-name="T11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25">Тримати в покорі</text:span><text:span text:style-name="T11">.</text:span><text:span text:style-name="T12"> </text:span><text:span text:style-name="T13">(С, 1027)</text:span></text:p>
          </table:table-cell>
        </table:table-row>
        <table:table-row>
          <table:table-cell table:style-name="Dictionary.A2" table:number-rows-spanned="2" office:value-type="string">
            <text:p text:style-name="P7">УСЕСТРІМКИ́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зрощення, похідне від слів:</text:span><text:span text:style-name="T86"> </text:span><text:span text:style-name="T45">усé</text:span><text:span text:style-name="T86"> і </text:span><text:span text:style-name="T45">стрімки́й.</text:span></text:p>
            <text:p text:style-name="P9">Ескорт і почет, кожен челядин</text:p>
            <text:p text:style-name="P9">не помічає ні ночей ні днин,</text:p>
            <text:p text:style-name="P6"><text:span text:style-name="T57">спинився час — в </text:span><text:span text:style-name="T62">усестрімкому</text:span><text:span text:style-name="T57"> леті. </text:span><text:span text:style-name="T67">(П, ІІ, 295)</text:span></text:p>
          </table:table-cell>
          <table:table-cell table:style-name="Dictionary.B2" office:value-type="string">
            <text:p text:style-name="P7"><text:span text:style-name="T86">усé </text:span><text:span text:style-name="T50">(див. </text:span><text:span text:style-name="T86">УСЕБЛАГИ́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трімки́</text:span><text:span text:style-name="T42">й</text:span></text:p>
            <text:p text:style-name="P6">-а, -е.</text:p>
            <text:p text:style-name="P6"><text:span text:style-name="T11">2) Який відзначається великою швидкістю, динамічністю (про рух, яку-небудь дію, якийсь процес). || Який має велику швидкість руху (про </text:span><text:span text:style-name="T11">транспортні засоби, течію річки і т. ін.). || Швидкий у </text:span><text:span text:style-name="T11">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12"> </text:span><text:span text:style-name="T13">(С, 1403)</text:span></text:p>
          </table:table-cell>
        </table:table-row>
        <table:table-row>
          <table:table-cell table:style-name="Dictionary.A2" table:number-rows-spanned="2" office:value-type="string">
            <text:p text:style-name="P7">ЦІЛОЖИТТЄ́ВИЙ</text:p>
            <text:p text:style-name="P6">-а, -е, <text:span text:style-name="T57">прикм., </text:span><text:span text:style-name="T56">інд.-авт.,</text:span></text:p>
            <text:p text:style-name="P6"><text:span text:style-name="T48">утворене способом основословоскладання, похідне від слів:</text:span> <text:soft-page-break/><text:span text:style-name="T44">цíлий</text:span> і <text:span text:style-name="T44">життє́вий.</text:span></text:p>
            <text:p text:style-name="P9">З <text:span text:style-name="T43">ціложиттєвого</text:span> ждання</text:p>
            <text:p text:style-name="P9">Ти смерть на кілька літ відтрутив,</text:p>
            <text:p text:style-name="P9">аби почути пахощ рути</text:p>
            <text:p text:style-name="P9">і в неї впасти навмання - </text:p>
            <text:p text:style-name="P9">з усіх розлук — на обакрай</text:p>
            <text:p text:style-name="P6"><text:span text:style-name="T57">Вітчизни — і яви, і мрії. </text:span><text:span text:style-name="T67">(П, ІІ, 19)</text:span></text:p>
          </table:table-cell>
          <table:table-cell table:style-name="Dictionary.B2" office:value-type="string">
            <text:p text:style-name="P6"><text:span text:style-name="T42">ці́</text:span><text:span text:style-name="T42">лий</text:span></text:p>
            <text:p text:style-name="P6">-а, -е.</text:p>
            <text:p text:style-name="P7"><text:span text:style-name="T11">1) Такий, від якого нічого не відділено, не відокремлено; не розділений, не </text:span><text:soft-page-break/><text:span text:style-name="T11">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</text:span><text:span text:style-name="T11">простір і т. ін.). || </text:span><text:span text:style-name="T25">діал.</text:span><text:span text:style-name="T11"> Увесь (про людину). || </text:span><text:span text:style-name="T25">у сполуч.</text:span><text:span text:style-name="T11"> </text:span><text:span text:style-name="T25">з ім.</text:span><text:span text:style-name="T11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(С, 158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иттє́</text:span><text:span text:style-name="T42">вий</text:span></text:p>
            <text:p text:style-name="P6">-а, -е, життьовий, -а, -е.</text:p>
            <text:p text:style-name="P6">1) Прикм. до життя 2), 3). || Характерний для щоденного, буденного життя; повсякденний.</text:p>
            <text:p text:style-name="P6">2) <text:span text:style-name="T55">перен.</text:span> Дуже важливий у житті, для життя; основний.<text:span text:style-name="T80"> </text:span><text:span text:style-name="T81">(С, 369)</text:span></text:p>
          </table:table-cell>
        </table:table-row>
        <table:table-row>
          <table:table-cell table:style-name="Dictionary.A2" table:number-rows-spanned="2" office:value-type="string">
            <text:p text:style-name="P7">ЦІЛОСВÍТ</text:p>
            <text:p text:style-name="P6">-у, <text:span text:style-name="T57">ім., ч., інд.-авт.,</text:span></text:p>
            <text:p text:style-name="P6"><text:span text:style-name="T70">утворене способом </text:span><text:soft-page-break/><text:span text:style-name="T70">основословоскладання, похідне від слів:</text:span><text:span text:style-name="T86"> </text:span><text:span text:style-name="T45">цíлий</text:span><text:span text:style-name="T86"> і </text:span><text:span text:style-name="T45">світ.</text:span></text:p>
            <text:p text:style-name="P9">Тепер ти сам, як вулій цей гулкий,</text:p>
            <text:p text:style-name="P9">стаєш уводноряд до цілосвіту,</text:p>
            <text:p text:style-name="P9">коли з грудей твоїх несамовитих</text:p>
            <text:p text:style-name="P6"><text:span text:style-name="T57">усі повийшли зашпори-голки.</text:span> <text:span text:style-name="T67">(П, ІІ, 181)</text:span></text:p>
          </table:table-cell>
          <table:table-cell table:style-name="Dictionary.B2" office:value-type="string">
            <text:p text:style-name="P6"><text:span text:style-name="T45">цíлий </text:span><text:span text:style-name="T50">(див. </text:span><text:span text:style-name="T45">ЦІЛОЖИТТЄ́ВИ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віт </text:span><text:span text:style-name="T53">(див. </text:span><text:span text:style-name="T45">ЗА-СВІТИ́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ЧОРНОВÓДДЯ</text:p>
            <text:p text:style-name="P6">-я, <text:span text:style-name="T56">ім., с., інд.-авт.,</text:span></text:p>
            <text:p text:style-name="P6"><text:span text:style-name="T69">утворене способом основоскладання і нульсуфіксальним, похідне від слів:</text:span><text:span text:style-name="T86"> </text:span><text:span text:style-name="T45">чóрний</text:span><text:span text:style-name="T86"> і </text:span><text:span text:style-name="T45">вóддя</text:span><text:span text:style-name="T86"> (від </text:span><text:span text:style-name="T45">водá</text:span><text:span text:style-name="T86">).</text:span></text:p>
            <text:p text:style-name="P9">Червона барка в <text:span text:style-name="T43">чорноводді </text:span>доль</text:p>
            <text:p text:style-name="P9">загубиться. І фенікс довгоногий</text:p>
            <text:p text:style-name="P9">перенесе тебе в ясні чертоги</text:p>
            <text:p text:style-name="P9">від самоволь, покори і сваволь. <text:span text:style-name="T73">(П, І, 56);</text:span></text:p>
            <text:p text:style-name="P9">…Підтале <text:span text:style-name="T43">чорноводдя</text:span> зелен-криги</text:p>
            <text:p text:style-name="P6"><text:span text:style-name="T57">займається світанням на щоці. </text:span><text:span text:style-name="T67">(П, І, 77)</text:span></text:p>
          </table:table-cell>
          <table:table-cell table:style-name="Dictionary.B2" office:value-type="string">
            <text:p text:style-name="P6"><text:span text:style-name="T42">чо́</text:span><text:span text:style-name="T42">рний</text:span></text:p>
            <text:p text:style-name="P6">-а, -е.</text:p>
            <text:p text:style-name="P6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6">7) Брудний, покритий брудом, сажею, кіптявою і т. ін. || Не випраний; нечистий. <text:span text:style-name="T65">(С, 1605)</text:span></text:p>
          </table:table-cell>
        </table:table-row>
        <table:table-row>
          <table:covered-table-cell/>
          <table:table-cell table:style-name="Dictionary.B2" office:value-type="string">
            <text:p text:style-name="P8">вода́</text:p>
            <text:p text:style-name="P6"><text:span text:style-name="T30">-и, </text:span><text:span text:style-name="T35">ж.</text:span></text:p>
            <text:p text:style-name="P6">2) <text:span text:style-name="T55">перев.</text:span> <text:span text:style-name="T55">мн.</text:span> Водна маса джерел, озер, річок, морів, океанів. || Водна поверхня морів, озер, річок. || Водні простори, ділянки морів, озер, річок.<text:span text:style-name="T80"> </text:span><text:span text:style-name="T81">(С, 197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ЯСНОДЖЕРÉЛЬНИЙ</text:p>
            <text:p text:style-name="P6">-а, -е, <text:span text:style-name="T57">прикм., </text:span><text:span text:style-name="T56">інд.-авт.,</text:span></text:p>
            <text:p text:style-name="P6"><text:span text:style-name="T69">утворене способом основословоскладання, похідне від слів:</text:span><text:span text:style-name="T86"> </text:span><text:span text:style-name="T45">я́сний</text:span><text:span text:style-name="T86"> і </text:span><text:span text:style-name="T45">джерéльний.</text:span></text:p>
            <text:p text:style-name="P9">Там буриться похмурий амарант</text:p>
            <text:p text:style-name="P9">і айстри у покірній непокорі</text:p>
            <text:p text:style-name="P9">останні долітовують прозорі</text:p>
            <text:p text:style-name="P6"><text:span text:style-name="T57">дні вересня — </text:span><text:span text:style-name="T62">ясноджерельний</text:span><text:span text:style-name="T57"> кант. </text:span><text:span text:style-name="T67">(П, І, 61)</text:span></text:p>
          </table:table-cell>
          <table:table-cell table:style-name="Dictionary.B2" office:value-type="string">
            <text:p text:style-name="P6"><text:span text:style-name="T42">я́</text:span><text:span text:style-name="T42">сни́</text:span><text:span text:style-name="T42">й</text:span></text:p>
            <text:p text:style-name="P6">ясна, ясне.</text:p>
            <text:p text:style-name="P6">2) Нічим не затьмарений; світлий, чистий. || Чітко видний завдяки світлу, прозорості повітря. || Те саме, що погожий 1). || Безхмарний (про небо). || Чистий, прозорий, не каламутний (про рідину).</text:p>
            <text:p text:style-name="P6"><text:span text:style-name="T11">3) </text:span><text:span text:style-name="T25">перен.</text:span><text:span text:style-name="T11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14">(С, 164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жере́</text:span><text:span text:style-name="T42">льний</text:span></text:p>
            <text:p text:style-name="P6">-а, -е.</text:p>
            <text:p text:style-name="P6">Прикм. до джерело 1). || Який виходить із джерела. || Власт. джерелу; прохолодний, освіжний. <text:span text:style-name="T65">(С, 291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Tahom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4T14:39:58</dc:date>
    <meta:editing-duration>P1DT8H31M12S</meta:editing-duration>
    <meta:editing-cycles>254</meta:editing-cycles>
    <meta:generator>LibreOffice/3.4$Linux LibreOffice_project/340m1$Build-402</meta:generator>
    <meta:document-statistic meta:table-count="1" meta:image-count="0" meta:object-count="0" meta:page-count="101" meta:paragraph-count="2365" meta:word-count="15015" meta:character-count="97340" meta:non-whitespace-character-count="84663"/>
  </office:meta>
</office:document-meta>
</file>